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greya" svg:font-family="Alegreya"/>
    <style:font-face style:name="Arial" svg:font-family="Arial"/>
    <style:font-face style:name="Bree Serif" svg:font-family="'Bree Serif'"/>
    <style:font-face style:name="Calibri" svg:font-family="Calibri"/>
    <style:font-face style:name="Cambria" svg:font-family="Cambria"/>
    <style:font-face style:name="Monospace" svg:font-family="Monospace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36mm"/>
    </style:style>
    <style:style style:name="co2" style:family="table-column">
      <style:table-column-properties fo:break-before="auto" style:column-width="26.32mm"/>
    </style:style>
    <style:style style:name="co3" style:family="table-column">
      <style:table-column-properties fo:break-before="auto" style:column-width="25.49mm"/>
    </style:style>
    <style:style style:name="co4" style:family="table-column">
      <style:table-column-properties fo:break-before="auto" style:column-width="28.56mm"/>
    </style:style>
    <style:style style:name="co5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18.2mm"/>
    </style:style>
    <style:style style:name="co7" style:family="table-column">
      <style:table-column-properties fo:break-before="auto" style:column-width="119.84mm"/>
    </style:style>
    <style:style style:name="co8" style:family="table-column">
      <style:table-column-properties fo:break-before="auto" style:column-width="37.82mm"/>
    </style:style>
    <style:style style:name="co9" style:family="table-column">
      <style:table-column-properties fo:break-before="auto" style:column-width="112.55mm"/>
    </style:style>
    <style:style style:name="co10" style:family="table-column">
      <style:table-column-properties fo:break-before="auto" style:column-width="67.2mm"/>
    </style:style>
    <style:style style:name="co11" style:family="table-column">
      <style:table-column-properties fo:break-before="auto" style:column-width="34.45mm"/>
    </style:style>
    <style:style style:name="co12" style:family="table-column">
      <style:table-column-properties fo:break-before="auto" style:column-width="33.32mm"/>
    </style:style>
    <style:style style:name="co13" style:family="table-column">
      <style:table-column-properties fo:break-before="auto" style:column-width="42.84mm"/>
    </style:style>
    <style:style style:name="co14" style:family="table-column">
      <style:table-column-properties fo:break-before="auto" style:column-width="32.47mm"/>
    </style:style>
    <style:style style:name="co15" style:family="table-column">
      <style:table-column-properties fo:break-before="auto" style:column-width="36.12mm"/>
    </style:style>
    <style:style style:name="co16" style:family="table-column">
      <style:table-column-properties fo:break-before="auto" style:column-width="22.14mm"/>
    </style:style>
    <style:style style:name="co17" style:family="table-column">
      <style:table-column-properties fo:break-before="auto" style:column-width="17.64mm"/>
    </style:style>
    <style:style style:name="co18" style:family="table-column">
      <style:table-column-properties fo:break-before="auto" style:column-width="90.15mm"/>
    </style:style>
    <style:style style:name="co19" style:family="table-column">
      <style:table-column-properties fo:break-before="auto" style:column-width="35.01mm"/>
    </style:style>
    <style:style style:name="co20" style:family="table-column">
      <style:table-column-properties fo:break-before="auto" style:column-width="81.47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Homero">
      <style:table-properties table:display="true" style:writing-mode="lr-tb"/>
    </style:style>
    <style:style style:name="ta2" style:family="table" style:master-page-name="PageStyle_5f_Cópia_20_de_20_Homero">
      <style:table-properties table:display="true" style:writing-mode="lr-tb"/>
    </style:style>
    <style:style style:name="ce34" style:family="table-cell" style:parent-style-name="Default">
      <style:table-cell-properties fo:background-color="#5f009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legreya" fo:font-size="12pt" fo:font-style="normal" fo:text-shadow="none" style:text-underline-style="none" fo:font-weight="bold" style:font-size-asian="12pt" style:font-style-asian="normal" style:font-weight-asian="bold" style:font-name-complex="Alegreya" style:font-size-complex="12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legreya" fo:font-size="12pt" fo:font-style="normal" fo:text-shadow="none" style:text-underline-style="none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legreya" fo:font-size="12pt" fo:font-style="normal" fo:text-shadow="none" style:text-underline-style="none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legreya" fo:font-size="12pt" fo:font-style="normal" fo:text-shadow="none" style:text-underline-style="none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legreya" fo:font-size="12pt" fo:font-style="normal" fo:text-shadow="none" style:text-underline-style="none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egreya" fo:font-size="12pt" fo:font-style="normal" fo:text-shadow="none" style:text-underline-style="none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40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legreya" fo:font-size="12pt" fo:font-style="normal" fo:text-shadow="none" style:text-underline-style="none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4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legreya" fo:font-size="12pt" fo:font-style="normal" fo:text-shadow="none" style:text-underline-style="none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5f009f" style:text-outline="false" style:text-line-through-style="none" style:text-line-through-type="none" style:font-name="Alegreya" fo:font-size="12pt" fo:font-style="normal" fo:text-shadow="none" style:text-underline-style="none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legreya" fo:font-size="12pt" fo:font-style="normal" fo:text-shadow="none" style:text-underline-style="none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44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legreya" fo:font-size="12pt" fo:font-style="normal" fo:text-shadow="none" style:text-underline-style="none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legreya" fo:font-size="12pt" fo:font-style="normal" fo:text-shadow="none" style:text-underline-style="none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legreya" fo:font-size="12pt" fo:font-style="normal" fo:text-shadow="none" style:text-underline-style="none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4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38761d" style:text-outline="false" style:text-line-through-style="none" style:text-line-through-type="none" style:font-name="Alegreya" fo:font-size="12pt" fo:font-style="normal" fo:text-shadow="none" style:text-underline-style="none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50" style:family="table-cell" style:parent-style-name="Default">
      <style:table-cell-properties fo:background-color="#b7b7b7" style:rotation-align="none"/>
      <style:text-properties fo:color="#0000ff" style:text-outline="false" style:text-line-through-style="none" style:text-line-through-type="none" style:font-name="Alegreya" fo:font-size="12pt" fo:font-style="normal" fo:text-shadow="none" style:text-underline-style="none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51" style:family="table-cell" style:parent-style-name="Default">
      <style:table-cell-properties fo:background-color="#ffffff" style:rotation-align="none"/>
      <style:text-properties fo:color="#0000ff" style:text-outline="false" style:text-line-through-style="none" style:text-line-through-type="none" style:font-name="Alegreya" fo:font-size="12pt" fo:font-style="normal" fo:text-shadow="none" style:text-underline-style="none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52" style:family="table-cell" style:parent-style-name="Default">
      <style:table-cell-properties fo:background-color="#d9d9d9" style:rotation-align="none"/>
      <style:text-properties fo:color="#0000ff" style:text-outline="false" style:text-line-through-style="none" style:text-line-through-type="none" style:font-name="Alegreya" fo:font-size="12pt" fo:font-style="normal" fo:text-shadow="none" style:text-underline-style="none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53" style:family="table-cell" style:parent-style-name="Default">
      <style:table-cell-properties fo:background-color="#d9d9d9" style:rotation-align="none"/>
      <style:text-properties fo:color="#ff0000" style:text-outline="false" style:text-line-through-style="none" style:text-line-through-type="none" style:font-name="Alegreya" fo:font-size="12pt" fo:font-style="normal" fo:text-shadow="none" style:text-underline-style="none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legreya" fo:font-size="12pt" fo:font-style="normal" fo:text-shadow="none" style:text-underline-style="none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legreya" fo:font-size="12pt" fo:font-style="normal" fo:text-shadow="none" style:text-underline-style="none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5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legreya" fo:font-size="12pt" fo:font-style="normal" fo:text-shadow="none" style:text-underline-style="none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57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legreya" fo:font-size="12pt" fo:font-style="normal" fo:text-shadow="none" style:text-underline-style="none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6aa84f" style:text-outline="false" style:text-line-through-style="none" style:text-line-through-type="none" style:font-name="Alegreya" fo:font-size="12pt" fo:font-style="normal" fo:text-shadow="none" style:text-underline-style="none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8761d" style:text-outline="false" style:text-line-through-style="none" style:text-line-through-type="none" style:font-name="Alegreya" fo:font-size="12pt" fo:font-style="normal" fo:text-shadow="none" style:text-underline-style="none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60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legreya" fo:font-size="12pt" fo:font-style="normal" fo:text-shadow="none" style:text-underline-style="none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6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legreya" fo:font-size="12pt" fo:font-style="normal" fo:text-shadow="none" style:text-underline-style="none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63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legreya" fo:font-size="12pt" fo:font-style="normal" fo:text-shadow="none" style:text-underline-style="none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64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legreya" fo:font-size="12pt" fo:font-style="normal" fo:text-shadow="none" style:text-underline-style="none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legreya" fo:font-size="12pt" fo:font-style="normal" fo:text-shadow="none" style:text-underline-style="none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6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5f009f" style:text-outline="false" style:text-line-through-style="none" style:text-line-through-type="none" style:font-name="Alegreya" fo:font-size="12pt" fo:font-style="normal" fo:text-shadow="none" style:text-underline-style="none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67" style:family="table-cell" style:parent-style-name="Default">
      <style:table-cell-properties style:rotation-align="none"/>
      <style:text-properties fo:color="#6aa84f" style:text-outline="false" style:text-line-through-style="none" style:text-line-through-type="none" style:font-name="Alegreya" fo:font-size="12pt" fo:font-style="normal" fo:text-shadow="none" style:text-underline-style="none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b4514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7c382d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7c382d" style:text-outline="false" style:text-line-through-style="none" style:text-line-through-type="none" style:font-name="Monospac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70" style:family="table-cell" style:parent-style-name="Default">
      <style:table-cell-properties fo:background-color="#d9d9d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d9d9d9" style:rotation-align="non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legreya" fo:font-size="12pt" fo:font-style="normal" fo:text-shadow="none" style:text-underline-style="none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legrey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legrey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legrey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legreya" fo:font-size="12pt" fo:font-style="normal" fo:text-shadow="none" style:text-underline-style="none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legrey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78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legrey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legreya" fo:font-size="12pt" fo:font-style="normal" fo:text-shadow="none" style:text-underline-style="none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8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legrey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82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legreya" fo:font-size="12pt" fo:font-style="normal" fo:text-shadow="none" style:text-underline-style="none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8761d" style:text-outline="false" style:text-line-through-style="none" style:text-line-through-type="none" style:font-name="Alegrey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84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legrey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337a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legrey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87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legreya" fo:font-size="12pt" fo:font-style="normal" fo:text-shadow="none" style:text-underline-style="none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88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ackground-color="#ffffff"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style:rotation-align="none"/>
      <style:text-properties fo:color="#5f009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rotation-align="non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ackground-color="#b6d7a8"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rotation-align="none"/>
      <style:text-properties fo:color="#38761d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ackground-color="#b7b7b7"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ackground-color="#d9d9d9"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#00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38761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legreya" fo:font-size="12pt" fo:font-style="normal" fo:text-shadow="none" style:text-underline-style="none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105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legreya" fo:font-size="12pt" fo:font-style="normal" fo:text-shadow="none" style:text-underline-style="none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106" style:family="table-cell" style:parent-style-name="Default">
      <style:table-cell-properties fo:background-color="#b7b7b7" style:rotation-align="none"/>
      <style:text-properties fo:color="#000000" style:text-outline="false" style:text-line-through-style="none" style:text-line-through-type="none" style:font-name="Alegreya" fo:font-size="12pt" fo:font-style="normal" fo:text-shadow="none" style:text-underline-style="none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107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legreya" fo:font-size="12pt" fo:font-style="normal" fo:text-shadow="none" style:text-underline-style="none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108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legreya" fo:font-size="12pt" fo:font-style="normal" fo:text-shadow="none" style:text-underline-style="none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109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legreya" fo:font-size="12pt" fo:font-style="normal" fo:text-shadow="none" style:text-underline-style="none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110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legreya" fo:font-size="12pt" fo:font-style="normal" fo:text-shadow="none" style:text-underline-style="none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1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114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legrey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1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egrey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legreya" fo:font-size="12pt" fo:font-style="normal" fo:text-shadow="none" style:text-underline-style="none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11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legrey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119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legrey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legreya" style:font-size-complex="12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3.08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5.81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31.61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4.19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3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68.65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4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81.71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mer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number-columns-repeated="1009" table:default-cell-style-name="Default"/>
        <table:table-row table:style-name="ro1">
          <table:table-cell table:style-name="ce34" office:value-type="string" calcext:value-type="string">
            <text:p>Lema em GRC</text:p>
          </table:table-cell>
          <table:table-cell table:style-name="ce34" office:value-type="string" calcext:value-type="string">
            <text:p>Por</text:p>
          </table:table-cell>
          <table:table-cell table:style-name="ce34" office:value-type="string" calcext:value-type="string">
            <text:p>Fra</text:p>
          </table:table-cell>
          <table:table-cell table:style-name="ce34" office:value-type="string" calcext:value-type="string">
            <text:p>Eng</text:p>
          </table:table-cell>
          <table:table-cell table:style-name="ce34" office:value-type="string" calcext:value-type="string">
            <text:p>Categoria </text:p>
          </table:table-cell>
          <table:table-cell table:style-name="ce34" office:value-type="string" calcext:value-type="string">
            <text:p>Gênero</text:p>
          </table:table-cell>
          <table:table-cell table:style-name="ce34" office:value-type="string" calcext:value-type="string">
            <text:p>Fonte-Txt</text:p>
          </table:table-cell>
          <table:table-cell table:style-name="ce34" office:value-type="string" calcext:value-type="string">
            <text:p>BaseDadosRef</text:p>
          </table:table-cell>
          <table:table-cell table:style-name="ce34" office:value-type="string" calcext:value-type="string">
            <text:p>URI/URN</text:p>
          </table:table-cell>
          <table:table-cell table:style-name="ce34" office:value-type="string" calcext:value-type="string">
            <text:p>Definição</text:p>
          </table:table-cell>
          <table:table-cell table:style-name="ce34" office:value-type="string" calcext:value-type="string">
            <text:p>DDGP</text:p>
          </table:table-cell>
          <table:table-cell table:style-name="ce88" office:value-type="string" calcext:value-type="string">
            <office:annotation draw:style-name="gr1" draw:text-style-name="P2" svg:width="136.91mm" svg:height="15.08mm" svg:x="569.31mm" svg:y="8.2mm" draw:caption-point-x="-4.07mm" draw:caption-point-y="-8.1mm">
              <dc:date>2019-04-29T00:00:00</dc:date>
              <text:p text:style-name="P1"><text:span text:style-name="T1">Boa ideia acrescentar as colunas</text:span></text:p>
              <text:p text:style-name="P1"><text:span text:style-name="T1"><text:tab/></text:span><text:span text:style-name="T1">-Anise Ferreira</text:span></text:p>
            </office:annotation>
            <text:p>Tem nas outras planilhas</text:p>
          </table:table-cell>
          <table:table-cell table:style-name="ce101" office:value-type="string" calcext:value-type="string">
            <text:p>Não estava na lista do Perseus</text:p>
          </table:table-cell>
          <table:table-cell table:style-name="ce102" office:value-type="string" calcext:value-type="string">
            <text:p>Não há menção na Ilíada</text:p>
          </table:table-cell>
          <table:table-cell table:style-name="ce103" office:value-type="string" calcext:value-type="string">
            <text:p>Não está no índice</text:p>
          </table:table-cell>
          <table:table-cell table:number-columns-repeated="1009"/>
        </table:table-row>
        <table:table-row table:style-name="ro1">
          <table:table-cell table:style-name="ce35" office:value-type="string" calcext:value-type="string">
            <text:p>Ἀβαρβαρέη</text:p>
          </table:table-cell>
          <table:table-cell table:style-name="ce54" office:value-type="string" calcext:value-type="string">
            <text:p>Abarbareia</text:p>
          </table:table-cell>
          <table:table-cell table:style-name="ce35" office:value-type="string" calcext:value-type="string">
            <text:p>Abarbaréè</text:p>
          </table:table-cell>
          <table:table-cell table:style-name="ce35" office:value-type="string" calcext:value-type="string">
            <text:p>Abarbarea</text:p>
          </table:table-cell>
          <table:table-cell table:style-name="ce35" office:value-type="string" calcext:value-type="string">
            <text:p>mit.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urn:cts:greekLit:tlg0012.tlg001.perseus-grc2:6.22@Ἀβαρβαρέη[1]</text:p>
          </table:table-cell>
          <table:table-cell table:style-name="ce35" office:value-type="string" calcext:value-type="string">
            <text:p>bio-myth-Smith</text:p>
          </table:table-cell>
          <table:table-cell table:style-name="ce35" office:value-type="string" calcext:value-type="string">
            <text:p><text:a xlink:href="http://cts.perseids.org/api/cts?request=GetPassage&amp;urn=urn:cts:pdlrefwk:viaf88890045.003.perseus-eng1:A.abarbarea_1" xlink:type="simple">urn:cts:pdlrefwk:viaf88890045.003.perseus-eng1:A.abarbarea_1</text:a></text:p>
          </table:table-cell>
          <table:table-cell table:style-name="ce35" office:value-type="string" calcext:value-type="string">
            <text:p>1-Ninfa Náiade, gerou para o troiano Bucolião os gêmeos Esepo e Pédaso, que foram mortos em batalha por Euríalo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Ἄβας</text:p>
          </table:table-cell>
          <table:table-cell table:style-name="ce35" office:value-type="string" calcext:value-type="string">
            <text:p>Abante; Abas</text:p>
          </table:table-cell>
          <table:table-cell table:style-name="ce35" office:value-type="string" calcext:value-type="string">
            <text:p>Abas; Abante</text:p>
          </table:table-cell>
          <table:table-cell table:style-name="ce35" office:value-type="string" calcext:value-type="string">
            <text:p>Abas</text:p>
          </table:table-cell>
          <table:table-cell table:style-name="ce35" office:value-type="string" calcext:value-type="string">
            <text:p>antr.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urn:cts:greekLit:tlg0012.tlg001.perseus-grc2:5.148@Ἄβαντα[1] </text:p>
          </table:table-cell>
          <table:table-cell table:style-name="ce35" office:value-type="string" calcext:value-type="string">
            <text:p>GRIMM</text:p>
          </table:table-cell>
          <table:table-cell table:style-name="ce35" office:value-type="string" calcext:value-type="string">
            <text:p><text:a xlink:href="https://demgol.units.it/lemma.do?id=131" xlink:type="simple">https://demgol.units.it/lemma.do?id=131</text:a></text:p>
          </table:table-cell>
          <table:table-cell table:style-name="ce35" office:value-type="string" calcext:value-type="string">
            <text:p>1-Guerreiro troiano, filho de Euridamante, morto em batalha por Diomedes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Ἄβληρος</text:p>
          </table:table-cell>
          <table:table-cell table:style-name="ce54" office:value-type="string" calcext:value-type="string">
            <text:p>Áblero</text:p>
          </table:table-cell>
          <table:table-cell table:style-name="ce35" office:value-type="string" calcext:value-type="string">
            <text:p>Ablèros</text:p>
          </table:table-cell>
          <table:table-cell table:style-name="ce35" office:value-type="string" calcext:value-type="string">
            <text:p>Ablerus</text:p>
          </table:table-cell>
          <table:table-cell table:style-name="ce35" office:value-type="string" calcext:value-type="string">
            <text:p>antr.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urn:cts:greekLit:tlg0012.tlg001.perseus-grc2:6.32@Ἄβληρον[1]</text:p>
          </table:table-cell>
          <table:table-cell table:style-name="ce35" office:value-type="string" calcext:value-type="string">
            <text:p>GRIMM</text:p>
          </table:table-cell>
          <table:table-cell table:style-name="ce35" office:value-type="string" calcext:value-type="string">
            <text:p><text:a xlink:href="https://demgol.units.it/lemma.do?id=992" xlink:type="simple">https://demgol.units.it/lemma.do?id=992</text:a></text:p>
          </table:table-cell>
          <table:table-cell table:style-name="ce35" office:value-type="string" calcext:value-type="string">
            <text:p>1-Guerreiro troiano, morto por Antíloco, filho de Nestor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Ἄβυδος</text:p>
          </table:table-cell>
          <table:table-cell table:style-name="ce35" office:value-type="string" calcext:value-type="string">
            <text:p>Abido</text:p>
          </table:table-cell>
          <table:table-cell table:number-columns-repeated="2" table:style-name="ce35" office:value-type="string" calcext:value-type="string">
            <text:p>Abydos</text:p>
          </table:table-cell>
          <table:table-cell table:style-name="ce35" office:value-type="string" calcext:value-type="string">
            <text:p>top.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urn:cts:greekLit:tlg0012.tlg001.perseus-grc2:2.836@Ἄβυδον[1]</text:p>
          </table:table-cell>
          <table:table-cell table:style-name="ce35" office:value-type="string" calcext:value-type="string">
            <text:p>Pleiades</text:p>
          </table:table-cell>
          <table:table-cell table:style-name="ce73" office:value-type="string" calcext:value-type="string">
            <text:p><text:a xlink:href="https://pleiades.stoa.org/places/501325" xlink:type="simple">https://pleiades.stoa.org/places/501325</text:a></text:p>
          </table:table-cell>
          <table:table-cell table:style-name="ce35" office:value-type="string" calcext:value-type="string">
            <text:p>1-Cidade da Mísia no Helesponto. Na Ilíada é mencionada como uma das cidades em aliança com os troianos.</text:p>
          </table:table-cell>
          <table:table-cell table:style-name="ce35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γάθων</text:p>
          </table:table-cell>
          <table:table-cell table:style-name="ce35" office:value-type="string" calcext:value-type="string">
            <text:p>Agatão</text:p>
          </table:table-cell>
          <table:table-cell table:style-name="ce35" office:value-type="string" calcext:value-type="string">
            <text:p>Agathôn</text:p>
          </table:table-cell>
          <table:table-cell table:style-name="ce35" office:value-type="string" calcext:value-type="string">
            <text:p>Agathon</text:p>
          </table:table-cell>
          <table:table-cell table:style-name="ce35" office:value-type="string" calcext:value-type="string">
            <text:p>mit./antr.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urn:cts:greekLit:tlg0012.tlg001.perseus-grc2:24.249@Ἀγάθωνά [1]</text:p>
          </table:table-cell>
          <table:table-cell table:style-name="ce35" office:value-type="string" calcext:value-type="string">
            <text:p>GRIMM</text:p>
          </table:table-cell>
          <table:table-cell table:style-name="ce74" office:value-type="string" calcext:value-type="string">
            <text:p><text:a xlink:href="https://demgol.units.it/lemma.do?id=1002" xlink:type="simple">https://demgol.units.it/lemma.do?id=1002</text:a></text:p>
          </table:table-cell>
          <table:table-cell table:style-name="ce35" office:value-type="string" calcext:value-type="string">
            <text:p>1-Filho de Príamo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γακλέης</text:p>
          </table:table-cell>
          <table:table-cell table:style-name="ce54" office:value-type="string" calcext:value-type="string">
            <text:p>Agacles</text:p>
          </table:table-cell>
          <table:table-cell table:style-name="ce35" office:value-type="string" calcext:value-type="string">
            <text:p>Agakléès</text:p>
          </table:table-cell>
          <table:table-cell table:style-name="ce35" office:value-type="string" calcext:value-type="string">
            <text:p>Agakles</text:p>
          </table:table-cell>
          <table:table-cell table:style-name="ce35" office:value-type="string" calcext:value-type="string">
            <text:p>mit./antr.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urn:cts:greekLit:tlg0012.tlg001.perseus-grc2:16.571@Ἀγακλῆος[1]</text:p>
          </table:table-cell>
          <table:table-cell table:style-name="ce35" office:value-type="string" calcext:value-type="string">
            <text:p>GRIMM</text:p>
          </table:table-cell>
          <table:table-cell table:style-name="ce74" office:value-type="string" calcext:value-type="string">
            <text:p><text:a xlink:href="https://demgol.units.it/lemma.do?id=1006" xlink:type="simple">https://demgol.units.it/lemma.do?id=1006</text:a></text:p>
          </table:table-cell>
          <table:table-cell table:style-name="ce35" office:value-type="string" calcext:value-type="string">
            <text:p>1-Rei mirmidão, pai de Epigeu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γαμέμνων</text:p>
          </table:table-cell>
          <table:table-cell table:style-name="ce35" office:value-type="string" calcext:value-type="string">
            <text:p>Agamémnon; Agamenão (forma antiga)</text:p>
          </table:table-cell>
          <table:table-cell table:number-columns-repeated="2" table:style-name="ce35" office:value-type="string" calcext:value-type="string">
            <text:p>Agamemnon</text:p>
          </table:table-cell>
          <table:table-cell table:style-name="ce35" office:value-type="string" calcext:value-type="string">
            <text:p>mit./antr.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urn:cts:greekLit:tlg0012.tlg001.perseus-grc2:11.126@Ἀγαμέμνων[1]</text:p>
          </table:table-cell>
          <table:table-cell table:style-name="ce35" office:value-type="string" calcext:value-type="string">
            <text:p>bio-myth-Smith</text:p>
          </table:table-cell>
          <table:table-cell table:style-name="ce35" office:value-type="string" calcext:value-type="string">
            <text:p><text:a xlink:href="http://cts.perseids.org/api/cts?request=GetPassage&amp;urn=urn:cts:pdlrefwk:viaf88890045.003.perseus-eng1:A.agamemnon_1" xlink:type="simple">urn:cts:pdlrefwk:viaf88890045.003.perseus-eng1:A.agamemnon_1</text:a></text:p>
          </table:table-cell>
          <table:table-cell table:style-name="ce35" office:value-type="string" calcext:value-type="string">
            <text:p>1-Na Ilíada, é chamado filho de Atreu e irmão de Menelau, casado com Clitemnestra; comandante supremo do exército aqueu na guerra de Tróia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γαμήδη</text:p>
          </table:table-cell>
          <table:table-cell table:style-name="ce54" office:value-type="string" calcext:value-type="string">
            <text:p>Agameda</text:p>
          </table:table-cell>
          <table:table-cell table:style-name="ce35" office:value-type="string" calcext:value-type="string">
            <text:p>Agamèdè</text:p>
          </table:table-cell>
          <table:table-cell table:style-name="ce35" office:value-type="string" calcext:value-type="string">
            <text:p>Agamede</text:p>
          </table:table-cell>
          <table:table-cell table:style-name="ce35" office:value-type="string" calcext:value-type="string">
            <text:p>mit./antr.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urn:cts:greekLit:tlg0012.tlg001.perseus-grc2:11.740@Ἀγαμήδην[1]</text:p>
          </table:table-cell>
          <table:table-cell table:style-name="ce35" office:value-type="string" calcext:value-type="string">
            <text:p>bio-myth-Smith</text:p>
          </table:table-cell>
          <table:table-cell table:style-name="ce35" office:value-type="string" calcext:value-type="string">
            <text:p><text:a xlink:href="http://cts.perseids.org/api/cts?request=GetPassage&amp;urn=urn:cts:pdlrefwk:viaf88890045.003.perseus-eng1:A.agamede_1" xlink:type="simple">urn:cts:pdlrefwk:viaf88890045.003.perseus-eng1:A.agamede_1</text:a></text:p>
          </table:table-cell>
          <table:table-cell table:style-name="ce35" office:value-type="string" calcext:value-type="string">
            <text:p>1-Filha de Augeu e esposa de Múlion, estava familirizada com o poder de cura de todas as plantas que crescem sobre a terra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6" office:value-type="string" calcext:value-type="string">
            <text:p>Ἀγαπήνωρ</text:p>
          </table:table-cell>
          <table:table-cell table:style-name="ce46" office:value-type="string" calcext:value-type="string">
            <text:p>Agapenor</text:p>
          </table:table-cell>
          <table:table-cell table:style-name="ce46" office:value-type="string" calcext:value-type="string">
            <text:p>Agapènor</text:p>
          </table:table-cell>
          <table:table-cell table:style-name="ce46" office:value-type="string" calcext:value-type="string">
            <text:p>Agapenor</text:p>
          </table:table-cell>
          <table:table-cell table:style-name="ce46" office:value-type="string" calcext:value-type="string">
            <text:p>antr.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urn:cts:greekLit:tlg0012.tlg001.perseus-grc2:2.609@Ἀγαπήνωρ[1]</text:p>
          </table:table-cell>
          <table:table-cell table:style-name="ce46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://cts.perseids.org/api/cts?request=GetPassage&amp;urn=urn:cts:pdlrefwk:viaf88890045.003.perseus-eng1:A.agapenor_1" xlink:type="simple">urn:cts:pdlrefwk:viaf88890045.003.perseus-eng1:A.agapenor_1</text:a></text:p>
          </table:table-cell>
          <table:table-cell table:style-name="ce46" office:value-type="string" calcext:value-type="string">
            <text:p>1-Filho de Anceu, rei da Arcádia, recebeu de Agamémnon sessenta naus para que levasse seus homens da Arcádia à Tróia.</text:p>
          </table:table-cell>
          <table:table-cell table:style-name="ce46" office:value-type="string" calcext:value-type="string">
            <text:p>o termo existe no DDGP como nome comum, mas a definição como nome próprio não está contemplada</text:p>
          </table:table-cell>
          <table:table-cell table:number-columns-repeated="1013"/>
        </table:table-row>
        <table:table-row table:style-name="ro1">
          <table:table-cell table:style-name="ce35" office:value-type="string" calcext:value-type="string">
            <text:p>Ἀγασθένης</text:p>
          </table:table-cell>
          <table:table-cell table:style-name="ce35" office:value-type="string" calcext:value-type="string">
            <text:p>Agástenes</text:p>
          </table:table-cell>
          <table:table-cell table:style-name="ce35" office:value-type="string" calcext:value-type="string">
            <text:p>Agasthénè</text:p>
          </table:table-cell>
          <table:table-cell table:style-name="ce35" office:value-type="string" calcext:value-type="string">
            <text:p>Agasthene</text:p>
          </table:table-cell>
          <table:table-cell table:style-name="ce35" office:value-type="string" calcext:value-type="string">
            <text:p>mit./antr.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urn:cts:greekLit:tlg0012.tlg001.perseus-grc2:2.624@Ἀγασθένεος[1]</text:p>
          </table:table-cell>
          <table:table-cell table:style-name="ce35" office:value-type="string" calcext:value-type="string">
            <text:p>bio-myth-Smith</text:p>
          </table:table-cell>
          <table:table-cell table:style-name="ce35" office:value-type="string" calcext:value-type="string">
            <text:p><text:a xlink:href="http://cts.perseids.org/api/cts?request=GetPassage&amp;urn=urn:cts:pdlrefwk:viaf88890045.003.perseus-eng1:A.agasthenes_1" xlink:type="simple">urn:cts:pdlrefwk:viaf88890045.003.perseus-eng1:A.agasthenes_1</text:a></text:p>
          </table:table-cell>
          <table:table-cell table:style-name="ce35" office:value-type="string" calcext:value-type="string">
            <text:p>1-Filho de Augeu, a quem sucedeu no trono da Élida, e pai de Polixeno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γάστροφος</text:p>
          </table:table-cell>
          <table:table-cell table:style-name="ce35" office:value-type="string" calcext:value-type="string">
            <text:p>Agástrofo</text:p>
          </table:table-cell>
          <table:table-cell table:number-columns-repeated="2" table:style-name="ce35" office:value-type="string" calcext:value-type="string">
            <text:p>Agastrophos</text:p>
          </table:table-cell>
          <table:table-cell table:style-name="ce35" office:value-type="string" calcext:value-type="string">
            <text:p>mit./antr.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urn:cts:greekLit:tlg0012.tlg001.perseus-grc2:11.338@Ἀγάστροφον[1]</text:p>
          </table:table-cell>
          <table:table-cell table:style-name="ce35" office:value-type="string" calcext:value-type="string">
            <text:p>GRIMM</text:p>
          </table:table-cell>
          <table:table-cell table:style-name="ce74" office:value-type="string" calcext:value-type="string">
            <text:p><text:a xlink:href="https://demgol.units.it/lemma.do?id=1009" xlink:type="simple">https://demgol.units.it/lemma.do?id=1009</text:a></text:p>
          </table:table-cell>
          <table:table-cell table:style-name="ce35" office:value-type="string" calcext:value-type="string">
            <text:p>1-Guerreiro troiano, filho de Péon, morto por Diomedes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γαυή</text:p>
          </table:table-cell>
          <table:table-cell table:style-name="ce35" office:value-type="string" calcext:value-type="string">
            <text:p>Agave</text:p>
          </table:table-cell>
          <table:table-cell table:style-name="ce35" office:value-type="string" calcext:value-type="string">
            <text:p>Agauè</text:p>
          </table:table-cell>
          <table:table-cell table:style-name="ce35" office:value-type="string" calcext:value-type="string">
            <text:p>Agave</text:p>
          </table:table-cell>
          <table:table-cell table:style-name="ce35" office:value-type="string" calcext:value-type="string">
            <text:p>mit./antr.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urn:cts:greekLit:tlg0012.tlg001.perseus-grc2:18.42@Ἀγαυὴ[1]</text:p>
          </table:table-cell>
          <table:table-cell table:style-name="ce35" office:value-type="string" calcext:value-type="string">
            <text:p>bio-myth-Smith</text:p>
          </table:table-cell>
          <table:table-cell table:style-name="ce35" office:value-type="string" calcext:value-type="string">
            <text:p><text:a xlink:href="http://cts.perseids.org/api/cts?request=GetPassage&amp;urn=urn:cts:pdlrefwk:viaf88890045.003.perseus-eng1:A.agave_2" xlink:type="simple">urn:cts:pdlrefwk:viaf88890045.003.perseus-eng1:A.agave_2</text:a></text:p>
          </table:table-cell>
          <table:table-cell table:style-name="ce35" office:value-type="string" calcext:value-type="string">
            <text:p>1-Uma das Nereides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γαυός</text:p>
          </table:table-cell>
          <table:table-cell table:style-name="ce35" office:value-type="string" calcext:value-type="string">
            <text:p>Agavo</text:p>
          </table:table-cell>
          <table:table-cell table:number-columns-repeated="2" table:style-name="ce35" office:value-type="string" calcext:value-type="string">
            <text:p>Agavos</text:p>
          </table:table-cell>
          <table:table-cell table:style-name="ce35" office:value-type="string" calcext:value-type="string">
            <text:p>mit./antr.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<text:a xlink:href="https://scaife-cts.perseus.org/api/cts?request=GetPassage&amp;urn=urn:cts:greekLit:tlg0012.tlg001.perseus-grc2:24.251" xlink:type="simple">urn:cts:greekLit:tlg0012.tlg001.perseus-grc2:24.251</text:a></text:p>
          </table:table-cell>
          <table:table-cell table:style-name="ce35" table:number-columns-repeated="3"/>
          <table:table-cell table:style-name="ce35" office:value-type="string" calcext:value-type="string">
            <text:p>o termo existe no DDGP como nome comum, mas a definição como nome próprio não está contemplada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γέλαος</text:p>
          </table:table-cell>
          <table:table-cell table:style-name="ce35" office:value-type="string" calcext:value-type="string">
            <text:p>Agelau</text:p>
          </table:table-cell>
          <table:table-cell table:style-name="ce35" office:value-type="string" calcext:value-type="string">
            <text:p>Agélaos</text:p>
          </table:table-cell>
          <table:table-cell table:style-name="ce35" office:value-type="string" calcext:value-type="string">
            <text:p>Agelaus</text:p>
          </table:table-cell>
          <table:table-cell table:style-name="ce35" office:value-type="string" calcext:value-type="string">
            <text:p>mit./antr.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urn:cts:greekLit:tlg0012.tlg001.perseus-grc2:8.257@Ἀγέλαον[1]</text:p>
          </table:table-cell>
          <table:table-cell table:style-name="ce35" office:value-type="string" calcext:value-type="string">
            <text:p>bio-myth-Smith</text:p>
          </table:table-cell>
          <table:table-cell table:style-name="ce35" office:value-type="string" calcext:value-type="string">
            <text:p><text:a xlink:href="http://cts.perseids.org/api/cts?request=GetPassage&amp;urn=urn:cts:pdlrefwk:viaf88890045.003.perseus-eng1:A.agelaus_3" xlink:type="simple">urn:cts:pdlrefwk:viaf88890045.003.perseus-eng1:A.agelaus_3</text:a></text:p>
          </table:table-cell>
          <table:table-cell table:style-name="ce35" office:value-type="string" calcext:value-type="string">
            <text:p>1-Guerreiro troiano, filho de Frádmon, morto por Diomedes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γέλαος</text:p>
          </table:table-cell>
          <table:table-cell table:style-name="ce35" office:value-type="string" calcext:value-type="string">
            <text:p>Agelau</text:p>
          </table:table-cell>
          <table:table-cell table:style-name="ce35" office:value-type="string" calcext:value-type="string">
            <text:p>Agélaos</text:p>
          </table:table-cell>
          <table:table-cell table:style-name="ce35" office:value-type="string" calcext:value-type="string">
            <text:p>Agelaus</text:p>
          </table:table-cell>
          <table:table-cell table:style-name="ce35" office:value-type="string" calcext:value-type="string">
            <text:p>mit./antr.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urn:cts:greekLit:tlg0012.tlg001.perseus-grc2:11.302@Ἀγέλαον[2]</text:p>
          </table:table-cell>
          <table:table-cell table:style-name="ce35" office:value-type="string" calcext:value-type="string">
            <text:p>bio-myth-Smith</text:p>
          </table:table-cell>
          <table:table-cell table:style-name="ce35" office:value-type="string" calcext:value-type="string">
            <text:p><text:a xlink:href="http://cts.perseids.org/api/cts?request=GetPassage&amp;urn=urn:cts:pdlrefwk:viaf88890045.003.perseus-eng1:A.agelaus_3" xlink:type="simple">urn:cts:pdlrefwk:viaf88890045.003.perseus-eng1:A.agelaus_3</text:a></text:p>
          </table:table-cell>
          <table:table-cell table:style-name="ce35" office:value-type="string" calcext:value-type="string">
            <text:p>2-Um dos comandantes dos dânaos, morto por Heitor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6" office:value-type="string" calcext:value-type="string">
            <text:p>Ἀγήνωρ</text:p>
          </table:table-cell>
          <table:table-cell table:style-name="ce46" office:value-type="string" calcext:value-type="string">
            <text:p>Agenor</text:p>
          </table:table-cell>
          <table:table-cell table:style-name="ce46" office:value-type="string" calcext:value-type="string">
            <text:p>Agénor</text:p>
          </table:table-cell>
          <table:table-cell table:style-name="ce46" office:value-type="string" calcext:value-type="string">
            <text:p>Agenor</text:p>
          </table:table-cell>
          <table:table-cell table:style-name="ce46" office:value-type="string" calcext:value-type="string">
            <text:p>mit./antr.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urn:cts:greekLit:tlg0012.tlg001.perseus-grc2:21.579@ Ἀγήνωρ[1]</text:p>
          </table:table-cell>
          <table:table-cell table:style-name="ce46" office:value-type="string" calcext:value-type="string">
            <text:p>bio-myth-Smith</text:p>
          </table:table-cell>
          <table:table-cell table:style-name="ce55" office:value-type="string" calcext:value-type="string">
            <text:p><text:a xlink:href="http://cts.perseids.org/api/cts?request=GetPassage&amp;urn=urn:cts:pdlrefwk:viaf88890045.003.perseus-eng1:A.agenor_6" xlink:type="simple">urn:cts:pdlrefwk:viaf88890045.003.perseus-eng1:A.agenor_6</text:a></text:p>
          </table:table-cell>
          <table:table-cell table:style-name="ce46" office:value-type="string" calcext:value-type="string">
            <text:p>1-Um dos comandantes dos troianos, filho de Antenor e irmão de Pólibo e Acamante.</text:p>
          </table:table-cell>
          <table:table-cell table:style-name="ce46" office:value-type="string" calcext:value-type="string">
            <text:p>o termo existe no DDGP como nome comum, mas a definição como nome próprio não está contemplada</text:p>
          </table:table-cell>
          <table:table-cell table:number-columns-repeated="1013"/>
        </table:table-row>
        <table:table-row table:style-name="ro1">
          <table:table-cell table:style-name="ce35" office:value-type="string" calcext:value-type="string">
            <text:p>Ἀγκαῖος</text:p>
          </table:table-cell>
          <table:table-cell table:style-name="ce35" office:value-type="string" calcext:value-type="string">
            <text:p>Anceu</text:p>
          </table:table-cell>
          <table:table-cell table:style-name="ce35" office:value-type="string" calcext:value-type="string">
            <text:p>Ancaeos</text:p>
          </table:table-cell>
          <table:table-cell table:style-name="ce35" office:value-type="string" calcext:value-type="string">
            <text:p>Ancaeus</text:p>
          </table:table-cell>
          <table:table-cell table:style-name="ce35" office:value-type="string" calcext:value-type="string">
            <text:p>mit./antr.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urn:cts:greekLit:tlg0012.tlg001.perseus-grc2:2.609@Ἀγκαίοιο[1]</text:p>
          </table:table-cell>
          <table:table-cell table:style-name="ce35" office:value-type="string" calcext:value-type="string">
            <text:p>bio-myth-Smith</text:p>
          </table:table-cell>
          <table:table-cell table:style-name="ce35" office:value-type="string" calcext:value-type="string">
            <text:p><text:a xlink:href="http://cts.perseids.org/api/cts?request=GetPassage&amp;urn=urn:cts:pdlrefwk:viaf88890045.003.perseus-eng1:A.ancaeus_1" xlink:type="simple">urn:cts:pdlrefwk:viaf88890045.003.perseus-eng1:A.ancaeus_1</text:a></text:p>
          </table:table-cell>
          <table:table-cell table:style-name="ce35" office:value-type="string" calcext:value-type="string">
            <text:p>1-Rei da Arcádia, pai de Agapenor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γκαῖος</text:p>
          </table:table-cell>
          <table:table-cell table:style-name="ce35" office:value-type="string" calcext:value-type="string">
            <text:p>Anceu</text:p>
          </table:table-cell>
          <table:table-cell table:style-name="ce35" office:value-type="string" calcext:value-type="string">
            <text:p>Ancaeos</text:p>
          </table:table-cell>
          <table:table-cell table:style-name="ce35" office:value-type="string" calcext:value-type="string">
            <text:p>Ancaeus</text:p>
          </table:table-cell>
          <table:table-cell table:style-name="ce35" office:value-type="string" calcext:value-type="string">
            <text:p>mit./antr.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urn:cts:greekLit:tlg0012.tlg001.perseus-grc2:23.635@Ἀγκαῖον[2]</text:p>
          </table:table-cell>
          <table:table-cell table:style-name="ce35" office:value-type="string" calcext:value-type="string">
            <text:p>GRIMM</text:p>
          </table:table-cell>
          <table:table-cell table:style-name="ce74" office:value-type="string" calcext:value-type="string">
            <text:p><text:a xlink:href="https://demgol.units.it/lemma.do?id=587" xlink:type="simple">https://demgol.units.it/lemma.do?id=587</text:a></text:p>
          </table:table-cell>
          <table:table-cell table:style-name="ce35" office:value-type="string" calcext:value-type="string">
            <text:p>2-Anceu de Plêuron, mencionado por Nestor como um célebre lutador por ele vencido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γλαΐα</text:p>
          </table:table-cell>
          <table:table-cell table:style-name="ce35" office:value-type="string" calcext:value-type="string">
            <text:p>Aglaia</text:p>
          </table:table-cell>
          <table:table-cell table:style-name="ce35" office:value-type="string" calcext:value-type="string">
            <text:p>Aglaïa; Aglaïè</text:p>
          </table:table-cell>
          <table:table-cell table:style-name="ce35" office:value-type="string" calcext:value-type="string">
            <text:p>Aglaia</text:p>
          </table:table-cell>
          <table:table-cell table:style-name="ce35" office:value-type="string" calcext:value-type="string">
            <text:p>mit./antr.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urn:cts:greekLit:tlg0012.tlg001.perseus-grc2:2.672@Ἀγλαΐης[1]</text:p>
          </table:table-cell>
          <table:table-cell table:style-name="ce35" office:value-type="string" calcext:value-type="string">
            <text:p>bio-myth-Smith</text:p>
          </table:table-cell>
          <table:table-cell table:style-name="ce35" office:value-type="string" calcext:value-type="string">
            <text:p><text:a xlink:href="http://cts.perseids.org/api/cts?request=GetPassage&amp;urn=urn:cts:pdlrefwk:viaf88890045.003.perseus-eng1:A.aglaia_2" xlink:type="simple">urn:cts:pdlrefwk:viaf88890045.003.perseus-eng1:A.aglaia_2</text:a></text:p>
          </table:table-cell>
          <table:table-cell table:style-name="ce35" office:value-type="string" calcext:value-type="string">
            <text:p>1-Esposa de Cárops/Cárope e mãe de Nireu.</text:p>
          </table:table-cell>
          <table:table-cell table:style-name="ce46" office:value-type="string" calcext:value-type="string">
            <text:p>o termo existe no DDGP como nome comum, mas a definição como nome próprio não está contemplada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6" office:value-type="string" calcext:value-type="string">
            <text:p>Ἄγριος</text:p>
          </table:table-cell>
          <table:table-cell table:style-name="ce46" office:value-type="string" calcext:value-type="string">
            <office:annotation draw:style-name="gr2" draw:text-style-name="P2" svg:width="100.52mm" svg:height="17.81mm" svg:x="68.65mm" svg:y="117.97mm" draw:caption-point-x="-4.07mm" draw:caption-point-y="-6.75mm">
              <dc:date>2019-04-29T00:00:00</dc:date>
              <text:p text:style-name="P1"><text:span text:style-name="T1">provavelmente, esse epíteto não costuma ser transcrito, mas traduzido, como Caçador, já que corresponde a um substantivo comum.</text:span></text:p>
              <text:p text:style-name="P1"><text:span text:style-name="T1"><text:tab/></text:span><text:span text:style-name="T1">-Anise Ferreira</text:span></text:p>
            </office:annotation>
            <text:p>Ágrio</text:p>
          </table:table-cell>
          <table:table-cell table:style-name="ce46" office:value-type="string" calcext:value-type="string">
            <text:p>Agrios</text:p>
          </table:table-cell>
          <table:table-cell table:style-name="ce46" office:value-type="string" calcext:value-type="string">
            <text:p>Agrius</text:p>
          </table:table-cell>
          <table:table-cell table:style-name="ce46" office:value-type="string" calcext:value-type="string">
            <text:p>mit.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urn:cts:greekLit:tlg0012.tlg001.perseus-grc2:14.117@Ἄγριος[1]</text:p>
          </table:table-cell>
          <table:table-cell table:style-name="ce46" office:value-type="string" calcext:value-type="string">
            <text:p>bio-myth-Smith</text:p>
          </table:table-cell>
          <table:table-cell table:style-name="ce65" office:value-type="string" calcext:value-type="string">
            <text:p>urn:cts:pdlrefwk:viaf88890045.003.perseus-eng1:A.agrius_1</text:p>
          </table:table-cell>
          <table:table-cell table:style-name="ce46" office:value-type="string" calcext:value-type="string">
            <text:p>1-Filho de Porteu/Portáon e irmão de Eneu e Mela.</text:p>
          </table:table-cell>
          <table:table-cell table:style-name="ce46" office:value-type="string" calcext:value-type="string">
            <text:p>o termo existe no DDGP como nome comum, mas a definição como nome próprio não está contemplada</text:p>
          </table:table-cell>
          <table:table-cell table:number-columns-repeated="1013"/>
        </table:table-row>
        <table:table-row table:style-name="ro1">
          <table:table-cell table:style-name="ce36" office:value-type="string" calcext:value-type="string">
            <text:p>Ἀγχίαλος</text:p>
          </table:table-cell>
          <table:table-cell table:style-name="ce46" office:value-type="string" calcext:value-type="string">
            <text:p>Anquíalo</text:p>
          </table:table-cell>
          <table:table-cell table:style-name="ce46" office:value-type="string" calcext:value-type="string">
            <text:p>Ankhialos</text:p>
          </table:table-cell>
          <table:table-cell table:style-name="ce46" office:value-type="string" calcext:value-type="string">
            <text:p>Anchialus</text:p>
          </table:table-cell>
          <table:table-cell table:style-name="ce46" office:value-type="string" calcext:value-type="string">
            <text:p>antr.</text:p>
          </table:table-cell>
          <table:table-cell table:style-name="ce46" office:value-type="string" calcext:value-type="string">
            <text:p>M</text:p>
          </table:table-cell>
          <table:table-cell table:style-name="ce65" office:value-type="string" calcext:value-type="string">
            <text:p>urn:cts:greekLit:tlg0012.tlg001.perseus-grc2:5.609@Ἀγχίαλόν[1]</text:p>
          </table:table-cell>
          <table:table-cell table:style-name="ce46" office:value-type="string" calcext:value-type="string">
            <text:p>bio-myth-Smith</text:p>
          </table:table-cell>
          <table:table-cell table:style-name="ce76" office:value-type="string" calcext:value-type="string">
            <text:p><text:a xlink:href="http://cts.perseids.org/api/cts?request=GetPassage&amp;urn=urn:cts:pdlrefwk:viaf88890045.003.perseus-eng1:A.anchialus_1" xlink:type="simple">urn:cts:pdlrefwk:viaf88890045.003.perseus-eng1:A.anchialus_1</text:a></text:p>
          </table:table-cell>
          <table:table-cell table:style-name="ce46" office:value-type="string" calcext:value-type="string">
            <text:p>1-Um grego morto por Heitor</text:p>
          </table:table-cell>
          <table:table-cell table:style-name="ce46" office:value-type="string" calcext:value-type="string">
            <text:p>o termo existe no DDGP como nome comum, mas a definição como nome próprio não está contemplada</text:p>
          </table:table-cell>
          <table:table-cell table:number-columns-repeated="1013"/>
        </table:table-row>
        <table:table-row table:style-name="ro1">
          <table:table-cell table:style-name="ce35" office:value-type="string" calcext:value-type="string">
            <text:p>Ἀγχίσης</text:p>
          </table:table-cell>
          <table:table-cell table:style-name="ce35" office:value-type="string" calcext:value-type="string">
            <text:p>Anquises</text:p>
          </table:table-cell>
          <table:table-cell table:style-name="ce35" office:value-type="string" calcext:value-type="string">
            <text:p>Anchise</text:p>
          </table:table-cell>
          <table:table-cell table:style-name="ce35" office:value-type="string" calcext:value-type="string">
            <text:p>Anchises</text:p>
          </table:table-cell>
          <table:table-cell table:style-name="ce35" office:value-type="string" calcext:value-type="string">
            <text:p>mit./antr.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urn:cts:greekLit:tlg0012.tlg001.perseus-grc2:20.208@Ἀγχίσαο[1]</text:p>
          </table:table-cell>
          <table:table-cell table:style-name="ce35" office:value-type="string" calcext:value-type="string">
            <text:p>bio-myth-Smith</text:p>
          </table:table-cell>
          <table:table-cell table:style-name="ce35" office:value-type="string" calcext:value-type="string">
            <text:p><text:a xlink:href="http://cts.perseids.org/api/cts?request=GetPassage&amp;urn=urn:cts:pdlrefwk:viaf88890045.003.perseus-eng1:A.anchises_1" xlink:type="simple">urn:cts:pdlrefwk:viaf88890045.003.perseus-eng1:A.anchises_1</text:a></text:p>
          </table:table-cell>
          <table:table-cell table:style-name="ce35" office:value-type="string" calcext:value-type="string">
            <text:p>1-Filho de Cápis e Temiste (Temista), gerou Eneias unindo-se a deusa Afrodite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7" office:value-type="string" calcext:value-type="string">
            <text:p>Ἀδάμας</text:p>
          </table:table-cell>
          <table:table-cell table:style-name="ce37" office:value-type="string" calcext:value-type="string">
            <text:p>Adamante; Ádamas</text:p>
          </table:table-cell>
          <table:table-cell table:number-columns-repeated="2" table:style-name="ce37" office:value-type="string" calcext:value-type="string">
            <text:p>Adamas</text:p>
          </table:table-cell>
          <table:table-cell table:style-name="ce37" office:value-type="string" calcext:value-type="string">
            <text:p>mit./antr.</text:p>
          </table:table-cell>
          <table:table-cell table:style-name="ce37" office:value-type="string" calcext:value-type="string">
            <text:p>M</text:p>
          </table:table-cell>
          <table:table-cell table:style-name="ce35" office:value-type="string" calcext:value-type="string">
            <text:p>urn:cts:greekLit:tlg0012.tlg001.perseus-grc2:13.771@Ἀδάμας[1]</text:p>
          </table:table-cell>
          <table:table-cell table:style-name="ce35" office:value-type="string" calcext:value-type="string">
            <text:p>GRIMM</text:p>
          </table:table-cell>
          <table:table-cell table:style-name="ce37" office:value-type="string" calcext:value-type="string">
            <text:p><text:a xlink:href="https://demgol.units.it/lemma.do?id=1013" xlink:type="simple">https://demgol.units.it/lemma.do?id=1013</text:a></text:p>
          </table:table-cell>
          <table:table-cell table:style-name="ce37" office:value-type="string" calcext:value-type="string">
            <text:p>1-Guerreiro troiano, filho do rei Ásio.</text:p>
          </table:table-cell>
          <table:table-cell table:style-name="ce37" office:value-type="string" calcext:value-type="string">
            <text:p>não há registro</text:p>
          </table:table-cell>
          <table:table-cell table:style-name="ce90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Ἄδμητος</text:p>
          </table:table-cell>
          <table:table-cell table:style-name="ce35" office:value-type="string" calcext:value-type="string">
            <text:p>Admeto</text:p>
          </table:table-cell>
          <table:table-cell table:style-name="ce35" office:value-type="string" calcext:value-type="string">
            <text:p>Admète</text:p>
          </table:table-cell>
          <table:table-cell table:style-name="ce35" office:value-type="string" calcext:value-type="string">
            <text:p>Admetus</text:p>
          </table:table-cell>
          <table:table-cell table:style-name="ce35" office:value-type="string" calcext:value-type="string">
            <text:p>antr.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urn:cts:greekLit:tlg0012.tlg001.perseus-grc2:2.714@Ἀδμήτῳ[1]</text:p>
          </table:table-cell>
          <table:table-cell table:style-name="ce35" office:value-type="string" calcext:value-type="string">
            <text:p>bio-myth-Smith</text:p>
          </table:table-cell>
          <table:table-cell table:style-name="ce74" office:value-type="string" calcext:value-type="string">
            <text:p><text:a xlink:href="https://cts.perseids.org/api/cts?request=GetPassage&amp;urn=urn:cts:pdlrefwk:viaf88890045.003.perseus-eng1:A.admetus_1" xlink:type="simple">urn:cts:pdlrefwk:viaf88890045.003.perseus-eng1:A.admetus_1</text:a></text:p>
          </table:table-cell>
          <table:table-cell table:style-name="ce35" office:value-type="string" calcext:value-type="string">
            <text:p>1-Rei de Feres, na Tessália. Casado com Alceste e pai de Eumelo.</text:p>
          </table:table-cell>
          <table:table-cell table:style-name="ce35" office:value-type="string" calcext:value-type="string">
            <text:p>o termo existe no DDGP como nome comum, mas a definição como nome próprio não está contemplada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δράστεια</text:p>
          </table:table-cell>
          <table:table-cell table:number-columns-repeated="3" table:style-name="ce35" office:value-type="string" calcext:value-type="string">
            <text:p>Adrasteia</text:p>
          </table:table-cell>
          <table:table-cell table:style-name="ce35" office:value-type="string" calcext:value-type="string">
            <text:p>top.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urn:cts:greekLit:tlg0012.tlg001.perseus-grc2:2.828@Ἀδρήστειάν [1]</text:p>
          </table:table-cell>
          <table:table-cell table:style-name="ce35" office:value-type="string" calcext:value-type="string">
            <text:p>Pleiades</text:p>
          </table:table-cell>
          <table:table-cell table:style-name="ce35" office:value-type="string" calcext:value-type="string">
            <text:p><text:a xlink:href="https://pleiades.stoa.org/places/511138" xlink:type="simple">https://pleiades.stoa.org/places/511138</text:a></text:p>
          </table:table-cell>
          <table:table-cell table:style-name="ce35" office:value-type="string" calcext:value-type="string">
            <text:p>1-Cidade da Misia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Ἄδραστος</text:p>
          </table:table-cell>
          <table:table-cell table:style-name="ce35" office:value-type="string" calcext:value-type="string">
            <text:p>Adrasto</text:p>
          </table:table-cell>
          <table:table-cell table:style-name="ce35" office:value-type="string" calcext:value-type="string">
            <text:p>Adraste</text:p>
          </table:table-cell>
          <table:table-cell table:style-name="ce35" office:value-type="string" calcext:value-type="string">
            <text:p>Adrastus</text:p>
          </table:table-cell>
          <table:table-cell table:style-name="ce35" office:value-type="string" calcext:value-type="string">
            <text:p>antr.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urn:cts:greekLit:tlg0012.tlg001.perseus-grc2:2.572@Ἄδρηστος[1]</text:p>
          </table:table-cell>
          <table:table-cell table:style-name="ce35" office:value-type="string" calcext:value-type="string">
            <text:p>bio-myth-Smith</text:p>
          </table:table-cell>
          <table:table-cell table:style-name="ce35" office:value-type="string" calcext:value-type="string">
            <text:p><text:a xlink:href="http://cts.perseids.org/api/cts?request=GetPassage&amp;urn=urn:cts:pdlrefwk:viaf88890045.003.perseus-eng1:A.adrastus_1" xlink:type="simple">urn:cts:pdlrefwk:viaf88890045.003.perseus-eng1:A.adrastus_1</text:a></text:p>
          </table:table-cell>
          <table:table-cell table:style-name="ce35" office:value-type="string" calcext:value-type="string">
            <text:p>1-Rei de Sícion e Argos.</text:p>
          </table:table-cell>
          <table:table-cell table:style-name="ce35" office:value-type="string" calcext:value-type="string">
            <text:p>o termo existe no DDGP como nome comum, mas a definição como nome próprio não está contemplada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Ἄδραστος</text:p>
          </table:table-cell>
          <table:table-cell table:style-name="ce35" office:value-type="string" calcext:value-type="string">
            <text:p>Adrasto</text:p>
          </table:table-cell>
          <table:table-cell table:style-name="ce35" office:value-type="string" calcext:value-type="string">
            <text:p>Adraste</text:p>
          </table:table-cell>
          <table:table-cell table:style-name="ce35" office:value-type="string" calcext:value-type="string">
            <text:p>Adrastus</text:p>
          </table:table-cell>
          <table:table-cell table:style-name="ce35" office:value-type="string" calcext:value-type="string">
            <text:p>antr.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urn:cts:greekLit:tlg0012.tlg001.perseus-grc2:6.63@Ἄδρηστον[2]</text:p>
          </table:table-cell>
          <table:table-cell table:style-name="ce35"/>
          <table:table-cell table:style-name="ce46"/>
          <table:table-cell table:style-name="ce35" office:value-type="string" calcext:value-type="string">
            <text:p>2-Na Ilíada, um herói morto por Agamémnon.</text:p>
          </table:table-cell>
          <table:table-cell table:style-name="ce35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Ἄδραστος</text:p>
          </table:table-cell>
          <table:table-cell table:style-name="ce35" office:value-type="string" calcext:value-type="string">
            <text:p>Adrasto</text:p>
          </table:table-cell>
          <table:table-cell table:style-name="ce35" office:value-type="string" calcext:value-type="string">
            <text:p>Adraste</text:p>
          </table:table-cell>
          <table:table-cell table:style-name="ce35" office:value-type="string" calcext:value-type="string">
            <text:p>Adrastus</text:p>
          </table:table-cell>
          <table:table-cell table:style-name="ce35" office:value-type="string" calcext:value-type="string">
            <text:p>antr.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urn:cts:greekLit:tlg0012.tlg001.perseus-grc2:16.694@Ἄδρηστον[3]</text:p>
          </table:table-cell>
          <table:table-cell table:style-name="ce43" table:number-columns-repeated="2"/>
          <table:table-cell table:style-name="ce35" office:value-type="string" calcext:value-type="string">
            <text:p>3-Um troiano morto por Pátroclo.</text:p>
          </table:table-cell>
          <table:table-cell table:style-name="ce43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8" office:value-type="string" calcext:value-type="string">
            <text:p>Ἀθηνᾶ / Ἀθήνη</text:p>
          </table:table-cell>
          <table:table-cell table:style-name="ce38" office:value-type="string" calcext:value-type="string">
            <text:p>Atena</text:p>
          </table:table-cell>
          <table:table-cell table:style-name="ce38" office:value-type="string" calcext:value-type="string">
            <text:p>Athèna</text:p>
          </table:table-cell>
          <table:table-cell table:style-name="ce38" office:value-type="string" calcext:value-type="string">
            <text:p>Athena</text:p>
          </table:table-cell>
          <table:table-cell table:style-name="ce38" office:value-type="string" calcext:value-type="string">
            <text:p>mit.</text:p>
          </table:table-cell>
          <table:table-cell table:style-name="ce38" office:value-type="string" calcext:value-type="string">
            <text:p>F</text:p>
          </table:table-cell>
          <table:table-cell table:style-name="ce38" office:value-type="string" calcext:value-type="string">
            <text:p>urn:cts:greekLit:tlg0012.tlg001.perseus-grc2:1.194@Ἀθήνη[1]</text:p>
          </table:table-cell>
          <table:table-cell table:style-name="ce38" office:value-type="string" calcext:value-type="string">
            <text:p>bio-myth-Smith</text:p>
          </table:table-cell>
          <table:table-cell table:style-name="ce77" office:value-type="string" calcext:value-type="string">
            <text:p><text:a xlink:href="http://cts.perseids.org/api/cts?request=GetPassage&amp;urn=urn:cts:pdlrefwk:viaf88890045.003.perseus-eng1:A.athena_1" xlink:type="simple">urn:cts:pdlrefwk:viaf88890045.003.perseus-eng1:A.athena_1</text:a></text:p>
          </table:table-cell>
          <table:table-cell table:style-name="ce38" office:value-type="string" calcext:value-type="string">
            <text:p>1-Filha de Zeus.</text:p>
          </table:table-cell>
          <table:table-cell table:style-name="ce77" office:value-type="string" calcext:value-type="string">
            <text:p><text:a xlink:href="http://perseidas.fclar.unesp.br/s.php?pattern=Ἀθηνᾶ*&amp;submit=Buscar+-+Search" xlink:type="simple">http://perseidas.fclar.unesp.br/s.php?pattern=%E1%BC%88%CE%B8%CE%B7%CE%BD%E1%BE%B6*&amp;submit=Buscar+-+Search</text:a></text:p>
          </table:table-cell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Ἄθως</text:p>
          </table:table-cell>
          <table:table-cell table:style-name="ce35" office:value-type="string" calcext:value-type="string">
            <text:p>Atos</text:p>
          </table:table-cell>
          <table:table-cell table:style-name="ce35" office:value-type="string" calcext:value-type="string">
            <text:p>Athôs</text:p>
          </table:table-cell>
          <table:table-cell table:style-name="ce35" office:value-type="string" calcext:value-type="string">
            <text:p>Athos</text:p>
          </table:table-cell>
          <table:table-cell table:style-name="ce35" office:value-type="string" calcext:value-type="string">
            <text:p>top.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urn:cts:greekLit:tlg0012.tlg001.perseus-grc2:14.229@Ἀθόω [1]</text:p>
          </table:table-cell>
          <table:table-cell table:style-name="ce35" office:value-type="string" calcext:value-type="string">
            <text:p>Pleiades</text:p>
          </table:table-cell>
          <table:table-cell table:style-name="ce74" office:value-type="string" calcext:value-type="string">
            <text:p><text:a xlink:href="https://pleiades.stoa.org/places/501366" xlink:type="simple">https://pleiades.stoa.org/places/501366</text:a></text:p>
          </table:table-cell>
          <table:table-cell table:style-name="ce35" office:value-type="string" calcext:value-type="string">
            <text:p>1-Monte Atos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2">
          <table:table-cell table:style-name="ce35" office:value-type="string" calcext:value-type="string">
            <text:p>Αἰακός</text:p>
          </table:table-cell>
          <table:table-cell table:style-name="ce35" office:value-type="string" calcext:value-type="string">
            <text:p>Éaco</text:p>
          </table:table-cell>
          <table:table-cell table:style-name="ce35" office:value-type="string" calcext:value-type="string">
            <text:p>Eaque</text:p>
          </table:table-cell>
          <table:table-cell table:style-name="ce35" office:value-type="string" calcext:value-type="string">
            <text:p>Aeacus</text:p>
          </table:table-cell>
          <table:table-cell table:style-name="ce35" office:value-type="string" calcext:value-type="string">
            <text:p>mit./antr.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urn:cts:greekLit:tlg0012.tlg001.perseus-grc2:21.189@Αἰακὸς[1]</text:p>
          </table:table-cell>
          <table:table-cell table:style-name="ce35" office:value-type="string" calcext:value-type="string">
            <text:p>bio-myth-Smith</text:p>
          </table:table-cell>
          <table:table-cell table:style-name="ce35" office:value-type="string" calcext:value-type="string">
            <text:p><text:a xlink:href="https://cts.perseids.org/api/cts?request=GetPassage&amp;urn=urn:cts:pdlrefwk:viaf88890045.003.perseus-eng1:A.aeacus_1" xlink:type="simple">urn:cts:pdlrefwk:viaf88890045.003.perseus-eng1:A.aeacus_1</text:a></text:p>
          </table:table-cell>
          <table:table-cell table:style-name="ce35" office:value-type="string" calcext:value-type="string">
            <text:p>1-Filho de Zeus e da ninfa Egina, é pai de Peleu e avô de Aquiles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Αἴας</text:p>
          </table:table-cell>
          <table:table-cell table:style-name="ce55" office:value-type="string" calcext:value-type="string">
            <text:p>Ájax</text:p>
          </table:table-cell>
          <table:table-cell table:number-columns-repeated="2" table:style-name="ce55" office:value-type="string" calcext:value-type="string">
            <text:p>Ajax</text:p>
          </table:table-cell>
          <table:table-cell table:style-name="ce55" office:value-type="string" calcext:value-type="string">
            <text:p>mit./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2.768@Αἴας[1]</text:p>
          </table:table-cell>
          <table:table-cell table:style-name="ce55" office:value-type="string" calcext:value-type="string">
            <text:p>bio-myth-Smith</text:p>
          </table:table-cell>
          <table:table-cell table:style-name="ce55" office:value-type="string" calcext:value-type="string">
            <text:p><text:a xlink:href="https://cts.perseids.org/api/cts?request=GetPassage&amp;urn=urn:cts:pdlrefwk:viaf88890045.003.perseus-eng1:A.ajax_1" xlink:type="simple">urn:cts:pdlrefwk:viaf88890045.003.perseus-eng1:A.ajax_1</text:a></text:p>
          </table:table-cell>
          <table:table-cell table:style-name="ce55" office:value-type="string" calcext:value-type="string">
            <text:p>1-Filho de Telamónio. Chamado por Homero, na Ilíada, por o Telamoniano, Ajax, o Grande, ou simplesmente Ajax. Juntou-se aos gregos contra Troia, com seus soldados salaminenses. Ao lado de Aquiles, foi o mais distinto e bravo entre os gregos.</text:p>
          </table:table-cell>
          <table:table-cell table:style-name="ce55" office:value-type="string" calcext:value-type="string">
            <text:p>não há registro</text:p>
          </table:table-cell>
          <table:table-cell table:style-name="ce9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Αἴας</text:p>
          </table:table-cell>
          <table:table-cell table:style-name="ce55" office:value-type="string" calcext:value-type="string">
            <text:p>Ájax</text:p>
          </table:table-cell>
          <table:table-cell table:number-columns-repeated="2" table:style-name="ce55" office:value-type="string" calcext:value-type="string">
            <text:p>Ajax</text:p>
          </table:table-cell>
          <table:table-cell table:style-name="ce55" office:value-type="string" calcext:value-type="string">
            <text:p>mit./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2.527@Αἴας[2]</text:p>
          </table:table-cell>
          <table:table-cell table:style-name="ce55" office:value-type="string" calcext:value-type="string">
            <text:p>bio-myth-Smith</text:p>
          </table:table-cell>
          <table:table-cell table:style-name="ce55" office:value-type="string" calcext:value-type="string">
            <text:p><text:a xlink:href="https://cts.perseids.org/api/cts?request=GetPassage&amp;urn=urn:cts:pdlrefwk:viaf88890045.003.perseus-eng1:A.ajax_2" xlink:type="simple">urn:cts:pdlrefwk:viaf88890045.003.perseus-eng1:A.ajax_2</text:a></text:p>
          </table:table-cell>
          <table:table-cell table:style-name="ce55" office:value-type="string" calcext:value-type="string">
            <text:p>2-Filho de Oileu, rei dos Lócrios, combateu os troianos ao lado dos gregos.</text:p>
          </table:table-cell>
          <table:table-cell table:style-name="ce55" office:value-type="string" calcext:value-type="string">
            <text:p>não há registro</text:p>
          </table:table-cell>
          <table:table-cell table:style-name="ce91" table:number-columns-repeated="16"/>
          <table:table-cell table:number-columns-repeated="997"/>
        </table:table-row>
        <table:table-row table:style-name="ro1">
          <table:table-cell table:style-name="ce40" office:value-type="string" calcext:value-type="string">
            <text:p>Αἰγαί</text:p>
          </table:table-cell>
          <table:table-cell table:style-name="ce56" office:value-type="string" calcext:value-type="string">
            <text:p>Egas</text:p>
          </table:table-cell>
          <table:table-cell table:style-name="ce56" office:value-type="string" calcext:value-type="string">
            <text:p>Aeges</text:p>
          </table:table-cell>
          <table:table-cell table:style-name="ce55" office:value-type="string" calcext:value-type="string">
            <text:p>Aegae</text:p>
          </table:table-cell>
          <table:table-cell table:style-name="ce56" office:value-type="string" calcext:value-type="string">
            <text:p>top.</text:p>
          </table:table-cell>
          <table:table-cell table:style-name="ce56" office:value-type="string" calcext:value-type="string">
            <text:p>F</text:p>
          </table:table-cell>
          <table:table-cell table:style-name="ce35" office:value-type="string" calcext:value-type="string">
            <text:p>urn:cts:greekLit:tlg0012.tlg001.perseus-grc2:8.203@Αἰγὰς[1]</text:p>
          </table:table-cell>
          <table:table-cell table:style-name="ce56" office:value-type="string" calcext:value-type="string">
            <text:p>Pleiades</text:p>
          </table:table-cell>
          <table:table-cell table:style-name="ce55" office:value-type="string" calcext:value-type="string">
            <text:p><text:a xlink:href="https://pleiades.stoa.org/places/540604" xlink:type="simple">https://pleiades.stoa.org/places/540604</text:a></text:p>
          </table:table-cell>
          <table:table-cell table:style-name="ce56" office:value-type="string" calcext:value-type="string">
            <text:p>1-Cidade na costa da Acaia com o templo de Poseidon.</text:p>
          </table:table-cell>
          <table:table-cell table:style-name="ce40"/>
          <table:table-cell table:style-name="ce92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Αἰγαίων</text:p>
          </table:table-cell>
          <table:table-cell table:style-name="ce35" office:value-type="string" calcext:value-type="string">
            <text:p>Egéon</text:p>
          </table:table-cell>
          <table:table-cell table:number-columns-repeated="2" table:style-name="ce35" office:value-type="string" calcext:value-type="string">
            <text:p>Aegaeon</text:p>
          </table:table-cell>
          <table:table-cell table:style-name="ce35" office:value-type="string" calcext:value-type="string">
            <text:p>mit.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urn:cts:greekLit:tlg0012.tlg001.perseus-grc2:1.404@Αἰγαίωνʼ[1]</text:p>
          </table:table-cell>
          <table:table-cell table:style-name="ce35" office:value-type="string" calcext:value-type="string">
            <text:p>bio-myth-Smith</text:p>
          </table:table-cell>
          <table:table-cell table:style-name="ce35" office:value-type="string" calcext:value-type="string">
            <text:p><text:a xlink:href="https://cts.perseids.org/api/cts?request=GetPassage&amp;urn=urn:cts:pdlrefwk:viaf88890045.003.perseus-eng1:A.aegaeon_1" xlink:type="simple">urn:cts:pdlrefwk:viaf88890045.003.perseus-eng1:A.aegaeon_1</text:a></text:p>
          </table:table-cell>
          <table:table-cell table:style-name="ce35" office:value-type="string" calcext:value-type="string">
            <text:p>1-Forma pela qual o centímano Briareu (Βριάρεως) é conhecido pelos homens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Αἰγιαλός</text:p>
          </table:table-cell>
          <table:table-cell table:style-name="ce55" office:value-type="string" calcext:value-type="string">
            <text:p>Egíalo</text:p>
          </table:table-cell>
          <table:table-cell table:style-name="ce55" office:value-type="string" calcext:value-type="string">
            <text:p>Aegialos</text:p>
          </table:table-cell>
          <table:table-cell table:style-name="ce55" office:value-type="string" calcext:value-type="string">
            <text:p>Aegialus</text:p>
          </table:table-cell>
          <table:table-cell table:style-name="ce55" office:value-type="string" calcext:value-type="string">
            <text:p>top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2.575@Αἰγιαλόν[1]</text:p>
          </table:table-cell>
          <table:table-cell table:style-name="ce55" office:value-type="string" calcext:value-type="string">
            <text:p>Pleiades</text:p>
          </table:table-cell>
          <table:table-cell table:style-name="ce55" office:value-type="string" calcext:value-type="string">
            <text:p><text:a xlink:href="https://pleiades.stoa.org/places/570028" xlink:type="simple">https://pleiades.stoa.org/places/570028</text:a></text:p>
          </table:table-cell>
          <table:table-cell table:style-name="ce55" office:value-type="string" calcext:value-type="string">
            <text:p>1-Local na região da Acaia.</text:p>
          </table:table-cell>
          <table:table-cell table:style-name="ce39"/>
          <table:table-cell table:style-name="ce9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Αἰγιάλεια</text:p>
          </table:table-cell>
          <table:table-cell table:style-name="ce37" office:value-type="string" calcext:value-type="string">
            <text:p>Egíale (Egialeia)</text:p>
          </table:table-cell>
          <table:table-cell table:number-columns-repeated="2" table:style-name="ce35" office:value-type="string" calcext:value-type="string">
            <text:p>Aegialeia</text:p>
          </table:table-cell>
          <table:table-cell table:style-name="ce35" office:value-type="string" calcext:value-type="string">
            <text:p>mit./antr.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urn:cts:greekLit:tlg0012.tlg001.perseus-grc2:5.412@Αἰγιάλεια[1]</text:p>
          </table:table-cell>
          <table:table-cell table:style-name="ce35" office:value-type="string" calcext:value-type="string">
            <text:p>bio-myth-Smith</text:p>
          </table:table-cell>
          <table:table-cell table:style-name="ce35" office:value-type="string" calcext:value-type="string">
            <text:p><text:a xlink:href="https://cts.perseids.org/api/cts?request=GetPassage&amp;urn=urn:cts:pdlrefwk:viaf88890045.003.perseus-eng1:A.aegiale_1" xlink:type="simple">urn:cts:pdlrefwk:viaf88890045.003.perseus-eng1:A.aegiale_1</text:a></text:p>
          </table:table-cell>
          <table:table-cell table:style-name="ce35" office:value-type="string" calcext:value-type="string">
            <text:p>1-Esposa de Diomedes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Αἴγινα</text:p>
          </table:table-cell>
          <table:table-cell table:style-name="ce35" office:value-type="string" calcext:value-type="string">
            <text:p>Egina</text:p>
          </table:table-cell>
          <table:table-cell table:number-columns-repeated="2" table:style-name="ce35" office:value-type="string" calcext:value-type="string">
            <text:p>Aegina</text:p>
          </table:table-cell>
          <table:table-cell table:style-name="ce35" office:value-type="string" calcext:value-type="string">
            <text:p>top.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urn:cts:greekLit:tlg0012.tlg001.perseus-grc2:2.562@Αἴγιναν[1]</text:p>
          </table:table-cell>
          <table:table-cell table:style-name="ce35" office:value-type="string" calcext:value-type="string">
            <text:p>Pleiades</text:p>
          </table:table-cell>
          <table:table-cell table:style-name="ce35" office:value-type="string" calcext:value-type="string">
            <text:p><text:a xlink:href="https://pleiades.stoa.org/places/579853" xlink:type="simple">https://pleiades.stoa.org/places/579853</text:a></text:p>
          </table:table-cell>
          <table:table-cell table:style-name="ce35" office:value-type="string" calcext:value-type="string">
            <text:p>1-Antiga rival naval de Atenas e importante ilha comercial na região da Ática. Na Ilíada, aparece como uma das cidades aliadas aos gregos, sob o comando de Diomedes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Ἅιδης</text:p>
          </table:table-cell>
          <table:table-cell table:style-name="ce35" office:value-type="string" calcext:value-type="string">
            <text:p>Hades</text:p>
          </table:table-cell>
          <table:table-cell table:style-name="ce35" office:value-type="string" calcext:value-type="string">
            <text:p>Hadès</text:p>
          </table:table-cell>
          <table:table-cell table:style-name="ce35" office:value-type="string" calcext:value-type="string">
            <text:p>Hades</text:p>
          </table:table-cell>
          <table:table-cell table:style-name="ce35" office:value-type="string" calcext:value-type="string">
            <text:p>mit.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urn:cts:greekLit:tlg0012.tlg001.perseus-grc2:9.158@Ἀΐδης[1]</text:p>
          </table:table-cell>
          <table:table-cell table:style-name="ce35" office:value-type="string" calcext:value-type="string">
            <text:p>bio-myth-Smith</text:p>
          </table:table-cell>
          <table:table-cell table:style-name="ce35" office:value-type="string" calcext:value-type="string">
            <text:p><text:a xlink:href="https://cts.perseids.org/api/cts?request=GetPassage&amp;urn=urn:cts:pdlrefwk:viaf88890045.003.perseus-eng1:H.hades_1" xlink:type="simple">urn:cts:pdlrefwk:viaf88890045.003.perseus-eng1:H.hades_1</text:a></text:p>
          </table:table-cell>
          <table:table-cell table:style-name="ce35" office:value-type="string" calcext:value-type="string">
            <text:p>1-Deus do mundo inferior, filho de Crono e Reia. Na Ilíada é descrito como feroz e inexorável e de todos os deuses o mais odiado pelos mortais.</text:p>
          </table:table-cell>
          <table:table-cell table:style-name="ce74" office:value-type="string" calcext:value-type="string">
            <text:p><text:a xlink:href="http://perseidas.fclar.unesp.br/s.php?pattern=Ἅιδης" xlink:type="simple">http://perseidas.fclar.unesp.br/s.php?pattern=%E1%BC%8D%CE%B9%CE%B4%CE%B7%CF%82</text:a>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6" office:value-type="string" calcext:value-type="string">
            <text:p>Αἴθη</text:p>
          </table:table-cell>
          <table:table-cell table:style-name="ce46" office:value-type="string" calcext:value-type="string">
            <text:p>Eta</text:p>
          </table:table-cell>
          <table:table-cell table:style-name="ce46" office:value-type="string" calcext:value-type="string">
            <text:p>Aethè</text:p>
          </table:table-cell>
          <table:table-cell table:style-name="ce46" office:value-type="string" calcext:value-type="string">
            <text:p>Aethe</text:p>
          </table:table-cell>
          <table:table-cell table:style-name="ce46" office:value-type="string" calcext:value-type="string">
            <text:p>mit.</text:p>
          </table:table-cell>
          <table:table-cell table:style-name="ce46" office:value-type="string" calcext:value-type="string">
            <text:p>F</text:p>
          </table:table-cell>
          <table:table-cell table:style-name="ce35" office:value-type="string" calcext:value-type="string">
            <text:p>urn:cts:greekLit:tlg0012.tlg001.perseus-grc2:23.295@Αἴθην [1]</text:p>
          </table:table-cell>
          <table:table-cell table:style-name="ce46" office:value-type="string" calcext:value-type="string">
            <text:p>GRIMM</text:p>
          </table:table-cell>
          <table:table-cell table:style-name="ce74" office:value-type="string" calcext:value-type="string">
            <text:p><text:a xlink:href="https://demgol.units.it/lemma.do?&amp;langSupport=pt" xlink:type="simple">https://demgol.units.it/lemma.do?&amp;langSupport=pt</text:a></text:p>
          </table:table-cell>
          <table:table-cell table:style-name="ce46" office:value-type="string" calcext:value-type="string">
            <text:p>1-Nome da égua de Agamémnon.</text:p>
          </table:table-cell>
          <table:table-cell table:style-name="ce46" office:value-type="string" calcext:value-type="string">
            <text:p>não há registro</text:p>
          </table:table-cell>
          <table:table-cell table:number-columns-repeated="1013"/>
        </table:table-row>
        <table:table-row table:style-name="ro1">
          <table:table-cell table:style-name="ce36" office:value-type="string" calcext:value-type="string">
            <text:p>Αἴθρα</text:p>
          </table:table-cell>
          <table:table-cell table:style-name="ce46" office:value-type="string" calcext:value-type="string">
            <text:p>Etra</text:p>
          </table:table-cell>
          <table:table-cell table:number-columns-repeated="2" table:style-name="ce46" office:value-type="string" calcext:value-type="string">
            <text:p>Aethra</text:p>
          </table:table-cell>
          <table:table-cell table:style-name="ce46" office:value-type="string" calcext:value-type="string">
            <text:p>mit./antr.</text:p>
          </table:table-cell>
          <table:table-cell table:style-name="ce46" office:value-type="string" calcext:value-type="string">
            <text:p>F</text:p>
          </table:table-cell>
          <table:table-cell table:style-name="ce36" office:value-type="string" calcext:value-type="string">
            <text:p>urn:cts:greekLit:tlg0012.tlg001.perseus-grc2:3.144@Αἴθρη[1]</text:p>
          </table:table-cell>
          <table:table-cell table:style-name="ce46" office:value-type="string" calcext:value-type="string">
            <text:p>bio-myth-Smith</text:p>
          </table:table-cell>
          <table:table-cell table:style-name="ce78" office:value-type="string" calcext:value-type="string">
            <text:p><text:a xlink:href="https://cts.perseids.org/api/cts?request=GetPassage&amp;urn=urn:cts:pdlrefwk:viaf88890045.003.perseus-eng1:A.aethra_1" xlink:type="simple">urn:cts:pdlrefwk:viaf88890045.003.perseus-eng1:A.aethra_1</text:a></text:p>
          </table:table-cell>
          <table:table-cell table:style-name="ce46" office:value-type="string" calcext:value-type="string">
            <text:p>1-Filha do rei de Trezena, Piteu. Esposa de Egeu e mãe de Teseu.</text:p>
          </table:table-cell>
          <table:table-cell table:style-name="ce46" office:value-type="string" calcext:value-type="string">
            <text:p>o termo existe no DDGP como nome comum, mas a definição como nome próprio não está contemplada</text:p>
          </table:table-cell>
          <table:table-cell table:number-columns-repeated="1013"/>
        </table:table-row>
        <table:table-row table:style-name="ro1">
          <table:table-cell table:style-name="ce36" office:value-type="string" calcext:value-type="string">
            <text:p>Αἴθων</text:p>
          </table:table-cell>
          <table:table-cell table:style-name="ce46" office:value-type="string" calcext:value-type="string">
            <text:p>Éton</text:p>
          </table:table-cell>
          <table:table-cell table:style-name="ce46" office:value-type="string" calcext:value-type="string">
            <text:p>Aethôn</text:p>
          </table:table-cell>
          <table:table-cell table:style-name="ce46" office:value-type="string" calcext:value-type="string">
            <text:p>Aethon</text:p>
          </table:table-cell>
          <table:table-cell table:style-name="ce46" office:value-type="string" calcext:value-type="string">
            <text:p>mit.</text:p>
          </table:table-cell>
          <table:table-cell table:style-name="ce46" office:value-type="string" calcext:value-type="string">
            <text:p>M</text:p>
          </table:table-cell>
          <table:table-cell table:style-name="ce36" office:value-type="string" calcext:value-type="string">
            <text:p>urn:cts:greekLit:tlg0012.tlg001.perseus-grc2:8.185@Αἴθων[1]</text:p>
          </table:table-cell>
          <table:table-cell table:style-name="ce46" office:value-type="string" calcext:value-type="string">
            <text:p>GRIMM</text:p>
          </table:table-cell>
          <table:table-cell table:style-name="ce74" office:value-type="string" calcext:value-type="string">
            <text:p><text:a xlink:href="https://demgol.units.it/lemma.do?&amp;langSupport=pt" xlink:type="simple">https://demgol.units.it/lemma.do?&amp;langSupport=pt</text:a></text:p>
          </table:table-cell>
          <table:table-cell table:style-name="ce46" office:value-type="string" calcext:value-type="string">
            <text:p>1-Um dos cavalos da quadriga de Heitor, junto com Podargo, Lampo e Xanto.</text:p>
          </table:table-cell>
          <table:table-cell table:style-name="ce46" office:value-type="string" calcext:value-type="string">
            <text:p>o termo existe no DDGP como nome comum, mas a definição como nome próprio não está contemplada</text:p>
          </table:table-cell>
          <table:table-cell table:number-columns-repeated="1013"/>
        </table:table-row>
        <table:table-row table:style-name="ro1">
          <table:table-cell table:style-name="ce36" office:value-type="string" calcext:value-type="string">
            <text:p>Αἵμων</text:p>
          </table:table-cell>
          <table:table-cell table:style-name="ce46" office:value-type="string" calcext:value-type="string">
            <text:p>Hémon</text:p>
          </table:table-cell>
          <table:table-cell table:number-columns-repeated="2" table:style-name="ce46" office:value-type="string" calcext:value-type="string">
            <text:p>Haemon</text:p>
          </table:table-cell>
          <table:table-cell table:style-name="ce46" office:value-type="string" calcext:value-type="string">
            <text:p>mit./antr.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urn:cts:greekLit:tlg0012.tlg001.perseus-grc2:4.296@Αἵμονά[1]</text:p>
          </table:table-cell>
          <table:table-cell table:style-name="ce46" office:value-type="string" calcext:value-type="string">
            <text:p>bio-myth-Smith</text:p>
          </table:table-cell>
          <table:table-cell table:style-name="ce78" office:value-type="string" calcext:value-type="string">
            <text:p><text:a xlink:href="https://cts.perseids.org/api/cts?request=GetPassage&amp;urn=urn:cts:pdlrefwk:viaf88890045.003.perseus-eng1:H.haemon_3" xlink:type="simple">urn:cts:pdlrefwk:viaf88890045.003.perseus-eng1:H.haemon_3</text:a></text:p>
          </table:table-cell>
          <table:table-cell table:style-name="ce46" office:value-type="string" calcext:value-type="string">
            <text:p>1-Filho de Creonte de Tebas e pai de Méon.</text:p>
          </table:table-cell>
          <table:table-cell table:style-name="ce74" office:value-type="string" calcext:value-type="string">
            <text:p><text:a xlink:href="http://perseidas.fclar.unesp.br/s.php?pattern=αἵμων2,%20ων,%20ον" xlink:type="simple">http://perseidas.fclar.unesp.br/s.php?pattern=%CE%B1%E1%BC%B5%CE%BC%CF%89%CE%BD2,%20%CF%89%CE%BD,%20%CE%BF%CE%BD</text:a></text:p>
          </table:table-cell>
          <table:table-cell table:number-columns-repeated="1013"/>
        </table:table-row>
        <table:table-row table:style-name="ro1">
          <table:table-cell table:style-name="ce36" office:value-type="string" calcext:value-type="string">
            <text:p>Αἰνείας</text:p>
          </table:table-cell>
          <table:table-cell table:style-name="ce46" office:value-type="string" calcext:value-type="string">
            <text:p>Eneias</text:p>
          </table:table-cell>
          <table:table-cell table:style-name="ce46" office:value-type="string" calcext:value-type="string">
            <text:p>Enée</text:p>
          </table:table-cell>
          <table:table-cell table:style-name="ce46" office:value-type="string" calcext:value-type="string">
            <text:p>Aeneas</text:p>
          </table:table-cell>
          <table:table-cell table:style-name="ce46" office:value-type="string" calcext:value-type="string">
            <text:p>mit./antr.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urn:cts:greekLit:tlg0012.tlg001.perseus-grc2:5.468@Αἰνείας[1]</text:p>
          </table:table-cell>
          <table:table-cell table:style-name="ce46" office:value-type="string" calcext:value-type="string">
            <text:p>bio-myth-Smith</text:p>
          </table:table-cell>
          <table:table-cell table:style-name="ce74" office:value-type="string" calcext:value-type="string">
            <text:p><text:a xlink:href="https://cts.perseids.org/api/cts?request=GetPassage&amp;urn=urn:cts:pdlrefwk:viaf88890045.003.perseus-eng1:A.aeneas_1" xlink:type="simple">urn:cts:pdlrefwk:viaf88890045.003.perseus-eng1:A.aeneas_1</text:a></text:p>
          </table:table-cell>
          <table:table-cell table:style-name="ce46" office:value-type="string" calcext:value-type="string">
            <text:p>1-Filho de Anquises e Afrodite. Relacionado à casa real de Troia, pois por parte de pai, era bisneto de Tros e, este era avô do Rei Príamo.</text:p>
          </table:table-cell>
          <table:table-cell table:style-name="ce46" office:value-type="string" calcext:value-type="string">
            <text:p>não há registro</text:p>
          </table:table-cell>
          <table:table-cell table:number-columns-repeated="1013"/>
        </table:table-row>
        <table:table-row table:style-name="ro1">
          <table:table-cell table:style-name="ce36" office:value-type="string" calcext:value-type="string">
            <text:p>Αἴνιος</text:p>
          </table:table-cell>
          <table:table-cell table:style-name="ce46" office:value-type="string" calcext:value-type="string">
            <text:p>Énio</text:p>
          </table:table-cell>
          <table:table-cell table:style-name="ce46" office:value-type="string" calcext:value-type="string">
            <text:p>AEnios</text:p>
          </table:table-cell>
          <table:table-cell table:style-name="ce46" office:value-type="string" calcext:value-type="string">
            <text:p>Aenius</text:p>
          </table:table-cell>
          <table:table-cell table:style-name="ce46" office:value-type="string" calcext:value-type="string">
            <text:p>mit./antr.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urn:cts:greekLit:tlg0012.tlg001.perseus-grc2:21.210@Αἴνιον[1]</text:p>
          </table:table-cell>
          <table:table-cell table:style-name="ce36"/>
          <table:table-cell table:style-name="ce38" office:value-type="string" calcext:value-type="string">
            <text:p>não encontrei no Smith</text:p>
          </table:table-cell>
          <table:table-cell table:style-name="ce46" office:value-type="string" calcext:value-type="string">
            <text:p>1-Guerreiro peônio morto por Aquiles.</text:p>
          </table:table-cell>
          <table:table-cell table:style-name="ce46" office:value-type="string" calcext:value-type="string">
            <text:p>não há registro</text:p>
          </table:table-cell>
          <table:table-cell table:number-columns-repeated="1013"/>
        </table:table-row>
        <table:table-row table:style-name="ro1">
          <table:table-cell table:style-name="ce36" office:value-type="string" calcext:value-type="string">
            <text:p>Αἴπεια</text:p>
          </table:table-cell>
          <table:table-cell table:style-name="ce46" office:value-type="string" calcext:value-type="string">
            <text:p>Epeia</text:p>
          </table:table-cell>
          <table:table-cell table:style-name="ce46" office:value-type="string" calcext:value-type="string">
            <text:p>Aepeia</text:p>
          </table:table-cell>
          <table:table-cell table:style-name="ce46" office:value-type="string" calcext:value-type="string">
            <text:p>Aipeia</text:p>
          </table:table-cell>
          <table:table-cell table:style-name="ce46" office:value-type="string" calcext:value-type="string">
            <text:p>top.</text:p>
          </table:table-cell>
          <table:table-cell table:style-name="ce46" office:value-type="string" calcext:value-type="string">
            <text:p>F</text:p>
          </table:table-cell>
          <table:table-cell table:style-name="ce46" office:value-type="string" calcext:value-type="string">
            <text:p>urn:cts:greekLit:tlg0012.tlg001.perseus-grc2:9.152@Αἴπειαν[1]</text:p>
          </table:table-cell>
          <table:table-cell table:style-name="ce36"/>
          <table:table-cell table:style-name="ce79"/>
          <table:table-cell table:style-name="ce46" office:value-type="string" calcext:value-type="string">
            <text:p>1-Uma das sete cidades ofertadas por Agamémnon a Aquiles.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36" office:value-type="string" calcext:value-type="string">
            <text:p>Αἴσηπος</text:p>
          </table:table-cell>
          <table:table-cell table:style-name="ce46" office:value-type="string" calcext:value-type="string">
            <text:p>Esepo</text:p>
          </table:table-cell>
          <table:table-cell table:style-name="ce46" office:value-type="string" calcext:value-type="string">
            <text:p>AEsèpos</text:p>
          </table:table-cell>
          <table:table-cell table:style-name="ce46" office:value-type="string" calcext:value-type="string">
            <text:p>Aesepus</text:p>
          </table:table-cell>
          <table:table-cell table:style-name="ce46" office:value-type="string" calcext:value-type="string">
            <text:p>mit./antr.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urn:cts:greekLit:tlg0012.tlg001.perseus-grc2:6.21@Αἴσηπον[1]</text:p>
          </table:table-cell>
          <table:table-cell table:style-name="ce46" office:value-type="string" calcext:value-type="string">
            <text:p>Topos</text:p>
          </table:table-cell>
          <table:table-cell table:style-name="ce80" office:value-type="string" calcext:value-type="string">
            <text:p><text:a xlink:href="https://topostext.org/people_index.php?pid=10523" xlink:type="simple">https://topostext.org/people_index.php?pid=10523</text:a></text:p>
          </table:table-cell>
          <table:table-cell table:style-name="ce46" office:value-type="string" calcext:value-type="string">
            <text:p>1-Filho da nâiade Abarbárea e Bucólion.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36" office:value-type="string" calcext:value-type="string">
            <text:p>Αἴσηπος</text:p>
          </table:table-cell>
          <table:table-cell table:style-name="ce46" office:value-type="string" calcext:value-type="string">
            <text:p>Esepo</text:p>
          </table:table-cell>
          <table:table-cell table:style-name="ce46" office:value-type="string" calcext:value-type="string">
            <text:p>AEsèpos</text:p>
          </table:table-cell>
          <table:table-cell table:style-name="ce46" office:value-type="string" calcext:value-type="string">
            <text:p>Aesepus</text:p>
          </table:table-cell>
          <table:table-cell table:style-name="ce46" office:value-type="string" calcext:value-type="string">
            <text:p>top.</text:p>
          </table:table-cell>
          <table:table-cell table:style-name="ce46"/>
          <table:table-cell table:style-name="ce46" office:value-type="string" calcext:value-type="string">
            <text:p>urn:cts:greekLit:tlg0012.tlg001.perseus-grc2:12.21@Αἴσηπος[2]</text:p>
          </table:table-cell>
          <table:table-cell table:style-name="ce46" office:value-type="string" calcext:value-type="string">
            <text:p>Pleiades</text:p>
          </table:table-cell>
          <table:table-cell table:style-name="ce74" office:value-type="string" calcext:value-type="string">
            <text:p><text:a xlink:href="http://pleiades.stoa.org/places/511141" xlink:type="simple">http://pleiades.stoa.org/places/511141</text:a></text:p>
          </table:table-cell>
          <table:table-cell table:style-name="ce46" office:value-type="string" calcext:value-type="string">
            <text:p>2-Nome de um rio.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41" office:value-type="string" calcext:value-type="string">
            <text:p>Ἀκάμας</text:p>
          </table:table-cell>
          <table:table-cell table:style-name="ce38" office:value-type="string" calcext:value-type="string">
            <text:p>Ácamas/Acamante</text:p>
          </table:table-cell>
          <table:table-cell table:style-name="ce38" office:value-type="string" calcext:value-type="string">
            <text:p>Akamas</text:p>
          </table:table-cell>
          <table:table-cell table:style-name="ce38" office:value-type="string" calcext:value-type="string">
            <text:p>Acamas</text:p>
          </table:table-cell>
          <table:table-cell table:style-name="ce38" office:value-type="string" calcext:value-type="string">
            <text:p>antr.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urn:cts:greekLit:tlg0012.tlg001.perseus-grc2:14.488@Ἀκάμαντος[1]</text:p>
          </table:table-cell>
          <table:table-cell table:style-name="ce38" office:value-type="string" calcext:value-type="string">
            <text:p>bio-myth-Smith</text:p>
          </table:table-cell>
          <table:table-cell table:style-name="ce77" office:value-type="string" calcext:value-type="string">
            <text:p><text:a xlink:href="http://cts.perseids.org/api/cts?request=GetPassage&amp;urn=urn:cts:pdlrefwk:viaf88890045.003.perseus-eng1:A.acamas_2" xlink:type="simple">urn:cts:pdlrefwk:viaf88890045.003.perseus-eng1:A.acamas_2</text:a></text:p>
          </table:table-cell>
          <table:table-cell table:style-name="ce38" office:value-type="string" calcext:value-type="string">
            <text:p>1-Filho de Antenor e Teano, foi um dos mais corajosos troianos.</text:p>
          </table:table-cell>
          <table:table-cell table:style-name="ce38" office:value-type="string" calcext:value-type="string">
            <text:p>o termo existe no DDGP como nome comum, mas a definição como nome próprio não está contemplada</text:p>
          </table:table-cell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41" office:value-type="string" calcext:value-type="string">
            <text:p>Ἀκάμας</text:p>
          </table:table-cell>
          <table:table-cell table:style-name="ce38" office:value-type="string" calcext:value-type="string">
            <text:p>Ácamas/Acamante</text:p>
          </table:table-cell>
          <table:table-cell table:style-name="ce38" office:value-type="string" calcext:value-type="string">
            <text:p>Akamas</text:p>
          </table:table-cell>
          <table:table-cell table:style-name="ce38" office:value-type="string" calcext:value-type="string">
            <text:p>Acamas</text:p>
          </table:table-cell>
          <table:table-cell table:style-name="ce38" office:value-type="string" calcext:value-type="string">
            <text:p>antr.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urn:cts:greekLit:tlg0012.tlg001.perseus-grc2:6.8@Ἀκάμαντʼ[2]</text:p>
          </table:table-cell>
          <table:table-cell table:style-name="ce38" office:value-type="string" calcext:value-type="string">
            <text:p>bio-myth-Smith</text:p>
          </table:table-cell>
          <table:table-cell table:style-name="ce77" office:value-type="string" calcext:value-type="string">
            <text:p><text:a xlink:href="http://cts.perseids.org/api/cts?request=GetPassage&amp;urn=urn:cts:pdlrefwk:viaf88890045.003.perseus-eng1:A.acamas_3" xlink:type="simple">urn:cts:pdlrefwk:viaf88890045.003.perseus-eng1:A.acamas_3</text:a></text:p>
          </table:table-cell>
          <table:table-cell table:style-name="ce87" office:value-type="string" calcext:value-type="string">
            <text:p>2-Filho de Eussoro, foi um dos líderes dos trácios na guerra de Tróia e morto por Ájax.</text:p>
          </table:table-cell>
          <table:table-cell table:style-name="ce38" office:value-type="string" calcext:value-type="string">
            <text:p>o termo existe no DDGP como nome comum, mas a definição como nome próprio não está contemplada</text:p>
          </table:table-cell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κεσ(σ)αμενός</text:p>
          </table:table-cell>
          <table:table-cell table:style-name="ce35" office:value-type="string" calcext:value-type="string">
            <text:p>Aces(s)amenos</text:p>
          </table:table-cell>
          <table:table-cell table:style-name="ce35" office:value-type="string" calcext:value-type="string">
            <text:p>Akésamènos; Akessaménos</text:p>
          </table:table-cell>
          <table:table-cell table:style-name="ce35" office:value-type="string" calcext:value-type="string">
            <text:p>Acessamenos</text:p>
          </table:table-cell>
          <table:table-cell table:style-name="ce35" office:value-type="string" calcext:value-type="string">
            <text:p>antr./mit.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urn:cts:greekLit:tlg0012.tlg001.perseus-grc2:21.142@ Ἀκεσσαμενοῖο[1]</text:p>
          </table:table-cell>
          <table:table-cell table:style-name="ce35" office:value-type="string" calcext:value-type="string">
            <text:p>GRIMM</text:p>
          </table:table-cell>
          <table:table-cell table:style-name="ce74" office:value-type="string" calcext:value-type="string">
            <text:p><text:a xlink:href="https://demgol.units.it/lemma.do?id=1048" xlink:type="simple">https://demgol.units.it/lemma.do?id=1048</text:a></text:p>
          </table:table-cell>
          <table:table-cell table:style-name="ce35" office:value-type="string" calcext:value-type="string">
            <text:p>1-Rei da Trácia, pai de Peribeia.</text:p>
          </table:table-cell>
          <table:table-cell table:style-name="ce43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κταίη</text:p>
          </table:table-cell>
          <table:table-cell table:style-name="ce35" office:value-type="string" calcext:value-type="string">
            <text:p>Acteia</text:p>
          </table:table-cell>
          <table:table-cell table:style-name="ce35" office:value-type="string" calcext:value-type="string">
            <text:p>Actaeé</text:p>
          </table:table-cell>
          <table:table-cell table:style-name="ce35" office:value-type="string" calcext:value-type="string">
            <text:p>Actaea</text:p>
          </table:table-cell>
          <table:table-cell table:style-name="ce35" office:value-type="string" calcext:value-type="string">
            <text:p>mit.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urn:cts:greekLit:tlg0012.tlg001.perseus-grc2:18.41@Ἀκταίη</text:p>
          </table:table-cell>
          <table:table-cell table:style-name="ce35" office:value-type="string" calcext:value-type="string">
            <text:p>bio-myth-Smith</text:p>
          </table:table-cell>
          <table:table-cell table:style-name="ce81" office:value-type="string" calcext:value-type="string">
            <text:p><text:a xlink:href="https://cts.perseids.org/api/cts?request=GetPassage&amp;urn=urn:cts:pdlrefwk:viaf88890045.003.perseus-eng1:A.actaea_1" xlink:type="simple">urn:cts:pdlrefwk:viaf88890045.003.perseus-eng1:A.actaea_1</text:a></text:p>
          </table:table-cell>
          <table:table-cell table:style-name="ce35" office:value-type="string" calcext:value-type="string">
            <text:p>1-Uma das Nereides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Ἄκτωρ</text:p>
          </table:table-cell>
          <table:table-cell table:style-name="ce37" office:value-type="string" calcext:value-type="string">
            <text:p>Actor</text:p>
          </table:table-cell>
          <table:table-cell table:style-name="ce37" office:value-type="string" calcext:value-type="string">
            <text:p>Aktôr</text:p>
          </table:table-cell>
          <table:table-cell table:style-name="ce37" office:value-type="string" calcext:value-type="string">
            <text:p>Actor</text:p>
          </table:table-cell>
          <table:table-cell table:style-name="ce37" office:value-type="string" calcext:value-type="string">
            <text:p>antr./mit.</text:p>
          </table:table-cell>
          <table:table-cell table:style-name="ce37" office:value-type="string" calcext:value-type="string">
            <text:p>M</text:p>
          </table:table-cell>
          <table:table-cell table:style-name="ce37" office:value-type="string" calcext:value-type="string">
            <text:p>urn:cts:greekLit:tlg0012.tlg001.perseus-grc2:11.785@Ἄκτορος[1]</text:p>
          </table:table-cell>
          <table:table-cell table:style-name="ce37" office:value-type="string" calcext:value-type="string">
            <text:p>bio-myth-Smith</text:p>
          </table:table-cell>
          <table:table-cell table:style-name="ce81" office:value-type="string" calcext:value-type="string">
            <text:p><text:a xlink:href="https://cts.perseids.org/api/cts?request=GetPassage&amp;urn=urn:cts:pdlrefwk:viaf88890045.003.perseus-eng1:A.actor_1" xlink:type="simple">urn:cts:pdlrefwk:viaf88890045.003.perseus-eng1:A.actor_1</text:a></text:p>
          </table:table-cell>
          <table:table-cell table:style-name="ce37" office:value-type="string" calcext:value-type="string">
            <text:p>1-Pai de Menécio e avô de Pátroclo.</text:p>
          </table:table-cell>
          <table:table-cell table:style-name="ce81" office:value-type="string" calcext:value-type="string">
            <text:p><text:a xlink:href="http://perseidas.fclar.unesp.br/s.php?pattern=ἄκτωρ*&amp;submit=Buscar+-+Search" xlink:type="simple">http://perseidas.fclar.unesp.br/s.php?pattern=%E1%BC%84%CE%BA%CF%84%CF%89%CF%81*&amp;submit=Buscar+-+Search</text:a></text:p>
          </table:table-cell>
          <table:table-cell table:style-name="ce90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λάστωρ</text:p>
          </table:table-cell>
          <table:table-cell table:style-name="ce35" office:value-type="string" calcext:value-type="string">
            <text:p>Alastor</text:p>
          </table:table-cell>
          <table:table-cell table:style-name="ce35" office:value-type="string" calcext:value-type="string">
            <text:p>Alastôr</text:p>
          </table:table-cell>
          <table:table-cell table:style-name="ce35" office:value-type="string" calcext:value-type="string">
            <text:p>Alastor</text:p>
          </table:table-cell>
          <table:table-cell table:style-name="ce35" office:value-type="string" calcext:value-type="string">
            <text:p>antr./mit.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urn:cts:greekLit:tlg0012.tlg001.perseus-grc2:5.677@Ἀλάστορά[1]</text:p>
          </table:table-cell>
          <table:table-cell table:style-name="ce35" office:value-type="string" calcext:value-type="string">
            <text:p>bio-myth-Smith</text:p>
          </table:table-cell>
          <table:table-cell table:style-name="ce81" office:value-type="string" calcext:value-type="string">
            <text:p><text:a xlink:href="https://cts.perseids.org/api/cts?request=GetPassage&amp;urn=urn:cts:pdlrefwk:viaf88890045.003.perseus-eng1:A.alastor_3" xlink:type="simple">urn:cts:pdlrefwk:viaf88890045.003.perseus-eng1:A.alastor_3</text:a></text:p>
          </table:table-cell>
          <table:table-cell table:style-name="ce35" office:value-type="string" calcext:value-type="string">
            <text:p>1-Guerreiro lício do séquito de Sarpédon morto por Odisseu, junto com outros companheiros, dentre os quais Cérano, Crómio, Alcandro, Hálio, Noémon e Prítanis.</text:p>
          </table:table-cell>
          <table:table-cell table:style-name="ce35"/>
          <table:table-cell table:style-name="ce93" office:value-type="string" calcext:value-type="string">
            <text:p>não contempla essa definição</text:p>
          </table:table-cell>
          <table:table-cell table:style-name="ce89" table:number-columns-repeated="15"/>
          <table:table-cell table:number-columns-repeated="997"/>
        </table:table-row>
        <table:table-row table:style-name="ro1">
          <table:table-cell table:style-name="ce35" office:value-type="string" calcext:value-type="string">
            <text:p>Ἀλάστωρ</text:p>
          </table:table-cell>
          <table:table-cell table:style-name="ce35" office:value-type="string" calcext:value-type="string">
            <text:p>Alastor</text:p>
          </table:table-cell>
          <table:table-cell table:style-name="ce35" office:value-type="string" calcext:value-type="string">
            <text:p>Alastôr</text:p>
          </table:table-cell>
          <table:table-cell table:style-name="ce35" office:value-type="string" calcext:value-type="string">
            <text:p>Alastor</text:p>
          </table:table-cell>
          <table:table-cell table:style-name="ce35" office:value-type="string" calcext:value-type="string">
            <text:p>antr./mit.</text:p>
          </table:table-cell>
          <table:table-cell table:style-name="ce35" office:value-type="string" calcext:value-type="string">
            <text:p>M</text:p>
          </table:table-cell>
          <table:table-cell table:style-name="ce37" office:value-type="string" calcext:value-type="string">
            <text:p>urn:cts:greekLit:tlg0012.tlg001.perseus-grc2:8.333@Ἀλάστωρ[2]</text:p>
          </table:table-cell>
          <table:table-cell table:style-name="ce35" office:value-type="string" calcext:value-type="string">
            <text:p>bio-myth-Smith</text:p>
          </table:table-cell>
          <table:table-cell table:style-name="ce81" office:value-type="string" calcext:value-type="string">
            <text:p><text:a xlink:href="https://cts.perseids.org/api/cts?request=GetPassage&amp;urn=urn:cts:pdlrefwk:viaf88890045.003.perseus-eng1:A.alastor_3" xlink:type="simple">urn:cts:pdlrefwk:viaf88890045.003.perseus-eng1:A.alastor_3</text:a></text:p>
          </table:table-cell>
          <table:table-cell table:style-name="ce35" office:value-type="string" calcext:value-type="string">
            <text:p>2-Guerreiro de Pilo na Messênia, companheiro de Nestor.</text:p>
          </table:table-cell>
          <table:table-cell table:style-name="ce81" office:value-type="string" calcext:value-type="string">
            <text:p><text:a xlink:href="http://perseidas.fclar.unesp.br/s.php?pattern=ἀλάστωρ*&amp;submit=Buscar+-+Search" xlink:type="simple">http://perseidas.fclar.unesp.br/s.php?pattern=%E1%BC%80%CE%BB%E1%BD%B1%CF%83%CF%84%CF%89%CF%81*&amp;submit=Buscar+-+Search</text:a></text:p>
          </table:table-cell>
          <table:table-cell/>
          <table:table-cell table:style-name="ce89" table:number-columns-repeated="15"/>
          <table:table-cell table:number-columns-repeated="997"/>
        </table:table-row>
        <table:table-row table:style-name="ro1">
          <table:table-cell table:style-name="ce42" office:value-type="string" calcext:value-type="string">
            <text:p>Ἀλεκτρυών</text:p>
          </table:table-cell>
          <table:table-cell table:style-name="ce42" office:value-type="string" calcext:value-type="string">
            <text:p>Aléctrion</text:p>
          </table:table-cell>
          <table:table-cell table:style-name="ce42" office:value-type="string" calcext:value-type="string">
            <text:p>Alektryôn</text:p>
          </table:table-cell>
          <table:table-cell table:style-name="ce42"/>
          <table:table-cell table:style-name="ce42" office:value-type="string" calcext:value-type="string">
            <text:p>antr./mit.</text:p>
          </table:table-cell>
          <table:table-cell table:style-name="ce42" office:value-type="string" calcext:value-type="string">
            <text:p>M</text:p>
          </table:table-cell>
          <table:table-cell table:style-name="ce66" office:value-type="string" calcext:value-type="string">
            <text:p>urn:cts:greekLit:tlg0012.tlg001.perseus-grc2:17.602@Ἀλεκτρυόνος[1]</text:p>
          </table:table-cell>
          <table:table-cell table:style-name="ce42" table:number-columns-repeated="4"/>
          <table:table-cell table:style-name="ce94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λέξανδρος</text:p>
          </table:table-cell>
          <table:table-cell table:number-columns-repeated="2" table:style-name="ce35" office:value-type="string" calcext:value-type="string">
            <text:p>Alexandre</text:p>
          </table:table-cell>
          <table:table-cell table:style-name="ce35" office:value-type="string" calcext:value-type="string">
            <text:p>Alexander</text:p>
          </table:table-cell>
          <table:table-cell table:style-name="ce35" office:value-type="string" calcext:value-type="string">
            <text:p>antr./mit.</text:p>
          </table:table-cell>
          <table:table-cell table:style-name="ce35" office:value-type="string" calcext:value-type="string">
            <text:p>M</text:p>
          </table:table-cell>
          <table:table-cell table:style-name="ce37" office:value-type="string" calcext:value-type="string">
            <text:p>urn:cts:greekLit:tlg0012.tlg001.perseus-grc2:3.253@Ἀλέξανδρος[1]</text:p>
          </table:table-cell>
          <table:table-cell table:style-name="ce35" office:value-type="string" calcext:value-type="string">
            <text:p>bio-myth-Smith</text:p>
          </table:table-cell>
          <table:table-cell table:style-name="ce81" office:value-type="string" calcext:value-type="string">
            <text:p><text:a xlink:href="https://cts.perseids.org/api/cts?request=GetPassage&amp;urn=urn:cts:pdlrefwk:viaf88890045.003.perseus-eng1:A.alexander_1" xlink:type="simple">urn:cts:pdlrefwk:viaf88890045.003.perseus-eng1:A.alexander_1</text:a></text:p>
          </table:table-cell>
          <table:table-cell table:style-name="ce35" office:value-type="string" calcext:value-type="string">
            <text:p>1-Outro nome de Páris, filho de Príamo, rei de Troia.</text:p>
          </table:table-cell>
          <table:table-cell table:style-name="ce81" office:value-type="string" calcext:value-type="string">
            <text:p><text:a xlink:href="http://perseidas.fclar.unesp.br/s.php?pattern=Ἀλέξανδρος*&amp;submit=Buscar+-+Search" xlink:type="simple">http://perseidas.fclar.unesp.br/s.php?pattern=%E1%BC%88%CE%BB%E1%BD%B3%CE%BE%CE%B1%CE%BD%CE%B4%CF%81%CE%BF%CF%82*&amp;submit=Buscar+-+Search</text:a>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λθαία</text:p>
          </table:table-cell>
          <table:table-cell table:style-name="ce35" office:value-type="string" calcext:value-type="string">
            <text:p>Alteia</text:p>
          </table:table-cell>
          <table:table-cell table:number-columns-repeated="2" table:style-name="ce35" office:value-type="string" calcext:value-type="string">
            <text:p>Althaea</text:p>
          </table:table-cell>
          <table:table-cell table:style-name="ce35" office:value-type="string" calcext:value-type="string">
            <text:p>antr./mit.</text:p>
          </table:table-cell>
          <table:table-cell table:style-name="ce35" office:value-type="string" calcext:value-type="string">
            <text:p>F</text:p>
          </table:table-cell>
          <table:table-cell table:style-name="ce37" office:value-type="string" calcext:value-type="string">
            <text:p>urn:cts:greekLit:tlg0012.tlg001.perseus-grc2:9.555@Ἀλθαίῃ[1]</text:p>
          </table:table-cell>
          <table:table-cell table:style-name="ce35" office:value-type="string" calcext:value-type="string">
            <text:p>bio-myth-Smith</text:p>
          </table:table-cell>
          <table:table-cell table:style-name="ce81" office:value-type="string" calcext:value-type="string">
            <text:p><text:a xlink:href="https://cts.perseids.org/api/cts?request=GetPassage&amp;urn=urn:cts:pdlrefwk:viaf88890045.003.perseus-eng1:A.althaea_1" xlink:type="simple">urn:cts:pdlrefwk:viaf88890045.003.perseus-eng1:A.althaea_1</text:a></text:p>
          </table:table-cell>
          <table:table-cell table:style-name="ce35" office:value-type="string" calcext:value-type="string">
            <text:p>1-Filha de Téstio, esposa de Eneu e mãe de Dejanira e Meleagro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Ἁλίαρτος</text:p>
          </table:table-cell>
          <table:table-cell table:style-name="ce35" office:value-type="string" calcext:value-type="string">
            <text:p>Haliarto</text:p>
          </table:table-cell>
          <table:table-cell table:style-name="ce35" office:value-type="string" calcext:value-type="string">
            <text:p>Haliartos</text:p>
          </table:table-cell>
          <table:table-cell table:style-name="ce35" office:value-type="string" calcext:value-type="string">
            <text:p>Haliartus</text:p>
          </table:table-cell>
          <table:table-cell table:style-name="ce35" office:value-type="string" calcext:value-type="string">
            <text:p>top.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urn:cts:greekLit:tlg0012.tlg001.perseus-grc2:2.503@Ἁλίαρτον[1]</text:p>
          </table:table-cell>
          <table:table-cell table:style-name="ce35" office:value-type="string" calcext:value-type="string">
            <text:p>Pleiades</text:p>
          </table:table-cell>
          <table:table-cell table:style-name="ce74" office:value-type="string" calcext:value-type="string">
            <text:p><text:a xlink:href="https://pleiades.stoa.org/places/540801" xlink:type="simple">https://pleiades.stoa.org/places/540801</text:a></text:p>
          </table:table-cell>
          <table:table-cell table:style-name="ce35" office:value-type="string" calcext:value-type="string">
            <text:p>1-Cidade na região da Beócia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Ἁλίη; Ἁλία</text:p>
          </table:table-cell>
          <table:table-cell table:style-name="ce35" office:value-type="string" calcext:value-type="string">
            <text:p>Halia; Halie</text:p>
          </table:table-cell>
          <table:table-cell table:style-name="ce35" office:value-type="string" calcext:value-type="string">
            <text:p>Halia; Haliè</text:p>
          </table:table-cell>
          <table:table-cell table:style-name="ce35" office:value-type="string" calcext:value-type="string">
            <text:p>Halia</text:p>
          </table:table-cell>
          <table:table-cell table:style-name="ce35" office:value-type="string" calcext:value-type="string">
            <text:p>mit.</text:p>
          </table:table-cell>
          <table:table-cell table:style-name="ce35" office:value-type="string" calcext:value-type="string">
            <text:p>F</text:p>
          </table:table-cell>
          <table:table-cell table:style-name="ce37" office:value-type="string" calcext:value-type="string">
            <text:p>urn:cts:greekLit:tlg0012.tlg001.perseus-grc2:18.40@Ἁλίη[1]</text:p>
          </table:table-cell>
          <table:table-cell table:style-name="ce35" office:value-type="string" calcext:value-type="string">
            <text:p>bio-myth-Smith</text:p>
          </table:table-cell>
          <table:table-cell table:style-name="ce74" office:value-type="string" calcext:value-type="string">
            <text:p><text:a xlink:href="https://cts.perseids.org/api/cts?request=GetPassage&amp;urn=urn:cts:pdlrefwk:viaf88890045.003.perseus-eng1:H.halia_1" xlink:type="simple">urn:cts:pdlrefwk:viaf88890045.003.perseus-eng1:H.halia_1</text:a></text:p>
          </table:table-cell>
          <table:table-cell table:style-name="ce35" office:value-type="string" calcext:value-type="string">
            <text:p>1-Uma das Nereides.</text:p>
          </table:table-cell>
          <table:table-cell table:style-name="ce35" office:value-type="string" calcext:value-type="string">
            <text:p>o termo existe no DDGP como nome comum, mas a definição como nome próprio não está contemplada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8" office:value-type="string" calcext:value-type="string">
            <text:p>Ἅλιος</text:p>
          </table:table-cell>
          <table:table-cell table:style-name="ce38" office:value-type="string" calcext:value-type="string">
            <text:p>Hálio</text:p>
          </table:table-cell>
          <table:table-cell table:style-name="ce38" office:value-type="string" calcext:value-type="string">
            <text:p>Halios</text:p>
          </table:table-cell>
          <table:table-cell table:style-name="ce38" office:value-type="string" calcext:value-type="string">
            <text:p>Halios / <text:span text:style-name="T2">Halius</text:span></text:p>
          </table:table-cell>
          <table:table-cell table:style-name="ce38" office:value-type="string" calcext:value-type="string">
            <text:p>antr.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urn:cts:greekLit:tlg0012.tlg001.perseus-grc2:5.678@Ἅλιόν[1]</text:p>
          </table:table-cell>
          <table:table-cell table:style-name="ce38" office:value-type="string" calcext:value-type="string">
            <text:p>bio-myth-Smith</text:p>
          </table:table-cell>
          <table:table-cell table:style-name="ce38" office:value-type="string" calcext:value-type="string">
            <text:p>cts.perseids.org/read/pdlrefwk/viaf88890045/003/perseus-eng1/H.halios_1@Ἅλιόν[1]</text:p>
          </table:table-cell>
          <table:table-cell table:style-name="ce38" office:value-type="string" calcext:value-type="string">
            <text:p>1-1-Guerreiro lício do séquito de Sarpédon morto por Odisseu, junto com outros companheiros, dentre os quais Cérano, Alastor, Crómio, Alcandro, Noémon e Prítanis.</text:p>
          </table:table-cell>
          <table:table-cell table:style-name="ce38" office:value-type="string" calcext:value-type="string">
            <text:p>não há registro</text:p>
          </table:table-cell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8" office:value-type="string" calcext:value-type="string">
            <text:p>Ἅλιος</text:p>
          </table:table-cell>
          <table:table-cell table:style-name="ce38" office:value-type="string" calcext:value-type="string">
            <text:p>Hálio</text:p>
          </table:table-cell>
          <table:table-cell table:number-columns-repeated="2" table:style-name="ce38" office:value-type="string" calcext:value-type="string">
            <text:p>Halios</text:p>
          </table:table-cell>
          <table:table-cell table:style-name="ce38" office:value-type="string" calcext:value-type="string">
            <text:p>mit.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urn:cts:greekLit:tlg0012.tlg002.perseus-grc2:8.119@Ἅλιός[2]</text:p>
          </table:table-cell>
          <table:table-cell table:style-name="ce38" office:value-type="string" calcext:value-type="string">
            <text:p>bio-myth-Smith</text:p>
          </table:table-cell>
          <table:table-cell table:style-name="ce38" office:value-type="string" calcext:value-type="string">
            <text:p>cts.perseids.org/read/pdlrefwk/viaf88890045/003/perseus-eng1/H.halios_1Ἅλιός[2]</text:p>
          </table:table-cell>
          <table:table-cell table:style-name="ce38" office:value-type="string" calcext:value-type="string">
            <text:p>2-Um dos filhos de Alcinoo.</text:p>
          </table:table-cell>
          <table:table-cell table:style-name="ce41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λκάθοος</text:p>
          </table:table-cell>
          <table:table-cell table:style-name="ce35" office:value-type="string" calcext:value-type="string">
            <text:p>Alcatoo</text:p>
          </table:table-cell>
          <table:table-cell table:style-name="ce35" office:value-type="string" calcext:value-type="string">
            <text:p>Alkathoos</text:p>
          </table:table-cell>
          <table:table-cell table:style-name="ce35" office:value-type="string" calcext:value-type="string">
            <text:p>Alcathous</text:p>
          </table:table-cell>
          <table:table-cell table:style-name="ce35" office:value-type="string" calcext:value-type="string">
            <text:p>antr./mit.</text:p>
          </table:table-cell>
          <table:table-cell table:style-name="ce35" office:value-type="string" calcext:value-type="string">
            <text:p>M</text:p>
          </table:table-cell>
          <table:table-cell table:style-name="ce37" office:value-type="string" calcext:value-type="string">
            <text:p>urn:cts:greekLit:tlg0012.tlg001.perseus-grc2:12.93@Ἀλκάθοος[1]</text:p>
          </table:table-cell>
          <table:table-cell table:style-name="ce35" office:value-type="string" calcext:value-type="string">
            <text:p>bio-myth-Smith</text:p>
          </table:table-cell>
          <table:table-cell table:style-name="ce74" office:value-type="string" calcext:value-type="string">
            <text:p><text:a xlink:href="https://cts.perseids.org/api/cts?request=GetPassage&amp;urn=urn:cts:pdlrefwk:viaf88890045.003.perseus-eng1:A.alcathous_3" xlink:type="simple">urn:cts:pdlrefwk:viaf88890045.003.perseus-eng1:A.alcathous_3</text:a></text:p>
          </table:table-cell>
          <table:table-cell table:style-name="ce35" office:value-type="string" calcext:value-type="string">
            <text:p>1-Líder troiano morto por Idomeneu com a ajuda de Posídeon, que atingiu Alcatoo com cegueira e paralisou seus membros para que ele não pudesse fugir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Ἄλκανδρος</text:p>
          </table:table-cell>
          <table:table-cell table:style-name="ce35" office:value-type="string" calcext:value-type="string">
            <text:p>Alcandro</text:p>
          </table:table-cell>
          <table:table-cell table:style-name="ce35" office:value-type="string" calcext:value-type="string">
            <text:p>Alkandros</text:p>
          </table:table-cell>
          <table:table-cell table:style-name="ce35" office:value-type="string" calcext:value-type="string">
            <text:p>Alcander</text:p>
          </table:table-cell>
          <table:table-cell table:style-name="ce35" office:value-type="string" calcext:value-type="string">
            <text:p>antr./mit.</text:p>
          </table:table-cell>
          <table:table-cell table:style-name="ce35" office:value-type="string" calcext:value-type="string">
            <text:p>M</text:p>
          </table:table-cell>
          <table:table-cell table:style-name="ce37" office:value-type="string" calcext:value-type="string">
            <text:p>urn:cts:greekLit:tlg0012.tlg001.perseus-grc2:5.678@Ἄλκανδρόν[1]</text:p>
          </table:table-cell>
          <table:table-cell table:style-name="ce35" office:value-type="string" calcext:value-type="string">
            <text:p>bio-myth-Smith</text:p>
          </table:table-cell>
          <table:table-cell table:style-name="ce74" office:value-type="string" calcext:value-type="string">
            <text:p><text:a xlink:href="https://cts.perseids.org/api/cts?request=GetPassage&amp;urn=urn:cts:pdlrefwk:viaf88890045.003.perseus-eng1:A.alcander_1" xlink:type="simple">urn:cts:pdlrefwk:viaf88890045.003.perseus-eng1:A.alcander_1</text:a></text:p>
          </table:table-cell>
          <table:table-cell table:style-name="ce35" office:value-type="string" calcext:value-type="string">
            <text:p>1-Guerreiro lício do séquito de Sarpédon morto por Odisseu, junto com outros companheiros, dentre os quais Cérano, Alastor, Crómio, Hálio, Noémon e Prítanis.</text:p>
          </table:table-cell>
          <table:table-cell table:style-name="ce35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λκή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Ἄλκηστις</text:p>
          </table:table-cell>
          <table:table-cell table:number-columns-repeated="3" table:style-name="ce35" office:value-type="string" calcext:value-type="string">
            <text:p>Alceste</text:p>
          </table:table-cell>
          <table:table-cell table:style-name="ce35" office:value-type="string" calcext:value-type="string">
            <text:p>mit./antr.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urn:cts:greekLit:tlg0012.tlg001.perseus-grc2:2.715@Ἄλκηστις[1]</text:p>
          </table:table-cell>
          <table:table-cell table:style-name="ce35" office:value-type="string" calcext:value-type="string">
            <text:p>bio-myth-Smith</text:p>
          </table:table-cell>
          <table:table-cell table:style-name="ce74" office:value-type="string" calcext:value-type="string">
            <text:p><text:a xlink:href="https://cts.perseids.org/api/cts?request=GetPassage&amp;urn=urn:cts:pdlrefwk:viaf88890045.003.perseus-eng1:A.alcestis_1" xlink:type="simple">urn:cts:pdlrefwk:viaf88890045.003.perseus-eng1:A.alcestis_1</text:a></text:p>
          </table:table-cell>
          <table:table-cell table:style-name="ce35" office:value-type="string" calcext:value-type="string">
            <text:p>1-Filha do rei Pélias. Esposa de Admeto e mão de Eumelo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λκιμέδων</text:p>
          </table:table-cell>
          <table:table-cell table:style-name="ce46" table:number-columns-repeated="6"/>
          <table:table-cell table:style-name="ce36" table:number-columns-repeated="2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35" office:value-type="string" calcext:value-type="string">
            <text:p>Ἄλκιμος</text:p>
          </table:table-cell>
          <table:table-cell table:style-name="ce46" office:value-type="string" calcext:value-type="string">
            <text:p>Álcimo</text:p>
          </table:table-cell>
          <table:table-cell table:style-name="ce46" office:value-type="string" calcext:value-type="string">
            <text:p>Alkimos</text:p>
          </table:table-cell>
          <table:table-cell table:style-name="ce46" office:value-type="string" calcext:value-type="string">
            <text:p>Alcimus</text:p>
          </table:table-cell>
          <table:table-cell table:style-name="ce46" office:value-type="string" calcext:value-type="string">
            <text:p>antr.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urn:cts:greekLit:tlg0012.tlg001.perseus-grc2:24.574@Ἄλκιμος[1]</text:p>
          </table:table-cell>
          <table:table-cell table:style-name="ce36" table:number-columns-repeated="2"/>
          <table:table-cell table:style-name="ce46" office:value-type="string" calcext:value-type="string">
            <text:p>1-Amigo de Aquiles.</text:p>
          </table:table-cell>
          <table:table-cell table:style-name="ce46" office:value-type="string" calcext:value-type="string">
            <text:p>o termo existe no DDGP como nome comum, mas a definição como nome próprio não está contemplada</text:p>
          </table:table-cell>
          <table:table-cell table:number-columns-repeated="1013"/>
        </table:table-row>
        <table:table-row table:style-name="ro1">
          <table:table-cell table:style-name="ce35" office:value-type="string" calcext:value-type="string">
            <text:p>Ἀλκμάων</text:p>
          </table:table-cell>
          <table:table-cell table:style-name="ce38" table:number-columns-repeated="2"/>
          <table:table-cell table:style-name="ce41" table:number-columns-repeated="3"/>
          <table:table-cell table:style-name="ce38" table:number-columns-repeated="2"/>
          <table:table-cell table:style-name="ce41" table:number-columns-repeated="3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8" office:value-type="string" calcext:value-type="string">
            <text:p>Ἀλκμήνη</text:p>
          </table:table-cell>
          <table:table-cell table:style-name="ce38" table:number-columns-repeated="2"/>
          <table:table-cell table:style-name="ce41" table:number-columns-repeated="3"/>
          <table:table-cell table:style-name="ce38" table:number-columns-repeated="2"/>
          <table:table-cell table:style-name="ce41" table:number-columns-repeated="3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λκυόνη</text:p>
          </table:table-cell>
          <table:table-cell table:style-name="ce38" table:number-columns-repeated="2"/>
          <table:table-cell table:style-name="ce41" table:number-columns-repeated="3"/>
          <table:table-cell table:style-name="ce38" table:number-columns-repeated="2"/>
          <table:table-cell table:style-name="ce41" table:number-columns-repeated="3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Ἄλος</text:p>
          </table:table-cell>
          <table:table-cell table:style-name="ce38" table:number-columns-repeated="2"/>
          <table:table-cell table:style-name="ce41" table:number-columns-repeated="3"/>
          <table:table-cell table:style-name="ce38" table:number-columns-repeated="2"/>
          <table:table-cell table:style-name="ce41" table:number-columns-repeated="3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λόπη</text:p>
          </table:table-cell>
          <table:table-cell table:style-name="ce38" table:number-columns-repeated="2"/>
          <table:table-cell table:style-name="ce41" table:number-columns-repeated="3"/>
          <table:table-cell table:style-name="ce38" table:number-columns-repeated="2"/>
          <table:table-cell table:style-name="ce41" table:number-columns-repeated="3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Ἄλτης</text:p>
          </table:table-cell>
          <table:table-cell table:style-name="ce57"/>
          <table:table-cell table:style-name="ce46" office:value-type="string" calcext:value-type="string">
            <text:p>Altès</text:p>
          </table:table-cell>
          <table:table-cell table:style-name="ce46" office:value-type="string" calcext:value-type="string">
            <text:p>Altes</text:p>
          </table:table-cell>
          <table:table-cell table:style-name="ce46" office:value-type="string" calcext:value-type="string">
            <text:p>antr.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urn:cts:greekLit:tlg0012.tlg001.perseus-grc2:21.85@Ἄλταο[1]</text:p>
          </table:table-cell>
          <table:table-cell table:style-name="ce36" table:number-columns-repeated="2"/>
          <table:table-cell table:style-name="ce46" office:value-type="string" calcext:value-type="string">
            <text:p>1-Rei de Leleges, pai de Laótoe e avó de Licáon.</text:p>
          </table:table-cell>
          <table:table-cell table:style-name="ce46" office:value-type="string" calcext:value-type="string">
            <text:p>não há registro</text:p>
          </table:table-cell>
          <table:table-cell table:number-columns-repeated="1013"/>
        </table:table-row>
        <table:table-row table:style-name="ro1">
          <table:table-cell table:style-name="ce35" office:value-type="string" calcext:value-type="string">
            <text:p>Ἀλύβη</text:p>
          </table:table-cell>
          <table:table-cell table:style-name="ce35" table:number-columns-repeated="6"/>
          <table:table-cell table:style-name="ce43"/>
          <table:table-cell table:style-name="ce38"/>
          <table:table-cell table:style-name="ce35" table:number-columns-repeated="2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λφειός</text:p>
          </table:table-cell>
          <table:table-cell table:style-name="ce35" table:number-columns-repeated="6"/>
          <table:table-cell table:style-name="ce43"/>
          <table:table-cell table:style-name="ce38"/>
          <table:table-cell table:style-name="ce35" table:number-columns-repeated="2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λωεύς</text:p>
          </table:table-cell>
          <table:table-cell table:style-name="ce35" table:number-columns-repeated="6"/>
          <table:table-cell table:style-name="ce43"/>
          <table:table-cell table:style-name="ce38"/>
          <table:table-cell table:style-name="ce35" table:number-columns-repeated="2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μάθεια</text:p>
          </table:table-cell>
          <table:table-cell table:style-name="ce54" office:value-type="string" calcext:value-type="string">
            <text:p>Amateia (Amatia)</text:p>
          </table:table-cell>
          <table:table-cell table:number-columns-repeated="2" table:style-name="ce35" office:value-type="string" calcext:value-type="string">
            <text:p>Amatheia</text:p>
          </table:table-cell>
          <table:table-cell table:style-name="ce35" office:value-type="string" calcext:value-type="string">
            <text:p>mit.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urn:cts:greekLit:tlg0012.tlg001.perseus-grc2:18.48@Ἀμάθεια[1]</text:p>
          </table:table-cell>
          <table:table-cell table:style-name="ce43"/>
          <table:table-cell table:style-name="ce38" office:value-type="string" calcext:value-type="string">
            <text:p>não encontrei no Smith nem no GRIMM</text:p>
          </table:table-cell>
          <table:table-cell table:style-name="ce35" office:value-type="string" calcext:value-type="string">
            <text:p>1-Uma das Nereides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Ἄμαξα</text:p>
          </table:table-cell>
          <table:table-cell table:style-name="ce38"/>
          <table:table-cell table:style-name="ce41" table:number-columns-repeated="9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μαρυγκεύς</text:p>
          </table:table-cell>
          <table:table-cell table:style-name="ce38"/>
          <table:table-cell table:style-name="ce41" table:number-columns-repeated="9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μισώδαρος</text:p>
          </table:table-cell>
          <table:table-cell table:style-name="ce38"/>
          <table:table-cell table:style-name="ce41" table:number-columns-repeated="9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μοπάων</text:p>
          </table:table-cell>
          <table:table-cell table:style-name="ce38"/>
          <table:table-cell table:style-name="ce41" table:number-columns-repeated="9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μυδών</text:p>
          </table:table-cell>
          <table:table-cell table:style-name="ce38"/>
          <table:table-cell table:style-name="ce41" table:number-columns-repeated="9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μύκλαι</text:p>
          </table:table-cell>
          <table:table-cell table:style-name="ce38"/>
          <table:table-cell table:style-name="ce41" table:number-columns-repeated="9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μύντωρ</text:p>
          </table:table-cell>
          <table:table-cell table:style-name="ce38"/>
          <table:table-cell table:style-name="ce41" table:number-columns-repeated="9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μφιγένεια</text:p>
          </table:table-cell>
          <table:table-cell table:style-name="ce38"/>
          <table:table-cell table:style-name="ce41" table:number-columns-repeated="9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μφιδάμας</text:p>
          </table:table-cell>
          <table:table-cell table:style-name="ce35" table:number-columns-repeated="7"/>
          <table:table-cell table:style-name="ce38"/>
          <table:table-cell table:style-name="ce35" table:number-columns-repeated="2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μφιθόη</text:p>
          </table:table-cell>
          <table:table-cell table:style-name="ce35" office:value-type="string" calcext:value-type="string">
            <text:p>Anfítoe</text:p>
          </table:table-cell>
          <table:table-cell table:style-name="ce35" office:value-type="string" calcext:value-type="string">
            <text:p>Amphithoè</text:p>
          </table:table-cell>
          <table:table-cell table:style-name="ce35" office:value-type="string" calcext:value-type="string">
            <text:p>Amphithoe</text:p>
          </table:table-cell>
          <table:table-cell table:style-name="ce35" office:value-type="string" calcext:value-type="string">
            <text:p>mit.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urn:cts:greekLit:tlg0012.tlg001.perseus-grc2:18.42@Ἀμφιθόη[1]</text:p>
          </table:table-cell>
          <table:table-cell table:style-name="ce35"/>
          <table:table-cell table:style-name="ce38" office:value-type="string" calcext:value-type="string">
            <text:p>não encontrei no Smith nem no GRIMM</text:p>
          </table:table-cell>
          <table:table-cell table:style-name="ce35" office:value-type="string" calcext:value-type="string">
            <text:p>1-Uma das Nereides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Ἄμφικλος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μφίμαχος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μφινόμη</text:p>
          </table:table-cell>
          <table:table-cell table:style-name="ce35" office:value-type="string" calcext:value-type="string">
            <text:p>Anfínome</text:p>
          </table:table-cell>
          <table:table-cell table:style-name="ce35" office:value-type="string" calcext:value-type="string">
            <text:p>Amphinomè</text:p>
          </table:table-cell>
          <table:table-cell table:style-name="ce35" office:value-type="string" calcext:value-type="string">
            <text:p>Amphinome</text:p>
          </table:table-cell>
          <table:table-cell table:style-name="ce35" office:value-type="string" calcext:value-type="string">
            <text:p>mit.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urn:cts:greekLit:tlg0012.tlg001.perseus-grc2:18.44@Ἀμφινόμη[1]</text:p>
          </table:table-cell>
          <table:table-cell table:style-name="ce35" office:value-type="string" calcext:value-type="string">
            <text:p>bio-myth-Smith</text:p>
          </table:table-cell>
          <table:table-cell table:style-name="ce74" office:value-type="string" calcext:value-type="string">
            <text:p><text:a xlink:href="https://cts.perseids.org/api/cts?request=GetPassage&amp;urn=urn:cts:pdlrefwk:viaf88890045.003.perseus-eng1:A.amphinome_1" xlink:type="simple">urn:cts:pdlrefwk:viaf88890045.003.perseus-eng1:A.amphinome_1</text:a></text:p>
          </table:table-cell>
          <table:table-cell table:style-name="ce35" office:value-type="string" calcext:value-type="string">
            <text:p>1-Uma das Nereides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Ἄμφιος</text:p>
          </table:table-cell>
          <table:table-cell table:style-name="ce46" table:number-columns-repeated="2"/>
          <table:table-cell table:style-name="ce36"/>
          <table:table-cell table:style-name="ce46" table:number-columns-repeated="4"/>
          <table:table-cell table:style-name="ce55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35" office:value-type="string" calcext:value-type="string">
            <text:p>Ἀμφιτρύων</text:p>
          </table:table-cell>
          <table:table-cell table:style-name="ce46" table:number-columns-repeated="2"/>
          <table:table-cell table:style-name="ce36"/>
          <table:table-cell table:style-name="ce46" table:number-columns-repeated="4"/>
          <table:table-cell table:style-name="ce55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36" office:value-type="string" calcext:value-type="string">
            <text:p>Ἀμφότερος</text:p>
          </table:table-cell>
          <table:table-cell table:style-name="ce46" office:value-type="string" calcext:value-type="string">
            <text:p>Anfótero</text:p>
          </table:table-cell>
          <table:table-cell table:style-name="ce46" office:value-type="string" calcext:value-type="string">
            <text:p>Amphotéros</text:p>
          </table:table-cell>
          <table:table-cell table:style-name="ce36" office:value-type="string" calcext:value-type="string">
            <text:p>Amphoterus</text:p>
          </table:table-cell>
          <table:table-cell table:style-name="ce46" office:value-type="string" calcext:value-type="string">
            <text:p>antr.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urn:cts:greekLit:tlg0012.tlg001.perseus-grc2:16.415@Ἀμφοτερὸν[1]</text:p>
          </table:table-cell>
          <table:table-cell table:style-name="ce46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://cts.perseids.org/api/cts?request=GetPassage&amp;urn=urn:cts:pdlrefwk:viaf88890045.003.perseus-eng1:A.amphoterus_1" xlink:type="simple">urn:cts:pdlrefwk:viaf88890045.003.perseus-eng1:A.amphoterus_1</text:a></text:p>
          </table:table-cell>
          <table:table-cell table:style-name="ce46" office:value-type="string" calcext:value-type="string">
            <text:p>1-Um lício morto por Pátrocolo.</text:p>
          </table:table-cell>
          <table:table-cell table:style-name="ce46" office:value-type="string" calcext:value-type="string">
            <text:p>o termo existe no DDGP como nome comum, mas a definição como nome próprio não está contemplada</text:p>
          </table:table-cell>
          <table:table-cell table:number-columns-repeated="1013"/>
        </table:table-row>
        <table:table-row table:style-name="ro1">
          <table:table-cell table:style-name="ce35" office:value-type="string" calcext:value-type="string">
            <text:p>Ἀνδραίμων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νδρομάχη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Ἄνθεια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νθεμίων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νθηδών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Ἄντεια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ντήνωρ</text:p>
          </table:table-cell>
          <table:table-cell table:style-name="ce35" office:value-type="string" calcext:value-type="string">
            <text:p>Antenor</text:p>
          </table:table-cell>
          <table:table-cell table:style-name="ce35" office:value-type="string" calcext:value-type="string">
            <text:p>Anténor</text:p>
          </table:table-cell>
          <table:table-cell table:style-name="ce35" office:value-type="string" calcext:value-type="string">
            <text:p>Antenor</text:p>
          </table:table-cell>
          <table:table-cell table:style-name="ce35" office:value-type="string" calcext:value-type="string">
            <text:p>antr.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urn:cts:greekLit:tlg0012.tlg001.perseus-grc2:7.347@Ἀντήνωρ[1]</text:p>
          </table:table-cell>
          <table:table-cell table:style-name="ce35" office:value-type="string" calcext:value-type="string">
            <text:p>bio-myth-Smith</text:p>
          </table:table-cell>
          <table:table-cell table:style-name="ce74" office:value-type="string" calcext:value-type="string">
            <text:p><text:a xlink:href="http://cts.perseids.org/api/cts?request=GetPassage&amp;urn=urn:cts:pdlrefwk:viaf88890045.003.perseus-eng1:A.antenor_1" xlink:type="simple">urn:cts:pdlrefwk:viaf88890045.003.perseus-eng1:A.antenor_1</text:a></text:p>
          </table:table-cell>
          <table:table-cell table:style-name="ce35" office:value-type="string" calcext:value-type="string">
            <text:p>1-Chefe troiano e conselheiro de Príamo, marido de Teano, com quem teve muitos filhos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ντίλοχος</text:p>
          </table:table-cell>
          <table:table-cell table:style-name="ce4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Ἀντίμαχος</text:p>
          </table:table-cell>
          <table:table-cell table:style-name="ce4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Ἀντιφάτης</text:p>
          </table:table-cell>
          <table:table-cell table:style-name="ce4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Ἀντίφονος</text:p>
          </table:table-cell>
          <table:table-cell table:style-name="ce4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Ἄντιφος</text:p>
          </table:table-cell>
          <table:table-cell table:style-name="ce4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Ἀντρών</text:p>
          </table:table-cell>
          <table:table-cell table:style-name="ce46" table:number-columns-repeated="10"/>
          <table:table-cell table:number-columns-repeated="1013"/>
        </table:table-row>
        <table:table-row table:style-name="ro1">
          <table:table-cell table:style-name="ce41" office:value-type="string" calcext:value-type="string">
            <text:p>Ἀξιός</text:p>
          </table:table-cell>
          <table:table-cell table:style-name="ce38" office:value-type="string" calcext:value-type="string">
            <text:p>Áxio</text:p>
          </table:table-cell>
          <table:table-cell table:style-name="ce38" office:value-type="string" calcext:value-type="string">
            <text:p>Axios</text:p>
          </table:table-cell>
          <table:table-cell table:style-name="ce38" office:value-type="string" calcext:value-type="string">
            <text:p>Axius</text:p>
          </table:table-cell>
          <table:table-cell table:style-name="ce38" office:value-type="string" calcext:value-type="string">
            <text:p>top.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urn:cts:greekLit:tlg0012.tlg001.perseus-grc2:2.850@Ἀξιοῦ[1]</text:p>
          </table:table-cell>
          <table:table-cell table:style-name="ce38" office:value-type="string" calcext:value-type="string">
            <text:p>Pleiades</text:p>
          </table:table-cell>
          <table:table-cell table:style-name="ce77" office:value-type="string" calcext:value-type="string">
            <text:p><text:a xlink:href="http://pleiades.stoa.org/places/491534" xlink:type="simple">http://pleiades.stoa.org/places/491534</text:a></text:p>
          </table:table-cell>
          <table:table-cell table:style-name="ce38" office:value-type="string" calcext:value-type="string">
            <text:p>1-Um rio na Macedônia.</text:p>
          </table:table-cell>
          <table:table-cell table:style-name="ce38" office:value-type="string" calcext:value-type="string">
            <text:p>não há registro</text:p>
          </table:table-cell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Ἄξυλος</text:p>
          </table:table-cell>
          <table:table-cell table:style-name="ce35" office:value-type="string" calcext:value-type="string">
            <text:p>Axilos</text:p>
          </table:table-cell>
          <table:table-cell table:style-name="ce35" table:number-columns-repeated="2"/>
          <table:table-cell table:style-name="ce35" office:value-type="string" calcext:value-type="string">
            <text:p>mit./antr.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urn:cts:greekLit:tlg0012.tlg001.perseus-grc2:6.12@Ἄξυλον[1]</text:p>
          </table:table-cell>
          <table:table-cell table:style-name="ce41" table:number-columns-repeated="3"/>
          <table:table-cell table:style-name="ce38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παισός</text:p>
          </table:table-cell>
          <table:table-cell table:style-name="ce38"/>
          <table:table-cell table:style-name="ce41" table:number-columns-repeated="8"/>
          <table:table-cell table:style-name="ce38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πισάων</text:p>
          </table:table-cell>
          <table:table-cell table:style-name="ce38"/>
          <table:table-cell table:style-name="ce41" table:number-columns-repeated="8"/>
          <table:table-cell table:style-name="ce38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8" office:value-type="string" calcext:value-type="string">
            <text:p>Ἀπόλλων</text:p>
          </table:table-cell>
          <table:table-cell table:style-name="ce38"/>
          <table:table-cell table:style-name="ce41" table:number-columns-repeated="8"/>
          <table:table-cell table:style-name="ce38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ραιθυρέη</text:p>
          </table:table-cell>
          <table:table-cell table:style-name="ce38"/>
          <table:table-cell table:style-name="ce41" table:number-columns-repeated="8"/>
          <table:table-cell table:style-name="ce38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office:annotation draw:style-name="gr1" draw:text-style-name="P2" svg:width="108.64mm" svg:height="15.08mm" svg:x="42.33mm" svg:y="642.14mm" draw:caption-point-x="-4.07mm" draw:caption-point-y="-8.1mm">
              <dc:date>2019-04-29T00:00:00</dc:date>
              <text:p text:style-name="P1"><text:span text:style-name="T1">No Smith há pelo menos cinco Ápis diferentes, mas nenhuma aparece na Ilíada.</text:span></text:p>
              <text:p text:style-name="P1"><text:span text:style-name="T1"><text:tab/></text:span><text:span text:style-name="T1">-Aline Delgado</text:span></text:p>
            </office:annotation>
            <text:p>Ἄργισσα</text:p>
          </table:table-cell>
          <table:table-cell table:style-name="ce38"/>
          <table:table-cell table:style-name="ce41" table:number-columns-repeated="8"/>
          <table:table-cell table:style-name="ce38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Ἄργος</text:p>
          </table:table-cell>
          <table:table-cell table:style-name="ce41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8" office:value-type="string" calcext:value-type="string">
            <office:annotation draw:style-name="gr3" draw:text-style-name="P2" svg:width="108.64mm" svg:height="33.61mm" svg:x="42.33mm" svg:y="649.55mm" draw:caption-point-x="-4.07mm" draw:caption-point-y="-4.4mm">
              <dc:date>2019-04-29T00:00:00</dc:date>
              <text:p text:style-name="P1"><text:span text:style-name="T1">No Perseus Vocabulary Tool a entrada está como Ἀρείων (no Baily disponível na internet também), mas ao pesquisar no texto no Captains Nemo, está Ἀρίων</text:span></text:p>
              <text:p text:style-name="P1"><text:span text:style-name="T1"><text:tab/></text:span><text:span text:style-name="T1">-Aline Delgado</text:span></text:p>
              <text:p text:style-name="P1"><text:span text:style-name="T1">O texto da Ilíada usado na edição do Allen T.W. Allen, Homeri Ilias, vols. 2-3, Oxford: Clarendon Press, 1931: consta com iota. Mas se há os dois registros, acho que é preciso constar no verbete os dois.</text:span></text:p>
              <text:p text:style-name="P1"><text:span text:style-name="T1"><text:tab/></text:span><text:span text:style-name="T1">-Anise Ferreira</text:span></text:p>
            </office:annotation>
            <text:p>Ἀρείων/Ἀρίων</text:p>
          </table:table-cell>
          <table:table-cell table:style-name="ce38" office:value-type="string" calcext:value-type="string">
            <text:p>Aríon</text:p>
          </table:table-cell>
          <table:table-cell table:style-name="ce38" office:value-type="string" calcext:value-type="string">
            <text:p>Areiôn</text:p>
          </table:table-cell>
          <table:table-cell table:style-name="ce38" office:value-type="string" calcext:value-type="string">
            <text:p>Arion</text:p>
          </table:table-cell>
          <table:table-cell table:style-name="ce38" office:value-type="string" calcext:value-type="string">
            <text:p>mit.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urn:cts:greekLit:tlg0012.tlg001.perseus-grc2:23.346@Ἀρίονα[1]</text:p>
          </table:table-cell>
          <table:table-cell table:style-name="ce38" office:value-type="string" calcext:value-type="string">
            <text:p>Topos</text:p>
          </table:table-cell>
          <table:table-cell table:style-name="ce77" office:value-type="string" calcext:value-type="string">
            <text:p><text:a xlink:href="https://topostext.org/work/2#23.301" xlink:type="simple">https://topostext.org/work/2#23.301</text:a></text:p>
          </table:table-cell>
          <table:table-cell table:style-name="ce38" office:value-type="string" calcext:value-type="string">
            <text:p>1-Cavalo de Adrasto.</text:p>
          </table:table-cell>
          <table:table-cell table:style-name="ce38" office:value-type="string" calcext:value-type="string">
            <text:p>o termo existe no DDGP como nome comum, mas a definição como nome próprio não está contemplada</text:p>
          </table:table-cell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ρετάων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Ἀρηίθοος</text:p>
          </table:table-cell>
          <table:table-cell table:style-name="ce46" office:value-type="string" calcext:value-type="string">
            <text:p>Areítoo</text:p>
          </table:table-cell>
          <table:table-cell table:style-name="ce46" office:value-type="string" calcext:value-type="string">
            <text:p>Arèithoos</text:p>
          </table:table-cell>
          <table:table-cell table:style-name="ce46" office:value-type="string" calcext:value-type="string">
            <text:p>Areithous</text:p>
          </table:table-cell>
          <table:table-cell table:style-name="ce46" office:value-type="string" calcext:value-type="string">
            <text:p>antr.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urn:cts:greekLit:tlg0012.tlg001.perseus-grc2:7.10@Ἀρηΐθοος[1]</text:p>
          </table:table-cell>
          <table:table-cell table:style-name="ce46" office:value-type="string" calcext:value-type="string">
            <text:p>bio-myth-Smith</text:p>
          </table:table-cell>
          <table:table-cell table:style-name="ce55" office:value-type="string" calcext:value-type="string">
            <text:p>urn:cts:pdlrefwk:viaf88890045.003.perseus-eng1:A.areithous_1@Ἀρηΐθοος[1]</text:p>
          </table:table-cell>
          <table:table-cell table:style-name="ce46" office:value-type="string" calcext:value-type="string">
            <text:p>1-Rei de Arna, na Beócia, e marido de Filomedusa, é chamado na Ilíada κορυνήτης (homem da clava), porque ele lutou sem nenhuma outra arma além de uma clava.</text:p>
          </table:table-cell>
          <table:table-cell table:style-name="ce46" office:value-type="string" calcext:value-type="string">
            <text:p>o termo existe no DDGP como nome comum, mas a definição como nome próprio não está contemplada</text:p>
          </table:table-cell>
          <table:table-cell table:number-columns-repeated="1013"/>
        </table:table-row>
        <table:table-row table:style-name="ro1">
          <table:table-cell table:style-name="ce36" office:value-type="string" calcext:value-type="string">
            <text:p>Ἀρηίθοος</text:p>
          </table:table-cell>
          <table:table-cell table:style-name="ce46" office:value-type="string" calcext:value-type="string">
            <text:p>Areítoo</text:p>
          </table:table-cell>
          <table:table-cell table:style-name="ce46" office:value-type="string" calcext:value-type="string">
            <text:p>Arèithoos</text:p>
          </table:table-cell>
          <table:table-cell table:style-name="ce46" office:value-type="string" calcext:value-type="string">
            <text:p>Areithous</text:p>
          </table:table-cell>
          <table:table-cell table:style-name="ce46" office:value-type="string" calcext:value-type="string">
            <text:p>antr.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urn:cts:greekLit:tlg0012.tlg001.perseus-grc2:20.487@Ἀρηΐθοον[2]</text:p>
          </table:table-cell>
          <table:table-cell table:style-name="ce46" office:value-type="string" calcext:value-type="string">
            <text:p>bio-myth-Smith</text:p>
          </table:table-cell>
          <table:table-cell table:style-name="ce55" office:value-type="string" calcext:value-type="string">
            <text:p>urn:cts:pdlrefwk:viaf88890045.003.perseus-eng1:A.areithous_1@Ἀρηΐθοον[2]</text:p>
          </table:table-cell>
          <table:table-cell table:style-name="ce46" office:value-type="string" calcext:value-type="string">
            <text:p>2-Um trácio, escudeiro de Rigmo, morto por Aquiles.</text:p>
          </table:table-cell>
          <table:table-cell table:style-name="ce46" office:value-type="string" calcext:value-type="string">
            <text:p>o termo existe no DDGP como nome comum, mas a definição como nome próprio não está contemplada</text:p>
          </table:table-cell>
          <table:table-cell table:number-columns-repeated="1013"/>
        </table:table-row>
        <table:table-row table:style-name="ro1">
          <table:table-cell table:style-name="ce35" office:value-type="string" calcext:value-type="string">
            <text:p>Ἀρηΐλυκος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Ἀρήνη</text:p>
          </table:table-cell>
          <table:table-cell table:style-name="ce46" table:number-columns-repeated="10"/>
          <table:table-cell table:number-columns-repeated="1013"/>
        </table:table-row>
        <table:table-row table:style-name="ro1">
          <table:table-cell table:style-name="ce41" office:value-type="string" calcext:value-type="string">
            <text:p>Ἄρης</text:p>
          </table:table-cell>
          <table:table-cell table:style-name="ce38" office:value-type="string" calcext:value-type="string">
            <text:p>Ares</text:p>
          </table:table-cell>
          <table:table-cell table:style-name="ce38" office:value-type="string" calcext:value-type="string">
            <text:p>Arès</text:p>
          </table:table-cell>
          <table:table-cell table:style-name="ce38" office:value-type="string" calcext:value-type="string">
            <text:p>Ares</text:p>
          </table:table-cell>
          <table:table-cell table:style-name="ce38" office:value-type="string" calcext:value-type="string">
            <text:p>mit.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urn:cts:greekLit:tlg0012.tlg001.perseus-grc2:5.866@Ἄρης[1]</text:p>
          </table:table-cell>
          <table:table-cell table:style-name="ce38" office:value-type="string" calcext:value-type="string">
            <text:p>bio-myth-Smith</text:p>
          </table:table-cell>
          <table:table-cell table:style-name="ce77" office:value-type="string" calcext:value-type="string">
            <text:p><text:a xlink:href="http://cts.perseids.org/api/cts?request=GetPassage&amp;urn=urn:cts:pdlrefwk:viaf88890045.003.perseus-eng1:A.ares_1" xlink:type="simple">urn:cts:pdlrefwk:viaf88890045.003.perseus-eng1:A.ares_1</text:a></text:p>
          </table:table-cell>
          <table:table-cell table:style-name="ce38" office:value-type="string" calcext:value-type="string">
            <text:p>1-Deus da guerra, filho de Zeus e Hera.</text:p>
          </table:table-cell>
          <table:table-cell table:style-name="ce38" office:value-type="string" calcext:value-type="string">
            <text:p>não há registro</text:p>
          </table:table-cell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Ἄρητος</text:p>
          </table:table-cell>
          <table:table-cell table:style-name="ce58" table:number-columns-repeated="5"/>
          <table:table-cell table:style-name="ce67"/>
          <table:table-cell table:style-name="ce58" table:number-columns-repeated="4"/>
          <table:table-cell table:style-name="ce95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ριάδνη</text:p>
          </table:table-cell>
          <table:table-cell table:style-name="ce58" table:number-columns-repeated="5"/>
          <table:table-cell table:style-name="ce67"/>
          <table:table-cell table:style-name="ce58" table:number-columns-repeated="4"/>
          <table:table-cell table:style-name="ce95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Ἀρίσβας</text:p>
          </table:table-cell>
          <table:table-cell table:style-name="ce58" table:number-columns-repeated="5"/>
          <table:table-cell table:style-name="ce67"/>
          <table:table-cell table:style-name="ce58" table:number-columns-repeated="4"/>
          <table:table-cell table:style-name="ce95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Ἀρκαδία</text:p>
          </table:table-cell>
          <table:table-cell table:style-name="ce58" table:number-columns-repeated="5"/>
          <table:table-cell table:style-name="ce67"/>
          <table:table-cell table:style-name="ce58" table:number-columns-repeated="4"/>
          <table:table-cell table:style-name="ce95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Ἀρκεσίλαος</text:p>
          </table:table-cell>
          <table:table-cell table:style-name="ce58" table:number-columns-repeated="5"/>
          <table:table-cell table:style-name="ce67"/>
          <table:table-cell table:style-name="ce58" table:number-columns-repeated="4"/>
          <table:table-cell table:style-name="ce95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Ἄρκτος</text:p>
          </table:table-cell>
          <table:table-cell table:style-name="ce58" table:number-columns-repeated="5"/>
          <table:table-cell table:style-name="ce67"/>
          <table:table-cell table:style-name="ce58" table:number-columns-repeated="4"/>
          <table:table-cell table:style-name="ce95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Ἄρνη</text:p>
          </table:table-cell>
          <table:table-cell table:style-name="ce58" table:number-columns-repeated="5"/>
          <table:table-cell table:style-name="ce67"/>
          <table:table-cell table:style-name="ce58" table:number-columns-repeated="4"/>
          <table:table-cell table:style-name="ce95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Ἁρπαλίων</text:p>
          </table:table-cell>
          <table:table-cell table:style-name="ce58" table:number-columns-repeated="5"/>
          <table:table-cell table:style-name="ce67"/>
          <table:table-cell table:style-name="ce58" table:number-columns-repeated="4"/>
          <table:table-cell table:style-name="ce95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Ἅρπυια</text:p>
          </table:table-cell>
          <table:table-cell table:style-name="ce58" table:number-columns-repeated="5"/>
          <table:table-cell table:style-name="ce67"/>
          <table:table-cell table:style-name="ce58" table:number-columns-repeated="4"/>
          <table:table-cell table:style-name="ce95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Ἀρσίνοος</text:p>
          </table:table-cell>
          <table:table-cell table:style-name="ce58" table:number-columns-repeated="5"/>
          <table:table-cell table:style-name="ce67"/>
          <table:table-cell table:style-name="ce58" table:number-columns-repeated="4"/>
          <table:table-cell table:style-name="ce95" table:number-columns-repeated="16"/>
          <table:table-cell table:number-columns-repeated="997"/>
        </table:table-row>
        <table:table-row table:style-name="ro1">
          <table:table-cell table:style-name="ce41" office:value-type="string" calcext:value-type="string">
            <text:p>Ἄρτεμις</text:p>
          </table:table-cell>
          <table:table-cell table:style-name="ce38" table:number-columns-repeated="5"/>
          <table:table-cell table:style-name="ce41"/>
          <table:table-cell table:style-name="ce38" table:number-columns-repeated="4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Ἀρχέλοχος</text:p>
          </table:table-cell>
          <table:table-cell table:style-name="ce58" table:number-columns-repeated="5"/>
          <table:table-cell table:style-name="ce67"/>
          <table:table-cell table:style-name="ce58" table:number-columns-repeated="4"/>
          <table:table-cell table:style-name="ce95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Ἀρχεπτόλεμος</text:p>
          </table:table-cell>
          <table:table-cell table:style-name="ce58" table:number-columns-repeated="5"/>
          <table:table-cell table:style-name="ce67"/>
          <table:table-cell table:style-name="ce58" table:number-columns-repeated="4"/>
          <table:table-cell table:style-name="ce95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Ἀσαῖος</text:p>
          </table:table-cell>
          <table:table-cell table:style-name="ce58" table:number-columns-repeated="5"/>
          <table:table-cell table:style-name="ce67"/>
          <table:table-cell table:style-name="ce58" table:number-columns-repeated="4"/>
          <table:table-cell table:style-name="ce95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Ἀσιάδης</text:p>
          </table:table-cell>
          <table:table-cell table:style-name="ce58" table:number-columns-repeated="5"/>
          <table:table-cell table:style-name="ce67"/>
          <table:table-cell table:style-name="ce58" table:number-columns-repeated="4"/>
          <table:table-cell table:style-name="ce95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Ἄσιος</text:p>
          </table:table-cell>
          <table:table-cell table:style-name="ce58" table:number-columns-repeated="5"/>
          <table:table-cell table:style-name="ce67"/>
          <table:table-cell table:style-name="ce58" table:number-columns-repeated="4"/>
          <table:table-cell table:style-name="ce95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Ἀσκάλαφος</text:p>
          </table:table-cell>
          <table:table-cell table:style-name="ce58" table:number-columns-repeated="5"/>
          <table:table-cell table:style-name="ce67"/>
          <table:table-cell table:style-name="ce58" table:number-columns-repeated="4"/>
          <table:table-cell table:style-name="ce95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Ἀσκανίη</text:p>
          </table:table-cell>
          <table:table-cell table:style-name="ce58" table:number-columns-repeated="5"/>
          <table:table-cell table:style-name="ce67"/>
          <table:table-cell table:style-name="ce58" table:number-columns-repeated="4"/>
          <table:table-cell table:style-name="ce95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Ἀσκάνιος</text:p>
          </table:table-cell>
          <table:table-cell table:style-name="ce58" table:number-columns-repeated="5"/>
          <table:table-cell table:style-name="ce67"/>
          <table:table-cell table:style-name="ce58" table:number-columns-repeated="4"/>
          <table:table-cell table:style-name="ce95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Ἀσκληπιός</text:p>
          </table:table-cell>
          <table:table-cell table:style-name="ce58" table:number-columns-repeated="5"/>
          <table:table-cell table:style-name="ce67"/>
          <table:table-cell table:style-name="ce58" table:number-columns-repeated="4"/>
          <table:table-cell table:style-name="ce95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Ἀσπληδών</text:p>
          </table:table-cell>
          <table:table-cell table:style-name="ce58" table:number-columns-repeated="5"/>
          <table:table-cell table:style-name="ce67"/>
          <table:table-cell table:style-name="ce58" table:number-columns-repeated="4"/>
          <table:table-cell table:style-name="ce95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Ἀσσάρακος</text:p>
          </table:table-cell>
          <table:table-cell/>
          <table:table-cell table:style-name="ce58" table:number-columns-repeated="4"/>
          <table:table-cell table:style-name="ce67"/>
          <table:table-cell table:style-name="ce58" table:number-columns-repeated="4"/>
          <table:table-cell table:style-name="ce95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Ἀστεροπαῖος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Ἀστύαλ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Ἀστυάναξ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Ἀστύνο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Ἀστυόχεια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Ἀστυόχ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Ἀστύπυλ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Ἀσωπό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Ἀτρεύ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Ἀτρυτών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Ἀτύμνι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Αὐγεία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Αὐλί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Αὐτόλυκος</text:p>
          </table:table-cell>
          <table:table-cell table:style-name="ce35" table:number-columns-repeated="7"/>
          <table:table-cell table:style-name="ce46"/>
          <table:table-cell table:style-name="ce35" table:number-columns-repeated="2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Αὐτομέδων</text:p>
          </table:table-cell>
          <table:table-cell table:style-name="ce35" table:number-columns-repeated="7"/>
          <table:table-cell table:style-name="ce46"/>
          <table:table-cell table:style-name="ce35" table:number-columns-repeated="2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Αὐτόνοος</text:p>
          </table:table-cell>
          <table:table-cell table:style-name="ce35" table:number-columns-repeated="7"/>
          <table:table-cell table:style-name="ce46"/>
          <table:table-cell table:style-name="ce35" table:number-columns-repeated="2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Αὐτόφονος</text:p>
          </table:table-cell>
          <table:table-cell table:style-name="ce35" table:number-columns-repeated="7"/>
          <table:table-cell table:style-name="ce46"/>
          <table:table-cell table:style-name="ce35" table:number-columns-repeated="2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Ἀφαρεύς</text:p>
          </table:table-cell>
          <table:table-cell table:style-name="ce35" table:number-columns-repeated="7"/>
          <table:table-cell table:style-name="ce46"/>
          <table:table-cell table:style-name="ce35" table:number-columns-repeated="2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1" office:value-type="string" calcext:value-type="string">
            <text:p>Ἀφροδίτη</text:p>
          </table:table-cell>
          <table:table-cell table:style-name="ce38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Ἀχαιίς</text:p>
          </table:table-cell>
          <table:table-cell table:style-name="ce35" table:number-columns-repeated="7"/>
          <table:table-cell table:style-name="ce46"/>
          <table:table-cell table:style-name="ce35" table:number-columns-repeated="2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Ἀχιλλεύς</text:p>
          </table:table-cell>
          <table:table-cell table:style-name="ce35" office:value-type="string" calcext:value-type="string">
            <text:p>Aquiles</text:p>
          </table:table-cell>
          <table:table-cell table:style-name="ce35" office:value-type="string" calcext:value-type="string">
            <text:p>Achille</text:p>
          </table:table-cell>
          <table:table-cell table:style-name="ce35" office:value-type="string" calcext:value-type="string">
            <text:p>Achilles</text:p>
          </table:table-cell>
          <table:table-cell table:style-name="ce35" office:value-type="string" calcext:value-type="string">
            <text:p>mit./antr.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urn:cts:greekLit:tlg0012.tlg001.perseus-grc2:1.7@Ἀχιλλεύς[1</text:p>
          </table:table-cell>
          <table:table-cell table:style-name="ce35" office:value-type="string" calcext:value-type="string">
            <text:p>bio-myth-Smith</text:p>
          </table:table-cell>
          <table:table-cell table:style-name="ce74" office:value-type="string" calcext:value-type="string">
            <text:p><text:a xlink:href="https://cts.perseids.org/api/cts?request=GetPassage&amp;urn=urn:cts:pdlrefwk:viaf88890045.003.perseus-eng1:A.achilles_1" xlink:type="simple">urn:cts:pdlrefwk:viaf88890045.003.perseus-eng1:A.achilles_1</text:a></text:p>
          </table:table-cell>
          <table:table-cell table:style-name="ce35" office:value-type="string" calcext:value-type="string">
            <text:p>1-Filho de Tétis e Peleu, herói da guerra de Troia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4" office:value-type="string" calcext:value-type="string">
            <text:p>Ἀψευδής</text:p>
          </table:table-cell>
          <table:table-cell table:style-name="ce44" office:value-type="string" calcext:value-type="string">
            <text:p>Apseudes</text:p>
          </table:table-cell>
          <table:table-cell table:style-name="ce44" office:value-type="string" calcext:value-type="string">
            <text:p>Apseudès</text:p>
          </table:table-cell>
          <table:table-cell table:style-name="ce44" office:value-type="string" calcext:value-type="string">
            <text:p>Apseudes</text:p>
          </table:table-cell>
          <table:table-cell table:style-name="ce44" office:value-type="string" calcext:value-type="string">
            <text:p>mit.</text:p>
          </table:table-cell>
          <table:table-cell table:style-name="ce44" office:value-type="string" calcext:value-type="string">
            <text:p>F</text:p>
          </table:table-cell>
          <table:table-cell table:style-name="ce44" office:value-type="string" calcext:value-type="string">
            <text:p>urn:cts:greekLit:tlg0012.tlg001.perseus-grc2:18.46@Ἀψευδὴς[1]</text:p>
          </table:table-cell>
          <table:table-cell table:style-name="ce44"/>
          <table:table-cell table:style-name="ce82" office:value-type="string" calcext:value-type="string">
            <text:p>não encontrei no Smith nem no GRIMM</text:p>
          </table:table-cell>
          <table:table-cell table:style-name="ce44" office:value-type="string" calcext:value-type="string">
            <text:p>1-Uma das Nereides.</text:p>
          </table:table-cell>
          <table:table-cell table:style-name="ce44" office:value-type="string" calcext:value-type="string">
            <text:p>o termo existe no DDGP como nome comum, mas a definição como nome próprio não está contemplada</text:p>
          </table:table-cell>
          <table:table-cell table:style-name="ce96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Βαθυκλεύς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Βαλίος</text:p>
          </table:table-cell>
          <table:table-cell table:style-name="ce35" office:value-type="string" calcext:value-type="string">
            <text:p>Balio</text:p>
          </table:table-cell>
          <table:table-cell table:number-columns-repeated="2" table:style-name="ce35" office:value-type="string" calcext:value-type="string">
            <text:p>Balios</text:p>
          </table:table-cell>
          <table:table-cell table:style-name="ce35" office:value-type="string" calcext:value-type="string">
            <text:p>mit.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urn:cts:greekLit:tlg0012.tlg001.perseus-grc2:19.400@Βαλίε[1]</text:p>
          </table:table-cell>
          <table:table-cell table:style-name="ce35" office:value-type="string" calcext:value-type="string">
            <text:p>GRIMM</text:p>
          </table:table-cell>
          <table:table-cell table:style-name="ce74" office:value-type="string" calcext:value-type="string">
            <text:p><text:a xlink:href="https://demgol.units.it/lemma.do?&amp;langSupport=pt" xlink:type="simple">https://demgol.units.it/lemma.do?&amp;langSupport=pt</text:a></text:p>
          </table:table-cell>
          <table:table-cell table:style-name="ce35" office:value-type="string" calcext:value-type="string">
            <text:p>1-Um dos cavalos imortais de Aquiles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5" office:value-type="string" calcext:value-type="string">
            <text:p>Βατίεια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Βελλεροφόντης</text:p>
          </table:table-cell>
          <table:table-cell table:style-name="ce35" table:number-columns-repeated="7"/>
          <table:table-cell table:style-name="ce46"/>
          <table:table-cell table:style-name="ce35" table:number-columns-repeated="2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5" office:value-type="string" calcext:value-type="string">
            <text:p>Βῆσσα</text:p>
          </table:table-cell>
          <table:table-cell table:style-name="ce35" table:number-columns-repeated="7"/>
          <table:table-cell table:style-name="ce46"/>
          <table:table-cell table:style-name="ce35" table:number-columns-repeated="2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5" office:value-type="string" calcext:value-type="string">
            <text:p>Βιάνωρ</text:p>
          </table:table-cell>
          <table:table-cell table:style-name="ce35" table:number-columns-repeated="7"/>
          <table:table-cell table:style-name="ce46"/>
          <table:table-cell table:style-name="ce35" table:number-columns-repeated="2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8" office:value-type="string" calcext:value-type="string">
            <text:p>Βίας</text:p>
          </table:table-cell>
          <table:table-cell table:style-name="ce38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45" office:value-type="string" calcext:value-type="string">
            <text:p>Βοάγριος</text:p>
          </table:table-cell>
          <table:table-cell table:style-name="ce35" table:number-columns-repeated="7"/>
          <table:table-cell table:style-name="ce46"/>
          <table:table-cell table:style-name="ce35" table:number-columns-repeated="2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5" office:value-type="string" calcext:value-type="string">
            <text:p>Βοιβηίς</text:p>
          </table:table-cell>
          <table:table-cell table:style-name="ce35" table:number-columns-repeated="7"/>
          <table:table-cell table:style-name="ce46"/>
          <table:table-cell table:style-name="ce35" table:number-columns-repeated="2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5" office:value-type="string" calcext:value-type="string">
            <text:p>Βοίβη</text:p>
          </table:table-cell>
          <table:table-cell table:style-name="ce35" table:number-columns-repeated="7"/>
          <table:table-cell table:style-name="ce46"/>
          <table:table-cell table:style-name="ce35" table:number-columns-repeated="2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6" office:value-type="string" calcext:value-type="string">
            <text:p>Βοιώτιος</text:p>
          </table:table-cell>
          <table:table-cell table:style-name="ce35" table:number-columns-repeated="7"/>
          <table:table-cell table:style-name="ce46"/>
          <table:table-cell table:style-name="ce35" table:number-columns-repeated="2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6" office:value-type="string" calcext:value-type="string">
            <text:p>Βορέας</text:p>
          </table:table-cell>
          <table:table-cell table:style-name="ce35" table:number-columns-repeated="7"/>
          <table:table-cell table:style-name="ce46"/>
          <table:table-cell table:style-name="ce35" table:number-columns-repeated="2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5" office:value-type="string" calcext:value-type="string">
            <text:p>Βούδειον</text:p>
          </table:table-cell>
          <table:table-cell table:style-name="ce35" table:number-columns-repeated="7"/>
          <table:table-cell table:style-name="ce46"/>
          <table:table-cell table:style-name="ce35" table:number-columns-repeated="2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5" office:value-type="string" calcext:value-type="string">
            <text:p>Βουκολίων</text:p>
          </table:table-cell>
          <table:table-cell table:style-name="ce35" table:number-columns-repeated="7"/>
          <table:table-cell table:style-name="ce46"/>
          <table:table-cell table:style-name="ce35" table:number-columns-repeated="2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5" office:value-type="string" calcext:value-type="string">
            <text:p>Βουπράσιος</text:p>
          </table:table-cell>
          <table:table-cell table:style-name="ce35" table:number-columns-repeated="7"/>
          <table:table-cell table:style-name="ce46"/>
          <table:table-cell table:style-name="ce35" table:number-columns-repeated="2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Βριάρεως</text:p>
          </table:table-cell>
          <table:table-cell table:style-name="ce35" office:value-type="string" calcext:value-type="string">
            <text:p>Briareu</text:p>
          </table:table-cell>
          <table:table-cell table:style-name="ce35" office:value-type="string" calcext:value-type="string">
            <text:p>Briarée</text:p>
          </table:table-cell>
          <table:table-cell table:style-name="ce35" office:value-type="string" calcext:value-type="string">
            <text:p>Briareus</text:p>
          </table:table-cell>
          <table:table-cell table:style-name="ce35" office:value-type="string" calcext:value-type="string">
            <text:p>mit.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urn:cts:greekLit:tlg0012.tlg001.perseus-grc2:1.403@Βριάρεων[1]</text:p>
          </table:table-cell>
          <table:table-cell table:style-name="ce35" office:value-type="string" calcext:value-type="string">
            <text:p>bio-myth-Smith</text:p>
          </table:table-cell>
          <table:table-cell table:style-name="ce74" office:value-type="string" calcext:value-type="string">
            <text:p><text:a xlink:href="https://cts.perseids.org/api/cts?request=GetPassage&amp;urn=urn:cts:pdlrefwk:viaf88890045.003.perseus-eng1:B.briareus_1" xlink:type="simple">urn:cts:pdlrefwk:viaf88890045.003.perseus-eng1:B.briareus_1</text:a></text:p>
          </table:table-cell>
          <table:table-cell table:style-name="ce35" office:value-type="string" calcext:value-type="string">
            <text:p>1-Nome de um dos centímanos. Briareu é a forma como é conhecido pelos deuses, entre os homens é chamado Egéon (Αἰγαίων)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Βρισηίς</text:p>
          </table:table-cell>
          <table:table-cell table:style-name="ce35" table:number-columns-repeated="7"/>
          <table:table-cell table:style-name="ce46"/>
          <table:table-cell table:style-name="ce35" table:number-columns-repeated="2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5" office:value-type="string" calcext:value-type="string">
            <text:p>Βρισεύς</text:p>
          </table:table-cell>
          <table:table-cell table:style-name="ce35" table:number-columns-repeated="7"/>
          <table:table-cell table:style-name="ce46"/>
          <table:table-cell table:style-name="ce35" table:number-columns-repeated="2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5" office:value-type="string" calcext:value-type="string">
            <text:p>Βρυσειαί</text:p>
          </table:table-cell>
          <table:table-cell table:style-name="ce35" table:number-columns-repeated="7"/>
          <table:table-cell table:style-name="ce46"/>
          <table:table-cell table:style-name="ce35" table:number-columns-repeated="2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5" office:value-type="string" calcext:value-type="string">
            <text:p>Βῶρος</text:p>
          </table:table-cell>
          <table:table-cell table:style-name="ce35" table:number-columns-repeated="7"/>
          <table:table-cell table:style-name="ce46"/>
          <table:table-cell table:style-name="ce35" table:number-columns-repeated="2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Γαλάτεια</text:p>
          </table:table-cell>
          <table:table-cell table:style-name="ce35" office:value-type="string" calcext:value-type="string">
            <text:p>Galateia</text:p>
          </table:table-cell>
          <table:table-cell table:style-name="ce35" office:value-type="string" calcext:value-type="string">
            <text:p>Galateia (Galatée)</text:p>
          </table:table-cell>
          <table:table-cell table:style-name="ce35" office:value-type="string" calcext:value-type="string">
            <text:p>Galateia</text:p>
          </table:table-cell>
          <table:table-cell table:style-name="ce35" office:value-type="string" calcext:value-type="string">
            <text:p>mit.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urn:cts:greekLit:tlg0012.tlg001.perseus-grc2:18.45@Γαλάτεια[1]</text:p>
          </table:table-cell>
          <table:table-cell table:style-name="ce35" office:value-type="string" calcext:value-type="string">
            <text:p>bio-myth-Smith</text:p>
          </table:table-cell>
          <table:table-cell table:style-name="ce74" office:value-type="string" calcext:value-type="string">
            <text:p><text:a xlink:href="https://cts.perseids.org/api/cts?request=GetPassage&amp;urn=urn:cts:pdlrefwk:viaf88890045.003.perseus-eng1:G.galateia_1" xlink:type="simple">urn:cts:pdlrefwk:viaf88890045.003.perseus-eng1:G.galateia_1</text:a></text:p>
          </table:table-cell>
          <table:table-cell table:style-name="ce35" office:value-type="string" calcext:value-type="string">
            <text:p>1-Uma das Nereides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Γανυμήδης</text:p>
          </table:table-cell>
          <table:table-cell table:style-name="ce35" table:number-columns-repeated="7"/>
          <table:table-cell table:style-name="ce46"/>
          <table:table-cell table:style-name="ce35" table:number-columns-repeated="2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Γάργαρος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Γλαύκ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Γλαύκη</text:p>
          </table:table-cell>
          <table:table-cell table:style-name="ce35" office:value-type="string" calcext:value-type="string">
            <text:p>Glauce</text:p>
          </table:table-cell>
          <table:table-cell table:style-name="ce35" office:value-type="string" calcext:value-type="string">
            <text:p>Glaukè</text:p>
          </table:table-cell>
          <table:table-cell table:style-name="ce35" office:value-type="string" calcext:value-type="string">
            <text:p>Glauce</text:p>
          </table:table-cell>
          <table:table-cell table:style-name="ce35" office:value-type="string" calcext:value-type="string">
            <text:p>mit.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urn:cts:greekLit:tlg0012.tlg001.perseus-grc2:18.39@Γλαύκη[1]</text:p>
          </table:table-cell>
          <table:table-cell table:style-name="ce35" office:value-type="string" calcext:value-type="string">
            <text:p>bio-myth-Smith</text:p>
          </table:table-cell>
          <table:table-cell table:style-name="ce74" office:value-type="string" calcext:value-type="string">
            <text:p><text:a xlink:href="https://cts.perseids.org/api/cts?request=GetPassage&amp;urn=urn:cts:pdlrefwk:viaf88890045.003.perseus-eng1:G.glauce_1" xlink:type="simple">urn:cts:pdlrefwk:viaf88890045.003.perseus-eng1:G.glauce_1</text:a></text:p>
          </table:table-cell>
          <table:table-cell table:style-name="ce35" office:value-type="string" calcext:value-type="string">
            <text:p>1-Uma das Nereides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Γλαφύρα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Γλισᾶ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Γονόεσσα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Γοργεί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Γοργ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Γοργυθίω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Γοργ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Γόρτυ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Γουνεύ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Γραῖα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Γρήνικ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Γυγαί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Γυρτιάδη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Γυρτών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Δαίτωρ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Δάμασος</text:p>
          </table:table-cell>
          <table:table-cell table:style-name="ce46" office:value-type="string" calcext:value-type="string">
            <text:p>Dâmaso</text:p>
          </table:table-cell>
          <table:table-cell table:style-name="ce46" office:value-type="string" calcext:value-type="string">
            <text:p>Damasos</text:p>
          </table:table-cell>
          <table:table-cell table:style-name="ce46" office:value-type="string" calcext:value-type="string">
            <text:p>Damasus</text:p>
          </table:table-cell>
          <table:table-cell table:style-name="ce46" office:value-type="string" calcext:value-type="string">
            <text:p>antr./mit.</text:p>
          </table:table-cell>
          <table:table-cell table:style-name="ce46" office:value-type="string" calcext:value-type="string">
            <text:p>M</text:p>
          </table:table-cell>
          <table:table-cell table:style-name="ce36" office:value-type="string" calcext:value-type="string">
            <text:p>urn:cts:greekLit:tlg0012.tlg001.perseus-grc2:12.183@Δάμασον[1]</text:p>
          </table:table-cell>
          <table:table-cell table:style-name="ce46" office:value-type="string" calcext:value-type="string">
            <text:p>GRIMM</text:p>
          </table:table-cell>
          <table:table-cell table:style-name="ce74" office:value-type="string" calcext:value-type="string">
            <text:p><text:a xlink:href="https://demgol.units.it/lemma.do?id=984" xlink:type="simple">https://demgol.units.it/lemma.do?id=984</text:a></text:p>
          </table:table-cell>
          <table:table-cell table:style-name="ce46" office:value-type="string" calcext:value-type="string">
            <text:p>1-Guerreio troiano morto por Polipetes.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43" office:value-type="string" calcext:value-type="string">
            <text:p>Δανά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Δαναό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Δάρη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Δαυλί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Δεῖμ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Δεισήνωρ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Δεξαμέν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Δεξιάδ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Δευκαλίδη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Δευκαλίω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Δηϊκόω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Δηϊοπίτη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Δηΐοχ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Δηΐπυλ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Δηΐπυρ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Δηΐφοβ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Δημήτηρ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Δημοκόω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Δημολέω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Δημοῦχ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Δῖα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Δί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Διιπετή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Διιπετή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Διογενή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Διοκλέη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Διομήδη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Διόνυσ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1" office:value-type="string" calcext:value-type="string">
            <text:p>Διοτρεφής</text:p>
          </table:table-cell>
          <table:table-cell table:style-name="ce41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47" office:value-type="string" calcext:value-type="string">
            <text:p>Διώνη</text:p>
          </table:table-cell>
          <table:table-cell table:style-name="ce41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Διώρη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Δόλω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Δόλοψ</text:p>
          </table:table-cell>
          <table:table-cell table:style-name="ce35" table:number-columns-repeated="7"/>
          <table:table-cell table:style-name="ce38"/>
          <table:table-cell table:style-name="ce35" table:number-columns-repeated="2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Δολοπίων</text:p>
          </table:table-cell>
          <table:table-cell table:style-name="ce35" table:number-columns-repeated="7"/>
          <table:table-cell table:style-name="ce38"/>
          <table:table-cell table:style-name="ce35" table:number-columns-repeated="2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Δόρυκλος</text:p>
          </table:table-cell>
          <table:table-cell table:style-name="ce35" table:number-columns-repeated="7"/>
          <table:table-cell table:style-name="ce38"/>
          <table:table-cell table:style-name="ce35" table:number-columns-repeated="2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Δουλίχιος</text:p>
          </table:table-cell>
          <table:table-cell table:style-name="ce35" table:number-columns-repeated="7"/>
          <table:table-cell table:style-name="ce38"/>
          <table:table-cell table:style-name="ce35" table:number-columns-repeated="2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Δρακίος</text:p>
          </table:table-cell>
          <table:table-cell table:style-name="ce35" table:number-columns-repeated="7"/>
          <table:table-cell table:style-name="ce38"/>
          <table:table-cell table:style-name="ce35" table:number-columns-repeated="2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Δρῆσον</text:p>
          </table:table-cell>
          <table:table-cell table:style-name="ce35" table:number-columns-repeated="7"/>
          <table:table-cell table:style-name="ce38"/>
          <table:table-cell table:style-name="ce35" table:number-columns-repeated="2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Δρύας</text:p>
          </table:table-cell>
          <table:table-cell table:style-name="ce35" table:number-columns-repeated="7"/>
          <table:table-cell table:style-name="ce38"/>
          <table:table-cell table:style-name="ce35" table:number-columns-repeated="2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Δύμας</text:p>
          </table:table-cell>
          <table:table-cell table:style-name="ce35" table:number-columns-repeated="7"/>
          <table:table-cell table:style-name="ce38"/>
          <table:table-cell table:style-name="ce35" table:number-columns-repeated="2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8" office:value-type="string" calcext:value-type="string">
            <text:p>Δυναμένη</text:p>
          </table:table-cell>
          <table:table-cell table:style-name="ce38" office:value-type="string" calcext:value-type="string">
            <text:p>Dinâmene</text:p>
          </table:table-cell>
          <table:table-cell table:style-name="ce38" office:value-type="string" calcext:value-type="string">
            <text:p>Dynaménè</text:p>
          </table:table-cell>
          <table:table-cell table:style-name="ce38" office:value-type="string" calcext:value-type="string">
            <text:p>Dynamene</text:p>
          </table:table-cell>
          <table:table-cell table:style-name="ce38" office:value-type="string" calcext:value-type="string">
            <text:p>mit.</text:p>
          </table:table-cell>
          <table:table-cell table:style-name="ce38" office:value-type="string" calcext:value-type="string">
            <text:p>F</text:p>
          </table:table-cell>
          <table:table-cell table:style-name="ce38" office:value-type="string" calcext:value-type="string">
            <text:p>urn:cts:greekLit:tlg0012.tlg001.perseus-grc2:18.43@Δυναμένη[1]</text:p>
          </table:table-cell>
          <table:table-cell table:style-name="ce38"/>
          <table:table-cell table:style-name="ce38" office:value-type="string" calcext:value-type="string">
            <text:p>não encontrei no Smith nem GRIMM</text:p>
          </table:table-cell>
          <table:table-cell table:style-name="ce38" office:value-type="string" calcext:value-type="string">
            <text:p>1-Uma das Nereides.</text:p>
          </table:table-cell>
          <table:table-cell table:style-name="ce38" office:value-type="string" calcext:value-type="string">
            <text:p>não há registro</text:p>
          </table:table-cell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Δύσπαρις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Δωρίς</text:p>
          </table:table-cell>
          <table:table-cell table:style-name="ce35" office:value-type="string" calcext:value-type="string">
            <text:p>Dóris</text:p>
          </table:table-cell>
          <table:table-cell table:style-name="ce35" office:value-type="string" calcext:value-type="string">
            <text:p>Dôris</text:p>
          </table:table-cell>
          <table:table-cell table:style-name="ce35" office:value-type="string" calcext:value-type="string">
            <text:p>Doris</text:p>
          </table:table-cell>
          <table:table-cell table:style-name="ce35" office:value-type="string" calcext:value-type="string">
            <text:p>mit.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urn:cts:greekLit:tlg0012.tlg001.perseus-grc2:18.45@Δωρὶς[1]</text:p>
          </table:table-cell>
          <table:table-cell table:style-name="ce35" office:value-type="string" calcext:value-type="string">
            <text:p>bio-myth-Smith</text:p>
          </table:table-cell>
          <table:table-cell table:style-name="ce74" office:value-type="string" calcext:value-type="string">
            <text:p><text:a xlink:href="https://cts.perseids.org/api/cts?request=GetPassage&amp;urn=urn:cts:pdlrefwk:viaf88890045.003.perseus-eng1:D.doris_1" xlink:type="simple">urn:cts:pdlrefwk:viaf88890045.003.perseus-eng1:D.doris_1</text:a></text:p>
          </table:table-cell>
          <table:table-cell table:style-name="ce35" office:value-type="string" calcext:value-type="string">
            <text:p>1-Uma das Nereides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8" office:value-type="string" calcext:value-type="string">
            <text:p>Δωτώ</text:p>
          </table:table-cell>
          <table:table-cell table:style-name="ce38" office:value-type="string" calcext:value-type="string">
            <text:p>Doto</text:p>
          </table:table-cell>
          <table:table-cell table:style-name="ce38" office:value-type="string" calcext:value-type="string">
            <text:p>Dótò</text:p>
          </table:table-cell>
          <table:table-cell table:style-name="ce38" office:value-type="string" calcext:value-type="string">
            <text:p>Doto</text:p>
          </table:table-cell>
          <table:table-cell table:style-name="ce38" office:value-type="string" calcext:value-type="string">
            <text:p>mit.</text:p>
          </table:table-cell>
          <table:table-cell table:style-name="ce38" office:value-type="string" calcext:value-type="string">
            <text:p>F</text:p>
          </table:table-cell>
          <table:table-cell table:style-name="ce38" office:value-type="string" calcext:value-type="string">
            <text:p>urn:cts:greekLit:tlg0012.tlg001.perseus-grc2:18.43@Δωτώ[1]</text:p>
          </table:table-cell>
          <table:table-cell table:style-name="ce38"/>
          <table:table-cell table:style-name="ce38" office:value-type="string" calcext:value-type="string">
            <text:p>não encontrei no Smith nem GRIMM</text:p>
          </table:table-cell>
          <table:table-cell table:style-name="ce38" office:value-type="string" calcext:value-type="string">
            <text:p>1-Uma das Nereides.</text:p>
          </table:table-cell>
          <table:table-cell table:style-name="ce38" office:value-type="string" calcext:value-type="string">
            <text:p>não há registro</text:p>
          </table:table-cell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Εἰλείθυια</text:p>
          </table:table-cell>
          <table:table-cell table:style-name="ce38"/>
          <table:table-cell table:style-name="ce41" table:number-columns-repeated="5"/>
          <table:table-cell table:style-name="ce38"/>
          <table:table-cell table:style-name="ce41" table:number-columns-repeated="3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Εἰλέσιον</text:p>
          </table:table-cell>
          <table:table-cell table:style-name="ce38"/>
          <table:table-cell table:style-name="ce41" table:number-columns-repeated="5"/>
          <table:table-cell table:style-name="ce38"/>
          <table:table-cell table:style-name="ce41" table:number-columns-repeated="3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Εἰρέτρια</text:p>
          </table:table-cell>
          <table:table-cell table:style-name="ce38"/>
          <table:table-cell table:style-name="ce41" table:number-columns-repeated="5"/>
          <table:table-cell table:style-name="ce38"/>
          <table:table-cell table:style-name="ce41" table:number-columns-repeated="3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Ἑκάβη</text:p>
          </table:table-cell>
          <table:table-cell table:style-name="ce38"/>
          <table:table-cell table:style-name="ce41" table:number-columns-repeated="5"/>
          <table:table-cell table:style-name="ce38"/>
          <table:table-cell table:style-name="ce41" table:number-columns-repeated="3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Ἑκαμήδη</text:p>
          </table:table-cell>
          <table:table-cell table:style-name="ce38"/>
          <table:table-cell table:style-name="ce41" table:number-columns-repeated="5"/>
          <table:table-cell table:style-name="ce38"/>
          <table:table-cell table:style-name="ce41" table:number-columns-repeated="3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Ἕκτωρ</text:p>
          </table:table-cell>
          <table:table-cell table:style-name="ce35" office:value-type="string" calcext:value-type="string">
            <text:p>Heitor</text:p>
          </table:table-cell>
          <table:table-cell table:number-columns-repeated="2" table:style-name="ce35" office:value-type="string" calcext:value-type="string">
            <text:p>Hector</text:p>
          </table:table-cell>
          <table:table-cell table:style-name="ce35" office:value-type="string" calcext:value-type="string">
            <text:p>antr./mit.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urn:cts:greekLit:tlg0012.tlg001.perseus-grc2:1.242@Ἕκτορος[1]</text:p>
          </table:table-cell>
          <table:table-cell table:style-name="ce35" office:value-type="string" calcext:value-type="string">
            <text:p>bio-myth-Smith</text:p>
          </table:table-cell>
          <table:table-cell table:style-name="ce74" office:value-type="string" calcext:value-type="string">
            <text:p><text:a xlink:href="https://cts.perseids.org/api/cts?request=GetPassage&amp;urn=urn:cts:pdlrefwk:viaf88890045.003.perseus-eng1:H.hector_1" xlink:type="simple">urn:cts:pdlrefwk:viaf88890045.003.perseus-eng1:H.hector_1</text:a></text:p>
          </table:table-cell>
          <table:table-cell table:style-name="ce35" office:value-type="string" calcext:value-type="string">
            <text:p>1-Filho do rei Príamo, marido de Andrômaca e chefe dos exército troiano.</text:p>
          </table:table-cell>
          <table:table-cell table:style-name="ce41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Ἔλασος</text:p>
          </table:table-cell>
          <table:table-cell table:style-name="ce38"/>
          <table:table-cell table:style-name="ce41" table:number-columns-repeated="9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Ἔλατος</text:p>
          </table:table-cell>
          <table:table-cell table:style-name="ce38"/>
          <table:table-cell table:style-name="ce41" table:number-columns-repeated="9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Ἑλένη</text:p>
          </table:table-cell>
          <table:table-cell table:style-name="ce41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Ἕλενος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Ἐλεφήνωρ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Ἐλεώ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Ἑλικάω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Ἑλίκ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Ἑλικώ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Ἑλλά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Ἑλλήσποντ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Ἕλ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Ἐνιῆνε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Ἐνίσπ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Ἔννομ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Ἐνόπ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Ἐνυάλι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Ἐνυεύ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Ἐνυώ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Ἐπάλτη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Ἐπειγεύ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Ἐπειό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Ἐπίδαυρ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Ἐπικλέη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Ἐπίστωρ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Ἐπίστροφ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Ἑπτάπορ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Ἔρεβ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Ἐρευθαλίω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8" office:value-type="string" calcext:value-type="string">
            <text:p>Ἐρεχθεύ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1" office:value-type="string" calcext:value-type="string">
            <text:p>Ἐρινύς</text:p>
          </table:table-cell>
          <table:table-cell table:style-name="ce38" office:value-type="string" calcext:value-type="string">
            <text:p>Erínies/Erínias</text:p>
          </table:table-cell>
          <table:table-cell table:style-name="ce38" office:value-type="string" calcext:value-type="string">
            <text:p>Erynies</text:p>
          </table:table-cell>
          <table:table-cell table:style-name="ce38" office:value-type="string" calcext:value-type="string">
            <text:p>Erinys</text:p>
          </table:table-cell>
          <table:table-cell table:style-name="ce38" office:value-type="string" calcext:value-type="string">
            <text:p>mit.</text:p>
          </table:table-cell>
          <table:table-cell table:style-name="ce38" office:value-type="string" calcext:value-type="string">
            <text:p>F</text:p>
          </table:table-cell>
          <table:table-cell table:style-name="ce38" office:value-type="string" calcext:value-type="string">
            <text:p>urn:cts:greekLit:tlg0012.tlg001.perseus-grc2:9.571@Ἐρινὺς</text:p>
          </table:table-cell>
          <table:table-cell table:style-name="ce38" office:value-type="string" calcext:value-type="string">
            <text:p>bio-myth-Smith</text:p>
          </table:table-cell>
          <table:table-cell table:style-name="ce77" office:value-type="string" calcext:value-type="string">
            <text:p><text:a xlink:href="http://cts.perseids.org/api/cts?request=GetPassage&amp;urn=urn:cts:pdlrefwk:viaf88890045.003.perseus-eng1:E.eumenides_1" xlink:type="simple">urn:cts:pdlrefwk:viaf88890045.003.perseus-eng1:E.eumenides_1</text:a></text:p>
          </table:table-cell>
          <table:table-cell table:style-name="ce38" office:value-type="string" calcext:value-type="string">
            <text:p>1-Divindades que cumprem maldições e vingam crimes</text:p>
          </table:table-cell>
          <table:table-cell table:style-name="ce41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Ἔρις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Ἐριχθόνι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Ἐριῶπι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Ἑρμῆ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Ἑρμιόν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Ἕρμ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Ἐρύλα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Ἐρύμα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Ἐρχομενό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Ἐτεοκλῆς</text:p>
          </table:table-cell>
          <table:table-cell table:style-name="ce35" table:number-columns-repeated="7"/>
          <table:table-cell table:style-name="ce46"/>
          <table:table-cell table:style-name="ce35" table:number-columns-repeated="2"/>
          <table:table-cell table:style-name="ce93"/>
          <table:table-cell table:style-name="ce89" table:number-columns-repeated="15"/>
          <table:table-cell table:number-columns-repeated="997"/>
        </table:table-row>
        <table:table-row table:style-name="ro1">
          <table:table-cell table:style-name="ce35" office:value-type="string" calcext:value-type="string">
            <text:p>Ἐτεωνός</text:p>
          </table:table-cell>
          <table:table-cell table:style-name="ce35" table:number-columns-repeated="7"/>
          <table:table-cell table:style-name="ce46"/>
          <table:table-cell table:style-name="ce35" table:number-columns-repeated="2"/>
          <table:table-cell table:style-name="ce93"/>
          <table:table-cell table:style-name="ce89" table:number-columns-repeated="15"/>
          <table:table-cell table:number-columns-repeated="997"/>
        </table:table-row>
        <table:table-row table:style-name="ro1">
          <table:table-cell table:style-name="ce35" office:value-type="string" calcext:value-type="string">
            <text:p>Εὐαίμων</text:p>
          </table:table-cell>
          <table:table-cell table:style-name="ce35" table:number-columns-repeated="7"/>
          <table:table-cell table:style-name="ce46"/>
          <table:table-cell table:style-name="ce35" table:number-columns-repeated="2"/>
          <table:table-cell table:style-name="ce93"/>
          <table:table-cell table:style-name="ce89" table:number-columns-repeated="15"/>
          <table:table-cell table:number-columns-repeated="997"/>
        </table:table-row>
        <table:table-row table:style-name="ro1">
          <table:table-cell table:style-name="ce35" office:value-type="string" calcext:value-type="string">
            <text:p>Εὔδωρος</text:p>
          </table:table-cell>
          <table:table-cell table:style-name="ce35" table:number-columns-repeated="7"/>
          <table:table-cell table:style-name="ce46"/>
          <table:table-cell table:style-name="ce35" table:number-columns-repeated="2"/>
          <table:table-cell table:style-name="ce93"/>
          <table:table-cell table:style-name="ce89" table:number-columns-repeated="15"/>
          <table:table-cell table:number-columns-repeated="997"/>
        </table:table-row>
        <table:table-row table:style-name="ro1">
          <table:table-cell table:style-name="ce35" office:value-type="string" calcext:value-type="string">
            <text:p>Εὐηνίνη</text:p>
          </table:table-cell>
          <table:table-cell table:style-name="ce35" table:number-columns-repeated="7"/>
          <table:table-cell table:style-name="ce46"/>
          <table:table-cell table:style-name="ce35" table:number-columns-repeated="2"/>
          <table:table-cell table:style-name="ce93"/>
          <table:table-cell table:style-name="ce89" table:number-columns-repeated="15"/>
          <table:table-cell table:number-columns-repeated="997"/>
        </table:table-row>
        <table:table-row table:style-name="ro1">
          <table:table-cell table:style-name="ce35" office:value-type="string" calcext:value-type="string">
            <text:p>Εὐηνός</text:p>
          </table:table-cell>
          <table:table-cell table:style-name="ce35" table:number-columns-repeated="7"/>
          <table:table-cell table:style-name="ce46"/>
          <table:table-cell table:style-name="ce35" table:number-columns-repeated="2"/>
          <table:table-cell table:style-name="ce93"/>
          <table:table-cell table:style-name="ce89" table:number-columns-repeated="15"/>
          <table:table-cell table:number-columns-repeated="997"/>
        </table:table-row>
        <table:table-row table:style-name="ro1">
          <table:table-cell table:style-name="ce35" office:value-type="string" calcext:value-type="string">
            <text:p>Εὔιππος</text:p>
          </table:table-cell>
          <table:table-cell table:style-name="ce35" table:number-columns-repeated="7"/>
          <table:table-cell table:style-name="ce46"/>
          <table:table-cell table:style-name="ce35" table:number-columns-repeated="2"/>
          <table:table-cell table:style-name="ce93"/>
          <table:table-cell table:style-name="ce89" table:number-columns-repeated="15"/>
          <table:table-cell table:number-columns-repeated="997"/>
        </table:table-row>
        <table:table-row table:style-name="ro1">
          <table:table-cell table:style-name="ce35" office:value-type="string" calcext:value-type="string">
            <text:p>Εὐμήδης</text:p>
          </table:table-cell>
          <table:table-cell table:style-name="ce35" table:number-columns-repeated="7"/>
          <table:table-cell table:style-name="ce46"/>
          <table:table-cell table:style-name="ce35" table:number-columns-repeated="2"/>
          <table:table-cell table:style-name="ce93"/>
          <table:table-cell table:style-name="ce89" table:number-columns-repeated="15"/>
          <table:table-cell table:number-columns-repeated="997"/>
        </table:table-row>
        <table:table-row table:style-name="ro1">
          <table:table-cell table:style-name="ce38" office:value-type="string" calcext:value-type="string">
            <text:p>Εὔμηλος</text:p>
          </table:table-cell>
          <table:table-cell table:style-name="ce38" office:value-type="string" calcext:value-type="string">
            <text:p>Eumelo</text:p>
          </table:table-cell>
          <table:table-cell table:style-name="ce38" office:value-type="string" calcext:value-type="string">
            <text:p>Eumèles</text:p>
          </table:table-cell>
          <table:table-cell table:style-name="ce38" office:value-type="string" calcext:value-type="string">
            <text:p>Eumelus</text:p>
          </table:table-cell>
          <table:table-cell table:style-name="ce38" office:value-type="string" calcext:value-type="string">
            <text:p>antr.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urn:cts:greekLit:tlg0012.tlg001.perseus-grc2:2.714@Εὔμηλος[1]</text:p>
          </table:table-cell>
          <table:table-cell table:style-name="ce38" office:value-type="string" calcext:value-type="string">
            <text:p>bio-myth-Smith</text:p>
          </table:table-cell>
          <table:table-cell table:style-name="ce77" office:value-type="string" calcext:value-type="string">
            <text:p><text:a xlink:href="https://cts.perseids.org/api/cts?request=GetPassage&amp;urn=urn:cts:pdlrefwk:viaf88890045.003.perseus-eng1:E.eumelus_1" xlink:type="simple">urn:cts:pdlrefwk:viaf88890045.003.perseus-eng1:E.eumelus_1</text:a></text:p>
          </table:table-cell>
          <table:table-cell table:style-name="ce38" office:value-type="string" calcext:value-type="string">
            <text:p>1-Filho de Admeto e Alceste, que foi com onze naus de Beba, Gláfiras e Iolco para Troia.</text:p>
          </table:table-cell>
          <table:table-cell table:style-name="ce77" office:value-type="string" calcext:value-type="string">
            <text:p><text:a xlink:href="http://perseidas.fclar.unesp.br/s.php?pattern=εὔμηλος*&amp;submit=Buscar+-+Search" xlink:type="simple">http://perseidas.fclar.unesp.br/s.php?pattern=%CE%B5%E1%BD%94%CE%BC%CE%B7%CE%BB%CE%BF%CF%82*&amp;submit=Buscar+-+Search</text:a></text:p>
          </table:table-cell>
          <table:table-cell table:style-name="ce97"/>
          <table:table-cell table:style-name="ce61" table:number-columns-repeated="15"/>
          <table:table-cell table:number-columns-repeated="997"/>
        </table:table-row>
        <table:table-row table:style-name="ro1">
          <table:table-cell table:style-name="ce35" office:value-type="string" calcext:value-type="string">
            <text:p>Εὔνηος</text:p>
          </table:table-cell>
          <table:table-cell table:style-name="ce59" table:number-columns-repeated="10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Εὖρος</text:p>
          </table:table-cell>
          <table:table-cell table:style-name="ce59" table:number-columns-repeated="10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Εὐρύαλος</text:p>
          </table:table-cell>
          <table:table-cell table:style-name="ce59" table:number-columns-repeated="10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Εὐρυβάτης</text:p>
          </table:table-cell>
          <table:table-cell table:style-name="ce59" table:number-columns-repeated="10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Εὐρυδάμας</text:p>
          </table:table-cell>
          <table:table-cell table:style-name="ce59" table:number-columns-repeated="10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38" office:value-type="string" calcext:value-type="string">
            <text:p>Εὐρυμέδων</text:p>
          </table:table-cell>
          <table:table-cell table:style-name="ce38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Εὐρυνόμη</text:p>
          </table:table-cell>
          <table:table-cell table:style-name="ce59" table:number-columns-repeated="10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Εὐρύπυλος</text:p>
          </table:table-cell>
          <table:table-cell table:style-name="ce59" table:number-columns-repeated="10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Εὐρυσθεύς</text:p>
          </table:table-cell>
          <table:table-cell table:style-name="ce59" table:number-columns-repeated="10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Εὔρυτος</text:p>
          </table:table-cell>
          <table:table-cell table:style-name="ce59" table:number-columns-repeated="10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Ἐΰσσωρος</text:p>
          </table:table-cell>
          <table:table-cell table:style-name="ce59" table:number-columns-repeated="10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Εὔτρησις</text:p>
          </table:table-cell>
          <table:table-cell table:style-name="ce59" table:number-columns-repeated="10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Εὔφημος</text:p>
          </table:table-cell>
          <table:table-cell table:style-name="ce59" table:number-columns-repeated="10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Εὐφήτης</text:p>
          </table:table-cell>
          <table:table-cell table:style-name="ce59" table:number-columns-repeated="10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Εὔφορβος</text:p>
          </table:table-cell>
          <table:table-cell table:style-name="ce59" table:number-columns-repeated="10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Εὐχήνωρ</text:p>
          </table:table-cell>
          <table:table-cell table:style-name="ce59" table:number-columns-repeated="10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Ἐφιάλτης</text:p>
          </table:table-cell>
          <table:table-cell table:style-name="ce59" table:number-columns-repeated="10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Ἐφύρα</text:p>
          </table:table-cell>
          <table:table-cell table:style-name="ce59" table:number-columns-repeated="10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Ἐχεκλέης</text:p>
          </table:table-cell>
          <table:table-cell table:style-name="ce59" table:number-columns-repeated="10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Ἔχεκλος</text:p>
          </table:table-cell>
          <table:table-cell table:style-name="ce59" table:number-columns-repeated="10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Ἐχέμμων</text:p>
          </table:table-cell>
          <table:table-cell table:style-name="ce59" table:number-columns-repeated="10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Ἐχέπωλος</text:p>
          </table:table-cell>
          <table:table-cell table:style-name="ce59" table:number-columns-repeated="10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49" office:value-type="string" calcext:value-type="string">
            <text:p>Ἔχετος</text:p>
          </table:table-cell>
          <table:table-cell table:style-name="ce59" office:value-type="string" calcext:value-type="string">
            <text:p>Équeto</text:p>
          </table:table-cell>
          <table:table-cell table:style-name="ce59" office:value-type="string" calcext:value-type="string">
            <text:p>Ekhétos</text:p>
          </table:table-cell>
          <table:table-cell table:style-name="ce59" office:value-type="string" calcext:value-type="string">
            <text:p>Echetus</text:p>
          </table:table-cell>
          <table:table-cell table:style-name="ce59" office:value-type="string" calcext:value-type="string">
            <text:p>antr.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urn:cts:greekLit:tlg0012.tlg002.perseus-grc2:21.308@Ἔχετον[1]</text:p>
          </table:table-cell>
          <table:table-cell table:style-name="ce59" office:value-type="string" calcext:value-type="string">
            <text:p>bio-myth-Smith</text:p>
          </table:table-cell>
          <table:table-cell table:style-name="ce83" office:value-type="string" calcext:value-type="string">
            <text:p><text:a xlink:href="http://cts.perseids.org/api/cts?request=GetPassage&amp;urn=urn:cts:pdlrefwk:viaf88890045.003.perseus-eng1:E.echetus_1" xlink:type="simple">urn:cts:pdlrefwk:viaf88890045.003.perseus-eng1:E.echetus_1</text:a></text:p>
          </table:table-cell>
          <table:table-cell table:style-name="ce59" office:value-type="string" calcext:value-type="string">
            <text:p>1-Rei do bárbaro do Epiro (Odisséia).</text:p>
          </table:table-cell>
          <table:table-cell table:style-name="ce59" office:value-type="string" calcext:value-type="string">
            <text:p>não há registro</text:p>
          </table:table-cell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36" office:value-type="string" calcext:value-type="string">
            <text:p>Ἐχέφρω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Ἐχῖναι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Ἐχίος</text:p>
          </table:table-cell>
          <table:table-cell table:style-name="ce38" table:number-columns-repeated="2"/>
          <table:table-cell table:style-name="ce41" table:number-columns-repeated="4"/>
          <table:table-cell table:style-name="ce38"/>
          <table:table-cell table:style-name="ce41"/>
          <table:table-cell table:style-name="ce38" table:number-columns-repeated="2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6" office:value-type="string" calcext:value-type="string">
            <text:p>Ζάκυνθ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Ζέλεια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1" office:value-type="string" calcext:value-type="string">
            <text:p>Ζεύς</text:p>
          </table:table-cell>
          <table:table-cell table:style-name="ce41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6" office:value-type="string" calcext:value-type="string">
            <text:p>Ζέφυρος</text:p>
          </table:table-cell>
          <table:table-cell table:style-name="ce46" table:number-columns-repeated="7"/>
          <table:table-cell table:style-name="ce55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38" office:value-type="string" calcext:value-type="string">
            <text:p>Ἥβη</text:p>
          </table:table-cell>
          <table:table-cell table:style-name="ce38" office:value-type="string" calcext:value-type="string">
            <text:p>Hebe</text:p>
          </table:table-cell>
          <table:table-cell table:style-name="ce38" office:value-type="string" calcext:value-type="string">
            <text:p>Hébé</text:p>
          </table:table-cell>
          <table:table-cell table:style-name="ce38" office:value-type="string" calcext:value-type="string">
            <text:p>Hebe</text:p>
          </table:table-cell>
          <table:table-cell table:style-name="ce38" office:value-type="string" calcext:value-type="string">
            <text:p>mit.</text:p>
          </table:table-cell>
          <table:table-cell table:style-name="ce38" office:value-type="string" calcext:value-type="string">
            <text:p>F</text:p>
          </table:table-cell>
          <table:table-cell table:style-name="ce38" office:value-type="string" calcext:value-type="string">
            <text:p>urn:cts:greekLit:tlg0012.tlg001.perseus-grc2:5.905@ Ἥβη[1]</text:p>
          </table:table-cell>
          <table:table-cell table:style-name="ce38" office:value-type="string" calcext:value-type="string">
            <text:p>bio-myth-Smith</text:p>
          </table:table-cell>
          <table:table-cell table:style-name="ce38" office:value-type="string" calcext:value-type="string">
            <text:p><text:a xlink:href="http://cts.perseids.org/read/pdlrefwk/viaf88890045/003/perseus-eng1/H.hebe_1" xlink:type="simple">cts.perseids.org/read/pdlrefwk/viaf88890045/003/perseus-eng1/H.hebe_1</text:a></text:p>
          </table:table-cell>
          <table:table-cell table:style-name="ce38" office:value-type="string" calcext:value-type="string">
            <text:p>1-Deusa da juventude; Esposa de Heracles, filha de Zeus e Hera. Na Ilíada, é ministra dos deuses, que enche seus copos com néctar; ela ajuda Hera a colocar os cavalos em sua carruagem; banha e veste seu irmão Ares.</text:p>
          </table:table-cell>
          <table:table-cell table:style-name="ce77" office:value-type="string" calcext:value-type="string">
            <text:p><text:a xlink:href="http://perseidas.fclar.unesp.br/s.php?pattern=ἥβη,%20ης%20(ἡ)" xlink:type="simple">http://perseidas.fclar.unesp.br/s.php?pattern=%E1%BC%A5%CE%B2%CE%B7,%20%CE%B7%CF%82%20(%E1%BC%A1)</text:a></text:p>
          </table:table-cell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8" office:value-type="string" calcext:value-type="string">
            <text:p>Ἥλιος</text:p>
          </table:table-cell>
          <table:table-cell table:style-name="ce38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46" office:value-type="string" calcext:value-type="string">
            <text:p>Ἠερίβοια</text:p>
          </table:table-cell>
          <table:table-cell table:style-name="ce46" table:number-columns-repeated="7"/>
          <table:table-cell table:style-name="ce55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46" office:value-type="string" calcext:value-type="string">
            <text:p>Ἠετίων</text:p>
          </table:table-cell>
          <table:table-cell table:style-name="ce46" table:number-columns-repeated="7"/>
          <table:table-cell table:style-name="ce55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46" office:value-type="string" calcext:value-type="string">
            <text:p>Ἠϊόνες</text:p>
          </table:table-cell>
          <table:table-cell table:style-name="ce46" table:number-columns-repeated="7"/>
          <table:table-cell table:style-name="ce55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46" office:value-type="string" calcext:value-type="string">
            <text:p>Ἠϊονεύς</text:p>
          </table:table-cell>
          <table:table-cell table:style-name="ce46" table:number-columns-repeated="7"/>
          <table:table-cell table:style-name="ce55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46" office:value-type="string" calcext:value-type="string">
            <text:p>Ἠλεῖος</text:p>
          </table:table-cell>
          <table:table-cell table:style-name="ce46" table:number-columns-repeated="7"/>
          <table:table-cell table:style-name="ce55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46" office:value-type="string" calcext:value-type="string">
            <text:p>Ἦλις</text:p>
          </table:table-cell>
          <table:table-cell table:style-name="ce46" table:number-columns-repeated="7"/>
          <table:table-cell table:style-name="ce55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46" office:value-type="string" calcext:value-type="string">
            <text:p>Ἠλώνη</text:p>
          </table:table-cell>
          <table:table-cell table:style-name="ce46" table:number-columns-repeated="7"/>
          <table:table-cell table:style-name="ce55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46" office:value-type="string" calcext:value-type="string">
            <text:p>Ἠμαθίη</text:p>
          </table:table-cell>
          <table:table-cell table:style-name="ce46" table:number-columns-repeated="7"/>
          <table:table-cell table:style-name="ce55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46" office:value-type="string" calcext:value-type="string">
            <text:p>Ἠνιοπεύς</text:p>
          </table:table-cell>
          <table:table-cell table:style-name="ce46" table:number-columns-repeated="7"/>
          <table:table-cell table:style-name="ce55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46" office:value-type="string" calcext:value-type="string">
            <text:p>Ἤνοψ</text:p>
          </table:table-cell>
          <table:table-cell table:style-name="ce46" table:number-columns-repeated="7"/>
          <table:table-cell table:style-name="ce55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46" office:value-type="string" calcext:value-type="string">
            <text:p>Ἠνοπίδης</text:p>
          </table:table-cell>
          <table:table-cell table:style-name="ce46" table:number-columns-repeated="7"/>
          <table:table-cell table:style-name="ce55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46" office:value-type="string" calcext:value-type="string">
            <text:p>Ἠπυτίδης</text:p>
          </table:table-cell>
          <table:table-cell table:style-name="ce46" table:number-columns-repeated="7"/>
          <table:table-cell table:style-name="ce55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46" office:value-type="string" calcext:value-type="string">
            <text:p>Ἡρακλέης</text:p>
          </table:table-cell>
          <table:table-cell table:style-name="ce46" table:number-columns-repeated="7"/>
          <table:table-cell table:style-name="ce55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38" office:value-type="string" calcext:value-type="string">
            <text:p>Ἥρα</text:p>
          </table:table-cell>
          <table:table-cell table:style-name="ce38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46" office:value-type="string" calcext:value-type="string">
            <text:p>Ἥφαιστος</text:p>
          </table:table-cell>
          <table:table-cell table:style-name="ce46" table:number-columns-repeated="7"/>
          <table:table-cell table:style-name="ce55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46" office:value-type="string" calcext:value-type="string">
            <text:p>Ἠώς</text:p>
          </table:table-cell>
          <table:table-cell table:style-name="ce46" table:number-columns-repeated="7"/>
          <table:table-cell table:style-name="ce55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41" office:value-type="string" calcext:value-type="string">
            <text:p>Θάλεια</text:p>
          </table:table-cell>
          <table:table-cell table:style-name="ce38" office:value-type="string" calcext:value-type="string">
            <text:p>Talia</text:p>
          </table:table-cell>
          <table:table-cell table:style-name="ce38" office:value-type="string" calcext:value-type="string">
            <text:p>Thaleia (Thalie)</text:p>
          </table:table-cell>
          <table:table-cell table:style-name="ce38" office:value-type="string" calcext:value-type="string">
            <text:p>Thaleia (Thalia)</text:p>
          </table:table-cell>
          <table:table-cell table:style-name="ce38" office:value-type="string" calcext:value-type="string">
            <text:p>mit.</text:p>
          </table:table-cell>
          <table:table-cell table:style-name="ce38" office:value-type="string" calcext:value-type="string">
            <text:p>F</text:p>
          </table:table-cell>
          <table:table-cell table:style-name="ce38" office:value-type="string" calcext:value-type="string">
            <text:p>urn:cts:greekLit:tlg0012.tlg001.perseus-grc2:18.39@Θάλειά[1]</text:p>
          </table:table-cell>
          <table:table-cell table:style-name="ce38" office:value-type="string" calcext:value-type="string">
            <text:p>bio-myth-Smith</text:p>
          </table:table-cell>
          <table:table-cell table:style-name="ce38" office:value-type="string" calcext:value-type="string">
            <text:p><text:a xlink:href="https://cts.perseids.org/api/cts?request=GetPassage&amp;urn=urn:cts:pdlrefwk:viaf88890045.003.perseus-eng1:T.thaleia_2" xlink:type="simple">urn:cts:pdlrefwk:viaf88890045.003.perseus-eng1:T.thaleia_2</text:a></text:p>
          </table:table-cell>
          <table:table-cell table:style-name="ce38" office:value-type="string" calcext:value-type="string">
            <text:p>1-Uma das Nereides.</text:p>
          </table:table-cell>
          <table:table-cell table:style-name="ce77" office:value-type="string" calcext:value-type="string">
            <text:p><text:a xlink:href="http://perseidas.fclar.unesp.br/s.php?pattern=θάλεια*&amp;submit=Buscar+-+Search" xlink:type="simple">http://perseidas.fclar.unesp.br/s.php?pattern=%CE%B8%E1%BD%B1%CE%BB%CE%B5%CE%B9%CE%B1*&amp;submit=Buscar+-+Search</text:a></text:p>
          </table:table-cell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Θάλπι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Θαλυσιάδη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Θάμυρι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Θάνατ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Θαυμακί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1" office:value-type="string" calcext:value-type="string">
            <text:p>Θαύμας</text:p>
          </table:table-cell>
          <table:table-cell table:style-name="ce41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Θεανώ</text:p>
          </table:table-cell>
          <table:table-cell table:style-name="ce46" table:number-columns-repeated="7"/>
          <table:table-cell table:style-name="ce55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35" office:value-type="string" calcext:value-type="string">
            <text:p>Θέμις</text:p>
          </table:table-cell>
          <table:table-cell table:style-name="ce46" table:number-columns-repeated="7"/>
          <table:table-cell table:style-name="ce55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35" office:value-type="string" calcext:value-type="string">
            <text:p>Θερσίλοχος</text:p>
          </table:table-cell>
          <table:table-cell table:style-name="ce46" table:number-columns-repeated="7"/>
          <table:table-cell table:style-name="ce55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35" office:value-type="string" calcext:value-type="string">
            <text:p>Θερσίτης</text:p>
          </table:table-cell>
          <table:table-cell table:style-name="ce46" table:number-columns-repeated="7"/>
          <table:table-cell table:style-name="ce55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35" office:value-type="string" calcext:value-type="string">
            <text:p>Θέσπεια</text:p>
          </table:table-cell>
          <table:table-cell table:style-name="ce46" table:number-columns-repeated="7"/>
          <table:table-cell table:style-name="ce55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35" office:value-type="string" calcext:value-type="string">
            <text:p>Θεσσαλός</text:p>
          </table:table-cell>
          <table:table-cell table:style-name="ce46" table:number-columns-repeated="7"/>
          <table:table-cell table:style-name="ce55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35" office:value-type="string" calcext:value-type="string">
            <text:p>Θέστωρ</text:p>
          </table:table-cell>
          <table:table-cell table:style-name="ce46" table:number-columns-repeated="7"/>
          <table:table-cell table:style-name="ce55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36" office:value-type="string" calcext:value-type="string">
            <text:p>Θέτις</text:p>
          </table:table-cell>
          <table:table-cell table:style-name="ce46" office:value-type="string" calcext:value-type="string">
            <text:p>Tétis</text:p>
          </table:table-cell>
          <table:table-cell table:style-name="ce46" office:value-type="string" calcext:value-type="string">
            <text:p>Thétis</text:p>
          </table:table-cell>
          <table:table-cell table:style-name="ce46" office:value-type="string" calcext:value-type="string">
            <text:p>Thetis</text:p>
          </table:table-cell>
          <table:table-cell table:style-name="ce46" office:value-type="string" calcext:value-type="string">
            <text:p>mit.</text:p>
          </table:table-cell>
          <table:table-cell table:style-name="ce46" office:value-type="string" calcext:value-type="string">
            <text:p>F</text:p>
          </table:table-cell>
          <table:table-cell table:style-name="ce46" office:value-type="string" calcext:value-type="string">
            <text:p>urn:cts:greekLit:tlg0012.tlg001.perseus-grc2:18.51@Θέτις[1]</text:p>
          </table:table-cell>
          <table:table-cell table:style-name="ce46" office:value-type="string" calcext:value-type="string">
            <text:p>bio-myth-Smith</text:p>
          </table:table-cell>
          <table:table-cell table:style-name="ce55" office:value-type="string" calcext:value-type="string">
            <text:p><text:a xlink:href="https://cts.perseids.org/api/cts?request=GetPassage&amp;urn=urn:cts:pdlrefwk:viaf88890045.003.perseus-eng1:T.thetis_1" xlink:type="simple">urn:cts:pdlrefwk:viaf88890045.003.perseus-eng1:T.thetis_1</text:a></text:p>
          </table:table-cell>
          <table:table-cell table:style-name="ce46" office:value-type="string" calcext:value-type="string">
            <text:p>1-Uma das filhas de Nereu e Doris, esposa de Peleu e mãe de Aquiles.</text:p>
          </table:table-cell>
          <table:table-cell table:style-name="ce46" office:value-type="string" calcext:value-type="string">
            <text:p>não há registro</text:p>
          </table:table-cell>
          <table:table-cell table:number-columns-repeated="1013"/>
        </table:table-row>
        <table:table-row table:style-name="ro1">
          <table:table-cell table:style-name="ce35" office:value-type="string" calcext:value-type="string">
            <text:p>Θῆβαι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Θήβ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Θήρα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Θησεύ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Θίσβ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1" office:value-type="string" calcext:value-type="string">
            <text:p>Θόας</text:p>
          </table:table-cell>
          <table:table-cell table:style-name="ce41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41" office:value-type="string" calcext:value-type="string">
            <text:p>Θόη</text:p>
          </table:table-cell>
          <table:table-cell table:style-name="ce38" office:value-type="string" calcext:value-type="string">
            <text:p>Toe</text:p>
          </table:table-cell>
          <table:table-cell table:style-name="ce38" office:value-type="string" calcext:value-type="string">
            <text:p>Thoè</text:p>
          </table:table-cell>
          <table:table-cell table:style-name="ce38" office:value-type="string" calcext:value-type="string">
            <text:p>Thoe</text:p>
          </table:table-cell>
          <table:table-cell table:style-name="ce38" office:value-type="string" calcext:value-type="string">
            <text:p>mit.</text:p>
          </table:table-cell>
          <table:table-cell table:style-name="ce38" office:value-type="string" calcext:value-type="string">
            <text:p>F</text:p>
          </table:table-cell>
          <table:table-cell table:style-name="ce38" office:value-type="string" calcext:value-type="string">
            <text:p>urn:cts:greekLit:tlg0012.tlg001.perseus-grc2:18.40@Θόη[1]</text:p>
          </table:table-cell>
          <table:table-cell table:style-name="ce41"/>
          <table:table-cell table:style-name="ce38" office:value-type="string" calcext:value-type="string">
            <text:p>não encontrei no Smith nem GRIMM</text:p>
          </table:table-cell>
          <table:table-cell table:style-name="ce38" office:value-type="string" calcext:value-type="string">
            <text:p>1-Uma das Nereides.</text:p>
          </table:table-cell>
          <table:table-cell table:style-name="ce38" office:value-type="string" calcext:value-type="string">
            <text:p>não há registro</text:p>
          </table:table-cell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Θόω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Θοώτη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Θρασί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8" office:value-type="string" calcext:value-type="string">
            <text:p>Θρασυμήδης</text:p>
          </table:table-cell>
          <table:table-cell table:style-name="ce41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Θρασύμηλ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Θρᾷξ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Θρόνιο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Θρυόεσσα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Θρύο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Θυέστης</text:p>
          </table:table-cell>
          <table:table-cell table:style-name="ce35" table:number-columns-repeated="7"/>
          <table:table-cell table:style-name="ce38"/>
          <table:table-cell table:style-name="ce35" table:number-columns-repeated="2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Θυμβραῖος</text:p>
          </table:table-cell>
          <table:table-cell table:style-name="ce35" table:number-columns-repeated="7"/>
          <table:table-cell table:style-name="ce38"/>
          <table:table-cell table:style-name="ce35" table:number-columns-repeated="2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Θύμβρη</text:p>
          </table:table-cell>
          <table:table-cell table:style-name="ce35" table:number-columns-repeated="7"/>
          <table:table-cell table:style-name="ce38"/>
          <table:table-cell table:style-name="ce35" table:number-columns-repeated="2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Θυμοίτης</text:p>
          </table:table-cell>
          <table:table-cell table:style-name="ce35" table:number-columns-repeated="7"/>
          <table:table-cell table:style-name="ce38"/>
          <table:table-cell table:style-name="ce35" table:number-columns-repeated="2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Ἴαιρα</text:p>
          </table:table-cell>
          <table:table-cell table:style-name="ce54" office:value-type="string" calcext:value-type="string">
            <text:p>Iaira</text:p>
          </table:table-cell>
          <table:table-cell table:number-columns-repeated="2" table:style-name="ce35" office:value-type="string" calcext:value-type="string">
            <text:p>Iaera</text:p>
          </table:table-cell>
          <table:table-cell table:style-name="ce35" office:value-type="string" calcext:value-type="string">
            <text:p>mit.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urn:cts:greekLit:tlg0012.tlg001.perseus-grc2:18.42@Ἴαιρα[1]</text:p>
          </table:table-cell>
          <table:table-cell table:style-name="ce35"/>
          <table:table-cell table:style-name="ce38" office:value-type="string" calcext:value-type="string">
            <text:p>não encontrei no Smith nem GRIMM</text:p>
          </table:table-cell>
          <table:table-cell table:style-name="ce35" office:value-type="string" calcext:value-type="string">
            <text:p>1-Uma das Nereides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Ἰάλμενος</text:p>
          </table:table-cell>
          <table:table-cell table:style-name="ce35" table:number-columns-repeated="7"/>
          <table:table-cell table:style-name="ce38"/>
          <table:table-cell table:style-name="ce35" table:number-columns-repeated="2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Ἰαμενός</text:p>
          </table:table-cell>
          <table:table-cell table:style-name="ce35" table:number-columns-repeated="7"/>
          <table:table-cell table:style-name="ce38"/>
          <table:table-cell table:style-name="ce35" table:number-columns-repeated="2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Ἰάνασσα</text:p>
          </table:table-cell>
          <table:table-cell table:number-columns-repeated="3" table:style-name="ce35" office:value-type="string" calcext:value-type="string">
            <text:p>Ianassa</text:p>
          </table:table-cell>
          <table:table-cell table:style-name="ce35" office:value-type="string" calcext:value-type="string">
            <text:p>mit.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urn:cts:greekLit:tlg0012.tlg001.perseus-grc2:18.47@Ἰάνασσα[1]</text:p>
          </table:table-cell>
          <table:table-cell table:style-name="ce35"/>
          <table:table-cell table:style-name="ce38" office:value-type="string" calcext:value-type="string">
            <text:p>não encontrei no Smith nem GRIMM</text:p>
          </table:table-cell>
          <table:table-cell table:style-name="ce35" office:value-type="string" calcext:value-type="string">
            <text:p>1-Uma das Nereides.</text:p>
          </table:table-cell>
          <table:table-cell table:style-name="ce35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Ἰάνειρα</text:p>
          </table:table-cell>
          <table:table-cell table:style-name="ce35" office:value-type="string" calcext:value-type="string">
            <text:p>Ianeira (Ianira)</text:p>
          </table:table-cell>
          <table:table-cell table:number-columns-repeated="2" table:style-name="ce35" office:value-type="string" calcext:value-type="string">
            <text:p>Ianeira</text:p>
          </table:table-cell>
          <table:table-cell table:style-name="ce35" office:value-type="string" calcext:value-type="string">
            <text:p>mit.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urn:cts:greekLit:tlg0012.tlg001.perseus-grc2:18.47@Ἰάνειρά[1]</text:p>
          </table:table-cell>
          <table:table-cell table:style-name="ce35" office:value-type="string" calcext:value-type="string">
            <text:p>bio-myth-Smith</text:p>
          </table:table-cell>
          <table:table-cell table:style-name="ce74" office:value-type="string" calcext:value-type="string">
            <text:p><text:a xlink:href="https://cts.perseids.org/api/cts?request=GetPassage&amp;urn=urn:cts:pdlrefwk:viaf88890045.003.perseus-eng1:I.ianeira_1" xlink:type="simple">urn:cts:pdlrefwk:viaf88890045.003.perseus-eng1:I.ianeira_1</text:a></text:p>
          </table:table-cell>
          <table:table-cell table:style-name="ce35" office:value-type="string" calcext:value-type="string">
            <text:p>1-Uma das Nereides.</text:p>
          </table:table-cell>
          <table:table-cell table:style-name="ce35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Ἰάονες</text:p>
          </table:table-cell>
          <table:table-cell table:style-name="ce46" table:number-columns-repeated="7"/>
          <table:table-cell table:style-name="ce55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35" office:value-type="string" calcext:value-type="string">
            <text:p>Ἰάπετος</text:p>
          </table:table-cell>
          <table:table-cell table:style-name="ce46" table:number-columns-repeated="7"/>
          <table:table-cell table:style-name="ce55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35" office:value-type="string" calcext:value-type="string">
            <text:p>Ἰάρδανος</text:p>
          </table:table-cell>
          <table:table-cell table:style-name="ce46" table:number-columns-repeated="7"/>
          <table:table-cell table:style-name="ce55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35" office:value-type="string" calcext:value-type="string">
            <text:p>Ἴασος</text:p>
          </table:table-cell>
          <table:table-cell table:style-name="ce46" table:number-columns-repeated="7"/>
          <table:table-cell table:style-name="ce55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35" office:value-type="string" calcext:value-type="string">
            <text:p>Ἰάσων</text:p>
          </table:table-cell>
          <table:table-cell table:style-name="ce46" table:number-columns-repeated="7"/>
          <table:table-cell table:style-name="ce55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35" office:value-type="string" calcext:value-type="string">
            <text:p>Ἰαωλκός</text:p>
          </table:table-cell>
          <table:table-cell table:style-name="ce46" table:number-columns-repeated="7"/>
          <table:table-cell table:style-name="ce55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35" office:value-type="string" calcext:value-type="string">
            <text:p>Ἰδαῖος</text:p>
          </table:table-cell>
          <table:table-cell table:style-name="ce46" table:number-columns-repeated="7"/>
          <table:table-cell table:style-name="ce55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36" office:value-type="string" calcext:value-type="string">
            <text:p>Ἴδη</text:p>
          </table:table-cell>
          <table:table-cell table:style-name="ce46" office:value-type="string" calcext:value-type="string">
            <text:p>Ida</text:p>
          </table:table-cell>
          <table:table-cell table:style-name="ce46" office:value-type="string" calcext:value-type="string">
            <text:p>Idè ou Ida</text:p>
          </table:table-cell>
          <table:table-cell table:style-name="ce46" office:value-type="string" calcext:value-type="string">
            <text:p>Ida</text:p>
          </table:table-cell>
          <table:table-cell table:style-name="ce46" office:value-type="string" calcext:value-type="string">
            <text:p>top.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urn:cts:greekLit:tlg0012.tlg001.perseus-grc2:11.183@Ἴδης[1]</text:p>
          </table:table-cell>
          <table:table-cell table:style-name="ce46" office:value-type="string" calcext:value-type="string">
            <text:p>Pleiades</text:p>
          </table:table-cell>
          <table:table-cell table:style-name="ce75" office:value-type="string" calcext:value-type="string">
            <text:p><text:a xlink:href="http://pleiades.stoa.org/places/550592" xlink:type="simple">http://pleiades.stoa.org/places/550592</text:a></text:p>
          </table:table-cell>
          <table:table-cell table:style-name="ce46" office:value-type="string" calcext:value-type="string">
            <text:p>1-Uma cadeia montanhosa, rica em nascentes, ravinas, florestas e caça, que se estende da Frígia, através da Mísia, em direção ao Helesponto.</text:p>
          </table:table-cell>
          <table:table-cell table:style-name="ce46" office:value-type="string" calcext:value-type="string">
            <text:p>o termo existe no DDGP como nome comum, mas a definição como nome próprio não está contemplada</text:p>
          </table:table-cell>
          <table:table-cell table:number-columns-repeated="1013"/>
        </table:table-row>
        <table:table-row table:style-name="ro1">
          <table:table-cell table:style-name="ce39" office:value-type="string" calcext:value-type="string">
            <text:p>Ἴδης</text:p>
          </table:table-cell>
          <table:table-cell table:style-name="ce55" office:value-type="string" calcext:value-type="string">
            <text:p>Idas</text:p>
          </table:table-cell>
          <table:table-cell table:style-name="ce39"/>
          <table:table-cell table:style-name="ce55" office:value-type="string" calcext:value-type="string">
            <text:p>Idas</text:p>
          </table:table-cell>
          <table:table-cell table:style-name="ce55" office:value-type="string" calcext:value-type="string">
            <text:p>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9.558@Ἴδεώ[1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://cts.perseids.org/api/cts?request=GetPassage&amp;urn=urn:cts:pdlrefwk:viaf88890045.003.perseus-eng1:I.idas_4" xlink:type="simple">urn:cts:pdlrefwk:viaf88890045.003.perseus-eng1:I.idas_4</text:a></text:p>
          </table:table-cell>
          <table:table-cell table:style-name="ce55" office:value-type="string" calcext:value-type="string">
            <text:p>1-Marido de Marpessa e pai de Cleópatra.</text:p>
          </table:table-cell>
          <table:table-cell table:style-name="ce55" office:value-type="string" calcext:value-type="string">
            <text:p>não há registro</text:p>
          </table:table-cell>
          <table:table-cell table:style-name="ce9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Ἰδομενεύς</text:p>
          </table:table-cell>
          <table:table-cell table:style-name="ce38"/>
          <table:table-cell table:style-name="ce41" table:number-columns-repeated="5"/>
          <table:table-cell table:style-name="ce38"/>
          <table:table-cell table:style-name="ce41" table:number-columns-repeated="3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Ἰηλυσός</text:p>
          </table:table-cell>
          <table:table-cell table:style-name="ce38"/>
          <table:table-cell table:style-name="ce41" table:number-columns-repeated="5"/>
          <table:table-cell table:style-name="ce38"/>
          <table:table-cell table:style-name="ce41" table:number-columns-repeated="3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Ἰήσων</text:p>
          </table:table-cell>
          <table:table-cell table:style-name="ce38"/>
          <table:table-cell table:style-name="ce41" table:number-columns-repeated="5"/>
          <table:table-cell table:style-name="ce38"/>
          <table:table-cell table:style-name="ce41" table:number-columns-repeated="3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Ἰθαιμένης</text:p>
          </table:table-cell>
          <table:table-cell table:style-name="ce38"/>
          <table:table-cell table:style-name="ce41" table:number-columns-repeated="5"/>
          <table:table-cell table:style-name="ce38"/>
          <table:table-cell table:style-name="ce41" table:number-columns-repeated="3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Ἰθάκη</text:p>
          </table:table-cell>
          <table:table-cell table:style-name="ce38"/>
          <table:table-cell table:style-name="ce41" table:number-columns-repeated="5"/>
          <table:table-cell table:style-name="ce38"/>
          <table:table-cell table:style-name="ce41" table:number-columns-repeated="3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Ἱκετάων</text:p>
          </table:table-cell>
          <table:table-cell table:style-name="ce38"/>
          <table:table-cell table:style-name="ce41" table:number-columns-repeated="5"/>
          <table:table-cell table:style-name="ce38"/>
          <table:table-cell table:style-name="ce41" table:number-columns-repeated="3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Ἰλήϊος</text:p>
          </table:table-cell>
          <table:table-cell table:style-name="ce38"/>
          <table:table-cell table:style-name="ce41" table:number-columns-repeated="5"/>
          <table:table-cell table:style-name="ce38"/>
          <table:table-cell table:style-name="ce41" table:number-columns-repeated="3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Ἰλιονεύς</text:p>
          </table:table-cell>
          <table:table-cell table:style-name="ce38"/>
          <table:table-cell table:style-name="ce41" table:number-columns-repeated="5"/>
          <table:table-cell table:style-name="ce38"/>
          <table:table-cell table:style-name="ce41" table:number-columns-repeated="3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Ἴλιος</text:p>
          </table:table-cell>
          <table:table-cell table:style-name="ce38"/>
          <table:table-cell table:style-name="ce41" table:number-columns-repeated="5"/>
          <table:table-cell table:style-name="ce38"/>
          <table:table-cell table:style-name="ce41" table:number-columns-repeated="3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Ἶλος</text:p>
          </table:table-cell>
          <table:table-cell table:style-name="ce38"/>
          <table:table-cell table:style-name="ce41" table:number-columns-repeated="5"/>
          <table:table-cell table:style-name="ce38"/>
          <table:table-cell table:style-name="ce41" table:number-columns-repeated="3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Ἴμβριος</text:p>
          </table:table-cell>
          <table:table-cell table:style-name="ce38"/>
          <table:table-cell table:style-name="ce41" table:number-columns-repeated="5"/>
          <table:table-cell table:style-name="ce38"/>
          <table:table-cell table:style-name="ce41" table:number-columns-repeated="3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Ἴμβρος</text:p>
          </table:table-cell>
          <table:table-cell table:style-name="ce38"/>
          <table:table-cell table:style-name="ce41" table:number-columns-repeated="5"/>
          <table:table-cell table:style-name="ce38"/>
          <table:table-cell table:style-name="ce41" table:number-columns-repeated="3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Ἰξίων</text:p>
          </table:table-cell>
          <table:table-cell table:style-name="ce38"/>
          <table:table-cell table:style-name="ce41" table:number-columns-repeated="5"/>
          <table:table-cell table:style-name="ce38"/>
          <table:table-cell table:style-name="ce41" table:number-columns-repeated="3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Ἵππασος</text:p>
          </table:table-cell>
          <table:table-cell table:style-name="ce38"/>
          <table:table-cell table:style-name="ce41" table:number-columns-repeated="5"/>
          <table:table-cell table:style-name="ce38"/>
          <table:table-cell table:style-name="ce41" table:number-columns-repeated="3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Ἱπποδάμας</text:p>
          </table:table-cell>
          <table:table-cell table:style-name="ce4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Ἱπποδάμεια</text:p>
          </table:table-cell>
          <table:table-cell table:style-name="ce4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Ἱππόδαμος</text:p>
          </table:table-cell>
          <table:table-cell table:style-name="ce46" office:value-type="string" calcext:value-type="string">
            <text:p>Hipódamo</text:p>
          </table:table-cell>
          <table:table-cell table:style-name="ce46" office:value-type="string" calcext:value-type="string">
            <text:p>Hippodamos</text:p>
          </table:table-cell>
          <table:table-cell table:style-name="ce46" office:value-type="string" calcext:value-type="string">
            <text:p>Hippodamus</text:p>
          </table:table-cell>
          <table:table-cell table:style-name="ce46" office:value-type="string" calcext:value-type="string">
            <text:p>antr.</text:p>
          </table:table-cell>
          <table:table-cell table:style-name="ce46" office:value-type="string" calcext:value-type="string">
            <text:p>F</text:p>
          </table:table-cell>
          <table:table-cell table:style-name="ce46" office:value-type="string" calcext:value-type="string">
            <text:p>urn:cts:greekLit:tlg0012.tlg001.perseus-grc2:11.335@Ἱππόδαμον[1]</text:p>
          </table:table-cell>
          <table:table-cell table:style-name="ce46" office:value-type="string" calcext:value-type="string">
            <text:p>bio-myth-Smith</text:p>
          </table:table-cell>
          <table:table-cell table:style-name="ce46" office:value-type="string" calcext:value-type="string">
            <text:p><text:a xlink:href="http://cts.perseids.org/api/cts?request=GetPassage&amp;urn=urn:cts:pdlrefwk:viaf88890045.003.perseus-eng1:H.hippodamus_1" xlink:type="simple">urn:cts:pdlrefwk:viaf88890045.003.perseus-eng1:H.hippodamus_1</text:a></text:p>
          </table:table-cell>
          <table:table-cell table:style-name="ce46" office:value-type="string" calcext:value-type="string">
            <text:p>1-Um troiano morto por Odisseu.</text:p>
          </table:table-cell>
          <table:table-cell table:style-name="ce46" office:value-type="string" calcext:value-type="string">
            <text:p>o termo existe no DDGP como nome comum, mas a definição como nome próprio não está contemplada</text:p>
          </table:table-cell>
          <table:table-cell table:number-columns-repeated="1013"/>
        </table:table-row>
        <table:table-row table:style-name="ro1">
          <table:table-cell table:style-name="ce35" office:value-type="string" calcext:value-type="string">
            <text:p>Ἱππόθοος</text:p>
          </table:table-cell>
          <table:table-cell table:style-name="ce46" table:number-columns-repeated="6"/>
          <table:table-cell table:style-name="ce36" table:number-columns-repeated="2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35" office:value-type="string" calcext:value-type="string">
            <text:p>Ἱπποκόων</text:p>
          </table:table-cell>
          <table:table-cell table:style-name="ce46" table:number-columns-repeated="6"/>
          <table:table-cell table:style-name="ce36" table:number-columns-repeated="2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35" office:value-type="string" calcext:value-type="string">
            <text:p>Ἱππόλοχος</text:p>
          </table:table-cell>
          <table:table-cell table:style-name="ce46" table:number-columns-repeated="6"/>
          <table:table-cell table:style-name="ce36" table:number-columns-repeated="2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35" office:value-type="string" calcext:value-type="string">
            <text:p>Ἱππόμαχος</text:p>
          </table:table-cell>
          <table:table-cell table:style-name="ce46" table:number-columns-repeated="6"/>
          <table:table-cell table:style-name="ce36" table:number-columns-repeated="2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35" office:value-type="string" calcext:value-type="string">
            <text:p>Ἱππόνοος</text:p>
          </table:table-cell>
          <table:table-cell table:style-name="ce46" table:number-columns-repeated="6"/>
          <table:table-cell table:style-name="ce36" table:number-columns-repeated="2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35" office:value-type="string" calcext:value-type="string">
            <text:p>Ἱπποτίων</text:p>
          </table:table-cell>
          <table:table-cell table:style-name="ce46" table:number-columns-repeated="6"/>
          <table:table-cell table:style-name="ce36" table:number-columns-repeated="2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36" office:value-type="string" calcext:value-type="string">
            <text:p>Ἱρή</text:p>
          </table:table-cell>
          <table:table-cell table:style-name="ce46" office:value-type="string" calcext:value-type="string">
            <text:p>Hire</text:p>
          </table:table-cell>
          <table:table-cell table:style-name="ce46" office:value-type="string" calcext:value-type="string">
            <text:p>Hirè</text:p>
          </table:table-cell>
          <table:table-cell table:style-name="ce46" office:value-type="string" calcext:value-type="string">
            <text:p>Hire</text:p>
          </table:table-cell>
          <table:table-cell table:style-name="ce46" office:value-type="string" calcext:value-type="string">
            <text:p>top.</text:p>
          </table:table-cell>
          <table:table-cell table:style-name="ce46" office:value-type="string" calcext:value-type="string">
            <text:p>F</text:p>
          </table:table-cell>
          <table:table-cell table:style-name="ce46" office:value-type="string" calcext:value-type="string">
            <text:p>urn:cts:greekLit:tlg0012.tlg001.perseus-grc2:9.150@Ἱρὴν[1]</text:p>
          </table:table-cell>
          <table:table-cell table:style-name="ce36" table:number-columns-repeated="2"/>
          <table:table-cell table:style-name="ce46" office:value-type="string" calcext:value-type="string">
            <text:p>1-Uma cidade da Messênia sob o julgo de Agamémnon.</text:p>
          </table:table-cell>
          <table:table-cell table:style-name="ce46" office:value-type="string" calcext:value-type="string">
            <text:p>não há registro</text:p>
          </table:table-cell>
          <table:table-cell table:number-columns-repeated="1013"/>
        </table:table-row>
        <table:table-row table:style-name="ro1">
          <table:table-cell table:style-name="ce36" office:value-type="string" calcext:value-type="string">
            <text:p>Ἶρις</text:p>
          </table:table-cell>
          <table:table-cell table:style-name="ce46" office:value-type="string" calcext:value-type="string">
            <text:p>Íris</text:p>
          </table:table-cell>
          <table:table-cell table:number-columns-repeated="2" table:style-name="ce46" office:value-type="string" calcext:value-type="string">
            <text:p>Iris</text:p>
          </table:table-cell>
          <table:table-cell table:style-name="ce46" office:value-type="string" calcext:value-type="string">
            <text:p>mit.</text:p>
          </table:table-cell>
          <table:table-cell table:style-name="ce46" office:value-type="string" calcext:value-type="string">
            <text:p>F</text:p>
          </table:table-cell>
          <table:table-cell table:style-name="ce46" office:value-type="string" calcext:value-type="string">
            <text:p>urn:cts:greekLit:tlg0012.tlg001.perseus-grc2:2.786@Ἶρις[1]</text:p>
          </table:table-cell>
          <table:table-cell table:style-name="ce46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://cts.perseids.org/api/cts?request=GetPassage&amp;urn=urn:cts:pdlrefwk:viaf88890045.003.perseus-eng1:I.iris_1" xlink:type="simple">urn:cts:pdlrefwk:viaf88890045.003.perseus-eng1:I.iris_1</text:a></text:p>
          </table:table-cell>
          <table:table-cell table:style-name="ce46" office:value-type="string" calcext:value-type="string">
            <text:p>1-Mensageira dos deuses.</text:p>
          </table:table-cell>
          <table:table-cell table:style-name="ce74" office:value-type="string" calcext:value-type="string">
            <text:p><text:a xlink:href="http://perseidas.fclar.unesp.br/s.php?pattern=Ἶρις*&amp;submit=Buscar+-+Search" xlink:type="simple">http://perseidas.fclar.unesp.br/s.php?pattern=%E1%BC%BE%CF%81%CE%B9%CF%82*&amp;submit=Buscar+-+Search</text:a></text:p>
          </table:table-cell>
          <table:table-cell table:number-columns-repeated="1013"/>
        </table:table-row>
        <table:table-row table:style-name="ro1">
          <table:table-cell table:style-name="ce35" office:value-type="string" calcext:value-type="string">
            <text:p>Ἴσανδρος</text:p>
          </table:table-cell>
          <table:table-cell table:style-name="ce36"/>
          <table:table-cell table:style-name="ce46" table:number-columns-repeated="5"/>
          <table:table-cell table:style-name="ce38"/>
          <table:table-cell table:style-name="ce36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36" office:value-type="string" calcext:value-type="string">
            <text:p>Ἶσος</text:p>
          </table:table-cell>
          <table:table-cell table:style-name="ce60"/>
          <table:table-cell table:style-name="ce46" office:value-type="string" calcext:value-type="string">
            <text:p>Iso</text:p>
          </table:table-cell>
          <table:table-cell table:style-name="ce46" office:value-type="string" calcext:value-type="string">
            <text:p>Isus</text:p>
          </table:table-cell>
          <table:table-cell table:style-name="ce46" office:value-type="string" calcext:value-type="string">
            <text:p>antr.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urn:cts:greekLit:tlg0012.tlg001.perseus-grc2:11.101@Ἶσόν[1]</text:p>
          </table:table-cell>
          <table:table-cell table:style-name="ce38" office:value-type="string" calcext:value-type="string">
            <text:p>não encontrei no Smith</text:p>
          </table:table-cell>
          <table:table-cell table:style-name="ce36"/>
          <table:table-cell table:style-name="ce46" office:value-type="string" calcext:value-type="string">
            <text:p>1-Filho de Príamo, morto por Agamémnon.</text:p>
          </table:table-cell>
          <table:table-cell table:style-name="ce46" office:value-type="string" calcext:value-type="string">
            <text:p>não há registro</text:p>
          </table:table-cell>
          <table:table-cell table:number-columns-repeated="1013"/>
        </table:table-row>
        <table:table-row table:style-name="ro1">
          <table:table-cell table:style-name="ce35" office:value-type="string" calcext:value-type="string">
            <text:p>Ἱστίαια</text:p>
          </table:table-cell>
          <table:table-cell table:style-name="ce59" table:number-columns-repeated="5"/>
          <table:table-cell table:style-name="ce49"/>
          <table:table-cell table:style-name="ce59" table:number-columns-repeated="4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Ἰτυμονεύς</text:p>
          </table:table-cell>
          <table:table-cell table:style-name="ce59" table:number-columns-repeated="5"/>
          <table:table-cell table:style-name="ce27" office:value-type="string" calcext:value-type="string">
            <text:p>urn:cts:greekLit:tlg0012.tlg001.perseus-grc2:11.672@Ἰτυμονῆα[1]</text:p>
          </table:table-cell>
          <table:table-cell table:style-name="ce59" table:number-columns-repeated="4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49" office:value-type="string" calcext:value-type="string">
            <office:annotation draw:style-name="gr4" draw:text-style-name="P2" svg:width="108.64mm" svg:height="26.19mm" svg:x="42.33mm" svg:y="2414.59mm" draw:caption-point-x="-4.07mm" draw:caption-point-y="-8.11mm">
              <dc:date>2019-04-29T00:00:00</dc:date>
              <text:p text:style-name="P1"><text:span text:style-name="T1">Na Ilíada não consta como nome próprio.</text:span></text:p>
              <text:p text:style-name="P1"><text:span text:style-name="T1"><text:tab/></text:span><text:span text:style-name="T1">-Aline Delgado</text:span></text:p>
              <text:p text:style-name="P1"><text:span text:style-name="T1">Qtos na lista que não aparecem no texto! É uma lista "otimizada"! Por isso não podemos dispensar a checagem manual.</text:span></text:p>
              <text:p text:style-name="P1"><text:span text:style-name="T1"><text:tab/></text:span><text:span text:style-name="T1">-Anise Ferreira</text:span></text:p>
            </office:annotation>
            <text:p>Ἴτυς</text:p>
          </table:table-cell>
          <table:table-cell table:style-name="ce59" office:value-type="string" calcext:value-type="string">
            <text:p>Ítis</text:p>
          </table:table-cell>
          <table:table-cell table:number-columns-repeated="2" table:style-name="ce59" office:value-type="string" calcext:value-type="string">
            <text:p>Itys</text:p>
          </table:table-cell>
          <table:table-cell table:style-name="ce59" office:value-type="string" calcext:value-type="string">
            <text:p>antr.</text:p>
          </table:table-cell>
          <table:table-cell table:style-name="ce59" office:value-type="string" calcext:value-type="string">
            <text:p>M</text:p>
          </table:table-cell>
          <table:table-cell table:style-name="ce49"/>
          <table:table-cell table:style-name="ce59" office:value-type="string" calcext:value-type="string">
            <text:p>bio-myth-Smith</text:p>
          </table:table-cell>
          <table:table-cell table:style-name="ce83" office:value-type="string" calcext:value-type="string">
            <text:p><text:a xlink:href="http://cts.perseids.org/api/cts?request=GetPassage&amp;urn=urn:cts:pdlrefwk:viaf88890045.003.perseus-eng1:I.itys_1" xlink:type="simple">urn:cts:pdlrefwk:viaf88890045.003.perseus-eng1:I.itys_1</text:a></text:p>
          </table:table-cell>
          <table:table-cell table:style-name="ce59" office:value-type="string" calcext:value-type="string">
            <text:p>1-Filho de Tereu e Procne, transformado em rouxinol.</text:p>
          </table:table-cell>
          <table:table-cell table:style-name="ce83" office:value-type="string" calcext:value-type="string">
            <text:p><text:a xlink:href="http://perseidas.fclar.unesp.br/s.php?pattern=ἴτυς*&amp;submit=Buscar+-+Search" xlink:type="simple">http://perseidas.fclar.unesp.br/s.php?pattern=%E1%BC%B4%CF%84%CF%85%CF%82*&amp;submit=Buscar+-+Search</text:a></text:p>
          </table:table-cell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Ἴτων</text:p>
          </table:table-cell>
          <table:table-cell table:style-name="ce46" table:number-columns-repeated="7"/>
          <table:table-cell table:style-name="ce55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35" office:value-type="string" calcext:value-type="string">
            <text:p>Ἰφεύς</text:p>
          </table:table-cell>
          <table:table-cell table:style-name="ce46" table:number-columns-repeated="7"/>
          <table:table-cell table:style-name="ce55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35" office:value-type="string" calcext:value-type="string">
            <text:p>Ἰφιάνασσα</text:p>
          </table:table-cell>
          <table:table-cell table:style-name="ce46" table:number-columns-repeated="7"/>
          <table:table-cell table:style-name="ce55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35" office:value-type="string" calcext:value-type="string">
            <text:p>Ἰφιδάμας</text:p>
          </table:table-cell>
          <table:table-cell table:style-name="ce46" table:number-columns-repeated="7"/>
          <table:table-cell table:style-name="ce55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35" office:value-type="string" calcext:value-type="string">
            <text:p>Ἴφικλος</text:p>
          </table:table-cell>
          <table:table-cell table:style-name="ce46" table:number-columns-repeated="7"/>
          <table:table-cell table:style-name="ce55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35" office:value-type="string" calcext:value-type="string">
            <text:p>Ἰφίνοος</text:p>
          </table:table-cell>
          <table:table-cell table:style-name="ce46" table:number-columns-repeated="7"/>
          <table:table-cell table:style-name="ce55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36" office:value-type="string" calcext:value-type="string">
            <text:p>Ἶφις</text:p>
          </table:table-cell>
          <table:table-cell table:style-name="ce46" office:value-type="string" calcext:value-type="string">
            <text:p>Ífis</text:p>
          </table:table-cell>
          <table:table-cell table:number-columns-repeated="2" table:style-name="ce46" office:value-type="string" calcext:value-type="string">
            <text:p>Iphis</text:p>
          </table:table-cell>
          <table:table-cell table:style-name="ce46" office:value-type="string" calcext:value-type="string">
            <text:p>antr.</text:p>
          </table:table-cell>
          <table:table-cell table:style-name="ce46" office:value-type="string" calcext:value-type="string">
            <text:p>F</text:p>
          </table:table-cell>
          <table:table-cell table:style-name="ce46" office:value-type="string" calcext:value-type="string">
            <text:p>urn:cts:greekLit:tlg0012.tlg001.perseus-grc2:9.667@Ἶφις[1]</text:p>
          </table:table-cell>
          <table:table-cell table:style-name="ce46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://cts.perseids.org/api/cts?request=GetPassage&amp;urn=urn:cts:pdlrefwk:viaf88890045.003.perseus-eng1:I.iphis_5" xlink:type="simple">urn:cts:pdlrefwk:viaf88890045.003.perseus-eng1:I.iphis_5</text:a></text:p>
          </table:table-cell>
          <table:table-cell table:style-name="ce46" office:value-type="string" calcext:value-type="string">
            <text:p>1-Escrava dada por Aquiles a Pátroclo.</text:p>
          </table:table-cell>
          <table:table-cell table:style-name="ce46" office:value-type="string" calcext:value-type="string">
            <text:p>não há registro</text:p>
          </table:table-cell>
          <table:table-cell table:number-columns-repeated="1013"/>
        </table:table-row>
        <table:table-row table:style-name="ro1">
          <table:table-cell table:style-name="ce35" office:value-type="string" calcext:value-type="string">
            <text:p>Ἰφιτίω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Ἴφιτ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1" office:value-type="string" calcext:value-type="string">
            <text:p>Ἰώ</text:p>
          </table:table-cell>
          <table:table-cell table:style-name="ce41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Ἰωκή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Καινεύ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Καλήσι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Καλήτωρ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Καλλιάνασσα</text:p>
          </table:table-cell>
          <table:table-cell table:style-name="ce54" office:value-type="string" calcext:value-type="string">
            <text:p>Calianassa</text:p>
          </table:table-cell>
          <table:table-cell table:number-columns-repeated="2" table:style-name="ce35" office:value-type="string" calcext:value-type="string">
            <text:p>Kallianassa</text:p>
          </table:table-cell>
          <table:table-cell table:style-name="ce35" office:value-type="string" calcext:value-type="string">
            <text:p>mit.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urn:cts:greekLit:tlg0012.tlg001.perseus-grc2:18.46@Καλλιάνασσα[1]</text:p>
          </table:table-cell>
          <table:table-cell table:style-name="ce43"/>
          <table:table-cell table:style-name="ce38" office:value-type="string" calcext:value-type="string">
            <text:p>não encontrei no Smith nem GRIMM</text:p>
          </table:table-cell>
          <table:table-cell table:style-name="ce35" office:value-type="string" calcext:value-type="string">
            <text:p>1-Uma das Nereides.</text:p>
          </table:table-cell>
          <table:table-cell table:style-name="ce43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Καλλιάνειρα</text:p>
          </table:table-cell>
          <table:table-cell table:style-name="ce35" office:value-type="string" calcext:value-type="string">
            <text:p>Calianira</text:p>
          </table:table-cell>
          <table:table-cell table:style-name="ce35" office:value-type="string" calcext:value-type="string">
            <text:p>Kallianeira</text:p>
          </table:table-cell>
          <table:table-cell table:style-name="ce35" office:value-type="string" calcext:value-type="string">
            <text:p>Callianeira</text:p>
          </table:table-cell>
          <table:table-cell table:style-name="ce35" office:value-type="string" calcext:value-type="string">
            <text:p>mit.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urn:cts:greekLit:tlg0012.tlg001.perseus-grc2:18.44@Καλλιάνειρα[1]</text:p>
          </table:table-cell>
          <table:table-cell table:style-name="ce43"/>
          <table:table-cell table:style-name="ce38" office:value-type="string" calcext:value-type="string">
            <text:p>não encontrei no Smith nem GRIMM</text:p>
          </table:table-cell>
          <table:table-cell table:style-name="ce35" office:value-type="string" calcext:value-type="string">
            <text:p>1-Uma das Nereides.</text:p>
          </table:table-cell>
          <table:table-cell table:style-name="ce43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Καλλικολώνη</text:p>
          </table:table-cell>
          <table:table-cell table:style-name="ce36" table:number-columns-repeated="5"/>
          <table:table-cell table:style-name="ce27" office:value-type="string" calcext:value-type="string">
            <text:p>urn:cts:greekLit:tlg0012.tlg001.perseus-grc2:20.53@Καλλικολώνῃ[1]</text:p>
          </table:table-cell>
          <table:table-cell table:style-name="ce36" table:number-columns-repeated="4"/>
          <table:table-cell table:number-columns-repeated="1013"/>
        </table:table-row>
        <table:table-row table:style-name="ro1">
          <table:table-cell table:style-name="ce35" office:value-type="string" calcext:value-type="string">
            <text:p>Καλύδνα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Καλυδώ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Κάλχα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Κάμειρ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Καπανεύ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Κάπυ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Κάρ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Καρδαμύλ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Κάρησ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Κάρπαθος</text:p>
          </table:table-cell>
          <table:table-cell/>
          <table:table-cell table:style-name="ce36" table:number-columns-repeated="9"/>
          <table:table-cell table:number-columns-repeated="1013"/>
        </table:table-row>
        <table:table-row table:style-name="ro1">
          <table:table-cell table:style-name="ce35" office:value-type="string" calcext:value-type="string">
            <text:p>Κάρυστ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Κάσ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Κασσάνδρ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Καστιάνειρα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Κάστωρ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Καΰστριος</text:p>
          </table:table-cell>
          <table:table-cell table:style-name="ce36" table:number-columns-repeated="3"/>
          <table:table-cell table:style-name="ce46" office:value-type="string" calcext:value-type="string">
            <text:p>top.</text:p>
          </table:table-cell>
          <table:table-cell table:style-name="ce46" office:value-type="string" calcext:value-type="string">
            <text:p>M</text:p>
          </table:table-cell>
          <table:table-cell table:style-name="ce68" office:value-type="string" calcext:value-type="string">
            <text:p>urn:cts:greekLit:tlg0012.tlg001.perseus-grc2:2.461@Καϋστρίου[1]</text:p>
          </table:table-cell>
          <table:table-cell table:style-name="ce36" table:number-columns-repeated="4"/>
          <table:table-cell table:number-columns-repeated="1013"/>
        </table:table-row>
        <table:table-row table:style-name="ro1">
          <table:table-cell table:style-name="ce35" office:value-type="string" calcext:value-type="string">
            <text:p>Κεάδη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Κελάδω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Κεβριόνης</text:p>
          </table:table-cell>
          <table:table-cell table:style-name="ce36" table:number-columns-repeated="3"/>
          <table:table-cell table:style-name="ce46" office:value-type="string" calcext:value-type="string">
            <text:p>antr./mit.</text:p>
          </table:table-cell>
          <table:table-cell table:style-name="ce46" office:value-type="string" calcext:value-type="string">
            <text:p>M</text:p>
          </table:table-cell>
          <table:table-cell table:style-name="ce27" office:value-type="string" calcext:value-type="string">
            <text:p>urn:cts:greekLit:tlg0012.tlg001.perseus-grc2:8.318@Κεβριόνην[1]</text:p>
          </table:table-cell>
          <table:table-cell table:style-name="ce36" table:number-columns-repeated="4"/>
          <table:table-cell table:number-columns-repeated="1013"/>
        </table:table-row>
        <table:table-row table:style-name="ro1">
          <table:table-cell table:style-name="ce36" office:value-type="string" calcext:value-type="string">
            <text:p>Κεράω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Κεφαλλή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Κήρ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Κηρεσσιφόρητ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Κήρινθ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Κηφισί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Κηφισό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Κίκονε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Κίλιξ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Κίλλα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Κινύρη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Κισσῆ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Κλεῖτ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Κλεόβουλος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Κλεοπάτρη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Κλεωνάς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Κλονίος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Κλυμένη</text:p>
          </table:table-cell>
          <table:table-cell table:style-name="ce35" office:value-type="string" calcext:value-type="string">
            <text:p>Clímene</text:p>
          </table:table-cell>
          <table:table-cell table:style-name="ce35" office:value-type="string" calcext:value-type="string">
            <text:p>Klyménè (Clymène)</text:p>
          </table:table-cell>
          <table:table-cell table:style-name="ce35" office:value-type="string" calcext:value-type="string">
            <text:p>Clymene</text:p>
          </table:table-cell>
          <table:table-cell table:style-name="ce35" office:value-type="string" calcext:value-type="string">
            <text:p>mit.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urn:cts:greekLit:tlg0012.tlg001.perseus-grc2:3.144@Κλυμένη[1]</text:p>
          </table:table-cell>
          <table:table-cell table:style-name="ce35" office:value-type="string" calcext:value-type="string">
            <text:p>bio-myth-Smith</text:p>
          </table:table-cell>
          <table:table-cell table:style-name="ce74" office:value-type="string" calcext:value-type="string">
            <text:p><text:a xlink:href="https://cts.perseids.org/api/cts?request=GetPassage&amp;urn=urn:cts:pdlrefwk:viaf88890045.003.perseus-eng1:C.clymene_3" xlink:type="simple">urn:cts:pdlrefwk:viaf88890045.003.perseus-eng1:C.clymene_3</text:a></text:p>
          </table:table-cell>
          <table:table-cell table:style-name="ce35" office:value-type="string" calcext:value-type="string">
            <text:p>1-Uma criada de Helena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Κλυμένη</text:p>
          </table:table-cell>
          <table:table-cell table:style-name="ce35" office:value-type="string" calcext:value-type="string">
            <text:p>Clímene</text:p>
          </table:table-cell>
          <table:table-cell table:style-name="ce35" office:value-type="string" calcext:value-type="string">
            <text:p>Klyménè (Clymène)</text:p>
          </table:table-cell>
          <table:table-cell table:style-name="ce35" office:value-type="string" calcext:value-type="string">
            <text:p>Clymene</text:p>
          </table:table-cell>
          <table:table-cell table:style-name="ce35" office:value-type="string" calcext:value-type="string">
            <text:p>mit.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urn:cts:greekLit:tlg0012.tlg001.perseus-grc2:18.47@Κλυμένη[2]</text:p>
          </table:table-cell>
          <table:table-cell table:style-name="ce35" office:value-type="string" calcext:value-type="string">
            <text:p>bio-myth-Smith</text:p>
          </table:table-cell>
          <table:table-cell table:style-name="ce74" office:value-type="string" calcext:value-type="string">
            <text:p><text:a xlink:href="https://cts.perseids.org/api/cts?request=GetPassage&amp;urn=urn:cts:pdlrefwk:viaf88890045.003.perseus-eng1:C.clymene_3" xlink:type="simple">urn:cts:pdlrefwk:viaf88890045.003.perseus-eng1:C.clymene_3</text:a></text:p>
          </table:table-cell>
          <table:table-cell table:style-name="ce35" office:value-type="string" calcext:value-type="string">
            <text:p>2-Uma das Nereides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Κλυταιμνήστρη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Κλυτίδη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Κλυτί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Κλυτομήδη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Κνωσσό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Κοίλ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Κοίρανος</text:p>
          </table:table-cell>
          <table:table-cell table:style-name="ce46" office:value-type="string" calcext:value-type="string">
            <text:p>Cérano</text:p>
          </table:table-cell>
          <table:table-cell table:style-name="ce46" office:value-type="string" calcext:value-type="string">
            <text:p>Koeranos</text:p>
          </table:table-cell>
          <table:table-cell table:style-name="ce46" office:value-type="string" calcext:value-type="string">
            <text:p>Coeranus</text:p>
          </table:table-cell>
          <table:table-cell table:style-name="ce46" office:value-type="string" calcext:value-type="string">
            <text:p>antr./mit.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urn:cts:greekLit:tlg0012.tlg001.perseus-grc2:5.677@Κοίρανον[1]</text:p>
          </table:table-cell>
          <table:table-cell table:style-name="ce36" table:number-columns-repeated="2"/>
          <table:table-cell table:style-name="ce46" office:value-type="string" calcext:value-type="string">
            <text:p>1-Guerreiro lício do séquito de Sarpédon morto por Odisseu, junto com outros companheiros, dentre os quais Alastor, Crómio, Alcandro, Hálio, Noémon e Prítanis.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35" office:value-type="string" calcext:value-type="string">
            <text:p>Κοπρεύ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Κόρινθ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Κορώνεια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Κόρων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Κουρῆτε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Κόω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1" office:value-type="string" calcext:value-type="string">
            <text:p>Κράτης</text:p>
          </table:table-cell>
          <table:table-cell table:style-name="ce41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8" office:value-type="string" calcext:value-type="string">
            <text:p>Κραναή</text:p>
          </table:table-cell>
          <table:table-cell table:style-name="ce41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6" office:value-type="string" calcext:value-type="string">
            <text:p>Κρείω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Κρήθω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Κρή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Κρῖσα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Κροῖσμ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Κρουνοί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Κρῶμνα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Κτέατ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Κτήσι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1" office:value-type="string" calcext:value-type="string">
            <text:p>Κυάνεαι</text:p>
          </table:table-cell>
          <table:table-cell table:style-name="ce41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Κυλλήν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Κυλλοποδίω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Κυμοδόκη</text:p>
          </table:table-cell>
          <table:table-cell table:style-name="ce35" office:value-type="string" calcext:value-type="string">
            <text:p>Cimódoce (Cimodoceia)</text:p>
          </table:table-cell>
          <table:table-cell table:style-name="ce35" office:value-type="string" calcext:value-type="string">
            <text:p>Kymodokè</text:p>
          </table:table-cell>
          <table:table-cell table:style-name="ce35" office:value-type="string" calcext:value-type="string">
            <text:p>Cymodoce</text:p>
          </table:table-cell>
          <table:table-cell table:style-name="ce35" office:value-type="string" calcext:value-type="string">
            <text:p>mit.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urn:cts:greekLit:tlg0012.tlg001.perseus-grc2:18.39@Κυμοδόκη[1]</text:p>
          </table:table-cell>
          <table:table-cell table:style-name="ce35" office:value-type="string" calcext:value-type="string">
            <text:p>GRIMM</text:p>
          </table:table-cell>
          <table:table-cell table:style-name="ce74" office:value-type="string" calcext:value-type="string">
            <text:p><text:a xlink:href="https://demgol.units.it/lemma.do?id=319" xlink:type="simple">https://demgol.units.it/lemma.do?id=319</text:a></text:p>
          </table:table-cell>
          <table:table-cell table:style-name="ce35" office:value-type="string" calcext:value-type="string">
            <text:p>1-Uma das Nereides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Κυμοθόη</text:p>
          </table:table-cell>
          <table:table-cell table:style-name="ce35" office:value-type="string" calcext:value-type="string">
            <text:p>Cimótoe</text:p>
          </table:table-cell>
          <table:table-cell table:style-name="ce35" office:value-type="string" calcext:value-type="string">
            <text:p>Kymothoè</text:p>
          </table:table-cell>
          <table:table-cell table:style-name="ce35" office:value-type="string" calcext:value-type="string">
            <text:p>Cymothoe</text:p>
          </table:table-cell>
          <table:table-cell table:style-name="ce35" office:value-type="string" calcext:value-type="string">
            <text:p>mit.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urn:cts:greekLit:tlg0012.tlg001.perseus-grc2:18.41@Κυμοθόη[1]</text:p>
          </table:table-cell>
          <table:table-cell table:style-name="ce43"/>
          <table:table-cell table:style-name="ce38" office:value-type="string" calcext:value-type="string">
            <text:p>não encontrei no Smith nem GRIMM</text:p>
          </table:table-cell>
          <table:table-cell table:style-name="ce35" office:value-type="string" calcext:value-type="string">
            <text:p>1-Uma das Nereides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6" office:value-type="string" calcext:value-type="string">
            <text:p>Κῦν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Κυπάρισσ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Κύπρι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Κῦρ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Κύτωρ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Κύφ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1" office:value-type="string" calcext:value-type="string">
            <text:p>Κῶς</text:p>
          </table:table-cell>
          <table:table-cell table:style-name="ce41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Κώπα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Λάα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Λαέρκης</text:p>
          </table:table-cell>
          <table:table-cell table:style-name="ce4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Λακεδαίμων</text:p>
          </table:table-cell>
          <table:table-cell table:style-name="ce4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Λάμπος</text:p>
          </table:table-cell>
          <table:table-cell table:style-name="ce46" office:value-type="string" calcext:value-type="string">
            <text:p>Lampo</text:p>
          </table:table-cell>
          <table:table-cell table:number-columns-repeated="2" table:style-name="ce46" office:value-type="string" calcext:value-type="string">
            <text:p>Lampos</text:p>
          </table:table-cell>
          <table:table-cell table:style-name="ce46" office:value-type="string" calcext:value-type="string">
            <text:p>mit./antr.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urn:cts:greekLit:tlg0012.tlg001.perseus-grc2:15.526@Λάμπος[1]</text:p>
          </table:table-cell>
          <table:table-cell table:style-name="ce46" office:value-type="string" calcext:value-type="string">
            <text:p>GRIMM</text:p>
          </table:table-cell>
          <table:table-cell table:style-name="ce74" office:value-type="string" calcext:value-type="string">
            <text:p><text:a xlink:href="https://demgol.units.it/lemma.do?&amp;langSupport=pt" xlink:type="simple">https://demgol.units.it/lemma.do?&amp;langSupport=pt</text:a></text:p>
          </table:table-cell>
          <table:table-cell table:style-name="ce46" office:value-type="string" calcext:value-type="string">
            <text:p>1-Filho do troiano Laomedonte e pai de Dólops.</text:p>
          </table:table-cell>
          <table:table-cell table:style-name="ce46" office:value-type="string" calcext:value-type="string">
            <text:p>não há registro.</text:p>
          </table:table-cell>
          <table:table-cell table:number-columns-repeated="1013"/>
        </table:table-row>
        <table:table-row table:style-name="ro1">
          <table:table-cell table:style-name="ce36" office:value-type="string" calcext:value-type="string">
            <text:p>Λάμπος</text:p>
          </table:table-cell>
          <table:table-cell table:style-name="ce46" office:value-type="string" calcext:value-type="string">
            <text:p>Lampo</text:p>
          </table:table-cell>
          <table:table-cell table:number-columns-repeated="2" table:style-name="ce46" office:value-type="string" calcext:value-type="string">
            <text:p>Lampos</text:p>
          </table:table-cell>
          <table:table-cell table:style-name="ce46" office:value-type="string" calcext:value-type="string">
            <text:p>mit.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urn:cts:greekLit:tlg0012.tlg001.perseus-grc2:8.185@Λάμπέ[2]</text:p>
          </table:table-cell>
          <table:table-cell table:style-name="ce46" office:value-type="string" calcext:value-type="string">
            <text:p>GRIMM</text:p>
          </table:table-cell>
          <table:table-cell table:style-name="ce74" office:value-type="string" calcext:value-type="string">
            <text:p><text:a xlink:href="https://demgol.units.it/lemma.do?&amp;langSupport=pt" xlink:type="simple">https://demgol.units.it/lemma.do?&amp;langSupport=pt</text:a></text:p>
          </table:table-cell>
          <table:table-cell table:style-name="ce46" office:value-type="string" calcext:value-type="string">
            <text:p>2-Um dos cavalos da quadriga de Heitor, junto com Éton, Podargo e Xanto.</text:p>
          </table:table-cell>
          <table:table-cell table:style-name="ce46" office:value-type="string" calcext:value-type="string">
            <text:p>não há registro.</text:p>
          </table:table-cell>
          <table:table-cell table:number-columns-repeated="1013"/>
        </table:table-row>
        <table:table-row table:style-name="ro1">
          <table:table-cell table:style-name="ce35" office:value-type="string" calcext:value-type="string">
            <text:p>Λαόγονος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Λαοδάμας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Λαοδάμεια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Λαοδίκη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Λαοδόκος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Λαοθόη</text:p>
          </table:table-cell>
          <table:table-cell table:style-name="ce35" office:value-type="string" calcext:value-type="string">
            <text:p>Laótoe</text:p>
          </table:table-cell>
          <table:table-cell table:style-name="ce35" office:value-type="string" calcext:value-type="string">
            <text:p>Laothoè</text:p>
          </table:table-cell>
          <table:table-cell table:style-name="ce35" office:value-type="string" calcext:value-type="string">
            <text:p>Laothoe</text:p>
          </table:table-cell>
          <table:table-cell table:style-name="ce35" office:value-type="string" calcext:value-type="string">
            <text:p>antr.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urn:cts:greekLit:tlg0012.tlg001.perseus-grc2:22.48@Λαοθόη[1]</text:p>
          </table:table-cell>
          <table:table-cell table:style-name="ce35" office:value-type="string" calcext:value-type="string">
            <text:p>bio-myth-Smith</text:p>
          </table:table-cell>
          <table:table-cell table:style-name="ce35" office:value-type="string" calcext:value-type="string">
            <text:p><text:a xlink:href="http://cts.perseids.org/api/cts?request=GetPassage&amp;urn=urn:cts:pdlrefwk:viaf88890045.003.perseus-eng1:L.laothoe_1" xlink:type="simple">urn:cts:pdlrefwk:viaf88890045.003.perseus-eng1:L.laothoe_1</text:a></text:p>
          </table:table-cell>
          <table:table-cell table:style-name="ce35" office:value-type="string" calcext:value-type="string">
            <text:p>1-Filha de Altes, rei de Leleges; de Príamo gerou Licáon e Polidoro.</text:p>
          </table:table-cell>
          <table:table-cell table:style-name="ce35" office:value-type="string" calcext:value-type="string">
            <text:p>não há registro.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Λαομέδω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Λαπίθη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Λάρισα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Λειώκριτ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Λεκτό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Λέλεγε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Λεοντεύ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Λεοντώ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Λέσβ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1" office:value-type="string" calcext:value-type="string">
            <text:p>Λευκάς</text:p>
          </table:table-cell>
          <table:table-cell table:style-name="ce41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41" office:value-type="string" calcext:value-type="string">
            <text:p>Λεῦκος</text:p>
          </table:table-cell>
          <table:table-cell table:style-name="ce41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Λήϊτος</text:p>
          </table:table-cell>
          <table:table-cell table:style-name="ce35" table:number-columns-repeated="6"/>
          <table:table-cell table:style-name="ce43"/>
          <table:table-cell table:style-name="ce38"/>
          <table:table-cell table:style-name="ce35"/>
          <table:table-cell table:style-name="ce43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Λῆμνος</text:p>
          </table:table-cell>
          <table:table-cell table:style-name="ce35" table:number-columns-repeated="6"/>
          <table:table-cell table:style-name="ce43"/>
          <table:table-cell table:style-name="ce38"/>
          <table:table-cell table:style-name="ce35"/>
          <table:table-cell table:style-name="ce43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Λητώ</text:p>
          </table:table-cell>
          <table:table-cell table:style-name="ce35" table:number-columns-repeated="6"/>
          <table:table-cell table:style-name="ce43"/>
          <table:table-cell table:style-name="ce38"/>
          <table:table-cell table:style-name="ce35"/>
          <table:table-cell table:style-name="ce43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Λιμνώρεια</text:p>
          </table:table-cell>
          <table:table-cell table:style-name="ce35" office:value-type="string" calcext:value-type="string">
            <text:p>Limnoreia</text:p>
          </table:table-cell>
          <table:table-cell table:style-name="ce35" office:value-type="string" calcext:value-type="string">
            <text:p>Limnóreia</text:p>
          </table:table-cell>
          <table:table-cell table:style-name="ce35" office:value-type="string" calcext:value-type="string">
            <text:p>Limnoria</text:p>
          </table:table-cell>
          <table:table-cell table:style-name="ce35" office:value-type="string" calcext:value-type="string">
            <text:p>mit.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urn:cts:greekLit:tlg0012.tlg001.perseus-grc2:18.41@Λιμνώρεια[1]</text:p>
          </table:table-cell>
          <table:table-cell table:style-name="ce43"/>
          <table:table-cell table:style-name="ce38" office:value-type="string" calcext:value-type="string">
            <text:p>não encontrei no Smith nem GRIMM</text:p>
          </table:table-cell>
          <table:table-cell table:style-name="ce35" office:value-type="string" calcext:value-type="string">
            <text:p>1-Uma das Nereides.</text:p>
          </table:table-cell>
          <table:table-cell table:style-name="ce43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Λίνδ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Λίν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Λύκαστος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Λυκάων</text:p>
          </table:table-cell>
          <table:table-cell table:style-name="ce35" office:value-type="string" calcext:value-type="string">
            <text:p>Licáon</text:p>
          </table:table-cell>
          <table:table-cell table:style-name="ce35" office:value-type="string" calcext:value-type="string">
            <text:p>Lykâon</text:p>
          </table:table-cell>
          <table:table-cell table:style-name="ce35" office:value-type="string" calcext:value-type="string">
            <text:p>Lycaon</text:p>
          </table:table-cell>
          <table:table-cell table:style-name="ce35" office:value-type="string" calcext:value-type="string">
            <text:p>antr.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urn:cts:greekLit:tlg0012.tlg001.perseus-grc2:2.826@Λυκάονος[1]</text:p>
          </table:table-cell>
          <table:table-cell table:style-name="ce35" office:value-type="string" calcext:value-type="string">
            <text:p>bio-myth-Smith</text:p>
          </table:table-cell>
          <table:table-cell table:style-name="ce35" office:value-type="string" calcext:value-type="string">
            <text:p><text:a xlink:href="http://cts.perseids.org/api/cts?request=GetPassage&amp;urn=urn:cts:pdlrefwk:viaf88890045.003.perseus-eng1:L.lycaon_2" xlink:type="simple">urn:cts:pdlrefwk:viaf88890045.003.perseus-eng1:L.lycaon_2</text:a></text:p>
          </table:table-cell>
          <table:table-cell table:style-name="ce35" office:value-type="string" calcext:value-type="string">
            <text:p>1-Um dos filhos de Príamo e Laótoe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Λυκία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Λυκομήδη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Λυκοῦργ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Λυκοφόντη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Λυκόφρω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Λύκτ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Λύκω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Λυρνησσός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Λύσανδρος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Μαίανδρος</text:p>
          </table:table-cell>
          <table:table-cell table:style-name="ce35" table:number-columns-repeated="3"/>
          <table:table-cell table:style-name="ce35" office:value-type="string" calcext:value-type="string">
            <text:p>top.</text:p>
          </table:table-cell>
          <table:table-cell table:style-name="ce35" table:number-columns-repeated="6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Μαῖρα</text:p>
          </table:table-cell>
          <table:table-cell table:style-name="ce54" office:value-type="string" calcext:value-type="string">
            <text:p>Maira</text:p>
          </table:table-cell>
          <table:table-cell table:number-columns-repeated="2" table:style-name="ce35" office:value-type="string" calcext:value-type="string">
            <text:p>Maera</text:p>
          </table:table-cell>
          <table:table-cell table:style-name="ce35" office:value-type="string" calcext:value-type="string">
            <text:p>mit.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urn:cts:greekLit:tlg0012.tlg001.perseus-grc2:18.48@Μαῖρα[1]</text:p>
          </table:table-cell>
          <table:table-cell table:style-name="ce35" office:value-type="string" calcext:value-type="string">
            <text:p>bio-myth-Smith</text:p>
          </table:table-cell>
          <table:table-cell table:style-name="ce74" office:value-type="string" calcext:value-type="string">
            <text:p><text:a xlink:href="https://cts.perseids.org/api/cts?request=GetPassage&amp;urn=urn:cts:pdlrefwk:viaf88890045.003.perseus-eng1:M.maera_2" xlink:type="simple">urn:cts:pdlrefwk:viaf88890045.003.perseus-eng1:M.maera_2</text:a></text:p>
          </table:table-cell>
          <table:table-cell table:style-name="ce35" office:value-type="string" calcext:value-type="string">
            <text:p>1-Uma Nereide.</text:p>
          </table:table-cell>
          <table:table-cell table:style-name="ce35" office:value-type="string" calcext:value-type="string">
            <text:p>não há registro.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Μαίων</text:p>
          </table:table-cell>
          <table:table-cell table:style-name="ce35" office:value-type="string" calcext:value-type="string">
            <text:p>Méon</text:p>
          </table:table-cell>
          <table:table-cell table:style-name="ce35" office:value-type="string" calcext:value-type="string">
            <text:p>Maèon</text:p>
          </table:table-cell>
          <table:table-cell table:style-name="ce35" office:value-type="string" calcext:value-type="string">
            <text:p>Maeon</text:p>
          </table:table-cell>
          <table:table-cell table:style-name="ce35" office:value-type="string" calcext:value-type="string">
            <text:p>mit./antr.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urn:cts:greekLit:tlg0012.tlg001.perseus-grc2:4.394@Μαίων[1]</text:p>
          </table:table-cell>
          <table:table-cell table:style-name="ce35" office:value-type="string" calcext:value-type="string">
            <text:p>bio-myth-Smith</text:p>
          </table:table-cell>
          <table:table-cell table:style-name="ce74" office:value-type="string" calcext:value-type="string">
            <text:p><text:a xlink:href="https://cts.perseids.org/api/cts?request=GetPassage&amp;urn=urn:cts:pdlrefwk:viaf88890045.003.perseus-eng1:M.maeon_1" xlink:type="simple">urn:cts:pdlrefwk:viaf88890045.003.perseus-eng1:M.maeon_1</text:a></text:p>
          </table:table-cell>
          <table:table-cell table:style-name="ce35" office:value-type="string" calcext:value-type="string">
            <text:p>1-Filho do tebano Hémon. </text:p>
          </table:table-cell>
          <table:table-cell table:style-name="ce35" office:value-type="string" calcext:value-type="string">
            <text:p>não há registro.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Μαντίνεια</text:p>
          </table:table-cell>
          <table:table-cell table:style-name="ce36" table:number-columns-repeated="3"/>
          <table:table-cell table:style-name="ce46" office:value-type="string" calcext:value-type="string">
            <text:p>top.</text:p>
          </table:table-cell>
          <table:table-cell table:style-name="ce36" table:number-columns-repeated="6"/>
          <table:table-cell table:number-columns-repeated="1013"/>
        </table:table-row>
        <table:table-row table:style-name="ro1">
          <table:table-cell table:style-name="ce36" office:value-type="string" calcext:value-type="string">
            <text:p>Μάκαρ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Μάρι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Μαρπήσσ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Μάση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Μάστωρ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Μαχάω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1" office:value-type="string" calcext:value-type="string">
            <text:p>Μέγαρα</text:p>
          </table:table-cell>
          <table:table-cell table:style-name="ce41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Μεγάδη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Μεγαρεύ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1" office:value-type="string" calcext:value-type="string">
            <text:p>Μεγάρη</text:p>
          </table:table-cell>
          <table:table-cell table:style-name="ce41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41" office:value-type="string" calcext:value-type="string">
            <text:p>Μέγης</text:p>
          </table:table-cell>
          <table:table-cell table:style-name="ce41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Μεδεώ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Μέδω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Μελάνθιος</text:p>
          </table:table-cell>
          <table:table-cell table:style-name="ce55" table:number-columns-repeated="10"/>
          <table:table-cell table:style-name="ce91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Μελάνιππος</text:p>
          </table:table-cell>
          <table:table-cell table:style-name="ce55" table:number-columns-repeated="10"/>
          <table:table-cell table:style-name="ce91" table:number-columns-repeated="16"/>
          <table:table-cell table:number-columns-repeated="997"/>
        </table:table-row>
        <table:table-row table:style-name="ro1">
          <table:table-cell table:style-name="ce41" office:value-type="string" calcext:value-type="string">
            <text:p>Μέλας</text:p>
          </table:table-cell>
          <table:table-cell table:style-name="ce38" office:value-type="string" calcext:value-type="string">
            <text:p>Mela</text:p>
          </table:table-cell>
          <table:table-cell table:style-name="ce38" office:value-type="string" calcext:value-type="string">
            <text:p>Mélas</text:p>
          </table:table-cell>
          <table:table-cell table:style-name="ce38" office:value-type="string" calcext:value-type="string">
            <text:p>Melas</text:p>
          </table:table-cell>
          <table:table-cell table:style-name="ce38" office:value-type="string" calcext:value-type="string">
            <text:p>antr.</text:p>
          </table:table-cell>
          <table:table-cell table:style-name="ce38" office:value-type="string" calcext:value-type="string">
            <text:p>M.</text:p>
          </table:table-cell>
          <table:table-cell table:style-name="ce38" office:value-type="string" calcext:value-type="string">
            <text:p>urn:cts:greekLit:tlg0012.tlg001.perseus-grc2:14.117@Μέλας[1]</text:p>
          </table:table-cell>
          <table:table-cell table:style-name="ce38" office:value-type="string" calcext:value-type="string">
            <text:p>bio-myth-Smith</text:p>
          </table:table-cell>
          <table:table-cell table:style-name="ce38" office:value-type="string" calcext:value-type="string">
            <text:p>urn:cts:pdlrefwk:viaf88890045.003.perseus-eng1:M.melas_4</text:p>
          </table:table-cell>
          <table:table-cell table:style-name="ce38" office:value-type="string" calcext:value-type="string">
            <text:p>1-Filho de Porteu e irmão de Ágrio e Eneu.</text:p>
          </table:table-cell>
          <table:table-cell table:style-name="ce38" office:value-type="string" calcext:value-type="string">
            <text:p>o termo existe no DDGP como nome comum, mas a definição como nome próprio não está contemplada</text:p>
          </table:table-cell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Μελέαγρος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Μελίβοια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Μελίτη</text:p>
          </table:table-cell>
          <table:table-cell table:style-name="ce35" office:value-type="string" calcext:value-type="string">
            <text:p>Mélite</text:p>
          </table:table-cell>
          <table:table-cell table:style-name="ce35" office:value-type="string" calcext:value-type="string">
            <text:p>Mélitè</text:p>
          </table:table-cell>
          <table:table-cell table:style-name="ce35" office:value-type="string" calcext:value-type="string">
            <text:p>Melite</text:p>
          </table:table-cell>
          <table:table-cell table:style-name="ce35" office:value-type="string" calcext:value-type="string">
            <text:p>mit.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urn:cts:greekLit:tlg0012.tlg001.perseus-grc2:18.42@Μελίτη[1]</text:p>
          </table:table-cell>
          <table:table-cell table:style-name="ce35" office:value-type="string" calcext:value-type="string">
            <text:p>bio-myth-Smith</text:p>
          </table:table-cell>
          <table:table-cell table:style-name="ce74" office:value-type="string" calcext:value-type="string">
            <text:p><text:a xlink:href="https://cts.perseids.org/api/cts?request=GetPassage&amp;urn=urn:cts:pdlrefwk:viaf88890045.003.perseus-eng1:M.melite_1" xlink:type="simple">urn:cts:pdlrefwk:viaf88890045.003.perseus-eng1:M.melite_1</text:a></text:p>
          </table:table-cell>
          <table:table-cell table:style-name="ce35" office:value-type="string" calcext:value-type="string">
            <text:p>1-Uma das Nereides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Μενέλαος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Μενεσθεύς</text:p>
          </table:table-cell>
          <table:table-cell table:style-name="ce35" office:value-type="string" calcext:value-type="string">
            <text:p>Menesteu</text:p>
          </table:table-cell>
          <table:table-cell table:style-name="ce35" office:value-type="string" calcext:value-type="string">
            <text:p>Ménesthée</text:p>
          </table:table-cell>
          <table:table-cell table:style-name="ce35" office:value-type="string" calcext:value-type="string">
            <text:p>Menestheus</text:p>
          </table:table-cell>
          <table:table-cell table:style-name="ce35" office:value-type="string" calcext:value-type="string">
            <text:p>antr.</text:p>
          </table:table-cell>
          <table:table-cell table:style-name="ce35" office:value-type="string" calcext:value-type="string">
            <text:p>M.</text:p>
          </table:table-cell>
          <table:table-cell table:style-name="ce35" office:value-type="string" calcext:value-type="string">
            <text:p>urn:cts:greekLit:tlg0012.tlg001.perseus-grc2:2.552@Μενεσθεύς[1]</text:p>
          </table:table-cell>
          <table:table-cell table:style-name="ce35" office:value-type="string" calcext:value-type="string">
            <text:p>bio-myth-Smith</text:p>
          </table:table-cell>
          <table:table-cell table:style-name="ce74" office:value-type="string" calcext:value-type="string">
            <text:p><text:a xlink:href="http://cts.perseids.org/api/cts?request=GetPassage&amp;urn=urn:cts:pdlrefwk:viaf88890045.003.perseus-eng1:M.menestheus_1" xlink:type="simple">urn:cts:pdlrefwk:viaf88890045.003.perseus-eng1:M.menestheus_1</text:a></text:p>
          </table:table-cell>
          <table:table-cell table:style-name="ce35" office:value-type="string" calcext:value-type="string">
            <text:p>1-Um filho de Peteus, um rei ateniense, que liderou os atenienses contra Tróia, e superou todos os outros mortais em cavalos de guerra e homens para a batalha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Μενέσθης</text:p>
          </table:table-cell>
          <table:table-cell table:style-name="ce35" office:value-type="string" calcext:value-type="string">
            <text:p>Menéstenes</text:p>
          </table:table-cell>
          <table:table-cell table:style-name="ce35" office:value-type="string" calcext:value-type="string">
            <text:p>Ménesthès</text:p>
          </table:table-cell>
          <table:table-cell table:style-name="ce35" office:value-type="string" calcext:value-type="string">
            <text:p>Menesthes</text:p>
          </table:table-cell>
          <table:table-cell table:style-name="ce35" office:value-type="string" calcext:value-type="string">
            <text:p>antr.</text:p>
          </table:table-cell>
          <table:table-cell table:style-name="ce35" office:value-type="string" calcext:value-type="string">
            <text:p>M.</text:p>
          </table:table-cell>
          <table:table-cell table:style-name="ce35" office:value-type="string" calcext:value-type="string">
            <text:p>urn:cts:greekLit:tlg0012.tlg001.perseus-grc2:5.609@Μενέσθην[1]</text:p>
          </table:table-cell>
          <table:table-cell table:style-name="ce35" office:value-type="string" calcext:value-type="string">
            <text:p>não encontrei no Smith, mas sim no Topos</text:p>
          </table:table-cell>
          <table:table-cell table:style-name="ce74" office:value-type="string" calcext:value-type="string">
            <text:p><text:a xlink:href="https://topostext.org/work/2#5.59" xlink:type="simple">https://topostext.org/work/2#5.59</text:a></text:p>
          </table:table-cell>
          <table:table-cell table:style-name="ce43" table:number-columns-repeated="2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Μενέσθιος</text:p>
          </table:table-cell>
          <table:table-cell table:style-name="ce36"/>
          <table:table-cell/>
          <table:table-cell table:style-name="ce36" table:number-columns-repeated="8"/>
          <table:table-cell table:number-columns-repeated="1013"/>
        </table:table-row>
        <table:table-row table:style-name="ro1">
          <table:table-cell table:style-name="ce43" office:value-type="string" calcext:value-type="string">
            <text:p>Μενοίτιος</text:p>
          </table:table-cell>
          <table:table-cell table:style-name="ce36"/>
          <table:table-cell/>
          <table:table-cell table:style-name="ce36" table:number-columns-repeated="8"/>
          <table:table-cell table:number-columns-repeated="1013"/>
        </table:table-row>
        <table:table-row table:style-name="ro1">
          <table:table-cell table:style-name="ce43" office:value-type="string" calcext:value-type="string">
            <text:p>Μέντης</text:p>
          </table:table-cell>
          <table:table-cell table:style-name="ce36"/>
          <table:table-cell/>
          <table:table-cell table:style-name="ce36" table:number-columns-repeated="8"/>
          <table:table-cell table:number-columns-repeated="1013"/>
        </table:table-row>
        <table:table-row table:style-name="ro1">
          <table:table-cell table:style-name="ce43" office:value-type="string" calcext:value-type="string">
            <text:p>Μέντωρ</text:p>
          </table:table-cell>
          <table:table-cell table:style-name="ce36"/>
          <table:table-cell/>
          <table:table-cell table:style-name="ce36" table:number-columns-repeated="8"/>
          <table:table-cell table:number-columns-repeated="1013"/>
        </table:table-row>
        <table:table-row table:style-name="ro1">
          <table:table-cell table:style-name="ce36" office:value-type="string" calcext:value-type="string">
            <text:p>Μένων</text:p>
          </table:table-cell>
          <table:table-cell table:style-name="ce36"/>
          <table:table-cell/>
          <table:table-cell table:style-name="ce36" table:number-columns-repeated="8"/>
          <table:table-cell table:number-columns-repeated="1013"/>
        </table:table-row>
        <table:table-row table:style-name="ro1">
          <table:table-cell table:style-name="ce43" office:value-type="string" calcext:value-type="string">
            <text:p>Μέρμερ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Μέροψ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Μέσθλη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1" office:value-type="string" calcext:value-type="string">
            <text:p>Μέσση</text:p>
          </table:table-cell>
          <table:table-cell table:style-name="ce41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Μηδεσικάστ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1" office:value-type="string" calcext:value-type="string">
            <text:p>Μηδίς</text:p>
          </table:table-cell>
          <table:table-cell table:style-name="ce41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41" office:value-type="string" calcext:value-type="string">
            <text:p>Μῆδος</text:p>
          </table:table-cell>
          <table:table-cell table:style-name="ce41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Μηθών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Μηκιστεύ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Μῃονί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Μηριόνη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Μήστωρ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Μίδεια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Μίλητ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Μινύει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Μίνω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Μνῆσ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Μοῖρα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Μολίω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Μόλ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Μόρυ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Μούλι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1" office:value-type="string" calcext:value-type="string">
            <text:p>Μοῦσα</text:p>
          </table:table-cell>
          <table:table-cell table:style-name="ce41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Μυγδώ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Μύδω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Μυκάλ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Μυκαλησσό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Μυκήν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Μύνη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Μύρινα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Μυσό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Νάστη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Ναυβολίδη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Νεοπτόλεμ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Νέστωρ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1" office:value-type="string" calcext:value-type="string">
            <text:p>Νηλεύς</text:p>
          </table:table-cell>
          <table:table-cell table:style-name="ce41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41" office:value-type="string" calcext:value-type="string">
            <text:p>Νημερτής</text:p>
          </table:table-cell>
          <table:table-cell table:style-name="ce38" office:value-type="string" calcext:value-type="string">
            <text:p>Nemertes</text:p>
          </table:table-cell>
          <table:table-cell table:style-name="ce38" office:value-type="string" calcext:value-type="string">
            <text:p>Nèmertès</text:p>
          </table:table-cell>
          <table:table-cell table:style-name="ce38" office:value-type="string" calcext:value-type="string">
            <text:p>Nemertes</text:p>
          </table:table-cell>
          <table:table-cell table:style-name="ce38" office:value-type="string" calcext:value-type="string">
            <text:p>mit.</text:p>
          </table:table-cell>
          <table:table-cell table:style-name="ce38" office:value-type="string" calcext:value-type="string">
            <text:p>F</text:p>
          </table:table-cell>
          <table:table-cell table:style-name="ce38" office:value-type="string" calcext:value-type="string">
            <text:p>urn:cts:greekLit:tlg0012.tlg001.perseus-grc2:18.46@Νημερτής[1]</text:p>
          </table:table-cell>
          <table:table-cell table:style-name="ce38" office:value-type="string" calcext:value-type="string">
            <text:p>bio-myth-Smith</text:p>
          </table:table-cell>
          <table:table-cell table:style-name="ce77" office:value-type="string" calcext:value-type="string">
            <text:p><text:a xlink:href="https://cts.perseids.org/api/cts?request=GetPassage&amp;urn=urn:cts:pdlrefwk:viaf88890045.003.perseus-eng1:N.nemertes_1" xlink:type="simple">urn:cts:pdlrefwk:viaf88890045.003.perseus-eng1:N.nemertes_1</text:a></text:p>
          </table:table-cell>
          <table:table-cell table:style-name="ce41" table:number-columns-repeated="2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6" office:value-type="string" calcext:value-type="string">
            <text:p>Νήριτος</text:p>
          </table:table-cell>
          <table:table-cell table:style-name="ce36" table:number-columns-repeated="2"/>
          <table:table-cell table:style-name="ce36" office:value-type="string" calcext:value-type="string">
            <text:p>Neritus</text:p>
          </table:table-cell>
          <table:table-cell table:style-name="ce36" table:number-columns-repeated="3"/>
          <table:table-cell table:number-columns-repeated="1017"/>
        </table:table-row>
        <table:table-row table:style-name="ro1">
          <table:table-cell table:style-name="ce35" office:value-type="string" calcext:value-type="string">
            <text:p>Νησαίη; Νησαία</text:p>
          </table:table-cell>
          <table:table-cell table:style-name="ce35" office:value-type="string" calcext:value-type="string">
            <text:p>Neseia</text:p>
          </table:table-cell>
          <table:table-cell table:style-name="ce35" office:value-type="string" calcext:value-type="string">
            <text:p>Nèsaea</text:p>
          </table:table-cell>
          <table:table-cell table:style-name="ce35" office:value-type="string" calcext:value-type="string">
            <text:p>Nesaia</text:p>
          </table:table-cell>
          <table:table-cell table:style-name="ce35" office:value-type="string" calcext:value-type="string">
            <text:p>mit.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urn:cts:greekLit:tlg0012.tlg001.perseus-grc2:18.40@Νησαίη[1]</text:p>
          </table:table-cell>
          <table:table-cell table:style-name="ce35" office:value-type="string" calcext:value-type="string">
            <text:p>bio-myth-Smith</text:p>
          </table:table-cell>
          <table:table-cell table:style-name="ce74" office:value-type="string" calcext:value-type="string">
            <text:p><text:a xlink:href="https://cts.perseids.org/api/cts?request=GetPassage&amp;urn=urn:cts:pdlrefwk:viaf88890045.003.perseus-eng1:N.nesaia_1" xlink:type="simple">urn:cts:pdlrefwk:viaf88890045.003.perseus-eng1:N.nesaia_1</text:a></text:p>
          </table:table-cell>
          <table:table-cell table:style-name="ce35" office:value-type="string" calcext:value-type="string">
            <text:p>1-Uma das Nereidas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1" office:value-type="string" calcext:value-type="string">
            <text:p>Νικεύς</text:p>
          </table:table-cell>
          <table:table-cell table:style-name="ce61" table:number-columns-repeated="26"/>
          <table:table-cell table:number-columns-repeated="997"/>
        </table:table-row>
        <table:table-row table:style-name="ro1">
          <table:table-cell table:style-name="ce36" office:value-type="string" calcext:value-type="string">
            <text:p>Νιόβ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Νιρεύς</text:p>
          </table:table-cell>
          <table:table-cell table:style-name="ce4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Νῖσα</text:p>
          </table:table-cell>
          <table:table-cell table:style-name="ce4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Νίσυρος</text:p>
          </table:table-cell>
          <table:table-cell table:style-name="ce4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Νοήμων</text:p>
          </table:table-cell>
          <table:table-cell table:style-name="ce46" office:value-type="string" calcext:value-type="string">
            <text:p>Noémon</text:p>
          </table:table-cell>
          <table:table-cell table:style-name="ce46" office:value-type="string" calcext:value-type="string">
            <text:p>Noèmôn</text:p>
          </table:table-cell>
          <table:table-cell table:style-name="ce46" office:value-type="string" calcext:value-type="string">
            <text:p>Noemon</text:p>
          </table:table-cell>
          <table:table-cell table:style-name="ce46" office:value-type="string" calcext:value-type="string">
            <text:p>antr./mit.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urn:cts:greekLit:tlg0012.tlg001.perseus-grc2:5.678@Νοήμονά[1]</text:p>
          </table:table-cell>
          <table:table-cell table:style-name="ce46" table:number-columns-repeated="2"/>
          <table:table-cell table:style-name="ce46" office:value-type="string" calcext:value-type="string">
            <text:p>1-Guerreiro lício do séquito de Sarpédon morto por Odisseu, junto com outros companheiros, dentre os quais Cérano, Alastor, Crómio, Alcandro, Hálio, e Prítanis.</text:p>
          </table:table-cell>
          <table:table-cell table:style-name="ce46"/>
          <table:table-cell table:number-columns-repeated="1013"/>
        </table:table-row>
        <table:table-row table:style-name="ro1">
          <table:table-cell table:style-name="ce36" office:value-type="string" calcext:value-type="string">
            <text:p>Νομίων</text:p>
          </table:table-cell>
          <table:table-cell table:style-name="ce4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Νότος</text:p>
          </table:table-cell>
          <table:table-cell table:style-name="ce4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Ξάνθος</text:p>
          </table:table-cell>
          <table:table-cell table:style-name="ce46" office:value-type="string" calcext:value-type="string">
            <text:p>Xanto</text:p>
          </table:table-cell>
          <table:table-cell table:style-name="ce46" office:value-type="string" calcext:value-type="string">
            <text:p>Xanthe; Xanthos</text:p>
          </table:table-cell>
          <table:table-cell table:style-name="ce46" office:value-type="string" calcext:value-type="string">
            <text:p>Xanthus</text:p>
          </table:table-cell>
          <table:table-cell table:style-name="ce46" office:value-type="string" calcext:value-type="string">
            <text:p>mit./antr.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urn:cts:greekLit:tlg0012.tlg001.perseus-grc2:5.152@Ξάνθόν[1]</text:p>
          </table:table-cell>
          <table:table-cell table:style-name="ce46" office:value-type="string" calcext:value-type="string">
            <text:p>bio-myth-Smith</text:p>
          </table:table-cell>
          <table:table-cell table:style-name="ce74" office:value-type="string" calcext:value-type="string">
            <text:p><text:a xlink:href="https://cts.perseids.org/api/cts?request=GetPassage&amp;urn=urn:cts:pdlrefwk:viaf88890045.003.perseus-eng1:X.xanthus_2" xlink:type="simple">urn:cts:pdlrefwk:viaf88890045.003.perseus-eng1:X.xanthus_2</text:a></text:p>
          </table:table-cell>
          <table:table-cell table:style-name="ce46" office:value-type="string" calcext:value-type="string">
            <text:p>1-Filho de Fénops e irmão de Tóon, morto na por Diomedes na guerra de Troia.</text:p>
          </table:table-cell>
          <table:table-cell table:style-name="ce46" office:value-type="string" calcext:value-type="string">
            <text:p>não há registro</text:p>
          </table:table-cell>
          <table:table-cell table:number-columns-repeated="1013"/>
        </table:table-row>
        <table:table-row table:style-name="ro1">
          <table:table-cell table:style-name="ce36" office:value-type="string" calcext:value-type="string">
            <text:p>Ξάνθος</text:p>
          </table:table-cell>
          <table:table-cell table:style-name="ce46" office:value-type="string" calcext:value-type="string">
            <text:p>Xanto</text:p>
          </table:table-cell>
          <table:table-cell table:style-name="ce46" office:value-type="string" calcext:value-type="string">
            <text:p>Xanthe; Xanthos</text:p>
          </table:table-cell>
          <table:table-cell table:style-name="ce46" office:value-type="string" calcext:value-type="string">
            <text:p>Xanthus</text:p>
          </table:table-cell>
          <table:table-cell table:style-name="ce46" office:value-type="string" calcext:value-type="string">
            <text:p>mit.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urn:cts:greekLit:tlg0012.tlg001.perseus-grc2:16.149@Ξάνθον[2]</text:p>
          </table:table-cell>
          <table:table-cell table:style-name="ce46" office:value-type="string" calcext:value-type="string">
            <text:p>bio-myth-Smith</text:p>
          </table:table-cell>
          <table:table-cell table:style-name="ce74" office:value-type="string" calcext:value-type="string">
            <text:p><text:a xlink:href="https://cts.perseids.org/api/cts?request=GetPassage&amp;urn=urn:cts:pdlrefwk:viaf88890045.003.perseus-eng1:X.xanthus_5" xlink:type="simple">urn:cts:pdlrefwk:viaf88890045.003.perseus-eng1:X.xanthus_5</text:a></text:p>
          </table:table-cell>
          <table:table-cell table:style-name="ce46" office:value-type="string" calcext:value-type="string">
            <text:p>2-Cavalo de Aquiles.</text:p>
          </table:table-cell>
          <table:table-cell table:style-name="ce46" office:value-type="string" calcext:value-type="string">
            <text:p>não há registro</text:p>
          </table:table-cell>
          <table:table-cell table:number-columns-repeated="1013"/>
        </table:table-row>
        <table:table-row table:style-name="ro1">
          <table:table-cell table:style-name="ce36" office:value-type="string" calcext:value-type="string">
            <text:p>Ξάνθος</text:p>
          </table:table-cell>
          <table:table-cell table:style-name="ce46" office:value-type="string" calcext:value-type="string">
            <text:p>Xanto</text:p>
          </table:table-cell>
          <table:table-cell table:style-name="ce46" office:value-type="string" calcext:value-type="string">
            <text:p>Xanthe; Xanthos</text:p>
          </table:table-cell>
          <table:table-cell table:style-name="ce46" office:value-type="string" calcext:value-type="string">
            <text:p>Xanthus</text:p>
          </table:table-cell>
          <table:table-cell table:style-name="ce46" office:value-type="string" calcext:value-type="string">
            <text:p>mit.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urn:cts:greekLit:tlg0012.tlg001.perseus-grc2:8.185@Ξάνθέ[3]</text:p>
          </table:table-cell>
          <table:table-cell table:style-name="ce46" office:value-type="string" calcext:value-type="string">
            <text:p>bio-myth-Smith</text:p>
          </table:table-cell>
          <table:table-cell table:style-name="ce74" office:value-type="string" calcext:value-type="string">
            <text:p><text:a xlink:href="https://cts.perseids.org/api/cts?request=GetPassage&amp;urn=urn:cts:pdlrefwk:viaf88890045.003.perseus-eng1:X.xanthus_5" xlink:type="simple">urn:cts:pdlrefwk:viaf88890045.003.perseus-eng1:X.xanthus_5</text:a></text:p>
          </table:table-cell>
          <table:table-cell table:style-name="ce46" office:value-type="string" calcext:value-type="string">
            <text:p>3-Um dos cavalhos da quadriga de Heitor, junto com Éton, Lampos e Podargo.</text:p>
          </table:table-cell>
          <table:table-cell table:style-name="ce46" office:value-type="string" calcext:value-type="string">
            <text:p>não há registro</text:p>
          </table:table-cell>
          <table:table-cell table:number-columns-repeated="1013"/>
        </table:table-row>
        <table:table-row table:style-name="ro1">
          <table:table-cell table:style-name="ce36" office:value-type="string" calcext:value-type="string">
            <text:p>Ξάνθος</text:p>
          </table:table-cell>
          <table:table-cell table:style-name="ce46" office:value-type="string" calcext:value-type="string">
            <text:p>Xanto</text:p>
          </table:table-cell>
          <table:table-cell table:style-name="ce46" office:value-type="string" calcext:value-type="string">
            <text:p>Xanthe; Xanthos</text:p>
          </table:table-cell>
          <table:table-cell table:style-name="ce46" office:value-type="string" calcext:value-type="string">
            <text:p>Xanthus</text:p>
          </table:table-cell>
          <table:table-cell table:style-name="ce46" office:value-type="string" calcext:value-type="string">
            <text:p>top.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urn:cts:greekLit:tlg0012.tlg001.perseus-grc2:6.172@Ξάνθόν[4]</text:p>
          </table:table-cell>
          <table:table-cell table:style-name="ce46" office:value-type="string" calcext:value-type="string">
            <text:p>Pleiades</text:p>
          </table:table-cell>
          <table:table-cell table:style-name="ce74" office:value-type="string" calcext:value-type="string">
            <text:p><text:a xlink:href="https://pleiades.stoa.org/places/639166" xlink:type="simple">https://pleiades.stoa.org/places/639166</text:a></text:p>
          </table:table-cell>
          <table:table-cell table:style-name="ce46" office:value-type="string" calcext:value-type="string">
            <text:p>4-Uma cidade e um rio da Lícia.</text:p>
          </table:table-cell>
          <table:table-cell table:style-name="ce46" office:value-type="string" calcext:value-type="string">
            <text:p>não há registro</text:p>
          </table:table-cell>
          <table:table-cell table:number-columns-repeated="1013"/>
        </table:table-row>
        <table:table-row table:style-name="ro1">
          <table:table-cell table:style-name="ce35" office:value-type="string" calcext:value-type="string">
            <text:p>Ὀδίος</text:p>
          </table:table-cell>
          <table:table-cell table:style-name="ce4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Ὀδυσσεύς</text:p>
          </table:table-cell>
          <table:table-cell table:style-name="ce4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Ὀθρυονεύς</text:p>
          </table:table-cell>
          <table:table-cell table:style-name="ce4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Ὀιλεύς</text:p>
          </table:table-cell>
          <table:table-cell table:style-name="ce46" table:number-columns-repeated="10"/>
          <table:table-cell table:number-columns-repeated="1013"/>
        </table:table-row>
        <table:table-row table:style-name="ro1">
          <table:table-cell table:style-name="ce46" office:value-type="string" calcext:value-type="string">
            <text:p>Οἰνεύς</text:p>
          </table:table-cell>
          <table:table-cell table:style-name="ce46" office:value-type="string" calcext:value-type="string">
            <text:p>Eneu</text:p>
          </table:table-cell>
          <table:table-cell table:style-name="ce46" office:value-type="string" calcext:value-type="string">
            <text:p>OEnée</text:p>
          </table:table-cell>
          <table:table-cell table:style-name="ce46" office:value-type="string" calcext:value-type="string">
            <text:p>Oeneus</text:p>
          </table:table-cell>
          <table:table-cell table:style-name="ce46" office:value-type="string" calcext:value-type="string">
            <text:p>antr.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urn:cts:greekLit:tlg0012.tlg001.perseus-grc2:14.117@Οἰνεὺς[1]</text:p>
          </table:table-cell>
          <table:table-cell table:style-name="ce46" office:value-type="string" calcext:value-type="string">
            <text:p>bio-myth-Smith</text:p>
          </table:table-cell>
          <table:table-cell table:style-name="ce46" office:value-type="string" calcext:value-type="string">
            <text:p>urn:cts:pdlrefwk:viaf88890045.003.perseus-eng1:O.oeneus_3</text:p>
          </table:table-cell>
          <table:table-cell table:style-name="ce46" office:value-type="string" calcext:value-type="string">
            <text:p>1-Foi rei de Cálidon. Filho de Porteu, irmão de Ágrio e Mela, pai de Tideu e avô de Diomedes.</text:p>
          </table:table-cell>
          <table:table-cell table:style-name="ce46" office:value-type="string" calcext:value-type="string">
            <text:p>não há registro</text:p>
          </table:table-cell>
          <table:table-cell table:number-columns-repeated="1013"/>
        </table:table-row>
        <table:table-row table:style-name="ro1">
          <table:table-cell table:style-name="ce35" office:value-type="string" calcext:value-type="string">
            <text:p>Οἰνόμα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Οἰόθε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1" office:value-type="string" calcext:value-type="string">
            <text:p>Οἶον</text:p>
          </table:table-cell>
          <table:table-cell table:style-name="ce41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Οἴτυλ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Οἰχαλία</text:p>
          </table:table-cell>
          <table:table-cell table:style-name="ce36" table:number-columns-repeated="3"/>
          <table:table-cell table:style-name="ce46" office:value-type="string" calcext:value-type="string">
            <text:p>top.</text:p>
          </table:table-cell>
          <table:table-cell table:style-name="ce36" table:number-columns-repeated="6"/>
          <table:table-cell table:number-columns-repeated="1013"/>
        </table:table-row>
        <table:table-row table:style-name="ro1">
          <table:table-cell table:style-name="ce35" office:value-type="string" calcext:value-type="string">
            <text:p>Ὀλιζώ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Ὀλοοσσών</text:p>
          </table:table-cell>
          <table:table-cell table:style-name="ce35" table:number-columns-repeated="9"/>
          <table:table-cell table:style-name="ce43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Ὄλυμπος</text:p>
          </table:table-cell>
          <table:table-cell table:style-name="ce35" table:number-columns-repeated="9"/>
          <table:table-cell table:style-name="ce43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Ὀνήτωρ</text:p>
          </table:table-cell>
          <table:table-cell table:style-name="ce35" table:number-columns-repeated="9"/>
          <table:table-cell table:style-name="ce43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Ὀπίτης</text:p>
          </table:table-cell>
          <table:table-cell table:style-name="ce35" table:number-columns-repeated="9"/>
          <table:table-cell table:style-name="ce43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Ὀπόεις</text:p>
          </table:table-cell>
          <table:table-cell table:style-name="ce35" table:number-columns-repeated="9"/>
          <table:table-cell table:style-name="ce43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Ὀρέσβιος</text:p>
          </table:table-cell>
          <table:table-cell table:style-name="ce35" table:number-columns-repeated="9"/>
          <table:table-cell table:style-name="ce43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Ὀρέστης</text:p>
          </table:table-cell>
          <table:table-cell table:style-name="ce35" table:number-columns-repeated="9"/>
          <table:table-cell table:style-name="ce43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Ὀρθαῖος</text:p>
          </table:table-cell>
          <table:table-cell table:style-name="ce35" table:number-columns-repeated="9"/>
          <table:table-cell table:style-name="ce43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Ὄρθη</text:p>
          </table:table-cell>
          <table:table-cell table:style-name="ce35" table:number-columns-repeated="9"/>
          <table:table-cell table:style-name="ce43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Ὀρμένιος</text:p>
          </table:table-cell>
          <table:table-cell table:style-name="ce35" table:number-columns-repeated="3"/>
          <table:table-cell table:style-name="ce35" office:value-type="string" calcext:value-type="string">
            <text:p>top.</text:p>
          </table:table-cell>
          <table:table-cell table:style-name="ce35"/>
          <table:table-cell table:style-name="ce35" office:value-type="string" calcext:value-type="string">
            <text:p>urn:cts:greekLit:tlg0012.tlg001.perseus-grc2:2.734@Ὀρμένιον[1]</text:p>
          </table:table-cell>
          <table:table-cell table:style-name="ce35" office:value-type="string" calcext:value-type="string">
            <text:p>Topos</text:p>
          </table:table-cell>
          <table:table-cell table:style-name="ce74" office:value-type="string" calcext:value-type="string">
            <text:p><text:a xlink:href="https://topostext.org/place/394230UOrm" xlink:type="simple">https://topostext.org/place/394230UOrm</text:a></text:p>
          </table:table-cell>
          <table:table-cell table:style-name="ce35" office:value-type="string" calcext:value-type="string">
            <text:p>1-Cidade da Tessália.</text:p>
          </table:table-cell>
          <table:table-cell table:style-name="ce43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office:annotation draw:style-name="gr5" draw:text-style-name="P2" svg:width="108.64mm" svg:height="15.07mm" svg:x="42.33mm" svg:y="3720.31mm" draw:caption-point-x="-4.07mm" draw:caption-point-y="-8.11mm">
              <dc:date>2019-04-29T00:00:00</dc:date>
              <text:p text:style-name="P1"><text:span text:style-name="T1">Verificar</text:span></text:p>
              <text:p text:style-name="P1"><text:span text:style-name="T1"><text:tab/></text:span><text:span text:style-name="T1">-Aline Delgado</text:span></text:p>
            </office:annotation>
            <text:p>Ὀρμένιος/Ὄρμενος</text:p>
          </table:table-cell>
          <table:table-cell table:style-name="ce35" office:value-type="string" calcext:value-type="string">
            <office:annotation draw:style-name="gr3" draw:text-style-name="P2" svg:width="100.52mm" svg:height="33.61mm" svg:x="68.65mm" svg:y="3716.6mm" draw:caption-point-x="-4.07mm" draw:caption-point-y="-4.4mm">
              <dc:date>2019-04-29T00:00:00</dc:date>
              <text:p text:style-name="P1"><text:span text:style-name="T1">Português europeu tende a usar o acento agudo neste caso, onde usamos o circunflexo, tipo Antônio e António. Meu pai falava António e ainda pronunciamos António mas escrevemos Antônio. Temos um outro recurso de consulta, mas é impresso - vou consultar.</text:span></text:p>
              <text:p text:style-name="P1"><text:span text:style-name="T1"><text:tab/></text:span><text:span text:style-name="T1">-Anise Ferreira</text:span></text:p>
              <text:p text:style-name="P1"><text:span text:style-name="T1">No índice Prieto está grafado assim mesmo.</text:span></text:p>
              <text:p text:style-name="P1"><text:span text:style-name="T1"><text:tab/></text:span><text:span text:style-name="T1">-Aline Delgado</text:span></text:p>
            </office:annotation>
            <text:p>Orménio</text:p>
          </table:table-cell>
          <table:table-cell table:style-name="ce35" office:value-type="string" calcext:value-type="string">
            <text:p>Orménios</text:p>
          </table:table-cell>
          <table:table-cell table:style-name="ce35" office:value-type="string" calcext:value-type="string">
            <text:p>Ormenius</text:p>
          </table:table-cell>
          <table:table-cell table:style-name="ce35" office:value-type="string" calcext:value-type="string">
            <text:p>antr.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office:annotation draw:style-name="gr6" draw:text-style-name="P2" svg:width="245.85mm" svg:height="170.65mm" svg:x="289.01mm" svg:y="3720.31mm" draw:caption-point-x="-4.07mm" draw:caption-point-y="-8.11mm">
              <dc:date>2019-04-29T00:00:00</dc:date>
              <text:p text:style-name="P1"><text:span text:style-name="T1">Νão seria urn:cts:greekLit:tlg0012.tlg001.perseus-grc2:2.734@Ὀρμένιον[1]</text:span></text:p>
              <text:p text:style-name="P1"><text:span text:style-name="T1"/></text:p>
              <text:p text:style-name="P1"><text:span text:style-name="T1">É preciso incluir o [1] pq é marca delimitadora.</text:span></text:p>
              <text:p text:style-name="P1"><text:span text:style-name="T1"><text:tab/></text:span><text:span text:style-name="T1">-Anise Ferreira</text:span></text:p>
              <text:p text:style-name="P1"><text:span text:style-name="T1">Esse é o 10.266 no qual aparece Órmeno, pai de Amintor. O 2.734, na linha 34 se refere ao topônimo. A minha dúvida é se são todos Ὄρμενος ou se há mesmo Ὀρμένιος, pois no índice encontrei Órmeno e Orménio, mas no Dicionário de biografias do Smith e no Topos há apenas Ormenus.</text:span></text:p>
              <text:p text:style-name="P1"><text:span text:style-name="T1"><text:tab/></text:span><text:span text:style-name="T1">-Aline Delgado</text:span></text:p>
              <text:p text:style-name="P1"><text:span text:style-name="T1">Pelo que vi no texto original é como se fosse Amintor Ormenida. Ele só é citado assim, nesse verso e no 9.448.</text:span></text:p>
              <text:p text:style-name="P1"><text:span text:style-name="T1"><text:tab/></text:span><text:span text:style-name="T1">-Aline Delgado</text:span></text:p>
              <text:p text:style-name="P1"><text:span text:style-name="T1">Então, temos um Ormênio que é nome próprio de lugar, mesmo, na Tessália. O Smith diz que o fundador da cidade se chamava Ormenius (Ormênio, pra nós). </text:span></text:p>
              <text:p text:style-name="P1"><text:span text:style-name="T1"/></text:p>
              <text:p text:style-name="P1"><text:span text:style-name="T1">Temos a mesma palavra como substantivo comum pode ser um adjetivo - <text:s/>ormênio que signifinca <text:s/>"de Ormênio". </text:span></text:p>
              <text:p text:style-name="P1"><text:span text:style-name="T1"/></text:p>
              <text:p text:style-name="P1"><text:span text:style-name="T1">Ormenida seria patronímico, filho de Ormenus, como atrida, filho de Atreu. O sobrenome do filho Amintor (pai dele). E pelo jeito o nome Ormênios é apenas dedução, em virtude de ser citado como pai no texto. Não aparece o fulano como sujeito da ação i.e. como substantivo próprio. </text:span></text:p>
              <text:p text:style-name="P1"><text:span text:style-name="T1"/></text:p>
              <text:p text:style-name="P1"><text:span text:style-name="T1">O fato de haver um Órmeno em português na forma de acento proparoxítono em grego <text:s/>é porque o "e" é breve. <text:s/>No inglês eles aparentemente pronunciam como proparoxítona tb. Ormênio não é proparoxítona nem em grego e nem em português porque termina em ditongo crescente. </text:span></text:p>
              <text:p text:style-name="P1"><text:span text:style-name="T1"><text:s text:c="2"/></text:span></text:p>
              <text:p text:style-name="P1"><text:span text:style-name="T1">E segundo o Smith também Ormenio seria o nome de dois troianos, portanto, outros sujeitos, que são citados em outras passagens da Ilíada - (Il. 8.274, 12.187.). </text:span></text:p>
              <text:p text:style-name="P1"><text:span text:style-name="T1"/></text:p>
              <text:p text:style-name="P1"><text:span text:style-name="T1">Curioso - nome de troiano e também do fundador da cidade da tessália. Seria esse de uma família de origem troiana? </text:span></text:p>
              <text:p text:style-name="P1"><text:span text:style-name="T1"/></text:p>
              <text:p text:style-name="P1"><text:span text:style-name="T1">A passagem que eu achei no 2.734 não parece ser o topônimo mas é - os que possuíam Ormenio.</text:span></text:p>
              <text:p text:style-name="P1"><text:span text:style-name="T1"><text:tab/></text:span><text:span text:style-name="T1">-Anise Ferreira</text:span></text:p>
              <text:p text:style-name="P1"><text:span text:style-name="T1">Isso, Amintor, filho de Ormênio e mais dois Órmeno (troianos mortos por Teucro e Polipetes.</text:span></text:p>
              <text:p text:style-name="P1"><text:span text:style-name="T1"><text:tab/></text:span><text:span text:style-name="T1">-Aline Delgado</text:span></text:p>
              <text:p text:style-name="P1"><text:span text:style-name="T1">_Marked as resolved_</text:span></text:p>
              <text:p text:style-name="P1"><text:span text:style-name="T1"><text:tab/></text:span><text:span text:style-name="T1">-Anise Ferreira</text:span></text:p>
              <text:p text:style-name="P1"><text:span text:style-name="T1">_Re-opened_</text:span></text:p>
              <text:p text:style-name="P1"><text:span text:style-name="T1"><text:tab/></text:span><text:span text:style-name="T1">-Anise Ferreira</text:span></text:p>
              <text:p text:style-name="P1"><text:span text:style-name="T1">Não aparece o topônimo no Smith provavelmente porque é biográfico. No topos aparece o topônimo.</text:span></text:p>
              <text:p text:style-name="P1"><text:span text:style-name="T1"><text:tab/></text:span><text:span text:style-name="T1">-Anise Ferreira</text:span></text:p>
            </office:annotation>
            <text:p>urn:cts:greekLit:tlg0012.tlg001.perseus-grc2:10.266@Ὀρμενίδαο[1]</text:p>
          </table:table-cell>
          <table:table-cell table:style-name="ce35" office:value-type="string" calcext:value-type="string">
            <text:p>bio-myth-Smith</text:p>
          </table:table-cell>
          <table:table-cell table:style-name="ce74" office:value-type="string" calcext:value-type="string">
            <text:p><text:a xlink:href="http://cts.perseids.org/api/cts?request=GetPassage&amp;urn=urn:cts:pdlrefwk:viaf88890045.003.perseus-eng1:O.ormenus_1" xlink:type="simple">urn:cts:pdlrefwk:viaf88890045.003.perseus-eng1:O.ormenus_1</text:a></text:p>
          </table:table-cell>
          <table:table-cell table:style-name="ce35" office:value-type="string" calcext:value-type="string">
            <text:p>1-Pai de Amintor.</text:p>
          </table:table-cell>
          <table:table-cell table:style-name="ce43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6" office:value-type="string" calcext:value-type="string">
            <text:p>Ὄρμενος</text:p>
          </table:table-cell>
          <table:table-cell table:style-name="ce46" office:value-type="string" calcext:value-type="string">
            <text:p>Órmeno</text:p>
          </table:table-cell>
          <table:table-cell table:style-name="ce46" office:value-type="string" calcext:value-type="string">
            <text:p>Orménos</text:p>
          </table:table-cell>
          <table:table-cell table:style-name="ce46" office:value-type="string" calcext:value-type="string">
            <text:p>Ormenus</text:p>
          </table:table-cell>
          <table:table-cell table:style-name="ce46" office:value-type="string" calcext:value-type="string">
            <text:p>antr.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urn:cts:greekLit:tlg0012.tlg001.perseus-grc2:8.274@Ὄρμενον[1]</text:p>
          </table:table-cell>
          <table:table-cell table:style-name="ce46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://cts.perseids.org/api/cts?request=GetPassage&amp;urn=urn:cts:pdlrefwk:viaf88890045.003.perseus-eng1:O.ormenus_2" xlink:type="simple">urn:cts:pdlrefwk:viaf88890045.003.perseus-eng1:O.ormenus_2</text:a></text:p>
          </table:table-cell>
          <table:table-cell table:style-name="ce46" office:value-type="string" calcext:value-type="string">
            <text:p>1-Troiano morto por Teucro.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36" office:value-type="string" calcext:value-type="string">
            <text:p>Ὄρμενος</text:p>
          </table:table-cell>
          <table:table-cell table:style-name="ce46" office:value-type="string" calcext:value-type="string">
            <text:p>Órmeno</text:p>
          </table:table-cell>
          <table:table-cell table:style-name="ce46" office:value-type="string" calcext:value-type="string">
            <text:p>Orménos</text:p>
          </table:table-cell>
          <table:table-cell table:style-name="ce46" office:value-type="string" calcext:value-type="string">
            <text:p>Ormenus</text:p>
          </table:table-cell>
          <table:table-cell table:style-name="ce46" office:value-type="string" calcext:value-type="string">
            <text:p>antr.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urn:cts:greekLit:tlg0012.tlg001.perseus-grc2:12.187@Ὄρμενον2]</text:p>
          </table:table-cell>
          <table:table-cell table:style-name="ce46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://cts.perseids.org/api/cts?request=GetPassage&amp;urn=urn:cts:pdlrefwk:viaf88890045.003.perseus-eng1:O.ormenus_2" xlink:type="simple">urn:cts:pdlrefwk:viaf88890045.003.perseus-eng1:O.ormenus_2</text:a></text:p>
          </table:table-cell>
          <table:table-cell table:style-name="ce46" office:value-type="string" calcext:value-type="string">
            <text:p>2-Troiano morto por Polipetes.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35" office:value-type="string" calcext:value-type="string">
            <text:p>Ὀρνειαί</text:p>
          </table:table-cell>
          <table:table-cell table:style-name="ce46" table:number-columns-repeated="7"/>
          <table:table-cell table:style-name="ce55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35" office:value-type="string" calcext:value-type="string">
            <text:p>Ὀρσίλοχος</text:p>
          </table:table-cell>
          <table:table-cell table:style-name="ce46" table:number-columns-repeated="7"/>
          <table:table-cell table:style-name="ce55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35" office:value-type="string" calcext:value-type="string">
            <text:p>Ὀρτίλοχος</text:p>
          </table:table-cell>
          <table:table-cell table:style-name="ce46" table:number-columns-repeated="7"/>
          <table:table-cell table:style-name="ce55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35" office:value-type="string" calcext:value-type="string">
            <text:p>Ὀρχόμενος</text:p>
          </table:table-cell>
          <table:table-cell table:style-name="ce46" table:number-columns-repeated="7"/>
          <table:table-cell table:style-name="ce55"/>
          <table:table-cell table:style-name="ce46" table:number-columns-repeated="2"/>
          <table:table-cell table:number-columns-repeated="1013"/>
        </table:table-row>
        <table:table-row table:style-name="ro1">
          <table:table-cell table:style-name="ce36" office:value-type="string" calcext:value-type="string">
            <text:p>Ὄσσα</text:p>
          </table:table-cell>
          <table:table-cell table:style-name="ce46" office:value-type="string" calcext:value-type="string">
            <text:p>Ossa</text:p>
          </table:table-cell>
          <table:table-cell table:style-name="ce46" office:value-type="string" calcext:value-type="string">
            <text:p>Ossas</text:p>
          </table:table-cell>
          <table:table-cell table:style-name="ce46" office:value-type="string" calcext:value-type="string">
            <text:p>Ossa</text:p>
          </table:table-cell>
          <table:table-cell table:style-name="ce46" office:value-type="string" calcext:value-type="string">
            <text:p>mit.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urn:cts:greekLit:tlg0012.tlg001.perseus-grc2:2.93@ὄσσα[1]</text:p>
          </table:table-cell>
          <table:table-cell table:style-name="ce46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://cts.perseids.org/api/cts?request=GetPassage&amp;urn=urn:cts:pdlrefwk:viaf88890045.003.perseus-eng1:O.ossa_1" xlink:type="simple">urn:cts:pdlrefwk:viaf88890045.003.perseus-eng1:O.ossa_1</text:a></text:p>
          </table:table-cell>
          <table:table-cell table:style-name="ce46" office:value-type="string" calcext:value-type="string">
            <text:p>1-Personificação de rumor, mensageiro de Zeus.</text:p>
          </table:table-cell>
          <table:table-cell table:style-name="ce46"/>
          <table:table-cell table:number-columns-repeated="1013"/>
        </table:table-row>
        <table:table-row table:style-name="ro1">
          <table:table-cell table:style-name="ce49" office:value-type="string" calcext:value-type="string">
            <text:p>Ὄσσα</text:p>
          </table:table-cell>
          <table:table-cell table:style-name="ce59" office:value-type="string" calcext:value-type="string">
            <text:p>Ossa</text:p>
          </table:table-cell>
          <table:table-cell table:style-name="ce59" office:value-type="string" calcext:value-type="string">
            <text:p>Ossas</text:p>
          </table:table-cell>
          <table:table-cell table:style-name="ce59" office:value-type="string" calcext:value-type="string">
            <text:p>Ossa</text:p>
          </table:table-cell>
          <table:table-cell table:style-name="ce59" office:value-type="string" calcext:value-type="string">
            <text:p>top.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não aparece na Ilíada como topônimo</text:p>
          </table:table-cell>
          <table:table-cell table:style-name="ce59" office:value-type="string" calcext:value-type="string">
            <text:p>Pleiades</text:p>
          </table:table-cell>
          <table:table-cell table:style-name="ce83" office:value-type="string" calcext:value-type="string">
            <text:p><text:a xlink:href="http://pleiades.stoa.org/places/540993" xlink:type="simple">http://pleiades.stoa.org/places/540993</text:a></text:p>
          </table:table-cell>
          <table:table-cell table:style-name="ce59" office:value-type="string" calcext:value-type="string">
            <text:p>1-Um monte na Tessália.</text:p>
          </table:table-cell>
          <table:table-cell table:style-name="ce83" office:value-type="string" calcext:value-type="string">
            <text:p><text:a xlink:href="http://perseidas.fclar.unesp.br/s.php?pattern=ὄσσα*&amp;submit=Buscar+-+Search" xlink:type="simple">http://perseidas.fclar.unesp.br/s.php?pattern=%E1%BD%84%CF%83%CF%83%CE%B1*&amp;submit=Buscar+-+Search</text:a></text:p>
          </table:table-cell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35" office:value-type="string" calcext:value-type="string">
            <text:p>Ὀτρεύ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Ὀτρυντεύ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Οὐκαλέγω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Οὐρανό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Ὀχήσι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Παιά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Παιήω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Πάλμυ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5" office:value-type="string" calcext:value-type="string">
            <text:p>Πάμμω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Πάνδαρ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Πανδίων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1" office:value-type="string" calcext:value-type="string">
            <text:p>Πάνδοκος</text:p>
          </table:table-cell>
          <table:table-cell table:style-name="ce38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άνθοος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ανοπεύς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ανόπη</text:p>
          </table:table-cell>
          <table:table-cell table:style-name="ce35" office:value-type="string" calcext:value-type="string">
            <text:p>Pânope (Panopeia)</text:p>
          </table:table-cell>
          <table:table-cell table:style-name="ce35" office:value-type="string" calcext:value-type="string">
            <text:p>Panopè</text:p>
          </table:table-cell>
          <table:table-cell table:style-name="ce35" office:value-type="string" calcext:value-type="string">
            <text:p>Panope</text:p>
          </table:table-cell>
          <table:table-cell table:style-name="ce35" office:value-type="string" calcext:value-type="string">
            <text:p>mit.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urn:cts:greekLit:tlg0012.tlg001.perseus-grc2:18.45@Πανόπη[1]</text:p>
          </table:table-cell>
          <table:table-cell table:style-name="ce35" office:value-type="string" calcext:value-type="string">
            <text:p>bio-myth-Smith</text:p>
          </table:table-cell>
          <table:table-cell table:style-name="ce74" office:value-type="string" calcext:value-type="string">
            <text:p><text:a xlink:href="https://cts.perseids.org/api/cts?request=GetPassage&amp;urn=urn:cts:pdlrefwk:viaf88890045.003.perseus-eng1:P.panope_1" xlink:type="simple">urn:cts:pdlrefwk:viaf88890045.003.perseus-eng1:P.panope_1</text:a></text:p>
          </table:table-cell>
          <table:table-cell table:style-name="ce35" office:value-type="string" calcext:value-type="string">
            <text:p>1-Uma das Nereides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1" office:value-type="string" calcext:value-type="string">
            <text:p>Παρθένιος</text:p>
          </table:table-cell>
          <table:table-cell table:style-name="ce41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41" office:value-type="string" calcext:value-type="string">
            <text:p>Πάρις</text:p>
          </table:table-cell>
          <table:table-cell table:style-name="ce41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41" office:value-type="string" calcext:value-type="string">
            <text:p>Πάρος</text:p>
          </table:table-cell>
          <table:table-cell table:style-name="ce41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αρρασία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Πασιθέ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Πάτροκλ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Παφλαγώ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Πειρίθο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Πείρο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Πείρω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Πείσανδρ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Πεισήνωρ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ελάγων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έλαγος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ελίης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ελλήνη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έλοψ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έργαμον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ερίβοια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εριήρης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εριμήδης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έριμος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ερίφας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εριφήτης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ερκώσιος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ερκώτης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ερσεφόνεια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ερσεύς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ετεών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ετεώς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ήδαιος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ήδασος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ηλεγών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ηλεύς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ήλιον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ηνειός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ηνέλεως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ηρείη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ιδύτης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ιερία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ιτθεύς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ιτύεια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λάκος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λάταια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λευρών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λειάδες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οδαλείριος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οδάργη</text:p>
          </table:table-cell>
          <table:table-cell table:style-name="ce35" office:value-type="string" calcext:value-type="string">
            <text:p>Podarge</text:p>
          </table:table-cell>
          <table:table-cell table:style-name="ce35" office:value-type="string" calcext:value-type="string">
            <text:p>Podargè</text:p>
          </table:table-cell>
          <table:table-cell table:style-name="ce35" office:value-type="string" calcext:value-type="string">
            <text:p>Podarge</text:p>
          </table:table-cell>
          <table:table-cell table:style-name="ce35" office:value-type="string" calcext:value-type="string">
            <text:p>mit.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urn:cts:greekLit:tlg0012.tlg001.perseus-grc2:16.150@Ποδάργη[1]</text:p>
          </table:table-cell>
          <table:table-cell table:style-name="ce35" office:value-type="string" calcext:value-type="string">
            <text:p>bio-myth-Smith</text:p>
          </table:table-cell>
          <table:table-cell table:style-name="ce74" office:value-type="string" calcext:value-type="string">
            <text:p><text:a xlink:href="https://cts.perseids.org/api/cts?request=GetPassage&amp;urn=urn:cts:pdlrefwk:viaf88890045.003.perseus-eng1:P.podarge_1" xlink:type="simple">urn:cts:pdlrefwk:viaf88890045.003.perseus-eng1:P.podarge_1</text:a></text:p>
          </table:table-cell>
          <table:table-cell table:style-name="ce35" office:value-type="string" calcext:value-type="string">
            <text:p>1-Personificação de ventos tempestuosos. Na Ilíada, uma hárpia que gerara do vento Zéfiro os cavalos de Aquiles, Xanto e Bálio.</text:p>
          </table:table-cell>
          <table:table-cell table:style-name="ce35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όδαργος</text:p>
          </table:table-cell>
          <table:table-cell table:style-name="ce35" office:value-type="string" calcext:value-type="string">
            <text:p>Podargo</text:p>
          </table:table-cell>
          <table:table-cell table:style-name="ce35" office:value-type="string" calcext:value-type="string">
            <text:p>Podargos</text:p>
          </table:table-cell>
          <table:table-cell table:style-name="ce35" office:value-type="string" calcext:value-type="string">
            <text:p>Podargus</text:p>
          </table:table-cell>
          <table:table-cell table:style-name="ce35" office:value-type="string" calcext:value-type="string">
            <text:p>mit.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urn:cts:greekLit:tlg0012.tlg001.perseus-grc2:8.185@Πόδαργε[1]</text:p>
          </table:table-cell>
          <table:table-cell table:style-name="ce35" office:value-type="string" calcext:value-type="string">
            <text:p>GRIMM</text:p>
          </table:table-cell>
          <table:table-cell table:style-name="ce74" office:value-type="string" calcext:value-type="string">
            <text:p><text:a xlink:href="https://demgol.units.it/lemma.do?&amp;langSupport=pt" xlink:type="simple">https://demgol.units.it/lemma.do?&amp;langSupport=pt</text:a></text:p>
          </table:table-cell>
          <table:table-cell table:style-name="ce35" office:value-type="string" calcext:value-type="string">
            <text:p>1-Um dos cavalos da quadriga de Heitor, junto com Éton, Lampo e Xanto.</text:p>
          </table:table-cell>
          <table:table-cell table:style-name="ce35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όδαργος</text:p>
          </table:table-cell>
          <table:table-cell table:style-name="ce35" office:value-type="string" calcext:value-type="string">
            <text:p>Podargo</text:p>
          </table:table-cell>
          <table:table-cell table:style-name="ce35" office:value-type="string" calcext:value-type="string">
            <text:p>Podargos</text:p>
          </table:table-cell>
          <table:table-cell table:style-name="ce35" office:value-type="string" calcext:value-type="string">
            <text:p>Podargus</text:p>
          </table:table-cell>
          <table:table-cell table:style-name="ce35" office:value-type="string" calcext:value-type="string">
            <text:p>mit.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urn:cts:greekLit:tlg0012.tlg001.perseus-grc2:23.295@Πόδαργον[2]</text:p>
          </table:table-cell>
          <table:table-cell table:style-name="ce35" office:value-type="string" calcext:value-type="string">
            <text:p>GRIMM</text:p>
          </table:table-cell>
          <table:table-cell table:style-name="ce74" office:value-type="string" calcext:value-type="string">
            <text:p><text:a xlink:href="https://demgol.units.it/lemma.do?&amp;langSupport=pt" xlink:type="simple">https://demgol.units.it/lemma.do?&amp;langSupport=pt</text:a></text:p>
          </table:table-cell>
          <table:table-cell table:style-name="ce35" office:value-type="string" calcext:value-type="string">
            <text:p>2-Cavalo de Agamémnon.</text:p>
          </table:table-cell>
          <table:table-cell table:style-name="ce35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6" office:value-type="string" calcext:value-type="string">
            <text:p>Ποδάρκης</text:p>
          </table:table-cell>
          <table:table-cell table:style-name="ce46" office:value-type="string" calcext:value-type="string">
            <text:p>Podarces</text:p>
          </table:table-cell>
          <table:table-cell table:style-name="ce46" office:value-type="string" calcext:value-type="string">
            <text:p>Podarkès</text:p>
          </table:table-cell>
          <table:table-cell table:style-name="ce46" office:value-type="string" calcext:value-type="string">
            <text:p>Podarces</text:p>
          </table:table-cell>
          <table:table-cell table:style-name="ce46" office:value-type="string" calcext:value-type="string">
            <text:p>mit./antr.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urn:cts:greekLit:tlg0012.tlg001.perseus-grc2:2.704@Ποδάρκης[1]</text:p>
          </table:table-cell>
          <table:table-cell table:style-name="ce46" office:value-type="string" calcext:value-type="string">
            <text:p>bio-myth-Smith</text:p>
          </table:table-cell>
          <table:table-cell table:style-name="ce74" office:value-type="string" calcext:value-type="string">
            <text:p><text:a xlink:href="https://cts.perseids.org/api/cts?request=GetPassage&amp;urn=urn:cts:pdlrefwk:viaf88890045.003.perseus-eng1:P.podarces_2" xlink:type="simple">urn:cts:pdlrefwk:viaf88890045.003.perseus-eng1:P.podarces_2</text:a></text:p>
          </table:table-cell>
          <table:table-cell table:style-name="ce46" office:value-type="string" calcext:value-type="string">
            <text:p>1-Comandante tessálio, filho de Íficlo e Fílaco, irmão de Protesilau.</text:p>
          </table:table-cell>
          <table:table-cell table:style-name="ce46" office:value-type="string" calcext:value-type="string">
            <text:p>não há registro</text:p>
          </table:table-cell>
          <table:table-cell table:number-columns-repeated="1013"/>
        </table:table-row>
        <table:table-row table:style-name="ro1">
          <table:table-cell table:style-name="ce41" office:value-type="string" calcext:value-type="string">
            <text:p>Ποδῆς</text:p>
          </table:table-cell>
          <table:table-cell table:style-name="ce61" table:number-columns-repeated="26"/>
          <table:table-cell table:number-columns-repeated="997"/>
        </table:table-row>
        <table:table-row table:style-name="ro1">
          <table:table-cell table:style-name="ce36" office:value-type="string" calcext:value-type="string">
            <text:p>Πολίτης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Πόλυβ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Πολυδεύκη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Πολυδώρ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Πολύδωρ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Πολύειδ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Πολύϊδ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Πολύκτωρ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Πολυμήλ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Πολύμηλ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Πολυνείκης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ολύξεινος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0" office:value-type="string" calcext:value-type="string">
            <text:p>Πολυποίτης</text:p>
          </table:table-cell>
          <table:table-cell table:style-name="ce62" table:number-columns-repeated="5"/>
          <table:table-cell table:style-name="ce69" office:value-type="string" calcext:value-type="string">
            <text:p><text:a xlink:href="https://scaife-cts.perseus.org/api/cts?request=GetPassage&amp;urn=urn:cts:greekLit:tlg0012.tlg001.perseus-grc2:12.182" xlink:type="simple">urn:cts:greekLit:tlg0012.tlg001.perseus-grc2:12.182</text:a></text:p>
          </table:table-cell>
          <table:table-cell table:style-name="ce62" table:number-columns-repeated="4"/>
          <table:table-cell table:style-name="ce9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ολύφημος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ολυφήτης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ολυφόντης</text:p>
          </table:table-cell>
          <table:table-cell table:style-name="ce3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1" office:value-type="string" calcext:value-type="string">
            <text:p>Ποσειδῶν</text:p>
          </table:table-cell>
          <table:table-cell table:style-name="ce38" office:value-type="string" calcext:value-type="string">
            <text:p>Posídon</text:p>
          </table:table-cell>
          <table:table-cell table:style-name="ce38" office:value-type="string" calcext:value-type="string">
            <text:p>Poseidôn</text:p>
          </table:table-cell>
          <table:table-cell table:style-name="ce38" office:value-type="string" calcext:value-type="string">
            <text:p>Poseidon</text:p>
          </table:table-cell>
          <table:table-cell table:style-name="ce38" office:value-type="string" calcext:value-type="string">
            <text:p>mit.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urn:cts:greekLit:tlg0012.tlg001.perseus-grc2:13.43@Ποσειδάων[1]</text:p>
          </table:table-cell>
          <table:table-cell table:style-name="ce38" office:value-type="string" calcext:value-type="string">
            <text:p>bio-myth-Smith</text:p>
          </table:table-cell>
          <table:table-cell table:style-name="ce77" office:value-type="string" calcext:value-type="string">
            <text:p><text:a xlink:href="http://cts.perseids.org/api/cts?request=GetPassage&amp;urn=urn:cts:pdlrefwk:viaf88890045.003.perseus-eng1:P.poseidon_1" xlink:type="simple">urn:cts:pdlrefwk:viaf88890045.003.perseus-eng1:P.poseidon_1</text:a></text:p>
          </table:table-cell>
          <table:table-cell table:style-name="ce38" office:value-type="string" calcext:value-type="string">
            <text:p>1-Deus (das águas) do mar, filho de Crono e Reia.</text:p>
          </table:table-cell>
          <table:table-cell table:style-name="ce77" office:value-type="string" calcext:value-type="string">
            <text:p><text:a xlink:href="http://perseidas.fclar.unesp.br/s.php?pattern=Ποσειδῶν*&amp;submit=Buscar+-+Search" xlink:type="simple">http://perseidas.fclar.unesp.br/s.php?pattern=%CE%A0%CE%BF%CF%83%CE%B5%CE%B9%CE%B4%E1%BF%B6%CE%BD*&amp;submit=Buscar+-+Search</text:a></text:p>
          </table:table-cell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ουλυδάμα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Πράκτι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Πράμνει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Πρίαμ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Προθοήνωρ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Πρόθο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Προθόω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Προῖτ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Πρόμαχ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Πρόνο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Προτιάω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1" office:value-type="string" calcext:value-type="string">
            <text:p>Πρύτανις</text:p>
          </table:table-cell>
          <table:table-cell table:style-name="ce38" office:value-type="string" calcext:value-type="string">
            <text:p>Prítanis</text:p>
          </table:table-cell>
          <table:table-cell table:number-columns-repeated="2" table:style-name="ce41" office:value-type="string" calcext:value-type="string">
            <text:p>Prytanis</text:p>
          </table:table-cell>
          <table:table-cell table:style-name="ce38" office:value-type="string" calcext:value-type="string">
            <text:p>antr./mit.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urn:cts:greekLit:tlg0012.tlg001.perseus-grc2:5.678@Πρύτανίν[1]</text:p>
          </table:table-cell>
          <table:table-cell table:style-name="ce41" table:number-columns-repeated="2"/>
          <table:table-cell table:style-name="ce38" office:value-type="string" calcext:value-type="string">
            <text:p>1-1-Guerreiro lício do séquito de Sarpédon morto por Odisseu, junto com outros companheiros, dentre os quais Cérano, Alastor, Crómio, Alcandro, Hálio e Noémon.</text:p>
          </table:table-cell>
          <table:table-cell table:style-name="ce41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ρωτεσίλα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1" office:value-type="string" calcext:value-type="string">
            <text:p>Πρωτεύς</text:p>
          </table:table-cell>
          <table:table-cell table:style-name="ce41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41" office:value-type="string" calcext:value-type="string">
            <text:p>Πρωτώ</text:p>
          </table:table-cell>
          <table:table-cell table:number-columns-repeated="3" table:style-name="ce38" office:value-type="string" calcext:value-type="string">
            <text:p>Proto</text:p>
          </table:table-cell>
          <table:table-cell table:style-name="ce38" office:value-type="string" calcext:value-type="string">
            <text:p>mit.</text:p>
          </table:table-cell>
          <table:table-cell table:style-name="ce38" office:value-type="string" calcext:value-type="string">
            <text:p>F</text:p>
          </table:table-cell>
          <table:table-cell table:style-name="ce38" office:value-type="string" calcext:value-type="string">
            <text:p>urn:cts:greekLit:tlg0012.tlg001.perseus-grc2:18.43@Πρωτώ[1]</text:p>
          </table:table-cell>
          <table:table-cell table:style-name="ce38" office:value-type="string" calcext:value-type="string">
            <text:p>GRIMM</text:p>
          </table:table-cell>
          <table:table-cell table:style-name="ce77" office:value-type="string" calcext:value-type="string">
            <text:p><text:a xlink:href="https://demgol.units.it/lemma.do?id=965" xlink:type="simple">https://demgol.units.it/lemma.do?id=965</text:a></text:p>
          </table:table-cell>
          <table:table-cell table:style-name="ce38" office:value-type="string" calcext:value-type="string">
            <text:p>1-Uma das Nereides.</text:p>
          </table:table-cell>
          <table:table-cell table:style-name="ce38" office:value-type="string" calcext:value-type="string">
            <text:p>não há registro</text:p>
          </table:table-cell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Πτελεόν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Πτολεμαῖ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Πυθ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Πυθώ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Πυλαιμένη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Πυλάρτη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Πυλήν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Πύλι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Πύλ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Πύλω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Πυραίχμη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Πύρασ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1" office:value-type="string" calcext:value-type="string">
            <text:p>Πύρις</text:p>
          </table:table-cell>
          <table:table-cell table:style-name="ce41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Ῥαδάμανθυςθυ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Ῥέα</text:p>
          </table:table-cell>
          <table:table-cell table:style-name="ce46" office:value-type="string" calcext:value-type="string">
            <text:p>Reia</text:p>
          </table:table-cell>
          <table:table-cell table:style-name="ce46" office:value-type="string" calcext:value-type="string">
            <text:p>Rhéa</text:p>
          </table:table-cell>
          <table:table-cell table:style-name="ce46" office:value-type="string" calcext:value-type="string">
            <text:p>Rhea</text:p>
          </table:table-cell>
          <table:table-cell table:style-name="ce46" office:value-type="string" calcext:value-type="string">
            <text:p>mit.</text:p>
          </table:table-cell>
          <table:table-cell table:style-name="ce46" office:value-type="string" calcext:value-type="string">
            <text:p>F</text:p>
          </table:table-cell>
          <table:table-cell table:style-name="ce46" office:value-type="string" calcext:value-type="string">
            <text:p>urn:cts:greekLit:tlg0012.tlg001.perseus-grc2:15.187@Ῥέα[1]</text:p>
          </table:table-cell>
          <table:table-cell table:style-name="ce46" office:value-type="string" calcext:value-type="string">
            <text:p>bio-myth-Smith</text:p>
          </table:table-cell>
          <table:table-cell table:style-name="ce46" office:value-type="string" calcext:value-type="string">
            <text:p>urn:cts:pdlrefwk:viaf88890045.003.perseus-eng1:R.rhea_1</text:p>
          </table:table-cell>
          <table:table-cell table:style-name="ce46" office:value-type="string" calcext:value-type="string">
            <text:p>1-Filha de Urano e Gaia (Geia), irmã e esposa de Cronos, mãe de Zeus, Posídon, Hades, Hera, Deméter, Héstia.</text:p>
          </table:table-cell>
          <table:table-cell table:style-name="ce74" office:value-type="string" calcext:value-type="string">
            <text:p><text:a xlink:href="http://perseidas.fclar.unesp.br/s.php?pattern=ῥέα*&amp;submit=Buscar+-+Search" xlink:type="simple">http://perseidas.fclar.unesp.br/s.php?pattern=%E1%BF%A5%E1%BD%B3%CE%B1*&amp;submit=Buscar+-+Search</text:a></text:p>
          </table:table-cell>
          <table:table-cell table:number-columns-repeated="1013"/>
        </table:table-row>
        <table:table-row table:style-name="ro1">
          <table:table-cell table:style-name="ce43" office:value-type="string" calcext:value-type="string">
            <text:p>Ῥήνη</text:p>
          </table:table-cell>
          <table:table-cell table:style-name="ce38"/>
          <table:table-cell table:style-name="ce41" table:number-columns-repeated="9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Ῥῆσος</text:p>
          </table:table-cell>
          <table:table-cell table:style-name="ce38"/>
          <table:table-cell table:style-name="ce41" table:number-columns-repeated="9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Ῥίγμος</text:p>
          </table:table-cell>
          <table:table-cell table:style-name="ce54"/>
          <table:table-cell table:style-name="ce35" office:value-type="string" calcext:value-type="string">
            <text:p>Rhigmos</text:p>
          </table:table-cell>
          <table:table-cell table:style-name="ce35" office:value-type="string" calcext:value-type="string">
            <text:p>Rhigmus</text:p>
          </table:table-cell>
          <table:table-cell table:style-name="ce35" office:value-type="string" calcext:value-type="string">
            <text:p>antr.</text:p>
          </table:table-cell>
          <table:table-cell table:style-name="ce35" office:value-type="string" calcext:value-type="string">
            <text:p>M</text:p>
          </table:table-cell>
          <table:table-cell table:style-name="ce46" office:value-type="string" calcext:value-type="string">
            <text:p>urn:cts:greekLit:tlg0012.tlg001.perseus-grc2:20.485@Ῥίγμον[1]</text:p>
          </table:table-cell>
          <table:table-cell table:style-name="ce43" table:number-columns-repeated="2"/>
          <table:table-cell table:style-name="ce35" office:value-type="string" calcext:value-type="string">
            <text:p>1-Um trácio morto por Aquíles.</text:p>
          </table:table-cell>
          <table:table-cell table:style-name="ce43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Ῥίπη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Ῥοδί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Ῥόδ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Ῥύτιό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Σαγγάρι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Σαλαμί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Σάμ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Σαρπηδώ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Σατνιόει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Σάτνιο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Σειρή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Σέλαγ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Σελλήει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Σεμέλ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Σήσαμ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Σηστό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Σίντιε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Σκῶλ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Σπάρτ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Σπειώ</text:p>
          </table:table-cell>
          <table:table-cell table:style-name="ce35" office:value-type="string" calcext:value-type="string">
            <text:p>Espio</text:p>
          </table:table-cell>
          <table:table-cell table:style-name="ce35" office:value-type="string" calcext:value-type="string">
            <text:p>Spéio</text:p>
          </table:table-cell>
          <table:table-cell table:style-name="ce35" office:value-type="string" calcext:value-type="string">
            <text:p>Speio</text:p>
          </table:table-cell>
          <table:table-cell table:style-name="ce35" office:value-type="string" calcext:value-type="string">
            <text:p>mit.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urn:cts:greekLit:tlg0012.tlg001.perseus-grc2:18.40@Σπειώ[1]</text:p>
          </table:table-cell>
          <table:table-cell table:style-name="ce35" office:value-type="string" calcext:value-type="string">
            <text:p>bio-myth-Smith</text:p>
          </table:table-cell>
          <table:table-cell table:style-name="ce74" office:value-type="string" calcext:value-type="string">
            <text:p><text:a xlink:href="https://cts.perseids.org/api/cts?request=GetPassage&amp;urn=urn:cts:pdlrefwk:viaf88890045.003.perseus-eng1:S.speio_1" xlink:type="simple">urn:cts:pdlrefwk:viaf88890045.003.perseus-eng1:S.speio_1</text:a></text:p>
          </table:table-cell>
          <table:table-cell table:style-name="ce35" office:value-type="string" calcext:value-type="string">
            <text:p>1-Uma das Nereides.</text:p>
          </table:table-cell>
          <table:table-cell table:style-name="ce3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Σθενέλαος</text:p>
          </table:table-cell>
          <table:table-cell table:style-name="ce46" table:number-columns-repeated="9"/>
          <table:table-cell table:style-name="ce36"/>
          <table:table-cell table:number-columns-repeated="1013"/>
        </table:table-row>
        <table:table-row table:style-name="ro1">
          <table:table-cell table:style-name="ce43" office:value-type="string" calcext:value-type="string">
            <text:p>Σθένελος</text:p>
          </table:table-cell>
          <table:table-cell table:style-name="ce46" table:number-columns-repeated="9"/>
          <table:table-cell table:style-name="ce36"/>
          <table:table-cell table:number-columns-repeated="1013"/>
        </table:table-row>
        <table:table-row table:style-name="ro1">
          <table:table-cell table:style-name="ce43" office:value-type="string" calcext:value-type="string">
            <text:p>Σικυών</text:p>
          </table:table-cell>
          <table:table-cell table:style-name="ce46" table:number-columns-repeated="9"/>
          <table:table-cell table:style-name="ce36"/>
          <table:table-cell table:number-columns-repeated="1013"/>
        </table:table-row>
        <table:table-row table:style-name="ro1">
          <table:table-cell table:style-name="ce43" office:value-type="string" calcext:value-type="string">
            <text:p>Σιμόεις</text:p>
          </table:table-cell>
          <table:table-cell table:style-name="ce46" table:number-columns-repeated="9"/>
          <table:table-cell table:style-name="ce36"/>
          <table:table-cell table:number-columns-repeated="1013"/>
        </table:table-row>
        <table:table-row table:style-name="ro1">
          <table:table-cell table:style-name="ce43" office:value-type="string" calcext:value-type="string">
            <text:p>Σίντιες</text:p>
          </table:table-cell>
          <table:table-cell table:style-name="ce46" table:number-columns-repeated="9"/>
          <table:table-cell table:style-name="ce36"/>
          <table:table-cell table:number-columns-repeated="1013"/>
        </table:table-row>
        <table:table-row table:style-name="ro1">
          <table:table-cell table:style-name="ce43" office:value-type="string" calcext:value-type="string">
            <text:p>Σίπυλος</text:p>
          </table:table-cell>
          <table:table-cell table:style-name="ce46" table:number-columns-repeated="9"/>
          <table:table-cell table:style-name="ce36"/>
          <table:table-cell table:number-columns-repeated="1013"/>
        </table:table-row>
        <table:table-row table:style-name="ro1">
          <table:table-cell table:style-name="ce36" office:value-type="string" calcext:value-type="string">
            <text:p>Σίσυφος</text:p>
          </table:table-cell>
          <table:table-cell table:style-name="ce46" office:value-type="string" calcext:value-type="string">
            <text:p>Sísifo</text:p>
          </table:table-cell>
          <table:table-cell table:style-name="ce46" office:value-type="string" calcext:value-type="string">
            <text:p>Sisyphe</text:p>
          </table:table-cell>
          <table:table-cell table:style-name="ce46" office:value-type="string" calcext:value-type="string">
            <text:p>Sisyphus</text:p>
          </table:table-cell>
          <table:table-cell table:style-name="ce46" office:value-type="string" calcext:value-type="string">
            <text:p>mit.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urn:cts:greekLit:tlg0012.tlg001.perseus-grc2:6.153@Σίσυφος[1]</text:p>
          </table:table-cell>
          <table:table-cell table:style-name="ce46" office:value-type="string" calcext:value-type="string">
            <text:p>bio-myth-Smith</text:p>
          </table:table-cell>
          <table:table-cell table:style-name="ce46" office:value-type="string" calcext:value-type="string">
            <text:p><text:a xlink:href="https://cts.perseids.org/api/cts?request=GetPassage&amp;urn=urn:cts:pdlrefwk:viaf88890045.003.perseus-eng1:S.sisyphus_1" xlink:type="simple">urn:cts:pdlrefwk:viaf88890045.003.perseus-eng1:S.sisyphus_1</text:a></text:p>
          </table:table-cell>
          <table:table-cell table:style-name="ce46" office:value-type="string" calcext:value-type="string">
            <text:p>1-Filho de Éolo, teria construído as cidades de Éfira e Corínto.</text:p>
          </table:table-cell>
          <table:table-cell table:style-name="ce36"/>
          <table:table-cell table:number-columns-repeated="1013"/>
        </table:table-row>
        <table:table-row table:style-name="ro1">
          <table:table-cell table:style-name="ce43" office:value-type="string" calcext:value-type="string">
            <text:p>Σκάμανδρ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Σκάνδεια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Σκάρφ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Σκῦρ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Σκῶλ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Σόλυμοι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Σπει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Στέντωρ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Στιχί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Στρατί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Στρόφι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Στύξ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Στύμφαλ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Στύρα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Σύμ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Σφῆλ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Σχεδί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1" office:value-type="string" calcext:value-type="string">
            <text:p>Σχοῖνος</text:p>
          </table:table-cell>
          <table:table-cell table:style-name="ce41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6" office:value-type="string" calcext:value-type="string">
            <text:p>Σῶκ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Ταλαιμένη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Ταλθύβι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Τάρν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Τάρταρ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Τάρφ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Τεγέα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Τελαμώ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Τένεδος</text:p>
          </table:table-cell>
          <table:table-cell table:style-name="ce37" table:number-columns-repeated="10"/>
          <table:table-cell table:style-name="ce90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Τενθρηδών</text:p>
          </table:table-cell>
          <table:table-cell table:style-name="ce37" table:number-columns-repeated="10"/>
          <table:table-cell table:style-name="ce90" table:number-columns-repeated="16"/>
          <table:table-cell table:number-columns-repeated="997"/>
        </table:table-row>
        <table:table-row table:style-name="ro1">
          <table:table-cell table:style-name="ce43" office:value-type="string" calcext:value-type="string">
            <text:p>Τεῦκρος</text:p>
          </table:table-cell>
          <table:table-cell table:style-name="ce37" office:value-type="string" calcext:value-type="string">
            <text:p>Teucro</text:p>
          </table:table-cell>
          <table:table-cell table:style-name="ce37" office:value-type="string" calcext:value-type="string">
            <text:p>Teukros (Teucer)</text:p>
          </table:table-cell>
          <table:table-cell table:style-name="ce37" office:value-type="string" calcext:value-type="string">
            <text:p>Teucer</text:p>
          </table:table-cell>
          <table:table-cell table:style-name="ce37" office:value-type="string" calcext:value-type="string">
            <text:p>antr./mit.</text:p>
          </table:table-cell>
          <table:table-cell table:style-name="ce37" office:value-type="string" calcext:value-type="string">
            <text:p>M</text:p>
          </table:table-cell>
          <table:table-cell table:style-name="ce37" office:value-type="string" calcext:value-type="string">
            <text:p>urn:cts:greekLit:tlg0012.tlg001.perseus-grc2:6.31@Τεῦκρος[1]</text:p>
          </table:table-cell>
          <table:table-cell table:style-name="ce37" office:value-type="string" calcext:value-type="string">
            <text:p>bio-myth-Smith</text:p>
          </table:table-cell>
          <table:table-cell table:style-name="ce81" office:value-type="string" calcext:value-type="string">
            <text:p><text:a xlink:href="https://cts.perseids.org/api/cts?request=GetPassage&amp;urn=urn:cts:pdlrefwk:viaf88890045.003.perseus-eng1:T.teucer_2" xlink:type="simple">urn:cts:pdlrefwk:viaf88890045.003.perseus-eng1:T.teucer_2</text:a></text:p>
          </table:table-cell>
          <table:table-cell table:style-name="ce37" office:value-type="string" calcext:value-type="string">
            <text:p>1-Um filho de Télamon e Hesíone, de Creta, era um meio-irmão de Ájax e o melhor arqueiro entre os gregos de Tróia.</text:p>
          </table:table-cell>
          <table:table-cell table:style-name="ce81" office:value-type="string" calcext:value-type="string">
            <text:p><text:a xlink:href="http://perseidas.fclar.unesp.br/s.php?pattern=Τεῦκρος*&amp;submit=Buscar+-+Search" xlink:type="simple">http://perseidas.fclar.unesp.br/s.php?pattern=%CE%A4%CE%B5%E1%BF%A6%CE%BA%CF%81%CE%BF%CF%82*&amp;submit=Buscar+-+Search</text:a></text:p>
          </table:table-cell>
          <table:table-cell table:style-name="ce90" table:number-columns-repeated="16"/>
          <table:table-cell table:number-columns-repeated="997"/>
        </table:table-row>
        <table:table-row table:style-name="ro1">
          <table:table-cell table:style-name="ce51" office:value-type="string" calcext:value-type="string">
            <text:p>Τηθύς</text:p>
          </table:table-cell>
          <table:table-cell table:style-name="ce37" office:value-type="string" calcext:value-type="string">
            <text:p>Tétis</text:p>
          </table:table-cell>
          <table:table-cell table:style-name="ce37" office:value-type="string" calcext:value-type="string">
            <text:p>Téthys</text:p>
          </table:table-cell>
          <table:table-cell table:style-name="ce37" office:value-type="string" calcext:value-type="string">
            <text:p>Tethys</text:p>
          </table:table-cell>
          <table:table-cell table:style-name="ce37" office:value-type="string" calcext:value-type="string">
            <text:p>mit.</text:p>
          </table:table-cell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urn:cts:greekLit:tlg0012.tlg001.perseus-grc2:14.201@Τηθύν[1]</text:p>
          </table:table-cell>
          <table:table-cell table:style-name="ce37" office:value-type="string" calcext:value-type="string">
            <text:p>bio-myth-Smith</text:p>
          </table:table-cell>
          <table:table-cell table:style-name="ce81" office:value-type="string" calcext:value-type="string">
            <text:p><text:a xlink:href="https://cts.perseids.org/api/cts?request=GetPassage&amp;urn=urn:cts:pdlrefwk:viaf88890045.003.perseus-eng1:T.tethys_1" xlink:type="simple">urn:cts:pdlrefwk:viaf88890045.003.perseus-eng1:T.tethys_1</text:a></text:p>
          </table:table-cell>
          <table:table-cell table:style-name="ce37" office:value-type="string" calcext:value-type="string">
            <text:p>1-Filha de Urano e Gaia, esposa de Oceano e mãe das Oceanides.</text:p>
          </table:table-cell>
          <table:table-cell table:style-name="ce37" office:value-type="string" calcext:value-type="string">
            <text:p>não há registro</text:p>
          </table:table-cell>
          <table:table-cell table:style-name="ce90" table:number-columns-repeated="16"/>
          <table:table-cell table:number-columns-repeated="997"/>
        </table:table-row>
        <table:table-row table:style-name="ro1">
          <table:table-cell table:style-name="ce51" office:value-type="string" calcext:value-type="string">
            <text:p>Τηλέμαχ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Τήρεια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Τιθωνό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Τίρυν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Τίταν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Τιταρησσό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Τληπόλεμ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Τμῶλ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Τραχί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Τρῆχ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Τρίκκ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Τροία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Τροίζη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Τρώ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Τρώϊλ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Τυδεύ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Τυφωεύ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Τυχίος</text:p>
          </table:table-cell>
          <table:table-cell table:style-name="ce38"/>
          <table:table-cell table:style-name="ce41" table:number-columns-repeated="9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1" office:value-type="string" calcext:value-type="string">
            <text:p>Ὑάμπολις</text:p>
          </table:table-cell>
          <table:table-cell table:style-name="ce38"/>
          <table:table-cell table:style-name="ce41" table:number-columns-repeated="9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1" office:value-type="string" calcext:value-type="string">
            <text:p>Ὕδη</text:p>
          </table:table-cell>
          <table:table-cell table:style-name="ce59"/>
          <table:table-cell table:style-name="ce59" office:value-type="string" calcext:value-type="string">
            <text:p>Hylée</text:p>
          </table:table-cell>
          <table:table-cell table:style-name="ce49" table:number-columns-repeated="8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38" office:value-type="string" calcext:value-type="string">
            <text:p>Ὕλη</text:p>
          </table:table-cell>
          <table:table-cell table:style-name="ce38" office:value-type="string" calcext:value-type="string">
            <text:p>Hile</text:p>
          </table:table-cell>
          <table:table-cell table:style-name="ce38" office:value-type="string" calcext:value-type="string">
            <text:p>Hylè</text:p>
          </table:table-cell>
          <table:table-cell table:style-name="ce38" office:value-type="string" calcext:value-type="string">
            <text:p>Hyle</text:p>
          </table:table-cell>
          <table:table-cell table:style-name="ce38" office:value-type="string" calcext:value-type="string">
            <text:p>top.</text:p>
          </table:table-cell>
          <table:table-cell table:style-name="ce38" office:value-type="string" calcext:value-type="string">
            <text:p>F</text:p>
          </table:table-cell>
          <table:table-cell table:style-name="ce38" office:value-type="string" calcext:value-type="string">
            <text:p>urn:cts:greekLit:tlg0012.tlg001.perseus-grc2:5.708@Ὕλῃ[1]</text:p>
          </table:table-cell>
          <table:table-cell table:style-name="ce38" office:value-type="string" calcext:value-type="string">
            <office:annotation draw:style-name="gr7" draw:text-style-name="P2" svg:width="242.48mm" svg:height="26.2mm" svg:x="326.83mm" svg:y="4848.22mm" draw:caption-point-x="-4.07mm" draw:caption-point-y="-8.1mm">
              <dc:date>2019-04-29T00:00:00</dc:date>
              <text:p text:style-name="P1"><text:span text:style-name="T1">Qual o identificador para topônimos?</text:span></text:p>
              <text:p text:style-name="P1"><text:span text:style-name="T1"><text:tab/></text:span><text:span text:style-name="T1">-Aline Delgado</text:span></text:p>
              <text:p text:style-name="P1"><text:span text:style-name="T1">Para topônimos em geral, o Peripleo é o lugar para começar <text:s/>a localizar, porque traz referências de mais de um gazetteer. Dali, a gente pode ter o ID do pelagios; se não tiver, pegar do DARE e se o TOPOS tiver, vale a pena registrar o ID dele. É útil <text:s/>pegar a latitude/longitude quando houver; mas geralmente é de lugares que aparecem em mapas modernos.</text:span></text:p>
              <text:p text:style-name="P1"><text:span text:style-name="T1"><text:tab/></text:span><text:span text:style-name="T1">-Anise Ferreira</text:span></text:p>
            </office:annotation>
            <text:p>Pleiades/Topos</text:p>
          </table:table-cell>
          <table:table-cell table:style-name="ce38" office:value-type="string" calcext:value-type="string">
            <text:p>1-https://pleiades.stoa.org/places/540825</text:p>
          </table:table-cell>
          <table:table-cell table:style-name="ce38" office:value-type="string" calcext:value-type="string">
            <text:p>1-Uma cidade da Beócia.</text:p>
          </table:table-cell>
          <table:table-cell table:style-name="ce38" office:value-type="string" calcext:value-type="string">
            <office:annotation draw:style-name="gr7" draw:text-style-name="P2" svg:width="143.09mm" svg:height="26.2mm" svg:x="534.86mm" svg:y="4848.22mm" draw:caption-point-x="-4.07mm" draw:caption-point-y="-8.1mm">
              <dc:date>2019-04-29T00:00:00</dc:date>
              <text:p text:style-name="P1"><text:span text:style-name="T1">ótimo!!!</text:span></text:p>
              <text:p text:style-name="P1"><text:span text:style-name="T1"><text:tab/></text:span><text:span text:style-name="T1">-Anise Ferreira</text:span></text:p>
              <text:p text:style-name="P1"><text:span text:style-name="T1">Νο DDGP só aparece em minúscula, como nome comum, não como nome próprio! Assim como Hebe, que pode ser um nome comum, também pode ser um nome próprio</text:span></text:p>
              <text:p text:style-name="P1"><text:span text:style-name="T1"><text:tab/></text:span><text:span text:style-name="T1">-Anise Ferreira</text:span></text:p>
            </office:annotation>
            <text:p>o termo existe no DDGP como nome comum, mas a definição como nome próprio não está contemplada</text:p>
          </table:table-cell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8" office:value-type="string" calcext:value-type="string">
            <text:p>Ὕλη</text:p>
          </table:table-cell>
          <table:table-cell table:style-name="ce38" office:value-type="string" calcext:value-type="string">
            <text:p>Hile</text:p>
          </table:table-cell>
          <table:table-cell table:style-name="ce38" office:value-type="string" calcext:value-type="string">
            <text:p>Hylè</text:p>
          </table:table-cell>
          <table:table-cell table:style-name="ce38" office:value-type="string" calcext:value-type="string">
            <text:p>Hyle</text:p>
          </table:table-cell>
          <table:table-cell table:style-name="ce38" office:value-type="string" calcext:value-type="string">
            <text:p>antr./mit.</text:p>
          </table:table-cell>
          <table:table-cell table:style-name="ce38" office:value-type="string" calcext:value-type="string">
            <text:p>F</text:p>
          </table:table-cell>
          <table:table-cell table:style-name="ce38" office:value-type="string" calcext:value-type="string">
            <text:p>urn:cts:pdlrefwk:viaf88890045.003.perseus-eng1:H.hyle_1</text:p>
          </table:table-cell>
          <table:table-cell table:style-name="ce38" office:value-type="string" calcext:value-type="string">
            <text:p>bio-myth-Smith</text:p>
          </table:table-cell>
          <table:table-cell table:style-name="ce38" office:value-type="string" calcext:value-type="string">
            <text:p>urn:cts:pdlrefwk:viaf88890045.003.perseus-eng1:H.hyle_1</text:p>
          </table:table-cell>
          <table:table-cell table:style-name="ce38" office:value-type="string" calcext:value-type="string">
            <office:annotation draw:style-name="gr8" draw:text-style-name="P2" svg:width="138.88mm" svg:height="183.71mm" svg:x="506.59mm" svg:y="4841.7mm" draw:caption-point-x="-4.07mm" draw:caption-point-y="3.97mm">
              <dc:date>2019-04-29T00:00:00</dc:date>
              <text:p text:style-name="P1"><text:span text:style-name="T1">Verificar esse nome</text:span></text:p>
              <text:p text:style-name="P1"><text:span text:style-name="T1"><text:tab/></text:span><text:span text:style-name="T1">-Aline Delgado</text:span></text:p>
              <text:p text:style-name="P1"><text:span text:style-name="T1">Bem notado! Esse nome não aparece no dicionário biográfico; parece mesmo um erro de digitação. Porque o termo é adjetivo, que significa "de Téspias" (que é uma cidade da Beócia), ou téspio, um adjetivo gentílico. Fica estranho: filha de (um) téspio. </text:span></text:p>
              <text:p text:style-name="P1"><text:span text:style-name="T1">http://perseidas.fclar.unesp.br/s.php?pattern=%CE%98%CE%B5%CF%83%CF%80%CE%B9%CE%B5%E1%BD%BB%CF%82,%20%E1%BD%B3%CF%89%CF%82</text:span></text:p>
              <text:p text:style-name="P1"><text:span text:style-name="T1"/></text:p>
              <text:p text:style-name="P1"><text:span text:style-name="T1">No TLG, há um Ἡγήσανδρος Θεσπιεύς, mencionado em Tucídides; na História Verdadeira, do Luciano, há um Narciso téspio que está junto do lacedemônio Jacinto e de um Hilas: ὁ Θεσπιεὺς Νάρκισσος <text:s text:c="2"/>- περὶ δὲ αὐτὸν</text:span></text:p>
              <text:p text:style-name="P1"><text:span text:style-name="T1">ἦσαν Ὑάκινθός τε ὁ Λακεδαιμόνιος καὶ ὁ Θεσπιεὺς Νάρκισσος <text:s text:c="2"/>(10) καὶ Ὕλας καὶ ἄλλοι καλοί.</text:span></text:p>
              <text:p text:style-name="P1"><text:span text:style-name="T1"><text:tab/></text:span><text:span text:style-name="T1">-Anise Ferreira</text:span></text:p>
              <text:p text:style-name="P1"><text:span text:style-name="T1">Achei no TLG, no léxico Suda, que Θεσπιέυς <text:s/>é o nome de um rio: (279) Θεσπιεύς: ποταμός (theta entry 279 line 1). <text:s/>Porém consultando o próprio Suda online, a entrada esclarece muita coisa: diz que potamos é um erro, pq seria polites (cidadão de Téspias). Vale a pena consultar: </text:span></text:p>
              <text:p text:style-name="P1"><text:span text:style-name="T1"/></text:p>
              <text:p text:style-name="P1"><text:span text:style-name="T1">http://www.stoa.org/sol-bin/search.pl?db=REAL&amp;search_method=QUERY&amp;login=guest&amp;enlogin=guest&amp;user_list=LIST&amp;page_num=1&amp;searchstr=theta,279&amp;field=adlerhw_gr&amp;num_per_page=1</text:span></text:p>
              <text:p text:style-name="P1"><text:span text:style-name="T1"><text:tab/></text:span><text:span text:style-name="T1">-Anise Ferreira</text:span></text:p>
              <text:p text:style-name="P1"><text:span text:style-name="T1">No dicionário biográfico há essa referência Eustath. ad H1am. p. 267.</text:span></text:p>
              <text:p text:style-name="P1"><text:span text:style-name="T1"><text:tab/></text:span><text:span text:style-name="T1">-Aline Delgado</text:span></text:p>
              <text:p text:style-name="P1"><text:span text:style-name="T1">Vi que há Hyle 1 e Hyle 2 - <text:s/>o numero na pleiades que v. pegou é o do tal lugar indeterminado; e a outra Hyle <text:s/>tem mais referência. Ambas ficam na Beócia. Veja nesse mapa:</text:span></text:p>
              <text:p text:style-name="P1"><text:span text:style-name="T1">onte há os dois pontos vermelhos (não os do alto, os que estão mesmo juntinhos lá embaixo na Grécia).</text:span></text:p>
              <text:p text:style-name="P1"><text:span text:style-name="T1"/></text:p>
              <text:p text:style-name="P1"><text:span text:style-name="T1">http://peripleo.pelagios.org/ui#q=Hyle&amp;basemap=DARE</text:span></text:p>
              <text:p text:style-name="P1"><text:span text:style-name="T1">ou a outra Hyle</text:span></text:p>
              <text:p text:style-name="P1"><text:span text:style-name="T1">http://peripleo.pelagios.org/ui#selected=http%3A%2F%2Fpleiades.stoa.org%2Fplaces%2F540825&amp;basemap=DARE</text:span></text:p>
              <text:p text:style-name="P1"><text:span text:style-name="T1"/></text:p>
              <text:p text:style-name="P1"><text:span text:style-name="T1">Acho que temos que indicar os dois lugares do mapa. </text:span></text:p>
              <text:p text:style-name="P1"><text:span text:style-name="T1"/></text:p>
              <text:p text:style-name="P1"><text:span text:style-name="T1">E o mapa da Beócia, para delimitar o território fica bem visível aqui:</text:span></text:p>
              <text:p text:style-name="P1"><text:span text:style-name="T1">https://commons.wikimedia.org/wiki/File:Map_of_cities_in_ancient_boeotia_spanish.png</text:span></text:p>
              <text:p text:style-name="P1"><text:span text:style-name="T1"><text:tab/></text:span><text:span text:style-name="T1">-Anise Ferreira</text:span></text:p>
              <text:p text:style-name="P1"><text:span text:style-name="T1">Achei o Thespius no Smith biography: http://cts.perseids.org/read/pdlrefwk/viaf88890045/003/perseus-eng1/T.thespius_1</text:span></text:p>
              <text:p text:style-name="P1"><text:span text:style-name="T1"><text:tab/></text:span><text:span text:style-name="T1">-Aline Delgado</text:span></text:p>
            </office:annotation>
            <text:p>2-Uma filha de Thespius, de quem se acredita que a cidade de Hile na Beócia tenha derivado seu nome</text:p>
          </table:table-cell>
          <table:table-cell table:style-name="ce41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1" office:value-type="string" calcext:value-type="string">
            <text:p>Ὕλλος</text:p>
          </table:table-cell>
          <table:table-cell table:style-name="ce59" table:number-columns-repeated="5"/>
          <table:table-cell table:style-name="ce49"/>
          <table:table-cell table:style-name="ce59" office:value-type="string" calcext:value-type="string">
            <text:p>bio-myth-Smith</text:p>
          </table:table-cell>
          <table:table-cell table:style-name="ce83" office:value-type="string" calcext:value-type="string">
            <text:p><text:a xlink:href="http://cts.perseids.org/api/cts?request=GetPassage&amp;urn=urn:cts:pdlrefwk:viaf88890045.003.perseus-eng1:H.hymen_1" xlink:type="simple">urn:cts:pdlrefwk:viaf88890045.003.perseus-eng1:H.hymen_1</text:a></text:p>
          </table:table-cell>
          <table:table-cell table:style-name="ce59" office:value-type="string" calcext:value-type="string">
            <text:p>1-Deus dos casamentos.</text:p>
          </table:table-cell>
          <table:table-cell table:style-name="ce83" office:value-type="string" calcext:value-type="string">
            <text:p><text:a xlink:href="http://perseidas.fclar.unesp.br/s.php?pattern=ὑμήν*&amp;submit=Buscar+-+Search" xlink:type="simple">http://perseidas.fclar.unesp.br/s.php?pattern=%E1%BD%91%CE%BC%E1%BD%B5%CE%BD*&amp;submit=Buscar+-+Search</text:a></text:p>
          </table:table-cell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51" office:value-type="string" calcext:value-type="string">
            <text:p>Ὑπείρων</text:p>
          </table:table-cell>
          <table:table-cell table:style-name="ce4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Ὑπείροχος</text:p>
          </table:table-cell>
          <table:table-cell table:style-name="ce46" office:value-type="string" calcext:value-type="string">
            <text:p>Hipéroco</text:p>
          </table:table-cell>
          <table:table-cell table:style-name="ce46" office:value-type="string" calcext:value-type="string">
            <text:p>Hypeirokhos</text:p>
          </table:table-cell>
          <table:table-cell table:style-name="ce46" office:value-type="string" calcext:value-type="string">
            <text:p>Hypeirochus</text:p>
          </table:table-cell>
          <table:table-cell table:style-name="ce46" office:value-type="string" calcext:value-type="string">
            <text:p>Antro./Mit.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urn:cts:greekLit:tlg0012.tlg001.perseus-grc2:11.335@Ὑπείροχος[1]</text:p>
          </table:table-cell>
          <table:table-cell table:style-name="ce46" office:value-type="string" calcext:value-type="string">
            <text:p>bio-myth-Smith</text:p>
          </table:table-cell>
          <table:table-cell table:style-name="ce46" office:value-type="string" calcext:value-type="string">
            <text:p><text:a xlink:href="http://cts.perseids.org/api/cts?request=GetPassage&amp;urn=urn:cts:pdlrefwk:viaf88890045.003.perseus-eng1:H.hypeirochus_1" xlink:type="simple">urn:cts:pdlrefwk:viaf88890045.003.perseus-eng1:H.hypeirochus_1</text:a></text:p>
          </table:table-cell>
          <table:table-cell table:style-name="ce46" office:value-type="string" calcext:value-type="string">
            <text:p>1-Um troiano morto por Odisseu.</text:p>
          </table:table-cell>
          <table:table-cell table:style-name="ce46" office:value-type="string" calcext:value-type="string">
            <text:p>não há registro</text:p>
          </table:table-cell>
          <table:table-cell table:number-columns-repeated="1013"/>
        </table:table-row>
        <table:table-row table:style-name="ro1">
          <table:table-cell table:style-name="ce51" office:value-type="string" calcext:value-type="string">
            <text:p>Ὑπερήνωρ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Ὑπερησί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Ὑπερίω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Ὕπν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Ὑποθήβα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Ὑποπλακί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Ὑρί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Ὑρμίν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Ὑρτακίδη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Ὕρτακ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Ὕρτι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Ὑψήνορα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Ὑψιπύλ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Φαίνοψ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Φαιστό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Φάλκη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Φάρι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Φαυσιάδη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Φειά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Φείδα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Φείδιππ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Φένε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1" office:value-type="string" calcext:value-type="string">
            <text:p>Φεραί</text:p>
          </table:table-cell>
          <table:table-cell table:style-name="ce41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1" office:value-type="string" calcext:value-type="string">
            <text:p>Φέρεκλος</text:p>
          </table:table-cell>
          <table:table-cell table:style-name="ce4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Φέρουσα</text:p>
          </table:table-cell>
          <table:table-cell table:style-name="ce46" office:value-type="string" calcext:value-type="string">
            <text:p>Ferusa</text:p>
          </table:table-cell>
          <table:table-cell table:style-name="ce46" office:value-type="string" calcext:value-type="string">
            <text:p>Phérousa</text:p>
          </table:table-cell>
          <table:table-cell table:style-name="ce46" office:value-type="string" calcext:value-type="string">
            <text:p>Pherusa</text:p>
          </table:table-cell>
          <table:table-cell table:style-name="ce46" office:value-type="string" calcext:value-type="string">
            <text:p>mit.</text:p>
          </table:table-cell>
          <table:table-cell table:style-name="ce46" office:value-type="string" calcext:value-type="string">
            <text:p>F</text:p>
          </table:table-cell>
          <table:table-cell table:style-name="ce46" office:value-type="string" calcext:value-type="string">
            <text:p>urn:cts:greekLit:tlg0012.tlg001.perseus-grc2:18.43@Φέρουσά[1]</text:p>
          </table:table-cell>
          <table:table-cell table:style-name="ce46" office:value-type="string" calcext:value-type="string">
            <text:p>bio-myth-Smith</text:p>
          </table:table-cell>
          <table:table-cell table:style-name="ce46" office:value-type="string" calcext:value-type="string">
            <text:p><text:a xlink:href="https://cts.perseids.org/api/cts?request=GetPassage&amp;urn=urn:cts:pdlrefwk:viaf88890045.003.perseus-eng1:P.pherusa_1" xlink:type="simple">urn:cts:pdlrefwk:viaf88890045.003.perseus-eng1:P.pherusa_1</text:a></text:p>
          </table:table-cell>
          <table:table-cell table:style-name="ce46" office:value-type="string" calcext:value-type="string">
            <text:p>1-Uma das Nereides.</text:p>
          </table:table-cell>
          <table:table-cell table:style-name="ce46" office:value-type="string" calcext:value-type="string">
            <text:p>não há registro</text:p>
          </table:table-cell>
          <table:table-cell table:number-columns-repeated="1013"/>
        </table:table-row>
        <table:table-row table:style-name="ro1">
          <table:table-cell table:style-name="ce51" office:value-type="string" calcext:value-type="string">
            <text:p>Φηγεύ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Φηρή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Φθία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Φιλήτωρ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Φιλοκτήτη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Φλεγύα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Φόβ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Φοῖβ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1" office:value-type="string" calcext:value-type="string">
            <text:p>Φοῖνιξ</text:p>
          </table:table-cell>
          <table:table-cell table:style-name="ce41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1" office:value-type="string" calcext:value-type="string">
            <text:p>Φόρβα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Φόρκυ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Φρόντι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Φρύξ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Φρυγία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Φυλάκ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Φύλακ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Φύλα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Φυλεύ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Φυλομέδουσα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Χαλκί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51" office:value-type="string" calcext:value-type="string">
            <text:p>Χάλκω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1" office:value-type="string" calcext:value-type="string">
            <text:p>Χάρις</text:p>
          </table:table-cell>
          <table:table-cell table:style-name="ce41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1" office:value-type="string" calcext:value-type="string">
            <text:p>Χάροπ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1" office:value-type="string" calcext:value-type="string">
            <text:p>Χείρων</text:p>
          </table:table-cell>
          <table:table-cell table:style-name="ce41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1" office:value-type="string" calcext:value-type="string">
            <text:p>Χερσιδάμα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Χίμαιρα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Χί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Χῖ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Χῖ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Χρομίος</text:p>
          </table:table-cell>
          <table:table-cell table:style-name="ce55" office:value-type="string" calcext:value-type="string">
            <text:p>Crómio</text:p>
          </table:table-cell>
          <table:table-cell table:style-name="ce55" office:value-type="string" calcext:value-type="string">
            <text:p>Khromios</text:p>
          </table:table-cell>
          <table:table-cell table:style-name="ce55" office:value-type="string" calcext:value-type="string">
            <text:p>Chromius</text:p>
          </table:table-cell>
          <table:table-cell table:style-name="ce55" office:value-type="string" calcext:value-type="string">
            <text:p>antr./mit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4.295@Χρομίον[1]</text:p>
          </table:table-cell>
          <table:table-cell table:style-name="ce55" office:value-type="string" calcext:value-type="string">
            <text:p>GRIMM</text:p>
          </table:table-cell>
          <table:table-cell table:style-name="ce84" office:value-type="string" calcext:value-type="string">
            <text:p><text:a xlink:href="https://demgol.units.it/lemma.do?id=364" xlink:type="simple">https://demgol.units.it/lemma.do?id=364</text:a></text:p>
          </table:table-cell>
          <table:table-cell table:style-name="ce55" office:value-type="string" calcext:value-type="string">
            <text:p>1-Filho de Neleu.</text:p>
          </table:table-cell>
          <table:table-cell table:style-name="ce55" office:value-type="string" calcext:value-type="string">
            <text:p>não há registro</text:p>
          </table:table-cell>
          <table:table-cell table:style-name="ce9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Χρομίος</text:p>
          </table:table-cell>
          <table:table-cell table:style-name="ce55" office:value-type="string" calcext:value-type="string">
            <text:p>Crómio</text:p>
          </table:table-cell>
          <table:table-cell table:style-name="ce55" office:value-type="string" calcext:value-type="string">
            <text:p>Khromios</text:p>
          </table:table-cell>
          <table:table-cell table:style-name="ce55" office:value-type="string" calcext:value-type="string">
            <text:p>Chromius</text:p>
          </table:table-cell>
          <table:table-cell table:style-name="ce55" office:value-type="string" calcext:value-type="string">
            <text:p>antr./mit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5.160@Χρομίον[2]</text:p>
          </table:table-cell>
          <table:table-cell table:style-name="ce55" office:value-type="string" calcext:value-type="string">
            <text:p>GRIMM</text:p>
          </table:table-cell>
          <table:table-cell table:style-name="ce84" office:value-type="string" calcext:value-type="string">
            <text:p><text:a xlink:href="https://demgol.units.it/lemma.do?id=364" xlink:type="simple">https://demgol.units.it/lemma.do?id=364</text:a></text:p>
          </table:table-cell>
          <table:table-cell table:style-name="ce55" office:value-type="string" calcext:value-type="string">
            <text:p>2-Filhos de Príamo.</text:p>
          </table:table-cell>
          <table:table-cell table:style-name="ce55" office:value-type="string" calcext:value-type="string">
            <text:p>não há registro</text:p>
          </table:table-cell>
          <table:table-cell table:style-name="ce9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Χρομίος</text:p>
          </table:table-cell>
          <table:table-cell table:style-name="ce55" office:value-type="string" calcext:value-type="string">
            <text:p>Crómio</text:p>
          </table:table-cell>
          <table:table-cell table:style-name="ce55" office:value-type="string" calcext:value-type="string">
            <text:p>Khromios</text:p>
          </table:table-cell>
          <table:table-cell table:style-name="ce55" office:value-type="string" calcext:value-type="string">
            <text:p>Chromius</text:p>
          </table:table-cell>
          <table:table-cell table:style-name="ce55" office:value-type="string" calcext:value-type="string">
            <text:p>antr./mit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5.677@Χρομίον[3]</text:p>
          </table:table-cell>
          <table:table-cell table:style-name="ce55" office:value-type="string" calcext:value-type="string">
            <text:p>GRIMM</text:p>
          </table:table-cell>
          <table:table-cell table:style-name="ce84" office:value-type="string" calcext:value-type="string">
            <text:p><text:a xlink:href="https://demgol.units.it/lemma.do?id=364" xlink:type="simple">https://demgol.units.it/lemma.do?id=364</text:a></text:p>
          </table:table-cell>
          <table:table-cell table:style-name="ce55" office:value-type="string" calcext:value-type="string">
            <text:p>3-Guerreiro lício do séquito de Sarpédon morto por Odisseu, junto com outros companheiros, dentre os quais Cérano, Alastor, Alcandro, Hálio, Noémon e Prítanis.</text:p>
          </table:table-cell>
          <table:table-cell table:style-name="ce55" office:value-type="string" calcext:value-type="string">
            <text:p>não há registro</text:p>
          </table:table-cell>
          <table:table-cell table:style-name="ce9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Χρομίος</text:p>
          </table:table-cell>
          <table:table-cell table:style-name="ce55" office:value-type="string" calcext:value-type="string">
            <text:p>Crómio</text:p>
          </table:table-cell>
          <table:table-cell table:style-name="ce55" office:value-type="string" calcext:value-type="string">
            <text:p>Khromios</text:p>
          </table:table-cell>
          <table:table-cell table:style-name="ce55" office:value-type="string" calcext:value-type="string">
            <text:p>Chromius</text:p>
          </table:table-cell>
          <table:table-cell table:style-name="ce55" office:value-type="string" calcext:value-type="string">
            <text:p>antr./mit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8.275@Χρομίον[4]</text:p>
          </table:table-cell>
          <table:table-cell table:style-name="ce55" office:value-type="string" calcext:value-type="string">
            <text:p>GRIMM</text:p>
          </table:table-cell>
          <table:table-cell table:style-name="ce84" office:value-type="string" calcext:value-type="string">
            <text:p><text:a xlink:href="https://demgol.units.it/lemma.do?id=364" xlink:type="simple">https://demgol.units.it/lemma.do?id=364</text:a></text:p>
          </table:table-cell>
          <table:table-cell table:style-name="ce55" office:value-type="string" calcext:value-type="string">
            <text:p>4-Um troiano morto por Teucro.</text:p>
          </table:table-cell>
          <table:table-cell table:style-name="ce55" office:value-type="string" calcext:value-type="string">
            <text:p>não há registro</text:p>
          </table:table-cell>
          <table:table-cell table:style-name="ce91" table:number-columns-repeated="16"/>
          <table:table-cell table:number-columns-repeated="997"/>
        </table:table-row>
        <table:table-row table:style-name="ro1">
          <table:table-cell table:style-name="ce36" office:value-type="string" calcext:value-type="string">
            <text:p>Χρύση</text:p>
          </table:table-cell>
          <table:table-cell table:style-name="ce35" office:value-type="string" calcext:value-type="string">
            <text:p>Crise</text:p>
          </table:table-cell>
          <table:table-cell table:style-name="ce35"/>
          <table:table-cell table:style-name="ce35" office:value-type="string" calcext:value-type="string">
            <text:p>Chryse</text:p>
          </table:table-cell>
          <table:table-cell table:style-name="ce35" office:value-type="string" calcext:value-type="string">
            <text:p>top.</text:p>
          </table:table-cell>
          <table:table-cell table:style-name="ce35" office:value-type="string" calcext:value-type="string">
            <text:p>F</text:p>
          </table:table-cell>
          <table:table-cell/>
          <table:table-cell table:style-name="ce46"/>
          <table:table-cell table:style-name="ce85"/>
          <table:table-cell table:style-name="ce35"/>
          <table:table-cell table:style-name="ce43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2" office:value-type="string" calcext:value-type="string">
            <text:p>Χρυσηΐς</text:p>
          </table:table-cell>
          <table:table-cell table:style-name="ce63" office:value-type="string" calcext:value-type="string">
            <text:p>Criseida</text:p>
          </table:table-cell>
          <table:table-cell table:style-name="ce63" office:value-type="string" calcext:value-type="string">
            <text:p>Khrysèïs</text:p>
          </table:table-cell>
          <table:table-cell table:style-name="ce63" office:value-type="string" calcext:value-type="string">
            <text:p>Chryseis</text:p>
          </table:table-cell>
          <table:table-cell table:style-name="ce63" office:value-type="string" calcext:value-type="string">
            <text:p>mit.</text:p>
          </table:table-cell>
          <table:table-cell table:style-name="ce63" office:value-type="string" calcext:value-type="string">
            <text:p>F</text:p>
          </table:table-cell>
          <table:table-cell table:style-name="ce70"/>
          <table:table-cell table:style-name="ce72" office:value-type="string" calcext:value-type="string">
            <text:p>bio-myth-Smith</text:p>
          </table:table-cell>
          <table:table-cell table:style-name="ce84" office:value-type="string" calcext:value-type="string">
            <text:p><text:a xlink:href="https://cts.perseids.org/api/cts?request=GetPassage&amp;urn=urn:cts:pdlrefwk:viaf88890045.003.perseus-eng1:C.chryseis_1" xlink:type="simple">urn:cts:pdlrefwk:viaf88890045.003.perseus-eng1:C.chryseis_1</text:a></text:p>
          </table:table-cell>
          <table:table-cell table:style-name="ce63" office:value-type="string" calcext:value-type="string">
            <text:p>1-Astínome (Ἀστυνόμη), filha de Crises</text:p>
          </table:table-cell>
          <table:table-cell table:style-name="ce52"/>
          <table:table-cell table:style-name="ce100" table:number-columns-repeated="16"/>
          <table:table-cell table:number-columns-repeated="997"/>
        </table:table-row>
        <table:table-row table:style-name="ro1">
          <table:table-cell table:style-name="ce53" office:value-type="string" calcext:value-type="string">
            <text:p>Χρύσης</text:p>
          </table:table-cell>
          <table:table-cell table:style-name="ce64" office:value-type="string" calcext:value-type="string">
            <text:p>Crises</text:p>
          </table:table-cell>
          <table:table-cell table:style-name="ce64" office:value-type="string" calcext:value-type="string">
            <text:p>Khrysès</text:p>
          </table:table-cell>
          <table:table-cell table:style-name="ce64" office:value-type="string" calcext:value-type="string">
            <text:p>Chryses</text:p>
          </table:table-cell>
          <table:table-cell table:style-name="ce64" office:value-type="string" calcext:value-type="string">
            <text:p>mit.</text:p>
          </table:table-cell>
          <table:table-cell table:style-name="ce64" office:value-type="string" calcext:value-type="string">
            <text:p>M</text:p>
          </table:table-cell>
          <table:table-cell table:style-name="ce71"/>
          <table:table-cell table:style-name="ce64" office:value-type="string" calcext:value-type="string">
            <text:p>bio-myth-Smith</text:p>
          </table:table-cell>
          <table:table-cell table:style-name="ce86" office:value-type="string" calcext:value-type="string">
            <text:p><text:a xlink:href="https://cts.perseids.org/api/cts?request=GetPassage&amp;urn=urn:cts:pdlrefwk:viaf88890045.003.perseus-eng1:C.chryses_1" xlink:type="simple">urn:cts:pdlrefwk:viaf88890045.003.perseus-eng1:C.chryses_1</text:a></text:p>
          </table:table-cell>
          <table:table-cell table:style-name="ce64" office:value-type="string" calcext:value-type="string">
            <text:p>1-Pai de Criseida (Astínome), por quem tenta sua libertação junto aos gregos.</text:p>
          </table:table-cell>
          <table:table-cell table:style-name="ce53"/>
          <table:table-cell table:style-name="ce71" table:number-columns-repeated="16"/>
          <table:table-cell table:number-columns-repeated="997"/>
        </table:table-row>
        <table:table-row table:style-name="ro1">
          <table:table-cell table:style-name="ce36" office:value-type="string" calcext:value-type="string">
            <text:p>Χρυσόθεμι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1" office:value-type="string" calcext:value-type="string">
            <text:p>Χῶρος</text:p>
          </table:table-cell>
          <table:table-cell table:style-name="ce41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26" office:value-type="string" calcext:value-type="string">
            <text:p>Ὠκαλέ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1" office:value-type="string" calcext:value-type="string">
            <text:p>Ὠκεανός</text:p>
          </table:table-cell>
          <table:table-cell table:style-name="ce41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26" office:value-type="string" calcext:value-type="string">
            <text:p>Ὠλένιος</text:p>
          </table:table-cell>
          <table:table-cell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26" office:value-type="string" calcext:value-type="string">
            <text:p>Ὠλενίη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26" office:value-type="string" calcext:value-type="string">
            <text:p>Ὤλεν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26" office:value-type="string" calcext:value-type="string">
            <text:p>Ὥρα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43" office:value-type="string" calcext:value-type="string">
            <text:p>Ὠρείθυια</text:p>
          </table:table-cell>
          <table:table-cell table:style-name="ce54" office:value-type="string" calcext:value-type="string">
            <text:p>Oritia</text:p>
          </table:table-cell>
          <table:table-cell table:style-name="ce35" office:value-type="string" calcext:value-type="string">
            <text:p>Oreithyia (Orithyia)</text:p>
          </table:table-cell>
          <table:table-cell table:style-name="ce35" office:value-type="string" calcext:value-type="string">
            <text:p>Oreithyia</text:p>
          </table:table-cell>
          <table:table-cell table:style-name="ce35" office:value-type="string" calcext:value-type="string">
            <text:p>mit.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urn:cts:greekLit:tlg0012.tlg001.perseus-grc2:18.48@Ὠρείθυια[1]</text:p>
          </table:table-cell>
          <table:table-cell table:style-name="ce35" office:value-type="string" calcext:value-type="string">
            <text:p>bio-myth-Smit</text:p>
          </table:table-cell>
          <table:table-cell table:style-name="ce74" office:value-type="string" calcext:value-type="string">
            <text:p><text:a xlink:href="https://cts.perseids.org/api/cts?request=GetPassage&amp;urn=urn:cts:pdlrefwk:viaf88890045.003.perseus-eng1:O.oreithyia_1" xlink:type="simple">urn:cts:pdlrefwk:viaf88890045.003.perseus-eng1:O.oreithyia_1</text:a></text:p>
          </table:table-cell>
          <table:table-cell table:style-name="ce35" office:value-type="string" calcext:value-type="string">
            <text:p>1-Uma das Nereides.</text:p>
          </table:table-cell>
          <table:table-cell table:style-name="ce35" office:value-type="string" calcext:value-type="string">
            <text:p>não há registro</text:p>
          </table:table-cell>
          <table:table-cell table:number-columns-repeated="1013"/>
        </table:table-row>
        <table:table-row table:style-name="ro1">
          <table:table-cell table:style-name="ce26" office:value-type="string" calcext:value-type="string">
            <text:p>Ὠρίων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26" office:value-type="string" calcext:value-type="string">
            <text:p>Ὦρος</text:p>
          </table:table-cell>
          <table:table-cell table:style-name="ce36" table:number-columns-repeated="10"/>
          <table:table-cell table:number-columns-repeated="1013"/>
        </table:table-row>
        <table:table-row table:style-name="ro1">
          <table:table-cell table:style-name="ce26" office:value-type="string" calcext:value-type="string">
            <text:p>Ὦτος</text:p>
          </table:table-cell>
          <table:table-cell table:style-name="ce36" table:number-columns-repeated="10"/>
          <table:table-cell table:number-columns-repeated="1013"/>
        </table:table-row>
        <table:table-row table:style-name="ro3" table:number-rows-repeated="10476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ópia de Homero" table:style-name="ta2">
        <office:forms form:automatic-focus="false" form:apply-design-mode="false"/>
        <table:table-column table:style-name="co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number-columns-repeated="1009" table:default-cell-style-name="Default"/>
        <table:table-row table:style-name="ro1">
          <table:table-cell table:style-name="ce34" office:value-type="string" calcext:value-type="string">
            <text:p>Lema em GRC</text:p>
          </table:table-cell>
          <table:table-cell table:style-name="ce34" office:value-type="string" calcext:value-type="string">
            <text:p>Por</text:p>
          </table:table-cell>
          <table:table-cell table:style-name="ce34" office:value-type="string" calcext:value-type="string">
            <text:p>Fra</text:p>
          </table:table-cell>
          <table:table-cell table:style-name="ce34" office:value-type="string" calcext:value-type="string">
            <text:p>Eng</text:p>
          </table:table-cell>
          <table:table-cell table:style-name="ce34" office:value-type="string" calcext:value-type="string">
            <text:p>Categoria </text:p>
          </table:table-cell>
          <table:table-cell table:style-name="ce34" office:value-type="string" calcext:value-type="string">
            <text:p>Gênero</text:p>
          </table:table-cell>
          <table:table-cell table:style-name="ce34" office:value-type="string" calcext:value-type="string">
            <text:p>Fonte-Txt</text:p>
          </table:table-cell>
          <table:table-cell table:style-name="ce34" office:value-type="string" calcext:value-type="string">
            <text:p>BaseDadosRef</text:p>
          </table:table-cell>
          <table:table-cell table:style-name="ce34" office:value-type="string" calcext:value-type="string">
            <text:p>URI/URN</text:p>
          </table:table-cell>
          <table:table-cell table:style-name="ce34" office:value-type="string" calcext:value-type="string">
            <text:p>Definição</text:p>
          </table:table-cell>
          <table:table-cell table:style-name="ce34" office:value-type="string" calcext:value-type="string">
            <text:p>DDGP</text:p>
          </table:table-cell>
          <table:table-cell table:style-name="ce88" office:value-type="string" calcext:value-type="string">
            <text:p>Tem nas outras planilhas</text:p>
          </table:table-cell>
          <table:table-cell table:style-name="ce101" office:value-type="string" calcext:value-type="string">
            <text:p>Não estava na lista do Perseus</text:p>
          </table:table-cell>
          <table:table-cell table:style-name="ce102" office:value-type="string" calcext:value-type="string">
            <text:p>Não há menção na Ilíada</text:p>
          </table:table-cell>
          <table:table-cell table:style-name="ce103" office:value-type="string" calcext:value-type="string">
            <text:p>Não está no índice</text:p>
          </table:table-cell>
          <table:table-cell table:number-columns-repeated="1009"/>
        </table:table-row>
        <table:table-row table:style-name="ro1">
          <table:table-cell table:style-name="ce55" office:value-type="string" calcext:value-type="string">
            <text:p>Ἀβαρβαρέη</text:p>
          </table:table-cell>
          <table:table-cell table:style-name="ce55" office:value-type="string" calcext:value-type="string">
            <text:p>Abarbarea</text:p>
          </table:table-cell>
          <table:table-cell table:style-name="ce55" office:value-type="string" calcext:value-type="string">
            <text:p>Abarbaréè</text:p>
          </table:table-cell>
          <table:table-cell table:style-name="ce55" office:value-type="string" calcext:value-type="string">
            <text:p>Abarbarea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6.22@Ἀβαρβαρέη[1]</text:p>
          </table:table-cell>
          <table:table-cell table:style-name="ce55" office:value-type="string" calcext:value-type="string">
            <text:p>bio-myth-Smith</text:p>
          </table:table-cell>
          <table:table-cell table:style-name="ce55" office:value-type="string" calcext:value-type="string">
            <text:p><text:a xlink:href="http://cts.perseids.org/api/cts?request=GetPassage&amp;urn=urn:cts:pdlrefwk:viaf88890045.003.perseus-eng1:A.abarbarea_1" xlink:type="simple">urn:cts:pdlrefwk:viaf88890045.003.perseus-eng1:A.abarbarea_1</text:a></text:p>
          </table:table-cell>
          <table:table-cell table:style-name="ce55" office:value-type="string" calcext:value-type="string">
            <text:p>1-Ninfa Náiade, gerou para o troiano Bucolião os gêmeos Esepo e Pédaso, que foram mortos em batalha por Euríalo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Ἄβας</text:p>
          </table:table-cell>
          <table:table-cell table:style-name="ce55" office:value-type="string" calcext:value-type="string">
            <text:p>Abante; Abas</text:p>
          </table:table-cell>
          <table:table-cell table:style-name="ce55" office:value-type="string" calcext:value-type="string">
            <text:p>Abas; Abante</text:p>
          </table:table-cell>
          <table:table-cell table:style-name="ce55" office:value-type="string" calcext:value-type="string">
            <text:p>Abas</text:p>
          </table:table-cell>
          <table:table-cell table:style-name="ce55" office:value-type="string" calcext:value-type="string">
            <text:p>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5.148@Ἄβαντα[1] </text:p>
          </table:table-cell>
          <table:table-cell table:style-name="ce55" office:value-type="string" calcext:value-type="string">
            <text:p>GRIMM</text:p>
          </table:table-cell>
          <table:table-cell table:style-name="ce55" office:value-type="string" calcext:value-type="string">
            <text:p><text:a xlink:href="https://demgol.units.it/lemma.do?id=131" xlink:type="simple">https://demgol.units.it/lemma.do?id=131</text:a></text:p>
          </table:table-cell>
          <table:table-cell table:style-name="ce55" office:value-type="string" calcext:value-type="string">
            <text:p>1-Guerreiro troiano, filho de Euridamante, morto em batalha por Diomedes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Ἄβληρος</text:p>
          </table:table-cell>
          <table:table-cell table:style-name="ce55" office:value-type="string" calcext:value-type="string">
            <text:p>Ábleros</text:p>
          </table:table-cell>
          <table:table-cell table:style-name="ce55" office:value-type="string" calcext:value-type="string">
            <text:p>Ablèros</text:p>
          </table:table-cell>
          <table:table-cell table:style-name="ce55" office:value-type="string" calcext:value-type="string">
            <text:p>Ablerus</text:p>
          </table:table-cell>
          <table:table-cell table:style-name="ce55" office:value-type="string" calcext:value-type="string">
            <text:p>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6.32@Ἄβληρον[1]</text:p>
          </table:table-cell>
          <table:table-cell table:style-name="ce55" office:value-type="string" calcext:value-type="string">
            <text:p>GRIMM</text:p>
          </table:table-cell>
          <table:table-cell table:style-name="ce55" office:value-type="string" calcext:value-type="string">
            <text:p><text:a xlink:href="https://demgol.units.it/lemma.do?id=992" xlink:type="simple">https://demgol.units.it/lemma.do?id=992</text:a></text:p>
          </table:table-cell>
          <table:table-cell table:style-name="ce55" office:value-type="string" calcext:value-type="string">
            <text:p>1-Guerreiro troiano, morto por Antíloco, filho de Nestor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Ἄβυδος</text:p>
          </table:table-cell>
          <table:table-cell table:style-name="ce55" office:value-type="string" calcext:value-type="string">
            <text:p>Abido</text:p>
          </table:table-cell>
          <table:table-cell table:number-columns-repeated="2" table:style-name="ce55" office:value-type="string" calcext:value-type="string">
            <text:p>Abydos</text:p>
          </table:table-cell>
          <table:table-cell table:style-name="ce55" office:value-type="string" calcext:value-type="string">
            <text:p>top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2.836@Ἄβυδον[1]</text:p>
          </table:table-cell>
          <table:table-cell table:style-name="ce55" office:value-type="string" calcext:value-type="string">
            <text:p>Pleiades</text:p>
          </table:table-cell>
          <table:table-cell table:style-name="ce115" office:value-type="string" calcext:value-type="string">
            <text:p><text:a xlink:href="https://pleiades.stoa.org/places/501325" xlink:type="simple">https://pleiades.stoa.org/places/501325</text:a></text:p>
          </table:table-cell>
          <table:table-cell table:style-name="ce55" office:value-type="string" calcext:value-type="string">
            <text:p>1-Cidade da Mísia no Helesponto. Na Ilíada é mencionada como uma das cidades em aliança com os troianos.</text:p>
          </table:table-cell>
          <table:table-cell table:style-name="ce55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Ἀγάθων</text:p>
          </table:table-cell>
          <table:table-cell table:style-name="ce55" office:value-type="string" calcext:value-type="string">
            <text:p>Agatão</text:p>
          </table:table-cell>
          <table:table-cell table:style-name="ce55" office:value-type="string" calcext:value-type="string">
            <text:p>Agathôn</text:p>
          </table:table-cell>
          <table:table-cell table:style-name="ce55" office:value-type="string" calcext:value-type="string">
            <text:p>Agathon</text:p>
          </table:table-cell>
          <table:table-cell table:style-name="ce55" office:value-type="string" calcext:value-type="string">
            <text:p>mit./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24.249@Ἀγάθωνά [1]</text:p>
          </table:table-cell>
          <table:table-cell table:style-name="ce55" office:value-type="string" calcext:value-type="string">
            <text:p>GRIMM</text:p>
          </table:table-cell>
          <table:table-cell table:style-name="ce75" office:value-type="string" calcext:value-type="string">
            <text:p><text:a xlink:href="https://demgol.units.it/lemma.do?id=1002" xlink:type="simple">https://demgol.units.it/lemma.do?id=1002</text:a></text:p>
          </table:table-cell>
          <table:table-cell table:style-name="ce55" office:value-type="string" calcext:value-type="string">
            <text:p>1-Filho de Príamo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Ἀγακλέης</text:p>
          </table:table-cell>
          <table:table-cell table:style-name="ce55" office:value-type="string" calcext:value-type="string">
            <text:p>Agacles</text:p>
          </table:table-cell>
          <table:table-cell table:style-name="ce55" office:value-type="string" calcext:value-type="string">
            <text:p>Agakléès</text:p>
          </table:table-cell>
          <table:table-cell table:style-name="ce55" office:value-type="string" calcext:value-type="string">
            <text:p>Agakles</text:p>
          </table:table-cell>
          <table:table-cell table:style-name="ce55" office:value-type="string" calcext:value-type="string">
            <text:p>mit./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16.571@Ἀγακλῆος[1]</text:p>
          </table:table-cell>
          <table:table-cell table:style-name="ce55" office:value-type="string" calcext:value-type="string">
            <text:p>GRIMM</text:p>
          </table:table-cell>
          <table:table-cell table:style-name="ce75" office:value-type="string" calcext:value-type="string">
            <text:p><text:a xlink:href="https://demgol.units.it/lemma.do?id=1006" xlink:type="simple">https://demgol.units.it/lemma.do?id=1006</text:a></text:p>
          </table:table-cell>
          <table:table-cell table:style-name="ce55" office:value-type="string" calcext:value-type="string">
            <text:p>1-Rei mirmidão, pai de Epigeu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Ἀγαμέμνων</text:p>
          </table:table-cell>
          <table:table-cell table:style-name="ce55" office:value-type="string" calcext:value-type="string">
            <text:p>Agamémnon; Agamenão (forma antiga)</text:p>
          </table:table-cell>
          <table:table-cell table:number-columns-repeated="2" table:style-name="ce55" office:value-type="string" calcext:value-type="string">
            <text:p>Agamemnon</text:p>
          </table:table-cell>
          <table:table-cell table:style-name="ce55" office:value-type="string" calcext:value-type="string">
            <text:p>mit./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11.126@Ἀγαμέμνων[1]</text:p>
          </table:table-cell>
          <table:table-cell table:style-name="ce55" office:value-type="string" calcext:value-type="string">
            <text:p>bio-myth-Smith</text:p>
          </table:table-cell>
          <table:table-cell table:style-name="ce55" office:value-type="string" calcext:value-type="string">
            <text:p><text:a xlink:href="http://cts.perseids.org/api/cts?request=GetPassage&amp;urn=urn:cts:pdlrefwk:viaf88890045.003.perseus-eng1:A.agamemnon_1" xlink:type="simple">urn:cts:pdlrefwk:viaf88890045.003.perseus-eng1:A.agamemnon_1</text:a></text:p>
          </table:table-cell>
          <table:table-cell table:style-name="ce55" office:value-type="string" calcext:value-type="string">
            <text:p>1-Na Ilíada, é chamado filho de Atreu e irmão de Menelau, casado com Clitemnestra; comandante supremo do exército aqueu na guerra de Tróia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Ἀγαμήδη</text:p>
          </table:table-cell>
          <table:table-cell table:style-name="ce55" office:value-type="string" calcext:value-type="string">
            <text:p>Agameda</text:p>
          </table:table-cell>
          <table:table-cell table:style-name="ce55" office:value-type="string" calcext:value-type="string">
            <text:p>Agamèdè</text:p>
          </table:table-cell>
          <table:table-cell table:style-name="ce55" office:value-type="string" calcext:value-type="string">
            <text:p>Agamede</text:p>
          </table:table-cell>
          <table:table-cell table:style-name="ce55" office:value-type="string" calcext:value-type="string">
            <text:p>mit./antr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11.740@Ἀγαμήδην[1]</text:p>
          </table:table-cell>
          <table:table-cell table:style-name="ce55" office:value-type="string" calcext:value-type="string">
            <text:p>bio-myth-Smith</text:p>
          </table:table-cell>
          <table:table-cell table:style-name="ce55" office:value-type="string" calcext:value-type="string">
            <text:p><text:a xlink:href="http://cts.perseids.org/api/cts?request=GetPassage&amp;urn=urn:cts:pdlrefwk:viaf88890045.003.perseus-eng1:A.agamede_1" xlink:type="simple">urn:cts:pdlrefwk:viaf88890045.003.perseus-eng1:A.agamede_1</text:a></text:p>
          </table:table-cell>
          <table:table-cell table:style-name="ce55" office:value-type="string" calcext:value-type="string">
            <text:p>1-Filha de Augeu e esposa de Múlion, estava familirizada com o poder de cura de todas as plantas que crescem sobre a terra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Ἀγαπήνωρ</text:p>
          </table:table-cell>
          <table:table-cell table:style-name="ce55" office:value-type="string" calcext:value-type="string">
            <text:p>Agapenor</text:p>
          </table:table-cell>
          <table:table-cell table:style-name="ce55" office:value-type="string" calcext:value-type="string">
            <text:p>Agapènor</text:p>
          </table:table-cell>
          <table:table-cell table:style-name="ce55" office:value-type="string" calcext:value-type="string">
            <text:p>Agapenor</text:p>
          </table:table-cell>
          <table:table-cell table:style-name="ce55" office:value-type="string" calcext:value-type="string">
            <text:p>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2.609@Ἀγαπήνωρ[1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://cts.perseids.org/api/cts?request=GetPassage&amp;urn=urn:cts:pdlrefwk:viaf88890045.003.perseus-eng1:A.agapenor_1" xlink:type="simple">urn:cts:pdlrefwk:viaf88890045.003.perseus-eng1:A.agapenor_1</text:a></text:p>
          </table:table-cell>
          <table:table-cell table:style-name="ce55" office:value-type="string" calcext:value-type="string">
            <text:p>1-Filho de Anceu, rei da Arcádia, recebeu de Agamémnon sessenta naus para que levasse seus homens da Arcádia à Tróia.</text:p>
          </table:table-cell>
          <table:table-cell table:style-name="ce55" office:value-type="string" calcext:value-type="string">
            <text:p>o termo existe no DDGP como nome comum, mas a definição como nome próprio não está contemplada</text:p>
          </table:table-cell>
          <table:table-cell table:number-columns-repeated="1013"/>
        </table:table-row>
        <table:table-row table:style-name="ro1">
          <table:table-cell table:style-name="ce55" office:value-type="string" calcext:value-type="string">
            <text:p>Ἀγασθένης</text:p>
          </table:table-cell>
          <table:table-cell table:style-name="ce55" office:value-type="string" calcext:value-type="string">
            <text:p>Agástenes</text:p>
          </table:table-cell>
          <table:table-cell table:style-name="ce55" office:value-type="string" calcext:value-type="string">
            <text:p>Agasthénè</text:p>
          </table:table-cell>
          <table:table-cell table:style-name="ce55" office:value-type="string" calcext:value-type="string">
            <text:p>Agasthene</text:p>
          </table:table-cell>
          <table:table-cell table:style-name="ce55" office:value-type="string" calcext:value-type="string">
            <text:p>mit./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2.624@Ἀγασθένεος[1]</text:p>
          </table:table-cell>
          <table:table-cell table:style-name="ce55" office:value-type="string" calcext:value-type="string">
            <text:p>bio-myth-Smith</text:p>
          </table:table-cell>
          <table:table-cell table:style-name="ce55" office:value-type="string" calcext:value-type="string">
            <text:p><text:a xlink:href="http://cts.perseids.org/api/cts?request=GetPassage&amp;urn=urn:cts:pdlrefwk:viaf88890045.003.perseus-eng1:A.agasthenes_1" xlink:type="simple">urn:cts:pdlrefwk:viaf88890045.003.perseus-eng1:A.agasthenes_1</text:a></text:p>
          </table:table-cell>
          <table:table-cell table:style-name="ce55" office:value-type="string" calcext:value-type="string">
            <text:p>1-Filho de Augeu, a quem sucedeu no trono da Élida, e pai de Polixeno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Ἀγάστροφος</text:p>
          </table:table-cell>
          <table:table-cell table:style-name="ce55" office:value-type="string" calcext:value-type="string">
            <text:p>Agástrofo</text:p>
          </table:table-cell>
          <table:table-cell table:number-columns-repeated="2" table:style-name="ce55" office:value-type="string" calcext:value-type="string">
            <text:p>Agastrophos</text:p>
          </table:table-cell>
          <table:table-cell table:style-name="ce55" office:value-type="string" calcext:value-type="string">
            <text:p>mit./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11.338@Ἀγάστροφον[1]</text:p>
          </table:table-cell>
          <table:table-cell table:style-name="ce55" office:value-type="string" calcext:value-type="string">
            <text:p>GRIMM</text:p>
          </table:table-cell>
          <table:table-cell table:style-name="ce75" office:value-type="string" calcext:value-type="string">
            <text:p><text:a xlink:href="https://demgol.units.it/lemma.do?id=1009" xlink:type="simple">https://demgol.units.it/lemma.do?id=1009</text:a></text:p>
          </table:table-cell>
          <table:table-cell table:style-name="ce55" office:value-type="string" calcext:value-type="string">
            <text:p>1-Guerreiro troiano, filho de Péon, morto por Diomedes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Ἀγαυή</text:p>
          </table:table-cell>
          <table:table-cell table:style-name="ce55" office:value-type="string" calcext:value-type="string">
            <text:p>Agave</text:p>
          </table:table-cell>
          <table:table-cell table:style-name="ce55" office:value-type="string" calcext:value-type="string">
            <text:p>Agauè</text:p>
          </table:table-cell>
          <table:table-cell table:style-name="ce55" office:value-type="string" calcext:value-type="string">
            <text:p>Agave</text:p>
          </table:table-cell>
          <table:table-cell table:style-name="ce55" office:value-type="string" calcext:value-type="string">
            <text:p>mit./antr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18.42@Ἀγαυὴ[1]</text:p>
          </table:table-cell>
          <table:table-cell table:style-name="ce55" office:value-type="string" calcext:value-type="string">
            <text:p>bio-myth-Smith</text:p>
          </table:table-cell>
          <table:table-cell table:style-name="ce55" office:value-type="string" calcext:value-type="string">
            <text:p><text:a xlink:href="http://cts.perseids.org/api/cts?request=GetPassage&amp;urn=urn:cts:pdlrefwk:viaf88890045.003.perseus-eng1:A.agave_2" xlink:type="simple">urn:cts:pdlrefwk:viaf88890045.003.perseus-eng1:A.agave_2</text:a></text:p>
          </table:table-cell>
          <table:table-cell table:style-name="ce55" office:value-type="string" calcext:value-type="string">
            <text:p>1-Uma das Nereides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Ἀγαυός</text:p>
          </table:table-cell>
          <table:table-cell table:style-name="ce55" office:value-type="string" calcext:value-type="string">
            <text:p>Agavo</text:p>
          </table:table-cell>
          <table:table-cell table:number-columns-repeated="2" table:style-name="ce55" office:value-type="string" calcext:value-type="string">
            <text:p>Agavos</text:p>
          </table:table-cell>
          <table:table-cell table:style-name="ce55" office:value-type="string" calcext:value-type="string">
            <text:p>mit./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<text:a xlink:href="https://scaife-cts.perseus.org/api/cts?request=GetPassage&amp;urn=urn:cts:greekLit:tlg0012.tlg001.perseus-grc2:24.251" xlink:type="simple">urn:cts:greekLit:tlg0012.tlg001.perseus-grc2:24.251</text:a></text:p>
          </table:table-cell>
          <table:table-cell table:style-name="ce55" table:number-columns-repeated="3"/>
          <table:table-cell table:style-name="ce55" office:value-type="string" calcext:value-type="string">
            <text:p>o termo existe no DDGP como nome comum, mas a definição como nome próprio não está contemplada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Ἀγέλαος</text:p>
          </table:table-cell>
          <table:table-cell table:style-name="ce55" office:value-type="string" calcext:value-type="string">
            <text:p>Agelau</text:p>
          </table:table-cell>
          <table:table-cell table:style-name="ce55" office:value-type="string" calcext:value-type="string">
            <text:p>Agélaos</text:p>
          </table:table-cell>
          <table:table-cell table:style-name="ce55" office:value-type="string" calcext:value-type="string">
            <text:p>Agelaus</text:p>
          </table:table-cell>
          <table:table-cell table:style-name="ce55" office:value-type="string" calcext:value-type="string">
            <text:p>mit./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8.257@Ἀγέλαον[1]</text:p>
          </table:table-cell>
          <table:table-cell table:style-name="ce55" office:value-type="string" calcext:value-type="string">
            <text:p>bio-myth-Smith</text:p>
          </table:table-cell>
          <table:table-cell table:style-name="ce55" office:value-type="string" calcext:value-type="string">
            <text:p><text:a xlink:href="http://cts.perseids.org/api/cts?request=GetPassage&amp;urn=urn:cts:pdlrefwk:viaf88890045.003.perseus-eng1:A.agelaus_3" xlink:type="simple">urn:cts:pdlrefwk:viaf88890045.003.perseus-eng1:A.agelaus_3</text:a></text:p>
          </table:table-cell>
          <table:table-cell table:style-name="ce55" office:value-type="string" calcext:value-type="string">
            <text:p>1-Guerreiro troiano, filho de Frádmon, morto por Diomedes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Ἀγέλαος</text:p>
          </table:table-cell>
          <table:table-cell table:style-name="ce55" office:value-type="string" calcext:value-type="string">
            <text:p>Agelau</text:p>
          </table:table-cell>
          <table:table-cell table:style-name="ce55" office:value-type="string" calcext:value-type="string">
            <text:p>Agélaos</text:p>
          </table:table-cell>
          <table:table-cell table:style-name="ce55" office:value-type="string" calcext:value-type="string">
            <text:p>Agelaus</text:p>
          </table:table-cell>
          <table:table-cell table:style-name="ce55" office:value-type="string" calcext:value-type="string">
            <text:p>mit./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11.302@Ἀγέλαον[2]</text:p>
          </table:table-cell>
          <table:table-cell table:style-name="ce55" office:value-type="string" calcext:value-type="string">
            <text:p>bio-myth-Smith</text:p>
          </table:table-cell>
          <table:table-cell table:style-name="ce55" office:value-type="string" calcext:value-type="string">
            <text:p><text:a xlink:href="http://cts.perseids.org/api/cts?request=GetPassage&amp;urn=urn:cts:pdlrefwk:viaf88890045.003.perseus-eng1:A.agelaus_3" xlink:type="simple">urn:cts:pdlrefwk:viaf88890045.003.perseus-eng1:A.agelaus_3</text:a></text:p>
          </table:table-cell>
          <table:table-cell table:style-name="ce55" office:value-type="string" calcext:value-type="string">
            <text:p>2-Um dos comandantes dos dânaos, morto por Heitor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Ἀγήνωρ</text:p>
          </table:table-cell>
          <table:table-cell table:style-name="ce55" office:value-type="string" calcext:value-type="string">
            <text:p>Agenor</text:p>
          </table:table-cell>
          <table:table-cell table:style-name="ce55" office:value-type="string" calcext:value-type="string">
            <text:p>Agénor</text:p>
          </table:table-cell>
          <table:table-cell table:style-name="ce55" office:value-type="string" calcext:value-type="string">
            <text:p>Agenor</text:p>
          </table:table-cell>
          <table:table-cell table:style-name="ce55" office:value-type="string" calcext:value-type="string">
            <text:p>mit./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21.579@ Ἀγήνωρ[1]</text:p>
          </table:table-cell>
          <table:table-cell table:style-name="ce55" office:value-type="string" calcext:value-type="string">
            <text:p>bio-myth-Smith</text:p>
          </table:table-cell>
          <table:table-cell table:style-name="ce55" office:value-type="string" calcext:value-type="string">
            <text:p><text:a xlink:href="http://cts.perseids.org/api/cts?request=GetPassage&amp;urn=urn:cts:pdlrefwk:viaf88890045.003.perseus-eng1:A.agenor_6" xlink:type="simple">urn:cts:pdlrefwk:viaf88890045.003.perseus-eng1:A.agenor_6</text:a></text:p>
          </table:table-cell>
          <table:table-cell table:style-name="ce55" office:value-type="string" calcext:value-type="string">
            <text:p>1-Um dos comandantes dos troianos, filho de Antenor e irmão de Pólibo e Acamante.</text:p>
          </table:table-cell>
          <table:table-cell table:style-name="ce55" office:value-type="string" calcext:value-type="string">
            <text:p>o termo existe no DDGP como nome comum, mas a definição como nome próprio não está contemplada</text:p>
          </table:table-cell>
          <table:table-cell table:number-columns-repeated="1013"/>
        </table:table-row>
        <table:table-row table:style-name="ro1">
          <table:table-cell table:style-name="ce55" office:value-type="string" calcext:value-type="string">
            <text:p>Ἀγκαῖος</text:p>
          </table:table-cell>
          <table:table-cell table:style-name="ce55" office:value-type="string" calcext:value-type="string">
            <text:p>Anceu</text:p>
          </table:table-cell>
          <table:table-cell table:style-name="ce55" office:value-type="string" calcext:value-type="string">
            <text:p>Ancaeos</text:p>
          </table:table-cell>
          <table:table-cell table:style-name="ce55" office:value-type="string" calcext:value-type="string">
            <text:p>Ancaeus</text:p>
          </table:table-cell>
          <table:table-cell table:style-name="ce55" office:value-type="string" calcext:value-type="string">
            <text:p>mit./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2.609@Ἀγκαίοιο[1]</text:p>
          </table:table-cell>
          <table:table-cell table:style-name="ce55" office:value-type="string" calcext:value-type="string">
            <text:p>bio-myth-Smith</text:p>
          </table:table-cell>
          <table:table-cell table:style-name="ce55" office:value-type="string" calcext:value-type="string">
            <text:p><text:a xlink:href="http://cts.perseids.org/api/cts?request=GetPassage&amp;urn=urn:cts:pdlrefwk:viaf88890045.003.perseus-eng1:A.ancaeus_1" xlink:type="simple">urn:cts:pdlrefwk:viaf88890045.003.perseus-eng1:A.ancaeus_1</text:a></text:p>
          </table:table-cell>
          <table:table-cell table:style-name="ce55" office:value-type="string" calcext:value-type="string">
            <text:p>1-Rei da Arcádia, pai de Agapenor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Ἀγκαῖος</text:p>
          </table:table-cell>
          <table:table-cell table:style-name="ce55" office:value-type="string" calcext:value-type="string">
            <text:p>Anceu</text:p>
          </table:table-cell>
          <table:table-cell table:style-name="ce55" office:value-type="string" calcext:value-type="string">
            <text:p>Ancaeos</text:p>
          </table:table-cell>
          <table:table-cell table:style-name="ce55" office:value-type="string" calcext:value-type="string">
            <text:p>Ancaeus</text:p>
          </table:table-cell>
          <table:table-cell table:style-name="ce55" office:value-type="string" calcext:value-type="string">
            <text:p>mit./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23.635@Ἀγκαῖον[2]</text:p>
          </table:table-cell>
          <table:table-cell table:style-name="ce55" office:value-type="string" calcext:value-type="string">
            <text:p>GRIMM</text:p>
          </table:table-cell>
          <table:table-cell table:style-name="ce75" office:value-type="string" calcext:value-type="string">
            <text:p><text:a xlink:href="https://demgol.units.it/lemma.do?id=587" xlink:type="simple">https://demgol.units.it/lemma.do?id=587</text:a></text:p>
          </table:table-cell>
          <table:table-cell table:style-name="ce55" office:value-type="string" calcext:value-type="string">
            <text:p>2-Anceu de Plêuron, mencionado por Nestor como um célebre lutador por ele vencido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Ἀγλαΐα</text:p>
          </table:table-cell>
          <table:table-cell table:style-name="ce55" office:value-type="string" calcext:value-type="string">
            <text:p>Aglaia</text:p>
          </table:table-cell>
          <table:table-cell table:style-name="ce55" office:value-type="string" calcext:value-type="string">
            <text:p>Aglaïa; Aglaïè</text:p>
          </table:table-cell>
          <table:table-cell table:style-name="ce55" office:value-type="string" calcext:value-type="string">
            <text:p>Aglaia</text:p>
          </table:table-cell>
          <table:table-cell table:style-name="ce55" office:value-type="string" calcext:value-type="string">
            <text:p>mit./antr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2.672@Ἀγλαΐης[1]</text:p>
          </table:table-cell>
          <table:table-cell table:style-name="ce55" office:value-type="string" calcext:value-type="string">
            <text:p>bio-myth-Smith</text:p>
          </table:table-cell>
          <table:table-cell table:style-name="ce55" office:value-type="string" calcext:value-type="string">
            <text:p><text:a xlink:href="http://cts.perseids.org/api/cts?request=GetPassage&amp;urn=urn:cts:pdlrefwk:viaf88890045.003.perseus-eng1:A.aglaia_2" xlink:type="simple">urn:cts:pdlrefwk:viaf88890045.003.perseus-eng1:A.aglaia_2</text:a></text:p>
          </table:table-cell>
          <table:table-cell table:style-name="ce55" office:value-type="string" calcext:value-type="string">
            <text:p>1-Esposa de Cárops/Cárope e mãe de Nireu.</text:p>
          </table:table-cell>
          <table:table-cell table:style-name="ce55" office:value-type="string" calcext:value-type="string">
            <text:p>o termo existe no DDGP como nome comum, mas a definição como nome próprio não está contemplada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Ἄγριος</text:p>
          </table:table-cell>
          <table:table-cell table:style-name="ce55" office:value-type="string" calcext:value-type="string">
            <text:p>Ágrio</text:p>
          </table:table-cell>
          <table:table-cell table:style-name="ce55" office:value-type="string" calcext:value-type="string">
            <text:p>Agrios</text:p>
          </table:table-cell>
          <table:table-cell table:style-name="ce55" office:value-type="string" calcext:value-type="string">
            <text:p>Agrius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14.117@Ἄγριος[1]</text:p>
          </table:table-cell>
          <table:table-cell table:style-name="ce55" office:value-type="string" calcext:value-type="string">
            <text:p>bio-myth-Smith</text:p>
          </table:table-cell>
          <table:table-cell table:style-name="ce76" office:value-type="string" calcext:value-type="string">
            <text:p>urn:cts:pdlrefwk:viaf88890045.003.perseus-eng1:A.agrius_1</text:p>
          </table:table-cell>
          <table:table-cell table:style-name="ce55" office:value-type="string" calcext:value-type="string">
            <text:p>1-Filho de Porteu/Portáon e irmão de Eneu e Mela.</text:p>
          </table:table-cell>
          <table:table-cell table:style-name="ce55" office:value-type="string" calcext:value-type="string">
            <text:p>o termo existe no DDGP como nome comum, mas a definição como nome próprio não está contemplada</text:p>
          </table:table-cell>
          <table:table-cell table:number-columns-repeated="1013"/>
        </table:table-row>
        <table:table-row table:style-name="ro1">
          <table:table-cell table:style-name="ce39" office:value-type="string" calcext:value-type="string">
            <text:p>Ἀγχίαλος</text:p>
          </table:table-cell>
          <table:table-cell table:style-name="ce55" office:value-type="string" calcext:value-type="string">
            <text:p>Anquíalo</text:p>
          </table:table-cell>
          <table:table-cell table:style-name="ce55" office:value-type="string" calcext:value-type="string">
            <text:p>Ankhialos</text:p>
          </table:table-cell>
          <table:table-cell table:style-name="ce55" office:value-type="string" calcext:value-type="string">
            <text:p>Anchialus</text:p>
          </table:table-cell>
          <table:table-cell table:style-name="ce55" office:value-type="string" calcext:value-type="string">
            <text:p>antr.</text:p>
          </table:table-cell>
          <table:table-cell table:style-name="ce55" office:value-type="string" calcext:value-type="string">
            <text:p>M</text:p>
          </table:table-cell>
          <table:table-cell table:style-name="ce76" office:value-type="string" calcext:value-type="string">
            <text:p>urn:cts:greekLit:tlg0012.tlg001.perseus-grc2:5.609@Ἀγχίαλόν[1]</text:p>
          </table:table-cell>
          <table:table-cell table:style-name="ce55" office:value-type="string" calcext:value-type="string">
            <text:p>bio-myth-Smith</text:p>
          </table:table-cell>
          <table:table-cell table:style-name="ce76" office:value-type="string" calcext:value-type="string">
            <text:p><text:a xlink:href="http://cts.perseids.org/api/cts?request=GetPassage&amp;urn=urn:cts:pdlrefwk:viaf88890045.003.perseus-eng1:A.anchialus_1" xlink:type="simple">urn:cts:pdlrefwk:viaf88890045.003.perseus-eng1:A.anchialus_1</text:a></text:p>
          </table:table-cell>
          <table:table-cell table:style-name="ce55" office:value-type="string" calcext:value-type="string">
            <text:p>1-Um grego morto por Heitor</text:p>
          </table:table-cell>
          <table:table-cell table:style-name="ce55" office:value-type="string" calcext:value-type="string">
            <text:p>o termo existe no DDGP como nome comum, mas a definição como nome próprio não está contemplada</text:p>
          </table:table-cell>
          <table:table-cell table:number-columns-repeated="1013"/>
        </table:table-row>
        <table:table-row table:style-name="ro1">
          <table:table-cell table:style-name="ce55" office:value-type="string" calcext:value-type="string">
            <text:p>Ἀγχίσης</text:p>
          </table:table-cell>
          <table:table-cell table:style-name="ce55" office:value-type="string" calcext:value-type="string">
            <text:p>Anquises</text:p>
          </table:table-cell>
          <table:table-cell table:style-name="ce55" office:value-type="string" calcext:value-type="string">
            <text:p>Anchise</text:p>
          </table:table-cell>
          <table:table-cell table:style-name="ce55" office:value-type="string" calcext:value-type="string">
            <text:p>Anchises</text:p>
          </table:table-cell>
          <table:table-cell table:style-name="ce55" office:value-type="string" calcext:value-type="string">
            <text:p>mit./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20.208@Ἀγχίσαο[1]</text:p>
          </table:table-cell>
          <table:table-cell table:style-name="ce55" office:value-type="string" calcext:value-type="string">
            <text:p>bio-myth-Smith</text:p>
          </table:table-cell>
          <table:table-cell table:style-name="ce55" office:value-type="string" calcext:value-type="string">
            <text:p><text:a xlink:href="http://cts.perseids.org/api/cts?request=GetPassage&amp;urn=urn:cts:pdlrefwk:viaf88890045.003.perseus-eng1:A.anchises_1" xlink:type="simple">urn:cts:pdlrefwk:viaf88890045.003.perseus-eng1:A.anchises_1</text:a></text:p>
          </table:table-cell>
          <table:table-cell table:style-name="ce55" office:value-type="string" calcext:value-type="string">
            <text:p>1-Filho de Cápis e Temiste (Temista), gerou Eneias unindo-se a deusa Afrodite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5" office:value-type="string" calcext:value-type="string">
            <text:p>Ἀδάμας</text:p>
          </table:table-cell>
          <table:table-cell table:style-name="ce45" office:value-type="string" calcext:value-type="string">
            <text:p>Adamante; Ádamas</text:p>
          </table:table-cell>
          <table:table-cell table:number-columns-repeated="2" table:style-name="ce45" office:value-type="string" calcext:value-type="string">
            <text:p>Adamas</text:p>
          </table:table-cell>
          <table:table-cell table:style-name="ce45" office:value-type="string" calcext:value-type="string">
            <text:p>mit./antr.</text:p>
          </table:table-cell>
          <table:table-cell table:style-name="ce4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13.771@Ἀδάμας[1]</text:p>
          </table:table-cell>
          <table:table-cell table:style-name="ce55" office:value-type="string" calcext:value-type="string">
            <text:p>GRIMM</text:p>
          </table:table-cell>
          <table:table-cell table:style-name="ce45" office:value-type="string" calcext:value-type="string">
            <text:p><text:a xlink:href="https://demgol.units.it/lemma.do?id=1013" xlink:type="simple">https://demgol.units.it/lemma.do?id=1013</text:a></text:p>
          </table:table-cell>
          <table:table-cell table:style-name="ce45" office:value-type="string" calcext:value-type="string">
            <text:p>1-Guerreiro troiano, filho do rei Ásio.</text:p>
          </table:table-cell>
          <table:table-cell table:style-name="ce45" office:value-type="string" calcext:value-type="string">
            <text:p>não há registro</text:p>
          </table:table-cell>
          <table:table-cell table:style-name="ce90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Ἄδμητος</text:p>
          </table:table-cell>
          <table:table-cell table:style-name="ce55" office:value-type="string" calcext:value-type="string">
            <text:p>Admeto</text:p>
          </table:table-cell>
          <table:table-cell table:style-name="ce55" office:value-type="string" calcext:value-type="string">
            <text:p>Admète</text:p>
          </table:table-cell>
          <table:table-cell table:style-name="ce55" office:value-type="string" calcext:value-type="string">
            <text:p>Admetus</text:p>
          </table:table-cell>
          <table:table-cell table:style-name="ce55" office:value-type="string" calcext:value-type="string">
            <text:p>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2.714@Ἀδμήτῳ[1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s://cts.perseids.org/api/cts?request=GetPassage&amp;urn=urn:cts:pdlrefwk:viaf88890045.003.perseus-eng1:A.admetus_1" xlink:type="simple">urn:cts:pdlrefwk:viaf88890045.003.perseus-eng1:A.admetus_1</text:a></text:p>
          </table:table-cell>
          <table:table-cell table:style-name="ce55" office:value-type="string" calcext:value-type="string">
            <text:p>1-Rei de Feres, na Tessália. Casado com Alceste e pai de Eumelo.</text:p>
          </table:table-cell>
          <table:table-cell table:style-name="ce55" office:value-type="string" calcext:value-type="string">
            <text:p>o termo existe no DDGP como nome comum, mas a definição como nome próprio não está contemplada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Ἀδράστεια</text:p>
          </table:table-cell>
          <table:table-cell table:number-columns-repeated="3" table:style-name="ce55" office:value-type="string" calcext:value-type="string">
            <text:p>Adrasteia</text:p>
          </table:table-cell>
          <table:table-cell table:style-name="ce55" office:value-type="string" calcext:value-type="string">
            <text:p>top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2.828@Ἀδρήστειάν [1]</text:p>
          </table:table-cell>
          <table:table-cell table:style-name="ce55" office:value-type="string" calcext:value-type="string">
            <text:p>Pleiades</text:p>
          </table:table-cell>
          <table:table-cell table:style-name="ce55" office:value-type="string" calcext:value-type="string">
            <text:p><text:a xlink:href="https://pleiades.stoa.org/places/511138" xlink:type="simple">https://pleiades.stoa.org/places/511138</text:a></text:p>
          </table:table-cell>
          <table:table-cell table:style-name="ce55" office:value-type="string" calcext:value-type="string">
            <text:p>1-Cidade da Misia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Ἄδραστος</text:p>
          </table:table-cell>
          <table:table-cell table:style-name="ce55" office:value-type="string" calcext:value-type="string">
            <text:p>Adrasto</text:p>
          </table:table-cell>
          <table:table-cell table:style-name="ce55" office:value-type="string" calcext:value-type="string">
            <text:p>Adraste</text:p>
          </table:table-cell>
          <table:table-cell table:style-name="ce55" office:value-type="string" calcext:value-type="string">
            <text:p>Adrastus</text:p>
          </table:table-cell>
          <table:table-cell table:style-name="ce55" office:value-type="string" calcext:value-type="string">
            <text:p>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2.572@Ἄδρηστος[1]</text:p>
          </table:table-cell>
          <table:table-cell table:style-name="ce55" office:value-type="string" calcext:value-type="string">
            <text:p>bio-myth-Smith</text:p>
          </table:table-cell>
          <table:table-cell table:style-name="ce55" office:value-type="string" calcext:value-type="string">
            <text:p><text:a xlink:href="http://cts.perseids.org/api/cts?request=GetPassage&amp;urn=urn:cts:pdlrefwk:viaf88890045.003.perseus-eng1:A.adrastus_1" xlink:type="simple">urn:cts:pdlrefwk:viaf88890045.003.perseus-eng1:A.adrastus_1</text:a></text:p>
          </table:table-cell>
          <table:table-cell table:style-name="ce55" office:value-type="string" calcext:value-type="string">
            <text:p>1-Rei de Sícion e Argos.</text:p>
          </table:table-cell>
          <table:table-cell table:style-name="ce55" office:value-type="string" calcext:value-type="string">
            <text:p>o termo existe no DDGP como nome comum, mas a definição como nome próprio não está contemplada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Ἄδραστος</text:p>
          </table:table-cell>
          <table:table-cell table:style-name="ce55" office:value-type="string" calcext:value-type="string">
            <text:p>Adrasto</text:p>
          </table:table-cell>
          <table:table-cell table:style-name="ce55" office:value-type="string" calcext:value-type="string">
            <text:p>Adraste</text:p>
          </table:table-cell>
          <table:table-cell table:style-name="ce55" office:value-type="string" calcext:value-type="string">
            <text:p>Adrastus</text:p>
          </table:table-cell>
          <table:table-cell table:style-name="ce55" office:value-type="string" calcext:value-type="string">
            <text:p>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6.63@Ἄδρηστον[2]</text:p>
          </table:table-cell>
          <table:table-cell table:style-name="ce55" table:number-columns-repeated="2"/>
          <table:table-cell table:style-name="ce55" office:value-type="string" calcext:value-type="string">
            <text:p>2-Na Ilíada, um herói morto por Agamémnon.</text:p>
          </table:table-cell>
          <table:table-cell table:style-name="ce55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Ἄδραστος</text:p>
          </table:table-cell>
          <table:table-cell table:style-name="ce55" office:value-type="string" calcext:value-type="string">
            <text:p>Adrasto</text:p>
          </table:table-cell>
          <table:table-cell table:style-name="ce55" office:value-type="string" calcext:value-type="string">
            <text:p>Adraste</text:p>
          </table:table-cell>
          <table:table-cell table:style-name="ce55" office:value-type="string" calcext:value-type="string">
            <text:p>Adrastus</text:p>
          </table:table-cell>
          <table:table-cell table:style-name="ce55" office:value-type="string" calcext:value-type="string">
            <text:p>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16.694@Ἄδρηστον[3]</text:p>
          </table:table-cell>
          <table:table-cell table:style-name="ce39" table:number-columns-repeated="2"/>
          <table:table-cell table:style-name="ce55" office:value-type="string" calcext:value-type="string">
            <text:p>3-Um troiano morto por Pátroclo.</text:p>
          </table:table-cell>
          <table:table-cell table:style-name="ce39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Ἀθηνᾶ / Ἀθήνη</text:p>
          </table:table-cell>
          <table:table-cell table:style-name="ce55" office:value-type="string" calcext:value-type="string">
            <text:p>Atena</text:p>
          </table:table-cell>
          <table:table-cell table:style-name="ce55" office:value-type="string" calcext:value-type="string">
            <text:p>Athèna</text:p>
          </table:table-cell>
          <table:table-cell table:style-name="ce55" office:value-type="string" calcext:value-type="string">
            <text:p>Athena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1.194@Ἀθήνη[1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://cts.perseids.org/api/cts?request=GetPassage&amp;urn=urn:cts:pdlrefwk:viaf88890045.003.perseus-eng1:A.athena_1" xlink:type="simple">urn:cts:pdlrefwk:viaf88890045.003.perseus-eng1:A.athena_1</text:a></text:p>
          </table:table-cell>
          <table:table-cell table:style-name="ce55" office:value-type="string" calcext:value-type="string">
            <text:p>1-Filha de Zeus.</text:p>
          </table:table-cell>
          <table:table-cell table:style-name="ce75" office:value-type="string" calcext:value-type="string">
            <text:p><text:a xlink:href="http://perseidas.fclar.unesp.br/s.php?pattern=Ἀθηνᾶ*&amp;submit=Buscar+-+Search" xlink:type="simple">http://perseidas.fclar.unesp.br/s.php?pattern=%E1%BC%88%CE%B8%CE%B7%CE%BD%E1%BE%B6*&amp;submit=Buscar+-+Search</text:a></text:p>
          </table:table-cell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Ἄθως</text:p>
          </table:table-cell>
          <table:table-cell table:style-name="ce55" office:value-type="string" calcext:value-type="string">
            <text:p>Atos</text:p>
          </table:table-cell>
          <table:table-cell table:style-name="ce55" office:value-type="string" calcext:value-type="string">
            <text:p>Athôs</text:p>
          </table:table-cell>
          <table:table-cell table:style-name="ce55" office:value-type="string" calcext:value-type="string">
            <text:p>Athos</text:p>
          </table:table-cell>
          <table:table-cell table:style-name="ce55" office:value-type="string" calcext:value-type="string">
            <text:p>top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14.229@Ἀθόω [1]</text:p>
          </table:table-cell>
          <table:table-cell table:style-name="ce55" office:value-type="string" calcext:value-type="string">
            <text:p>Pleiades</text:p>
          </table:table-cell>
          <table:table-cell table:style-name="ce75" office:value-type="string" calcext:value-type="string">
            <text:p><text:a xlink:href="https://pleiades.stoa.org/places/501366" xlink:type="simple">https://pleiades.stoa.org/places/501366</text:a></text:p>
          </table:table-cell>
          <table:table-cell table:style-name="ce55" office:value-type="string" calcext:value-type="string">
            <text:p>1-Monte Atos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2">
          <table:table-cell table:style-name="ce55" office:value-type="string" calcext:value-type="string">
            <text:p>Αἰακός</text:p>
          </table:table-cell>
          <table:table-cell table:style-name="ce55" office:value-type="string" calcext:value-type="string">
            <text:p>Éaco</text:p>
          </table:table-cell>
          <table:table-cell table:style-name="ce55" office:value-type="string" calcext:value-type="string">
            <text:p>Eaque</text:p>
          </table:table-cell>
          <table:table-cell table:style-name="ce55" office:value-type="string" calcext:value-type="string">
            <text:p>Aeacus</text:p>
          </table:table-cell>
          <table:table-cell table:style-name="ce55" office:value-type="string" calcext:value-type="string">
            <text:p>mit./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21.189@Αἰακὸς[1]</text:p>
          </table:table-cell>
          <table:table-cell table:style-name="ce55" office:value-type="string" calcext:value-type="string">
            <text:p>bio-myth-Smith</text:p>
          </table:table-cell>
          <table:table-cell table:style-name="ce55" office:value-type="string" calcext:value-type="string">
            <text:p><text:a xlink:href="https://cts.perseids.org/api/cts?request=GetPassage&amp;urn=urn:cts:pdlrefwk:viaf88890045.003.perseus-eng1:A.aeacus_1" xlink:type="simple">urn:cts:pdlrefwk:viaf88890045.003.perseus-eng1:A.aeacus_1</text:a></text:p>
          </table:table-cell>
          <table:table-cell table:style-name="ce55" office:value-type="string" calcext:value-type="string">
            <text:p>1-Filho de Zeus e da ninfa Egina, é pai de Peleu e avô de Aquiles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Αἴας</text:p>
          </table:table-cell>
          <table:table-cell table:style-name="ce55" office:value-type="string" calcext:value-type="string">
            <text:p>Ájax</text:p>
          </table:table-cell>
          <table:table-cell table:number-columns-repeated="2" table:style-name="ce55" office:value-type="string" calcext:value-type="string">
            <text:p>Ajax</text:p>
          </table:table-cell>
          <table:table-cell table:style-name="ce55" office:value-type="string" calcext:value-type="string">
            <text:p>mit./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2.768@Αἴας[1]</text:p>
          </table:table-cell>
          <table:table-cell table:style-name="ce55" office:value-type="string" calcext:value-type="string">
            <text:p>bio-myth-Smith</text:p>
          </table:table-cell>
          <table:table-cell table:style-name="ce55" office:value-type="string" calcext:value-type="string">
            <text:p><text:a xlink:href="https://cts.perseids.org/api/cts?request=GetPassage&amp;urn=urn:cts:pdlrefwk:viaf88890045.003.perseus-eng1:A.ajax_1" xlink:type="simple">urn:cts:pdlrefwk:viaf88890045.003.perseus-eng1:A.ajax_1</text:a></text:p>
          </table:table-cell>
          <table:table-cell table:style-name="ce55" office:value-type="string" calcext:value-type="string">
            <text:p>1-Filho de Telamónio. Chamado por Homero, na Ilíada, por o Telamoniano, Ajax, o Grande, ou simplesmente Ajax. Juntou-se aos gregos contra Troia, com seus soldados salaminenses. Ao lado de Aquiles, foi o mais distinto e bravo entre os gregos.</text:p>
          </table:table-cell>
          <table:table-cell table:style-name="ce55" office:value-type="string" calcext:value-type="string">
            <text:p>não há registro</text:p>
          </table:table-cell>
          <table:table-cell table:style-name="ce9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Αἴας</text:p>
          </table:table-cell>
          <table:table-cell table:style-name="ce55" office:value-type="string" calcext:value-type="string">
            <text:p>Ájax</text:p>
          </table:table-cell>
          <table:table-cell table:number-columns-repeated="2" table:style-name="ce55" office:value-type="string" calcext:value-type="string">
            <text:p>Ajax</text:p>
          </table:table-cell>
          <table:table-cell table:style-name="ce55" office:value-type="string" calcext:value-type="string">
            <text:p>mit./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2.527@Αἴας[2]</text:p>
          </table:table-cell>
          <table:table-cell table:style-name="ce55" office:value-type="string" calcext:value-type="string">
            <text:p>bio-myth-Smith</text:p>
          </table:table-cell>
          <table:table-cell table:style-name="ce55" office:value-type="string" calcext:value-type="string">
            <text:p><text:a xlink:href="https://cts.perseids.org/api/cts?request=GetPassage&amp;urn=urn:cts:pdlrefwk:viaf88890045.003.perseus-eng1:A.ajax_2" xlink:type="simple">urn:cts:pdlrefwk:viaf88890045.003.perseus-eng1:A.ajax_2</text:a></text:p>
          </table:table-cell>
          <table:table-cell table:style-name="ce55" office:value-type="string" calcext:value-type="string">
            <text:p>2-Filho de Oileu, rei dos Lócrios, combateu os troianos ao lado dos gregos.</text:p>
          </table:table-cell>
          <table:table-cell table:style-name="ce55" office:value-type="string" calcext:value-type="string">
            <text:p>não há registro</text:p>
          </table:table-cell>
          <table:table-cell table:style-name="ce91" table:number-columns-repeated="16"/>
          <table:table-cell table:number-columns-repeated="997"/>
        </table:table-row>
        <table:table-row table:style-name="ro1">
          <table:table-cell table:style-name="ce104" office:value-type="string" calcext:value-type="string">
            <text:p>Αἰγαί</text:p>
          </table:table-cell>
          <table:table-cell table:style-name="ce45" office:value-type="string" calcext:value-type="string">
            <text:p>Egas</text:p>
          </table:table-cell>
          <table:table-cell table:style-name="ce45" office:value-type="string" calcext:value-type="string">
            <text:p>Aeges</text:p>
          </table:table-cell>
          <table:table-cell table:style-name="ce55" office:value-type="string" calcext:value-type="string">
            <text:p>Aegae</text:p>
          </table:table-cell>
          <table:table-cell table:style-name="ce45" office:value-type="string" calcext:value-type="string">
            <text:p>top.</text:p>
          </table:table-cell>
          <table:table-cell table:style-name="ce4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8.203@Αἰγὰς[1]</text:p>
          </table:table-cell>
          <table:table-cell table:style-name="ce45" office:value-type="string" calcext:value-type="string">
            <text:p>Pleiades</text:p>
          </table:table-cell>
          <table:table-cell table:style-name="ce55" office:value-type="string" calcext:value-type="string">
            <text:p><text:a xlink:href="https://pleiades.stoa.org/places/540604" xlink:type="simple">https://pleiades.stoa.org/places/540604</text:a></text:p>
          </table:table-cell>
          <table:table-cell table:style-name="ce45" office:value-type="string" calcext:value-type="string">
            <text:p>1-Cidade na costa da Acaia com o templo de Poseidon.</text:p>
          </table:table-cell>
          <table:table-cell table:style-name="ce104"/>
          <table:table-cell table:style-name="ce92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Αἰγαίων</text:p>
          </table:table-cell>
          <table:table-cell table:style-name="ce55" office:value-type="string" calcext:value-type="string">
            <text:p>Egéon</text:p>
          </table:table-cell>
          <table:table-cell table:number-columns-repeated="2" table:style-name="ce55" office:value-type="string" calcext:value-type="string">
            <text:p>Aegaeon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1.404@Αἰγαίωνʼ[1]</text:p>
          </table:table-cell>
          <table:table-cell table:style-name="ce55" office:value-type="string" calcext:value-type="string">
            <text:p>bio-myth-Smith</text:p>
          </table:table-cell>
          <table:table-cell table:style-name="ce55" office:value-type="string" calcext:value-type="string">
            <text:p><text:a xlink:href="https://cts.perseids.org/api/cts?request=GetPassage&amp;urn=urn:cts:pdlrefwk:viaf88890045.003.perseus-eng1:A.aegaeon_1" xlink:type="simple">urn:cts:pdlrefwk:viaf88890045.003.perseus-eng1:A.aegaeon_1</text:a></text:p>
          </table:table-cell>
          <table:table-cell table:style-name="ce55" office:value-type="string" calcext:value-type="string">
            <text:p>1-Forma pela qual o centímano Briareu (Βριάρεως) é conhecido pelos homens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Αἰγιαλός</text:p>
          </table:table-cell>
          <table:table-cell table:style-name="ce55" office:value-type="string" calcext:value-type="string">
            <text:p>Egíalo</text:p>
          </table:table-cell>
          <table:table-cell table:style-name="ce55" office:value-type="string" calcext:value-type="string">
            <text:p>Aegialos</text:p>
          </table:table-cell>
          <table:table-cell table:style-name="ce55" office:value-type="string" calcext:value-type="string">
            <text:p>Aegialus</text:p>
          </table:table-cell>
          <table:table-cell table:style-name="ce55" office:value-type="string" calcext:value-type="string">
            <text:p>top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2.575@Αἰγιαλόν[1]</text:p>
          </table:table-cell>
          <table:table-cell table:style-name="ce55" office:value-type="string" calcext:value-type="string">
            <text:p>Pleiades</text:p>
          </table:table-cell>
          <table:table-cell table:style-name="ce55" office:value-type="string" calcext:value-type="string">
            <text:p><text:a xlink:href="https://pleiades.stoa.org/places/570028" xlink:type="simple">https://pleiades.stoa.org/places/570028</text:a></text:p>
          </table:table-cell>
          <table:table-cell table:style-name="ce55" office:value-type="string" calcext:value-type="string">
            <text:p>1-Local na região da Acaia.</text:p>
          </table:table-cell>
          <table:table-cell table:style-name="ce39"/>
          <table:table-cell table:style-name="ce9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Αἰγιάλεια</text:p>
          </table:table-cell>
          <table:table-cell table:style-name="ce45" office:value-type="string" calcext:value-type="string">
            <text:p>Egíale (Egialeia)</text:p>
          </table:table-cell>
          <table:table-cell table:number-columns-repeated="2" table:style-name="ce55" office:value-type="string" calcext:value-type="string">
            <text:p>Aegialeia</text:p>
          </table:table-cell>
          <table:table-cell table:style-name="ce55" office:value-type="string" calcext:value-type="string">
            <text:p>mit./antr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5.412@Αἰγιάλεια[1]</text:p>
          </table:table-cell>
          <table:table-cell table:style-name="ce55" office:value-type="string" calcext:value-type="string">
            <text:p>bio-myth-Smith</text:p>
          </table:table-cell>
          <table:table-cell table:style-name="ce55" office:value-type="string" calcext:value-type="string">
            <text:p><text:a xlink:href="https://cts.perseids.org/api/cts?request=GetPassage&amp;urn=urn:cts:pdlrefwk:viaf88890045.003.perseus-eng1:A.aegiale_1" xlink:type="simple">urn:cts:pdlrefwk:viaf88890045.003.perseus-eng1:A.aegiale_1</text:a></text:p>
          </table:table-cell>
          <table:table-cell table:style-name="ce55" office:value-type="string" calcext:value-type="string">
            <text:p>1-Esposa de Diomedes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Αἴγινα</text:p>
          </table:table-cell>
          <table:table-cell table:style-name="ce55" office:value-type="string" calcext:value-type="string">
            <text:p>Egina</text:p>
          </table:table-cell>
          <table:table-cell table:number-columns-repeated="2" table:style-name="ce55" office:value-type="string" calcext:value-type="string">
            <text:p>Aegina</text:p>
          </table:table-cell>
          <table:table-cell table:style-name="ce55" office:value-type="string" calcext:value-type="string">
            <text:p>top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2.562@Αἴγιναν[1]</text:p>
          </table:table-cell>
          <table:table-cell table:style-name="ce55" office:value-type="string" calcext:value-type="string">
            <text:p>Pleiades</text:p>
          </table:table-cell>
          <table:table-cell table:style-name="ce55" office:value-type="string" calcext:value-type="string">
            <text:p><text:a xlink:href="https://pleiades.stoa.org/places/579853" xlink:type="simple">https://pleiades.stoa.org/places/579853</text:a></text:p>
          </table:table-cell>
          <table:table-cell table:style-name="ce55" office:value-type="string" calcext:value-type="string">
            <text:p>1-Antiga rival naval de Atenas e importante ilha comercial na região da Ática. Na Ilíada, aparece como uma das cidades aliadas aos gregos, sob o comando de Diomedes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Ἅιδης</text:p>
          </table:table-cell>
          <table:table-cell table:style-name="ce55" office:value-type="string" calcext:value-type="string">
            <text:p>Hades</text:p>
          </table:table-cell>
          <table:table-cell table:style-name="ce55" office:value-type="string" calcext:value-type="string">
            <text:p>Hadès</text:p>
          </table:table-cell>
          <table:table-cell table:style-name="ce55" office:value-type="string" calcext:value-type="string">
            <text:p>Hades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9.158@Ἀΐδης[1]</text:p>
          </table:table-cell>
          <table:table-cell table:style-name="ce55" office:value-type="string" calcext:value-type="string">
            <text:p>bio-myth-Smith</text:p>
          </table:table-cell>
          <table:table-cell table:style-name="ce55" office:value-type="string" calcext:value-type="string">
            <text:p><text:a xlink:href="https://cts.perseids.org/api/cts?request=GetPassage&amp;urn=urn:cts:pdlrefwk:viaf88890045.003.perseus-eng1:H.hades_1" xlink:type="simple">urn:cts:pdlrefwk:viaf88890045.003.perseus-eng1:H.hades_1</text:a></text:p>
          </table:table-cell>
          <table:table-cell table:style-name="ce55" office:value-type="string" calcext:value-type="string">
            <text:p>1-Deus do mundo inferior, filho de Crono e Reia. Na Ilíada é descrito como feroz e inexorável e de todos os deuses o mais odiado pelos mortais.</text:p>
          </table:table-cell>
          <table:table-cell table:style-name="ce75" office:value-type="string" calcext:value-type="string">
            <text:p><text:a xlink:href="http://perseidas.fclar.unesp.br/s.php?pattern=Ἅιδης" xlink:type="simple">http://perseidas.fclar.unesp.br/s.php?pattern=%E1%BC%8D%CE%B9%CE%B4%CE%B7%CF%82</text:a>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Αἴθη</text:p>
          </table:table-cell>
          <table:table-cell table:style-name="ce55" office:value-type="string" calcext:value-type="string">
            <text:p>Eta</text:p>
          </table:table-cell>
          <table:table-cell table:style-name="ce55" office:value-type="string" calcext:value-type="string">
            <text:p>Aethè</text:p>
          </table:table-cell>
          <table:table-cell table:style-name="ce55" office:value-type="string" calcext:value-type="string">
            <text:p>Aethe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23.295@Αἴθην [1]</text:p>
          </table:table-cell>
          <table:table-cell table:style-name="ce55" office:value-type="string" calcext:value-type="string">
            <text:p>GRIMM</text:p>
          </table:table-cell>
          <table:table-cell table:style-name="ce75" office:value-type="string" calcext:value-type="string">
            <text:p><text:a xlink:href="https://demgol.units.it/lemma.do?&amp;langSupport=pt" xlink:type="simple">https://demgol.units.it/lemma.do?&amp;langSupport=pt</text:a></text:p>
          </table:table-cell>
          <table:table-cell table:style-name="ce55" office:value-type="string" calcext:value-type="string">
            <text:p>1-Nome da égua de Agamémnon.</text:p>
          </table:table-cell>
          <table:table-cell table:style-name="ce55" office:value-type="string" calcext:value-type="string">
            <text:p>não há registro</text:p>
          </table:table-cell>
          <table:table-cell table:number-columns-repeated="1013"/>
        </table:table-row>
        <table:table-row table:style-name="ro1">
          <table:table-cell table:style-name="ce39" office:value-type="string" calcext:value-type="string">
            <text:p>Αἴθρα</text:p>
          </table:table-cell>
          <table:table-cell table:style-name="ce55" office:value-type="string" calcext:value-type="string">
            <text:p>Etra</text:p>
          </table:table-cell>
          <table:table-cell table:number-columns-repeated="2" table:style-name="ce55" office:value-type="string" calcext:value-type="string">
            <text:p>Aethra</text:p>
          </table:table-cell>
          <table:table-cell table:style-name="ce55" office:value-type="string" calcext:value-type="string">
            <text:p>mit./antr.</text:p>
          </table:table-cell>
          <table:table-cell table:style-name="ce55" office:value-type="string" calcext:value-type="string">
            <text:p>F</text:p>
          </table:table-cell>
          <table:table-cell table:style-name="ce39" office:value-type="string" calcext:value-type="string">
            <text:p>urn:cts:greekLit:tlg0012.tlg001.perseus-grc2:3.144@Αἴθρη[1]</text:p>
          </table:table-cell>
          <table:table-cell table:style-name="ce55" office:value-type="string" calcext:value-type="string">
            <text:p>bio-myth-Smith</text:p>
          </table:table-cell>
          <table:table-cell table:style-name="ce116" office:value-type="string" calcext:value-type="string">
            <text:p><text:a xlink:href="https://cts.perseids.org/api/cts?request=GetPassage&amp;urn=urn:cts:pdlrefwk:viaf88890045.003.perseus-eng1:A.aethra_1" xlink:type="simple">urn:cts:pdlrefwk:viaf88890045.003.perseus-eng1:A.aethra_1</text:a></text:p>
          </table:table-cell>
          <table:table-cell table:style-name="ce55" office:value-type="string" calcext:value-type="string">
            <text:p>1-Filha do rei de Trezena, Piteu. Esposa de Egeu e mãe de Teseu.</text:p>
          </table:table-cell>
          <table:table-cell table:style-name="ce55" office:value-type="string" calcext:value-type="string">
            <text:p>o termo existe no DDGP como nome comum, mas a definição como nome próprio não está contemplada</text:p>
          </table:table-cell>
          <table:table-cell table:number-columns-repeated="1013"/>
        </table:table-row>
        <table:table-row table:style-name="ro1">
          <table:table-cell table:style-name="ce39" office:value-type="string" calcext:value-type="string">
            <text:p>Αἴθων</text:p>
          </table:table-cell>
          <table:table-cell table:style-name="ce55" office:value-type="string" calcext:value-type="string">
            <text:p>Éton</text:p>
          </table:table-cell>
          <table:table-cell table:style-name="ce55" office:value-type="string" calcext:value-type="string">
            <text:p>Aethôn</text:p>
          </table:table-cell>
          <table:table-cell table:style-name="ce55" office:value-type="string" calcext:value-type="string">
            <text:p>Aethon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M</text:p>
          </table:table-cell>
          <table:table-cell table:style-name="ce39" office:value-type="string" calcext:value-type="string">
            <text:p>urn:cts:greekLit:tlg0012.tlg001.perseus-grc2:8.185@Αἴθων[1]</text:p>
          </table:table-cell>
          <table:table-cell table:style-name="ce55" office:value-type="string" calcext:value-type="string">
            <text:p>GRIMM</text:p>
          </table:table-cell>
          <table:table-cell table:style-name="ce75" office:value-type="string" calcext:value-type="string">
            <text:p><text:a xlink:href="https://demgol.units.it/lemma.do?&amp;langSupport=pt" xlink:type="simple">https://demgol.units.it/lemma.do?&amp;langSupport=pt</text:a></text:p>
          </table:table-cell>
          <table:table-cell table:style-name="ce55" office:value-type="string" calcext:value-type="string">
            <text:p>1-Um dos cavalos da quadriga de Heitor, junto com Podargo, Lampo e Xanto.</text:p>
          </table:table-cell>
          <table:table-cell table:style-name="ce55" office:value-type="string" calcext:value-type="string">
            <text:p>o termo existe no DDGP como nome comum, mas a definição como nome próprio não está contemplada</text:p>
          </table:table-cell>
          <table:table-cell table:number-columns-repeated="1013"/>
        </table:table-row>
        <table:table-row table:style-name="ro1">
          <table:table-cell table:style-name="ce39" office:value-type="string" calcext:value-type="string">
            <text:p>Αἵμων</text:p>
          </table:table-cell>
          <table:table-cell table:style-name="ce55" office:value-type="string" calcext:value-type="string">
            <text:p>Hémon</text:p>
          </table:table-cell>
          <table:table-cell table:number-columns-repeated="2" table:style-name="ce55" office:value-type="string" calcext:value-type="string">
            <text:p>Haemon</text:p>
          </table:table-cell>
          <table:table-cell table:style-name="ce55" office:value-type="string" calcext:value-type="string">
            <text:p>mit./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4.296@Αἵμονά[1]</text:p>
          </table:table-cell>
          <table:table-cell table:style-name="ce55" office:value-type="string" calcext:value-type="string">
            <text:p>bio-myth-Smith</text:p>
          </table:table-cell>
          <table:table-cell table:style-name="ce116" office:value-type="string" calcext:value-type="string">
            <text:p><text:a xlink:href="https://cts.perseids.org/api/cts?request=GetPassage&amp;urn=urn:cts:pdlrefwk:viaf88890045.003.perseus-eng1:H.haemon_3" xlink:type="simple">urn:cts:pdlrefwk:viaf88890045.003.perseus-eng1:H.haemon_3</text:a></text:p>
          </table:table-cell>
          <table:table-cell table:style-name="ce55" office:value-type="string" calcext:value-type="string">
            <text:p>1-Filho de Creonte de Tebas e pai de Méon.</text:p>
          </table:table-cell>
          <table:table-cell table:style-name="ce75" office:value-type="string" calcext:value-type="string">
            <text:p><text:a xlink:href="http://perseidas.fclar.unesp.br/s.php?pattern=αἵμων2,%20ων,%20ον" xlink:type="simple">http://perseidas.fclar.unesp.br/s.php?pattern=%CE%B1%E1%BC%B5%CE%BC%CF%89%CE%BD2,%20%CF%89%CE%BD,%20%CE%BF%CE%BD</text:a></text:p>
          </table:table-cell>
          <table:table-cell table:number-columns-repeated="1013"/>
        </table:table-row>
        <table:table-row table:style-name="ro1">
          <table:table-cell table:style-name="ce39" office:value-type="string" calcext:value-type="string">
            <text:p>Αἰνείας</text:p>
          </table:table-cell>
          <table:table-cell table:style-name="ce55" office:value-type="string" calcext:value-type="string">
            <text:p>Eneias</text:p>
          </table:table-cell>
          <table:table-cell table:style-name="ce55" office:value-type="string" calcext:value-type="string">
            <text:p>Enée</text:p>
          </table:table-cell>
          <table:table-cell table:style-name="ce55" office:value-type="string" calcext:value-type="string">
            <text:p>Aeneas</text:p>
          </table:table-cell>
          <table:table-cell table:style-name="ce55" office:value-type="string" calcext:value-type="string">
            <text:p>mit./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5.468@Αἰνείας[1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s://cts.perseids.org/api/cts?request=GetPassage&amp;urn=urn:cts:pdlrefwk:viaf88890045.003.perseus-eng1:A.aeneas_1" xlink:type="simple">urn:cts:pdlrefwk:viaf88890045.003.perseus-eng1:A.aeneas_1</text:a></text:p>
          </table:table-cell>
          <table:table-cell table:style-name="ce55" office:value-type="string" calcext:value-type="string">
            <text:p>1-Filho de Anquises e Afrodite. Relacionado à casa real de Troia, pois por parte de pai, era bisneto de Tros e, este era avô do Rei Príamo.</text:p>
          </table:table-cell>
          <table:table-cell table:style-name="ce55" office:value-type="string" calcext:value-type="string">
            <text:p>não há registro</text:p>
          </table:table-cell>
          <table:table-cell table:number-columns-repeated="1013"/>
        </table:table-row>
        <table:table-row table:style-name="ro1">
          <table:table-cell table:style-name="ce39" office:value-type="string" calcext:value-type="string">
            <text:p>Αἴνιος</text:p>
          </table:table-cell>
          <table:table-cell table:style-name="ce55" office:value-type="string" calcext:value-type="string">
            <text:p>Énio</text:p>
          </table:table-cell>
          <table:table-cell table:style-name="ce55" office:value-type="string" calcext:value-type="string">
            <text:p>AEnios</text:p>
          </table:table-cell>
          <table:table-cell table:style-name="ce39"/>
          <table:table-cell table:style-name="ce55" office:value-type="string" calcext:value-type="string">
            <text:p>mit./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21.210@Αἴνιον[1]</text:p>
          </table:table-cell>
          <table:table-cell table:style-name="ce39"/>
          <table:table-cell table:style-name="ce55" office:value-type="string" calcext:value-type="string">
            <text:p>não encontrei no Smith</text:p>
          </table:table-cell>
          <table:table-cell table:style-name="ce55" office:value-type="string" calcext:value-type="string">
            <text:p>1-Guerreiro peônio morto por Aquiles.</text:p>
          </table:table-cell>
          <table:table-cell table:style-name="ce55" office:value-type="string" calcext:value-type="string">
            <text:p>não há registro</text:p>
          </table:table-cell>
          <table:table-cell table:number-columns-repeated="1013"/>
        </table:table-row>
        <table:table-row table:style-name="ro1">
          <table:table-cell table:style-name="ce39" office:value-type="string" calcext:value-type="string">
            <text:p>Αἴπεια</text:p>
          </table:table-cell>
          <table:table-cell table:style-name="ce55" office:value-type="string" calcext:value-type="string">
            <text:p>Epeia</text:p>
          </table:table-cell>
          <table:table-cell table:style-name="ce55" office:value-type="string" calcext:value-type="string">
            <text:p>Aepeia</text:p>
          </table:table-cell>
          <table:table-cell table:style-name="ce55" office:value-type="string" calcext:value-type="string">
            <text:p>Aipeia</text:p>
          </table:table-cell>
          <table:table-cell table:style-name="ce55" office:value-type="string" calcext:value-type="string">
            <text:p>top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9.152@Αἴπειαν[1]</text:p>
          </table:table-cell>
          <table:table-cell table:style-name="ce39"/>
          <table:table-cell table:style-name="ce117"/>
          <table:table-cell table:style-name="ce55" office:value-type="string" calcext:value-type="string">
            <text:p>1-Uma das sete cidades ofertadas por Agamémnon a Aquiles.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39" office:value-type="string" calcext:value-type="string">
            <text:p>Αἴσηπος</text:p>
          </table:table-cell>
          <table:table-cell table:style-name="ce55" office:value-type="string" calcext:value-type="string">
            <text:p>Esepo</text:p>
          </table:table-cell>
          <table:table-cell table:style-name="ce55" office:value-type="string" calcext:value-type="string">
            <text:p>AEsèpos</text:p>
          </table:table-cell>
          <table:table-cell table:style-name="ce55" office:value-type="string" calcext:value-type="string">
            <text:p>Aesepos</text:p>
          </table:table-cell>
          <table:table-cell table:style-name="ce55" office:value-type="string" calcext:value-type="string">
            <text:p>mit./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6.21@Αἴσηπον[1]</text:p>
          </table:table-cell>
          <table:table-cell table:style-name="ce55"/>
          <table:table-cell table:style-name="ce55" office:value-type="string" calcext:value-type="string">
            <text:p>não encontrei no Smith nem no GRIMM</text:p>
          </table:table-cell>
          <table:table-cell table:style-name="ce55" office:value-type="string" calcext:value-type="string">
            <text:p>1-Filho da nâiade Abarbárea e Bucólion.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39" office:value-type="string" calcext:value-type="string">
            <text:p>Αἴσηπος</text:p>
          </table:table-cell>
          <table:table-cell table:style-name="ce55" office:value-type="string" calcext:value-type="string">
            <text:p>Esepo</text:p>
          </table:table-cell>
          <table:table-cell table:style-name="ce55" office:value-type="string" calcext:value-type="string">
            <text:p>AEsèpos</text:p>
          </table:table-cell>
          <table:table-cell table:style-name="ce55" office:value-type="string" calcext:value-type="string">
            <text:p>Aesepos</text:p>
          </table:table-cell>
          <table:table-cell table:style-name="ce55" office:value-type="string" calcext:value-type="string">
            <text:p>top.</text:p>
          </table:table-cell>
          <table:table-cell table:style-name="ce55"/>
          <table:table-cell table:style-name="ce55" office:value-type="string" calcext:value-type="string">
            <text:p>urn:cts:greekLit:tlg0012.tlg001.perseus-grc2:12.21@Αἴσηπος[2]</text:p>
          </table:table-cell>
          <table:table-cell table:style-name="ce55" office:value-type="string" calcext:value-type="string">
            <text:p>Pleiades</text:p>
          </table:table-cell>
          <table:table-cell table:style-name="ce75" office:value-type="string" calcext:value-type="string">
            <text:p><text:a xlink:href="http://pleiades.stoa.org/places/511141" xlink:type="simple">http://pleiades.stoa.org/places/511141</text:a></text:p>
          </table:table-cell>
          <table:table-cell table:style-name="ce55" office:value-type="string" calcext:value-type="string">
            <text:p>2-Nome de um rio.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39" office:value-type="string" calcext:value-type="string">
            <text:p>Ἀκάμας</text:p>
          </table:table-cell>
          <table:table-cell table:style-name="ce55" office:value-type="string" calcext:value-type="string">
            <text:p>Ácamas/Acamante</text:p>
          </table:table-cell>
          <table:table-cell table:style-name="ce55" office:value-type="string" calcext:value-type="string">
            <text:p>Akamas</text:p>
          </table:table-cell>
          <table:table-cell table:style-name="ce55" office:value-type="string" calcext:value-type="string">
            <text:p>Acamas</text:p>
          </table:table-cell>
          <table:table-cell table:style-name="ce55" office:value-type="string" calcext:value-type="string">
            <text:p>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14.488@Ἀκάμαντος[1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://cts.perseids.org/api/cts?request=GetPassage&amp;urn=urn:cts:pdlrefwk:viaf88890045.003.perseus-eng1:A.acamas_2" xlink:type="simple">urn:cts:pdlrefwk:viaf88890045.003.perseus-eng1:A.acamas_2</text:a></text:p>
          </table:table-cell>
          <table:table-cell table:style-name="ce55" office:value-type="string" calcext:value-type="string">
            <text:p>1-Filho de Antenor e Teano, foi um dos mais corajosos troianos.</text:p>
          </table:table-cell>
          <table:table-cell table:style-name="ce55" office:value-type="string" calcext:value-type="string">
            <text:p>o termo existe no DDGP como nome comum, mas a definição como nome próprio não está contemplada</text:p>
          </table:table-cell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Ἀκάμας</text:p>
          </table:table-cell>
          <table:table-cell table:style-name="ce55" office:value-type="string" calcext:value-type="string">
            <text:p>Ácamas/Acamante</text:p>
          </table:table-cell>
          <table:table-cell table:style-name="ce55" office:value-type="string" calcext:value-type="string">
            <text:p>Akamas</text:p>
          </table:table-cell>
          <table:table-cell table:style-name="ce55" office:value-type="string" calcext:value-type="string">
            <text:p>Acamas</text:p>
          </table:table-cell>
          <table:table-cell table:style-name="ce55" office:value-type="string" calcext:value-type="string">
            <text:p>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6.8@Ἀκάμαντʼ[2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://cts.perseids.org/api/cts?request=GetPassage&amp;urn=urn:cts:pdlrefwk:viaf88890045.003.perseus-eng1:A.acamas_3" xlink:type="simple">urn:cts:pdlrefwk:viaf88890045.003.perseus-eng1:A.acamas_3</text:a></text:p>
          </table:table-cell>
          <table:table-cell table:style-name="ce108" office:value-type="string" calcext:value-type="string">
            <text:p>2-Filho de Eussoro, foi um dos líderes dos trácios na guerra de Tróia e morto por Ájax.</text:p>
          </table:table-cell>
          <table:table-cell table:style-name="ce55" office:value-type="string" calcext:value-type="string">
            <text:p>o termo existe no DDGP como nome comum, mas a definição como nome próprio não está contemplada</text:p>
          </table:table-cell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Ἀκεσ(σ)αμενός</text:p>
          </table:table-cell>
          <table:table-cell table:style-name="ce55" office:value-type="string" calcext:value-type="string">
            <text:p>Aces(s)amenos</text:p>
          </table:table-cell>
          <table:table-cell table:style-name="ce55" office:value-type="string" calcext:value-type="string">
            <text:p>Akésamènos; Akessaménos</text:p>
          </table:table-cell>
          <table:table-cell table:style-name="ce55" office:value-type="string" calcext:value-type="string">
            <text:p>Acessamenos</text:p>
          </table:table-cell>
          <table:table-cell table:style-name="ce55" office:value-type="string" calcext:value-type="string">
            <text:p>antr./mit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21.142@ Ἀκεσσαμενοῖο[1]</text:p>
          </table:table-cell>
          <table:table-cell table:style-name="ce55" office:value-type="string" calcext:value-type="string">
            <text:p>GRIMM</text:p>
          </table:table-cell>
          <table:table-cell table:style-name="ce75" office:value-type="string" calcext:value-type="string">
            <text:p><text:a xlink:href="https://demgol.units.it/lemma.do?id=1048" xlink:type="simple">https://demgol.units.it/lemma.do?id=1048</text:a></text:p>
          </table:table-cell>
          <table:table-cell table:style-name="ce55" office:value-type="string" calcext:value-type="string">
            <text:p>1-Rei da Trácia, pai de Peribeia.</text:p>
          </table:table-cell>
          <table:table-cell table:style-name="ce39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Ἀκταίη</text:p>
          </table:table-cell>
          <table:table-cell table:style-name="ce55" office:value-type="string" calcext:value-type="string">
            <text:p>Acteia</text:p>
          </table:table-cell>
          <table:table-cell table:style-name="ce55" office:value-type="string" calcext:value-type="string">
            <text:p>Actaeé</text:p>
          </table:table-cell>
          <table:table-cell table:style-name="ce55" office:value-type="string" calcext:value-type="string">
            <text:p>Actaea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18.41@Ἀκταίη</text:p>
          </table:table-cell>
          <table:table-cell table:style-name="ce55" office:value-type="string" calcext:value-type="string">
            <text:p>bio-myth-Smith</text:p>
          </table:table-cell>
          <table:table-cell table:style-name="ce118" office:value-type="string" calcext:value-type="string">
            <text:p><text:a xlink:href="https://cts.perseids.org/api/cts?request=GetPassage&amp;urn=urn:cts:pdlrefwk:viaf88890045.003.perseus-eng1:A.actaea_1" xlink:type="simple">urn:cts:pdlrefwk:viaf88890045.003.perseus-eng1:A.actaea_1</text:a></text:p>
          </table:table-cell>
          <table:table-cell table:style-name="ce55" office:value-type="string" calcext:value-type="string">
            <text:p>1-Uma das Nereides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Ἄκτωρ</text:p>
          </table:table-cell>
          <table:table-cell table:style-name="ce45" office:value-type="string" calcext:value-type="string">
            <text:p>Actor</text:p>
          </table:table-cell>
          <table:table-cell table:style-name="ce45" office:value-type="string" calcext:value-type="string">
            <text:p>Aktôr</text:p>
          </table:table-cell>
          <table:table-cell table:style-name="ce45" office:value-type="string" calcext:value-type="string">
            <text:p>Actor</text:p>
          </table:table-cell>
          <table:table-cell table:style-name="ce45" office:value-type="string" calcext:value-type="string">
            <text:p>antr./mit.</text:p>
          </table:table-cell>
          <table:table-cell table:style-name="ce45" office:value-type="string" calcext:value-type="string">
            <text:p>M</text:p>
          </table:table-cell>
          <table:table-cell table:style-name="ce45" office:value-type="string" calcext:value-type="string">
            <text:p>urn:cts:greekLit:tlg0012.tlg001.perseus-grc2:11.785@Ἄκτορος[1]</text:p>
          </table:table-cell>
          <table:table-cell table:style-name="ce45" office:value-type="string" calcext:value-type="string">
            <text:p>bio-myth-Smith</text:p>
          </table:table-cell>
          <table:table-cell table:style-name="ce118" office:value-type="string" calcext:value-type="string">
            <text:p><text:a xlink:href="https://cts.perseids.org/api/cts?request=GetPassage&amp;urn=urn:cts:pdlrefwk:viaf88890045.003.perseus-eng1:A.actor_1" xlink:type="simple">urn:cts:pdlrefwk:viaf88890045.003.perseus-eng1:A.actor_1</text:a></text:p>
          </table:table-cell>
          <table:table-cell table:style-name="ce45" office:value-type="string" calcext:value-type="string">
            <text:p>1-Pai de Menécio e avô de Pátroclo.</text:p>
          </table:table-cell>
          <table:table-cell table:style-name="ce118" office:value-type="string" calcext:value-type="string">
            <text:p><text:a xlink:href="http://perseidas.fclar.unesp.br/s.php?pattern=ἄκτωρ*&amp;submit=Buscar+-+Search" xlink:type="simple">http://perseidas.fclar.unesp.br/s.php?pattern=%E1%BC%84%CE%BA%CF%84%CF%89%CF%81*&amp;submit=Buscar+-+Search</text:a></text:p>
          </table:table-cell>
          <table:table-cell table:style-name="ce90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Ἀλάστωρ</text:p>
          </table:table-cell>
          <table:table-cell table:style-name="ce55" office:value-type="string" calcext:value-type="string">
            <text:p>Alastor</text:p>
          </table:table-cell>
          <table:table-cell table:style-name="ce55" office:value-type="string" calcext:value-type="string">
            <text:p>Alastôr</text:p>
          </table:table-cell>
          <table:table-cell table:style-name="ce55" office:value-type="string" calcext:value-type="string">
            <text:p>Alastor</text:p>
          </table:table-cell>
          <table:table-cell table:style-name="ce55" office:value-type="string" calcext:value-type="string">
            <text:p>antr./mit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5.677@Ἀλάστορά[1]</text:p>
          </table:table-cell>
          <table:table-cell table:style-name="ce55" office:value-type="string" calcext:value-type="string">
            <text:p>bio-myth-Smith</text:p>
          </table:table-cell>
          <table:table-cell table:style-name="ce118" office:value-type="string" calcext:value-type="string">
            <text:p><text:a xlink:href="https://cts.perseids.org/api/cts?request=GetPassage&amp;urn=urn:cts:pdlrefwk:viaf88890045.003.perseus-eng1:A.alastor_3" xlink:type="simple">urn:cts:pdlrefwk:viaf88890045.003.perseus-eng1:A.alastor_3</text:a></text:p>
          </table:table-cell>
          <table:table-cell table:style-name="ce55" office:value-type="string" calcext:value-type="string">
            <text:p>1-Guerreiro lício do séquito de Sarpédon morto por Odisseu, junto com outros companheiros, dentre os quais Cérano, Crómio, Alcandro, Hálio, Noémon e Prítanis.</text:p>
          </table:table-cell>
          <table:table-cell table:style-name="ce55"/>
          <table:table-cell table:style-name="ce93" office:value-type="string" calcext:value-type="string">
            <text:p>não contempla essa definição</text:p>
          </table:table-cell>
          <table:table-cell table:style-name="ce89" table:number-columns-repeated="15"/>
          <table:table-cell table:number-columns-repeated="997"/>
        </table:table-row>
        <table:table-row table:style-name="ro1">
          <table:table-cell table:style-name="ce55" office:value-type="string" calcext:value-type="string">
            <text:p>Ἀλάστωρ</text:p>
          </table:table-cell>
          <table:table-cell table:style-name="ce55" office:value-type="string" calcext:value-type="string">
            <text:p>Alastor</text:p>
          </table:table-cell>
          <table:table-cell table:style-name="ce55" office:value-type="string" calcext:value-type="string">
            <text:p>Alastôr</text:p>
          </table:table-cell>
          <table:table-cell table:style-name="ce55" office:value-type="string" calcext:value-type="string">
            <text:p>Alastor</text:p>
          </table:table-cell>
          <table:table-cell table:style-name="ce55" office:value-type="string" calcext:value-type="string">
            <text:p>antr./mit.</text:p>
          </table:table-cell>
          <table:table-cell table:style-name="ce55" office:value-type="string" calcext:value-type="string">
            <text:p>M</text:p>
          </table:table-cell>
          <table:table-cell table:style-name="ce45" office:value-type="string" calcext:value-type="string">
            <text:p>urn:cts:greekLit:tlg0012.tlg001.perseus-grc2:8.333@Ἀλάστωρ[2]</text:p>
          </table:table-cell>
          <table:table-cell table:style-name="ce55" office:value-type="string" calcext:value-type="string">
            <text:p>bio-myth-Smith</text:p>
          </table:table-cell>
          <table:table-cell table:style-name="ce118" office:value-type="string" calcext:value-type="string">
            <text:p><text:a xlink:href="https://cts.perseids.org/api/cts?request=GetPassage&amp;urn=urn:cts:pdlrefwk:viaf88890045.003.perseus-eng1:A.alastor_3" xlink:type="simple">urn:cts:pdlrefwk:viaf88890045.003.perseus-eng1:A.alastor_3</text:a></text:p>
          </table:table-cell>
          <table:table-cell table:style-name="ce55" office:value-type="string" calcext:value-type="string">
            <text:p>2-Guerreiro de Pilo na Messênia, companheiro de Nestor.</text:p>
          </table:table-cell>
          <table:table-cell table:style-name="ce118" office:value-type="string" calcext:value-type="string">
            <text:p><text:a xlink:href="http://perseidas.fclar.unesp.br/s.php?pattern=ἀλάστωρ*&amp;submit=Buscar+-+Search" xlink:type="simple">http://perseidas.fclar.unesp.br/s.php?pattern=%E1%BC%80%CE%BB%E1%BD%B1%CF%83%CF%84%CF%89%CF%81*&amp;submit=Buscar+-+Search</text:a></text:p>
          </table:table-cell>
          <table:table-cell/>
          <table:table-cell table:style-name="ce89" table:number-columns-repeated="15"/>
          <table:table-cell table:number-columns-repeated="997"/>
        </table:table-row>
        <table:table-row table:style-name="ro1">
          <table:table-cell table:style-name="ce55" office:value-type="string" calcext:value-type="string">
            <text:p>Ἀλεκτρυών</text:p>
          </table:table-cell>
          <table:table-cell table:style-name="ce55" office:value-type="string" calcext:value-type="string">
            <text:p>Aléctrion</text:p>
          </table:table-cell>
          <table:table-cell table:style-name="ce55" office:value-type="string" calcext:value-type="string">
            <text:p>Alektryôn</text:p>
          </table:table-cell>
          <table:table-cell table:style-name="ce55"/>
          <table:table-cell table:style-name="ce55" office:value-type="string" calcext:value-type="string">
            <text:p>antr./mit.</text:p>
          </table:table-cell>
          <table:table-cell table:style-name="ce55" office:value-type="string" calcext:value-type="string">
            <text:p>M</text:p>
          </table:table-cell>
          <table:table-cell table:style-name="ce45" office:value-type="string" calcext:value-type="string">
            <text:p>urn:cts:greekLit:tlg0012.tlg001.perseus-grc2:17.602@Ἀλεκτρυόνος[1]</text:p>
          </table:table-cell>
          <table:table-cell table:style-name="ce55" table:number-columns-repeated="4"/>
          <table:table-cell table:style-name="ce94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Ἀλέξανδρος</text:p>
          </table:table-cell>
          <table:table-cell table:number-columns-repeated="2" table:style-name="ce55" office:value-type="string" calcext:value-type="string">
            <text:p>Alexandre</text:p>
          </table:table-cell>
          <table:table-cell table:style-name="ce55" office:value-type="string" calcext:value-type="string">
            <text:p>Alexander</text:p>
          </table:table-cell>
          <table:table-cell table:style-name="ce55" office:value-type="string" calcext:value-type="string">
            <text:p>antr./mit.</text:p>
          </table:table-cell>
          <table:table-cell table:style-name="ce55" office:value-type="string" calcext:value-type="string">
            <text:p>M</text:p>
          </table:table-cell>
          <table:table-cell table:style-name="ce45" office:value-type="string" calcext:value-type="string">
            <text:p>urn:cts:greekLit:tlg0012.tlg001.perseus-grc2:3.253@Ἀλέξανδρος[1]</text:p>
          </table:table-cell>
          <table:table-cell table:style-name="ce55" office:value-type="string" calcext:value-type="string">
            <text:p>bio-myth-Smith</text:p>
          </table:table-cell>
          <table:table-cell table:style-name="ce118" office:value-type="string" calcext:value-type="string">
            <text:p><text:a xlink:href="https://cts.perseids.org/api/cts?request=GetPassage&amp;urn=urn:cts:pdlrefwk:viaf88890045.003.perseus-eng1:A.alexander_1" xlink:type="simple">urn:cts:pdlrefwk:viaf88890045.003.perseus-eng1:A.alexander_1</text:a></text:p>
          </table:table-cell>
          <table:table-cell table:style-name="ce55" office:value-type="string" calcext:value-type="string">
            <text:p>1-Outro nome de Páris, filho de Príamo, rei de Troia.</text:p>
          </table:table-cell>
          <table:table-cell table:style-name="ce118" office:value-type="string" calcext:value-type="string">
            <text:p><text:a xlink:href="http://perseidas.fclar.unesp.br/s.php?pattern=Ἀλέξανδρος*&amp;submit=Buscar+-+Search" xlink:type="simple">http://perseidas.fclar.unesp.br/s.php?pattern=%E1%BC%88%CE%BB%E1%BD%B3%CE%BE%CE%B1%CE%BD%CE%B4%CF%81%CE%BF%CF%82*&amp;submit=Buscar+-+Search</text:a>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Ἀλθαία</text:p>
          </table:table-cell>
          <table:table-cell table:style-name="ce55" office:value-type="string" calcext:value-type="string">
            <text:p>Alteia</text:p>
          </table:table-cell>
          <table:table-cell table:number-columns-repeated="2" table:style-name="ce55" office:value-type="string" calcext:value-type="string">
            <text:p>Althaea</text:p>
          </table:table-cell>
          <table:table-cell table:style-name="ce55" office:value-type="string" calcext:value-type="string">
            <text:p>antr./mit.</text:p>
          </table:table-cell>
          <table:table-cell table:style-name="ce55" office:value-type="string" calcext:value-type="string">
            <text:p>F</text:p>
          </table:table-cell>
          <table:table-cell table:style-name="ce45" office:value-type="string" calcext:value-type="string">
            <text:p>urn:cts:greekLit:tlg0012.tlg001.perseus-grc2:9.555@Ἀλθαίῃ[1]</text:p>
          </table:table-cell>
          <table:table-cell table:style-name="ce55" office:value-type="string" calcext:value-type="string">
            <text:p>bio-myth-Smith</text:p>
          </table:table-cell>
          <table:table-cell table:style-name="ce118" office:value-type="string" calcext:value-type="string">
            <text:p><text:a xlink:href="https://cts.perseids.org/api/cts?request=GetPassage&amp;urn=urn:cts:pdlrefwk:viaf88890045.003.perseus-eng1:A.althaea_1" xlink:type="simple">urn:cts:pdlrefwk:viaf88890045.003.perseus-eng1:A.althaea_1</text:a></text:p>
          </table:table-cell>
          <table:table-cell table:style-name="ce55" office:value-type="string" calcext:value-type="string">
            <text:p>1-Filha de Téstio, esposa de Eneu e mãe de Dejanira e Meleagro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Ἁλίαρτος</text:p>
          </table:table-cell>
          <table:table-cell table:style-name="ce55" office:value-type="string" calcext:value-type="string">
            <text:p>Haliarto</text:p>
          </table:table-cell>
          <table:table-cell table:style-name="ce55" office:value-type="string" calcext:value-type="string">
            <text:p>Haliartos</text:p>
          </table:table-cell>
          <table:table-cell table:style-name="ce55" office:value-type="string" calcext:value-type="string">
            <text:p>Haliartus</text:p>
          </table:table-cell>
          <table:table-cell table:style-name="ce55" office:value-type="string" calcext:value-type="string">
            <text:p>top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2.503@Ἁλίαρτον[1]</text:p>
          </table:table-cell>
          <table:table-cell table:style-name="ce55" office:value-type="string" calcext:value-type="string">
            <text:p>Pleiades</text:p>
          </table:table-cell>
          <table:table-cell table:style-name="ce75" office:value-type="string" calcext:value-type="string">
            <text:p><text:a xlink:href="https://pleiades.stoa.org/places/540801" xlink:type="simple">https://pleiades.stoa.org/places/540801</text:a></text:p>
          </table:table-cell>
          <table:table-cell table:style-name="ce55" office:value-type="string" calcext:value-type="string">
            <text:p>1-Cidade na região da Beócia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Ἁλίη; Ἁλία</text:p>
          </table:table-cell>
          <table:table-cell table:style-name="ce55" office:value-type="string" calcext:value-type="string">
            <text:p>Halia; Halie</text:p>
          </table:table-cell>
          <table:table-cell table:style-name="ce55" office:value-type="string" calcext:value-type="string">
            <text:p>Halia; Haliè</text:p>
          </table:table-cell>
          <table:table-cell table:style-name="ce55" office:value-type="string" calcext:value-type="string">
            <text:p>Halia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F</text:p>
          </table:table-cell>
          <table:table-cell table:style-name="ce45" office:value-type="string" calcext:value-type="string">
            <text:p>urn:cts:greekLit:tlg0012.tlg001.perseus-grc2:18.40@Ἁλίη[1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s://cts.perseids.org/api/cts?request=GetPassage&amp;urn=urn:cts:pdlrefwk:viaf88890045.003.perseus-eng1:H.halia_1" xlink:type="simple">urn:cts:pdlrefwk:viaf88890045.003.perseus-eng1:H.halia_1</text:a></text:p>
          </table:table-cell>
          <table:table-cell table:style-name="ce55" office:value-type="string" calcext:value-type="string">
            <text:p>1-Uma das Nereides.</text:p>
          </table:table-cell>
          <table:table-cell table:style-name="ce55" office:value-type="string" calcext:value-type="string">
            <text:p>o termo existe no DDGP como nome comum, mas a definição como nome próprio não está contemplada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Ἅλιος</text:p>
          </table:table-cell>
          <table:table-cell table:style-name="ce55" office:value-type="string" calcext:value-type="string">
            <text:p>Hálio</text:p>
          </table:table-cell>
          <table:table-cell table:style-name="ce55" office:value-type="string" calcext:value-type="string">
            <text:p>Halios</text:p>
          </table:table-cell>
          <table:table-cell table:style-name="ce55" office:value-type="string" calcext:value-type="string">
            <text:p>Halios / <text:span text:style-name="T2">Halius</text:span></text:p>
          </table:table-cell>
          <table:table-cell table:style-name="ce55" office:value-type="string" calcext:value-type="string">
            <text:p>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5.678@Ἅλιόν[1]</text:p>
          </table:table-cell>
          <table:table-cell table:style-name="ce55" office:value-type="string" calcext:value-type="string">
            <text:p>bio-myth-Smith</text:p>
          </table:table-cell>
          <table:table-cell table:style-name="ce55" office:value-type="string" calcext:value-type="string">
            <text:p>cts.perseids.org/read/pdlrefwk/viaf88890045/003/perseus-eng1/H.halios_1@Ἅλιόν[1]</text:p>
          </table:table-cell>
          <table:table-cell table:style-name="ce55" office:value-type="string" calcext:value-type="string">
            <text:p>1-1-Guerreiro lício do séquito de Sarpédon morto por Odisseu, junto com outros companheiros, dentre os quais Cérano, Alastor, Crómio, Alcandro, Noémon e Prítanis.</text:p>
          </table:table-cell>
          <table:table-cell table:style-name="ce55" office:value-type="string" calcext:value-type="string">
            <text:p>não há registro</text:p>
          </table:table-cell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Ἅλιος</text:p>
          </table:table-cell>
          <table:table-cell table:style-name="ce55" office:value-type="string" calcext:value-type="string">
            <text:p>Hálio</text:p>
          </table:table-cell>
          <table:table-cell table:number-columns-repeated="2" table:style-name="ce55" office:value-type="string" calcext:value-type="string">
            <text:p>Halios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2.perseus-grc2:8.119@Ἅλιός[2]</text:p>
          </table:table-cell>
          <table:table-cell table:style-name="ce55" office:value-type="string" calcext:value-type="string">
            <text:p>bio-myth-Smith</text:p>
          </table:table-cell>
          <table:table-cell table:style-name="ce55" office:value-type="string" calcext:value-type="string">
            <text:p>cts.perseids.org/read/pdlrefwk/viaf88890045/003/perseus-eng1/H.halios_1Ἅλιός[2]</text:p>
          </table:table-cell>
          <table:table-cell table:style-name="ce55" office:value-type="string" calcext:value-type="string">
            <text:p>2-Um dos filhos de Alcinoo.</text:p>
          </table:table-cell>
          <table:table-cell table:style-name="ce39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Ἀλκάθοος</text:p>
          </table:table-cell>
          <table:table-cell table:style-name="ce55" office:value-type="string" calcext:value-type="string">
            <text:p>Alcatoo</text:p>
          </table:table-cell>
          <table:table-cell table:style-name="ce55" office:value-type="string" calcext:value-type="string">
            <text:p>Alkathoos</text:p>
          </table:table-cell>
          <table:table-cell table:style-name="ce55" office:value-type="string" calcext:value-type="string">
            <text:p>Alcathous</text:p>
          </table:table-cell>
          <table:table-cell table:style-name="ce55" office:value-type="string" calcext:value-type="string">
            <text:p>antr./mit.</text:p>
          </table:table-cell>
          <table:table-cell table:style-name="ce55" office:value-type="string" calcext:value-type="string">
            <text:p>M</text:p>
          </table:table-cell>
          <table:table-cell table:style-name="ce45" office:value-type="string" calcext:value-type="string">
            <text:p>urn:cts:greekLit:tlg0012.tlg001.perseus-grc2:12.93@Ἀλκάθοος[1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s://cts.perseids.org/api/cts?request=GetPassage&amp;urn=urn:cts:pdlrefwk:viaf88890045.003.perseus-eng1:A.alcathous_3" xlink:type="simple">urn:cts:pdlrefwk:viaf88890045.003.perseus-eng1:A.alcathous_3</text:a></text:p>
          </table:table-cell>
          <table:table-cell table:style-name="ce55" office:value-type="string" calcext:value-type="string">
            <text:p>1-Líder troiano morto por Idomeneu com a ajuda de Posídeon, que atingiu Alcatoo com cegueira e paralisou seus membros para que ele não pudesse fugir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Ἄλκανδρος</text:p>
          </table:table-cell>
          <table:table-cell table:style-name="ce55" office:value-type="string" calcext:value-type="string">
            <text:p>Alcandro</text:p>
          </table:table-cell>
          <table:table-cell table:style-name="ce55" office:value-type="string" calcext:value-type="string">
            <text:p>Alkandros</text:p>
          </table:table-cell>
          <table:table-cell table:style-name="ce55" office:value-type="string" calcext:value-type="string">
            <text:p>Alcander</text:p>
          </table:table-cell>
          <table:table-cell table:style-name="ce55" office:value-type="string" calcext:value-type="string">
            <text:p>antr./mit.</text:p>
          </table:table-cell>
          <table:table-cell table:style-name="ce55" office:value-type="string" calcext:value-type="string">
            <text:p>M</text:p>
          </table:table-cell>
          <table:table-cell table:style-name="ce45" office:value-type="string" calcext:value-type="string">
            <text:p>urn:cts:greekLit:tlg0012.tlg001.perseus-grc2:5.678@Ἄλκανδρόν[1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s://cts.perseids.org/api/cts?request=GetPassage&amp;urn=urn:cts:pdlrefwk:viaf88890045.003.perseus-eng1:A.alcander_1" xlink:type="simple">urn:cts:pdlrefwk:viaf88890045.003.perseus-eng1:A.alcander_1</text:a></text:p>
          </table:table-cell>
          <table:table-cell table:style-name="ce55" office:value-type="string" calcext:value-type="string">
            <text:p>1-Guerreiro lício do séquito de Sarpédon morto por Odisseu, junto com outros companheiros, dentre os quais Cérano, Alastor, Crómio, Hálio, Noémon e Prítanis.</text:p>
          </table:table-cell>
          <table:table-cell table:style-name="ce55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Ἄλκηστις</text:p>
          </table:table-cell>
          <table:table-cell table:number-columns-repeated="3" table:style-name="ce55" office:value-type="string" calcext:value-type="string">
            <text:p>Alceste</text:p>
          </table:table-cell>
          <table:table-cell table:style-name="ce55" office:value-type="string" calcext:value-type="string">
            <text:p>mit./antr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2.715@Ἄλκηστις[1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s://cts.perseids.org/api/cts?request=GetPassage&amp;urn=urn:cts:pdlrefwk:viaf88890045.003.perseus-eng1:A.alcestis_1" xlink:type="simple">urn:cts:pdlrefwk:viaf88890045.003.perseus-eng1:A.alcestis_1</text:a></text:p>
          </table:table-cell>
          <table:table-cell table:style-name="ce55" office:value-type="string" calcext:value-type="string">
            <text:p>1-Filha do rei Pélias. Esposa de Admeto e mão de Eumelo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Ἄλκιμος</text:p>
          </table:table-cell>
          <table:table-cell table:style-name="ce55" office:value-type="string" calcext:value-type="string">
            <text:p>Álcimo</text:p>
          </table:table-cell>
          <table:table-cell table:style-name="ce55" office:value-type="string" calcext:value-type="string">
            <text:p>Alkimos</text:p>
          </table:table-cell>
          <table:table-cell table:style-name="ce55" office:value-type="string" calcext:value-type="string">
            <text:p>Alcimus</text:p>
          </table:table-cell>
          <table:table-cell table:style-name="ce55" office:value-type="string" calcext:value-type="string">
            <text:p>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24.574@Ἄλκιμος[1]</text:p>
          </table:table-cell>
          <table:table-cell table:style-name="ce39" table:number-columns-repeated="2"/>
          <table:table-cell table:style-name="ce55" office:value-type="string" calcext:value-type="string">
            <text:p>1-Amigo de Aquiles.</text:p>
          </table:table-cell>
          <table:table-cell table:style-name="ce55" office:value-type="string" calcext:value-type="string">
            <text:p>o termo existe no DDGP como nome comum, mas a definição como nome próprio não está contemplada</text:p>
          </table:table-cell>
          <table:table-cell table:number-columns-repeated="1013"/>
        </table:table-row>
        <table:table-row table:style-name="ro1">
          <table:table-cell table:style-name="ce55" office:value-type="string" calcext:value-type="string">
            <text:p>Ἀμάθεια</text:p>
          </table:table-cell>
          <table:table-cell table:style-name="ce55" office:value-type="string" calcext:value-type="string">
            <text:p>Amateia (Amatia)</text:p>
          </table:table-cell>
          <table:table-cell table:number-columns-repeated="2" table:style-name="ce55" office:value-type="string" calcext:value-type="string">
            <text:p>Amatheia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18.48@Ἀμάθεια[1]</text:p>
          </table:table-cell>
          <table:table-cell table:style-name="ce39"/>
          <table:table-cell table:style-name="ce55" office:value-type="string" calcext:value-type="string">
            <text:p>não encontrei no Smith nem no GRIMM</text:p>
          </table:table-cell>
          <table:table-cell table:style-name="ce55" office:value-type="string" calcext:value-type="string">
            <text:p>1-Uma das Nereides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Ἀμφιθόη</text:p>
          </table:table-cell>
          <table:table-cell table:style-name="ce55" office:value-type="string" calcext:value-type="string">
            <text:p>Anfítoe</text:p>
          </table:table-cell>
          <table:table-cell table:style-name="ce55" office:value-type="string" calcext:value-type="string">
            <text:p>Amphithoè</text:p>
          </table:table-cell>
          <table:table-cell table:style-name="ce55" office:value-type="string" calcext:value-type="string">
            <text:p>Amphithoe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18.42@Ἀμφιθόη[1]</text:p>
          </table:table-cell>
          <table:table-cell table:style-name="ce55"/>
          <table:table-cell table:style-name="ce55" office:value-type="string" calcext:value-type="string">
            <text:p>não encontrei no Smith nem no GRIMM</text:p>
          </table:table-cell>
          <table:table-cell table:style-name="ce55" office:value-type="string" calcext:value-type="string">
            <text:p>1-Uma das Nereides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Ἀμφινόμη</text:p>
          </table:table-cell>
          <table:table-cell table:style-name="ce55" office:value-type="string" calcext:value-type="string">
            <text:p>Anfínome</text:p>
          </table:table-cell>
          <table:table-cell table:style-name="ce55" office:value-type="string" calcext:value-type="string">
            <text:p>Amphinomè</text:p>
          </table:table-cell>
          <table:table-cell table:style-name="ce55" office:value-type="string" calcext:value-type="string">
            <text:p>Amphinome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18.44@Ἀμφινόμη[1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s://cts.perseids.org/api/cts?request=GetPassage&amp;urn=urn:cts:pdlrefwk:viaf88890045.003.perseus-eng1:A.amphinome_1" xlink:type="simple">urn:cts:pdlrefwk:viaf88890045.003.perseus-eng1:A.amphinome_1</text:a></text:p>
          </table:table-cell>
          <table:table-cell table:style-name="ce55" office:value-type="string" calcext:value-type="string">
            <text:p>1-Uma das Nereides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Ἀμφότερος</text:p>
          </table:table-cell>
          <table:table-cell table:style-name="ce55" office:value-type="string" calcext:value-type="string">
            <text:p>Anfótero</text:p>
          </table:table-cell>
          <table:table-cell table:style-name="ce55" office:value-type="string" calcext:value-type="string">
            <text:p>Amphotéros</text:p>
          </table:table-cell>
          <table:table-cell table:style-name="ce39" office:value-type="string" calcext:value-type="string">
            <text:p>Amphoterus</text:p>
          </table:table-cell>
          <table:table-cell table:style-name="ce55" office:value-type="string" calcext:value-type="string">
            <text:p>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16.415@Ἀμφοτερὸν[1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://cts.perseids.org/api/cts?request=GetPassage&amp;urn=urn:cts:pdlrefwk:viaf88890045.003.perseus-eng1:A.amphoterus_1" xlink:type="simple">urn:cts:pdlrefwk:viaf88890045.003.perseus-eng1:A.amphoterus_1</text:a></text:p>
          </table:table-cell>
          <table:table-cell table:style-name="ce55" office:value-type="string" calcext:value-type="string">
            <text:p>1-Um lício morto por Pátrocolo.</text:p>
          </table:table-cell>
          <table:table-cell table:style-name="ce55" office:value-type="string" calcext:value-type="string">
            <text:p>o termo existe no DDGP como nome comum, mas a definição como nome próprio não está contemplada</text:p>
          </table:table-cell>
          <table:table-cell table:number-columns-repeated="1013"/>
        </table:table-row>
        <table:table-row table:style-name="ro1">
          <table:table-cell table:style-name="ce55" office:value-type="string" calcext:value-type="string">
            <text:p>Ἀνδραίμων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Ἀνδρομάχη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Ἄνθεια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Ἀνθεμίων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Ἀνθηδών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Ἄντεια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Ἀντήνωρ</text:p>
          </table:table-cell>
          <table:table-cell table:style-name="ce55" office:value-type="string" calcext:value-type="string">
            <text:p>Antenor</text:p>
          </table:table-cell>
          <table:table-cell table:style-name="ce55" office:value-type="string" calcext:value-type="string">
            <text:p>Anténor</text:p>
          </table:table-cell>
          <table:table-cell table:style-name="ce55" office:value-type="string" calcext:value-type="string">
            <text:p>Antenor</text:p>
          </table:table-cell>
          <table:table-cell table:style-name="ce55" office:value-type="string" calcext:value-type="string">
            <text:p>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7.347@Ἀντήνωρ[1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://cts.perseids.org/api/cts?request=GetPassage&amp;urn=urn:cts:pdlrefwk:viaf88890045.003.perseus-eng1:A.antenor_1" xlink:type="simple">urn:cts:pdlrefwk:viaf88890045.003.perseus-eng1:A.antenor_1</text:a></text:p>
          </table:table-cell>
          <table:table-cell table:style-name="ce55" office:value-type="string" calcext:value-type="string">
            <text:p>1-Chefe troiano e conselheiro de Príamo, marido de Teano, com quem teve muitos filhos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Ἀντίλοχος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Ἀντίμαχος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Ἀντιφάτης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Ἀντίφονος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Ἄντιφος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Ἀντρών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Ἀξιός</text:p>
          </table:table-cell>
          <table:table-cell table:style-name="ce55" office:value-type="string" calcext:value-type="string">
            <text:p>Áxio</text:p>
          </table:table-cell>
          <table:table-cell table:style-name="ce55" office:value-type="string" calcext:value-type="string">
            <text:p>Axios</text:p>
          </table:table-cell>
          <table:table-cell table:style-name="ce55" office:value-type="string" calcext:value-type="string">
            <text:p>Axius</text:p>
          </table:table-cell>
          <table:table-cell table:style-name="ce55" office:value-type="string" calcext:value-type="string">
            <text:p>top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2.850@Ἀξιοῦ[1]</text:p>
          </table:table-cell>
          <table:table-cell table:style-name="ce55" office:value-type="string" calcext:value-type="string">
            <text:p>Pleiades</text:p>
          </table:table-cell>
          <table:table-cell table:style-name="ce75" office:value-type="string" calcext:value-type="string">
            <text:p><text:a xlink:href="http://pleiades.stoa.org/places/491534" xlink:type="simple">http://pleiades.stoa.org/places/491534</text:a></text:p>
          </table:table-cell>
          <table:table-cell table:style-name="ce55" office:value-type="string" calcext:value-type="string">
            <text:p>1-Um rio na Macedônia.</text:p>
          </table:table-cell>
          <table:table-cell table:style-name="ce55" office:value-type="string" calcext:value-type="string">
            <text:p>não há registro</text:p>
          </table:table-cell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Ἄξυλος</text:p>
          </table:table-cell>
          <table:table-cell table:style-name="ce55" office:value-type="string" calcext:value-type="string">
            <text:p>Axilos</text:p>
          </table:table-cell>
          <table:table-cell table:style-name="ce55" table:number-columns-repeated="2"/>
          <table:table-cell table:style-name="ce55" office:value-type="string" calcext:value-type="string">
            <text:p>mit./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6.12@Ἄξυλον[1]</text:p>
          </table:table-cell>
          <table:table-cell table:style-name="ce39" table:number-columns-repeated="3"/>
          <table:table-cell table:style-name="ce55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Ἀπαισός</text:p>
          </table:table-cell>
          <table:table-cell table:style-name="ce55"/>
          <table:table-cell table:style-name="ce39" table:number-columns-repeated="8"/>
          <table:table-cell table:style-name="ce55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Ἀπισάων</text:p>
          </table:table-cell>
          <table:table-cell table:style-name="ce55"/>
          <table:table-cell table:style-name="ce39" table:number-columns-repeated="8"/>
          <table:table-cell table:style-name="ce55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Ἀπόλλων</text:p>
          </table:table-cell>
          <table:table-cell table:style-name="ce55"/>
          <table:table-cell table:style-name="ce39" table:number-columns-repeated="8"/>
          <table:table-cell table:style-name="ce55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Ἀραιθυρέη</text:p>
          </table:table-cell>
          <table:table-cell table:style-name="ce55"/>
          <table:table-cell table:style-name="ce39" table:number-columns-repeated="8"/>
          <table:table-cell table:style-name="ce55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Ἄργισσα</text:p>
          </table:table-cell>
          <table:table-cell table:style-name="ce55"/>
          <table:table-cell table:style-name="ce39" table:number-columns-repeated="8"/>
          <table:table-cell table:style-name="ce55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Ἄργος</text:p>
          </table:table-cell>
          <table:table-cell table:style-name="ce39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Ἀρείων/Ἀρίων</text:p>
          </table:table-cell>
          <table:table-cell table:style-name="ce55" office:value-type="string" calcext:value-type="string">
            <text:p>Aríon</text:p>
          </table:table-cell>
          <table:table-cell table:style-name="ce55" office:value-type="string" calcext:value-type="string">
            <text:p>Areiôn</text:p>
          </table:table-cell>
          <table:table-cell table:style-name="ce55" office:value-type="string" calcext:value-type="string">
            <text:p>Arion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23.346@Ἀρίονα[1]</text:p>
          </table:table-cell>
          <table:table-cell table:style-name="ce55" office:value-type="string" calcext:value-type="string">
            <text:p>Topos</text:p>
          </table:table-cell>
          <table:table-cell table:style-name="ce75" office:value-type="string" calcext:value-type="string">
            <text:p><text:a xlink:href="https://topostext.org/work/2#23.301" xlink:type="simple">https://topostext.org/work/2#23.301</text:a></text:p>
          </table:table-cell>
          <table:table-cell table:style-name="ce55" office:value-type="string" calcext:value-type="string">
            <text:p>1-Cavalo de Adrasto.</text:p>
          </table:table-cell>
          <table:table-cell table:style-name="ce55" office:value-type="string" calcext:value-type="string">
            <text:p>o termo existe no DDGP como nome comum, mas a definição como nome próprio não está contemplada</text:p>
          </table:table-cell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Ἀρετάων</text:p>
          </table:table-cell>
          <table:table-cell table:style-name="ce91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Ἀρηίθοος</text:p>
          </table:table-cell>
          <table:table-cell table:style-name="ce55" office:value-type="string" calcext:value-type="string">
            <text:p>Areítoo</text:p>
          </table:table-cell>
          <table:table-cell table:style-name="ce55" office:value-type="string" calcext:value-type="string">
            <text:p>Arèithoos</text:p>
          </table:table-cell>
          <table:table-cell table:style-name="ce55" office:value-type="string" calcext:value-type="string">
            <text:p>Areithous</text:p>
          </table:table-cell>
          <table:table-cell table:style-name="ce55" office:value-type="string" calcext:value-type="string">
            <text:p>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7.10@Ἀρηΐθοος[1]</text:p>
          </table:table-cell>
          <table:table-cell table:style-name="ce55" office:value-type="string" calcext:value-type="string">
            <text:p>bio-myth-Smith</text:p>
          </table:table-cell>
          <table:table-cell table:style-name="ce55" office:value-type="string" calcext:value-type="string">
            <text:p>urn:cts:pdlrefwk:viaf88890045.003.perseus-eng1:A.areithous_1@Ἀρηΐθοος[1]</text:p>
          </table:table-cell>
          <table:table-cell table:style-name="ce55" office:value-type="string" calcext:value-type="string">
            <text:p>1-Rei de Arna, na Beócia, e marido de Filomedusa, é chamado na Ilíada κορυνήτης (homem da clava), porque ele lutou sem nenhuma outra arma além de uma clava.</text:p>
          </table:table-cell>
          <table:table-cell table:style-name="ce55" office:value-type="string" calcext:value-type="string">
            <text:p>o termo existe no DDGP como nome comum, mas a definição como nome próprio não está contemplada</text:p>
          </table:table-cell>
          <table:table-cell table:number-columns-repeated="1013"/>
        </table:table-row>
        <table:table-row table:style-name="ro1">
          <table:table-cell table:style-name="ce39" office:value-type="string" calcext:value-type="string">
            <text:p>Ἀρηίθοος</text:p>
          </table:table-cell>
          <table:table-cell table:style-name="ce55" office:value-type="string" calcext:value-type="string">
            <text:p>Areítoo</text:p>
          </table:table-cell>
          <table:table-cell table:style-name="ce55" office:value-type="string" calcext:value-type="string">
            <text:p>Arèithoos</text:p>
          </table:table-cell>
          <table:table-cell table:style-name="ce55" office:value-type="string" calcext:value-type="string">
            <text:p>Areithous</text:p>
          </table:table-cell>
          <table:table-cell table:style-name="ce55" office:value-type="string" calcext:value-type="string">
            <text:p>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20.487@Ἀρηΐθοον[2]</text:p>
          </table:table-cell>
          <table:table-cell table:style-name="ce55" office:value-type="string" calcext:value-type="string">
            <text:p>bio-myth-Smith</text:p>
          </table:table-cell>
          <table:table-cell table:style-name="ce55" office:value-type="string" calcext:value-type="string">
            <text:p>urn:cts:pdlrefwk:viaf88890045.003.perseus-eng1:A.areithous_1@Ἀρηΐθοον[2]</text:p>
          </table:table-cell>
          <table:table-cell table:style-name="ce55" office:value-type="string" calcext:value-type="string">
            <text:p>2-Um trácio, escudeiro de Rigmo, morto por Aquiles.</text:p>
          </table:table-cell>
          <table:table-cell table:style-name="ce55" office:value-type="string" calcext:value-type="string">
            <text:p>o termo existe no DDGP como nome comum, mas a definição como nome próprio não está contemplada</text:p>
          </table:table-cell>
          <table:table-cell table:number-columns-repeated="1013"/>
        </table:table-row>
        <table:table-row table:style-name="ro1">
          <table:table-cell table:style-name="ce55" office:value-type="string" calcext:value-type="string">
            <text:p>Ἀρηΐλυκος</text:p>
          </table:table-cell>
          <table:table-cell table:style-name="ce91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Ἀρήνη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Ἄρης</text:p>
          </table:table-cell>
          <table:table-cell table:style-name="ce55" office:value-type="string" calcext:value-type="string">
            <text:p>Ares</text:p>
          </table:table-cell>
          <table:table-cell table:style-name="ce55" office:value-type="string" calcext:value-type="string">
            <text:p>Arès</text:p>
          </table:table-cell>
          <table:table-cell table:style-name="ce55" office:value-type="string" calcext:value-type="string">
            <text:p>Ares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5.866@Ἄρης[1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://cts.perseids.org/api/cts?request=GetPassage&amp;urn=urn:cts:pdlrefwk:viaf88890045.003.perseus-eng1:A.ares_1" xlink:type="simple">urn:cts:pdlrefwk:viaf88890045.003.perseus-eng1:A.ares_1</text:a></text:p>
          </table:table-cell>
          <table:table-cell table:style-name="ce55" office:value-type="string" calcext:value-type="string">
            <text:p>1-Deus da guerra, filho de Zeus e Hera.</text:p>
          </table:table-cell>
          <table:table-cell table:style-name="ce55" office:value-type="string" calcext:value-type="string">
            <text:p>não há registro</text:p>
          </table:table-cell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Ἄρητος</text:p>
          </table:table-cell>
          <table:table-cell table:style-name="ce55" table:number-columns-repeated="5"/>
          <table:table-cell table:style-name="ce39"/>
          <table:table-cell table:style-name="ce55" table:number-columns-repeated="4"/>
          <table:table-cell table:style-name="ce95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Ἀριάδνη</text:p>
          </table:table-cell>
          <table:table-cell table:style-name="ce55" table:number-columns-repeated="5"/>
          <table:table-cell table:style-name="ce39"/>
          <table:table-cell table:style-name="ce55" table:number-columns-repeated="4"/>
          <table:table-cell table:style-name="ce95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Ἀρίσβας</text:p>
          </table:table-cell>
          <table:table-cell table:style-name="ce55" table:number-columns-repeated="5"/>
          <table:table-cell table:style-name="ce39"/>
          <table:table-cell table:style-name="ce55" table:number-columns-repeated="4"/>
          <table:table-cell table:style-name="ce95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Ἀρκαδία</text:p>
          </table:table-cell>
          <table:table-cell table:style-name="ce55" table:number-columns-repeated="5"/>
          <table:table-cell table:style-name="ce39"/>
          <table:table-cell table:style-name="ce55" table:number-columns-repeated="4"/>
          <table:table-cell table:style-name="ce95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Ἀρκεσίλαος</text:p>
          </table:table-cell>
          <table:table-cell table:style-name="ce55" table:number-columns-repeated="5"/>
          <table:table-cell table:style-name="ce39"/>
          <table:table-cell table:style-name="ce55" table:number-columns-repeated="4"/>
          <table:table-cell table:style-name="ce95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Ἄρκτος</text:p>
          </table:table-cell>
          <table:table-cell table:style-name="ce55" table:number-columns-repeated="5"/>
          <table:table-cell table:style-name="ce39"/>
          <table:table-cell table:style-name="ce55" table:number-columns-repeated="4"/>
          <table:table-cell table:style-name="ce95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Ἄρνη</text:p>
          </table:table-cell>
          <table:table-cell table:style-name="ce55" table:number-columns-repeated="5"/>
          <table:table-cell table:style-name="ce39"/>
          <table:table-cell table:style-name="ce55" table:number-columns-repeated="4"/>
          <table:table-cell table:style-name="ce95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Ἁρπαλίων</text:p>
          </table:table-cell>
          <table:table-cell table:style-name="ce55" table:number-columns-repeated="5"/>
          <table:table-cell table:style-name="ce39"/>
          <table:table-cell table:style-name="ce55" table:number-columns-repeated="4"/>
          <table:table-cell table:style-name="ce95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Ἅρπυια</text:p>
          </table:table-cell>
          <table:table-cell table:style-name="ce55" table:number-columns-repeated="5"/>
          <table:table-cell table:style-name="ce39"/>
          <table:table-cell table:style-name="ce55" table:number-columns-repeated="4"/>
          <table:table-cell table:style-name="ce95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Ἀρσίνοος</text:p>
          </table:table-cell>
          <table:table-cell table:style-name="ce55" table:number-columns-repeated="5"/>
          <table:table-cell table:style-name="ce39"/>
          <table:table-cell table:style-name="ce55" table:number-columns-repeated="4"/>
          <table:table-cell table:style-name="ce95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Ἄρτεμις</text:p>
          </table:table-cell>
          <table:table-cell table:style-name="ce55" table:number-columns-repeated="5"/>
          <table:table-cell table:style-name="ce39"/>
          <table:table-cell table:style-name="ce55" table:number-columns-repeated="4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Ἀρχέλοχος</text:p>
          </table:table-cell>
          <table:table-cell table:style-name="ce55" table:number-columns-repeated="5"/>
          <table:table-cell table:style-name="ce39"/>
          <table:table-cell table:style-name="ce55" table:number-columns-repeated="4"/>
          <table:table-cell table:style-name="ce95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Ἀρχεπτόλεμος</text:p>
          </table:table-cell>
          <table:table-cell table:style-name="ce55" table:number-columns-repeated="5"/>
          <table:table-cell table:style-name="ce39"/>
          <table:table-cell table:style-name="ce55" table:number-columns-repeated="4"/>
          <table:table-cell table:style-name="ce95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Ἀσαῖος</text:p>
          </table:table-cell>
          <table:table-cell table:style-name="ce55" table:number-columns-repeated="5"/>
          <table:table-cell table:style-name="ce39"/>
          <table:table-cell table:style-name="ce55" table:number-columns-repeated="4"/>
          <table:table-cell table:style-name="ce95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Ἀσιάδης</text:p>
          </table:table-cell>
          <table:table-cell table:style-name="ce55" table:number-columns-repeated="5"/>
          <table:table-cell table:style-name="ce39"/>
          <table:table-cell table:style-name="ce55" table:number-columns-repeated="4"/>
          <table:table-cell table:style-name="ce95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Ἄσιος</text:p>
          </table:table-cell>
          <table:table-cell table:style-name="ce55" table:number-columns-repeated="5"/>
          <table:table-cell table:style-name="ce39"/>
          <table:table-cell table:style-name="ce55" table:number-columns-repeated="4"/>
          <table:table-cell table:style-name="ce95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Ἀσκάλαφος</text:p>
          </table:table-cell>
          <table:table-cell table:style-name="ce55" table:number-columns-repeated="5"/>
          <table:table-cell table:style-name="ce39"/>
          <table:table-cell table:style-name="ce55" table:number-columns-repeated="4"/>
          <table:table-cell table:style-name="ce95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Ἀσκανίη</text:p>
          </table:table-cell>
          <table:table-cell table:style-name="ce55" table:number-columns-repeated="5"/>
          <table:table-cell table:style-name="ce39"/>
          <table:table-cell table:style-name="ce55" table:number-columns-repeated="4"/>
          <table:table-cell table:style-name="ce95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Ἀσκάνιος</text:p>
          </table:table-cell>
          <table:table-cell table:style-name="ce55" table:number-columns-repeated="5"/>
          <table:table-cell table:style-name="ce39"/>
          <table:table-cell table:style-name="ce55" table:number-columns-repeated="4"/>
          <table:table-cell table:style-name="ce95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Ἀσκληπιός</text:p>
          </table:table-cell>
          <table:table-cell table:style-name="ce55" table:number-columns-repeated="5"/>
          <table:table-cell table:style-name="ce39"/>
          <table:table-cell table:style-name="ce55" table:number-columns-repeated="4"/>
          <table:table-cell table:style-name="ce95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Ἀσπληδών</text:p>
          </table:table-cell>
          <table:table-cell table:style-name="ce55" table:number-columns-repeated="5"/>
          <table:table-cell table:style-name="ce39"/>
          <table:table-cell table:style-name="ce55" table:number-columns-repeated="4"/>
          <table:table-cell table:style-name="ce95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Ἀσσάρακος</text:p>
          </table:table-cell>
          <table:table-cell table:style-name="ce91"/>
          <table:table-cell table:style-name="ce55" table:number-columns-repeated="4"/>
          <table:table-cell table:style-name="ce39"/>
          <table:table-cell table:style-name="ce55" table:number-columns-repeated="4"/>
          <table:table-cell table:style-name="ce95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Ἀστεροπαῖος</text:p>
          </table:table-cell>
          <table:table-cell table:style-name="ce91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Ἀστύαλ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Ἀστυάναξ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Ἀστύνο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Ἀστυόχεια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Ἀστυόχ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Ἀστύπυλ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Ἀσωπό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Ἀτρεύ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Ἀτρυτών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Ἀτύμνι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Αὐγεία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Αὐλί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Αὐτόλυκο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Αὐτομέδων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Αὐτόνοο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Αὐτόφονο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Ἀφαρεύ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Ἀφροδίτη</text:p>
          </table:table-cell>
          <table:table-cell table:style-name="ce55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Ἀχαιί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Ἀχιλλεύς</text:p>
          </table:table-cell>
          <table:table-cell table:style-name="ce55" office:value-type="string" calcext:value-type="string">
            <text:p>Aquiles</text:p>
          </table:table-cell>
          <table:table-cell table:style-name="ce55" office:value-type="string" calcext:value-type="string">
            <text:p>Achille</text:p>
          </table:table-cell>
          <table:table-cell table:style-name="ce55" office:value-type="string" calcext:value-type="string">
            <text:p>Achilles</text:p>
          </table:table-cell>
          <table:table-cell table:style-name="ce55" office:value-type="string" calcext:value-type="string">
            <text:p>mit./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1.7@Ἀχιλλεύς[1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s://cts.perseids.org/api/cts?request=GetPassage&amp;urn=urn:cts:pdlrefwk:viaf88890045.003.perseus-eng1:A.achilles_1" xlink:type="simple">urn:cts:pdlrefwk:viaf88890045.003.perseus-eng1:A.achilles_1</text:a></text:p>
          </table:table-cell>
          <table:table-cell table:style-name="ce55" office:value-type="string" calcext:value-type="string">
            <text:p>1-Filho de Tétis e Peleu, herói da guerra de Troia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105" office:value-type="string" calcext:value-type="string">
            <text:p>Ἀψευδής</text:p>
          </table:table-cell>
          <table:table-cell table:style-name="ce105" office:value-type="string" calcext:value-type="string">
            <text:p>Apseudes</text:p>
          </table:table-cell>
          <table:table-cell table:style-name="ce105" office:value-type="string" calcext:value-type="string">
            <text:p>Apseudès</text:p>
          </table:table-cell>
          <table:table-cell table:style-name="ce105" office:value-type="string" calcext:value-type="string">
            <text:p>Apseudes</text:p>
          </table:table-cell>
          <table:table-cell table:style-name="ce105" office:value-type="string" calcext:value-type="string">
            <text:p>mit.</text:p>
          </table:table-cell>
          <table:table-cell table:style-name="ce105" office:value-type="string" calcext:value-type="string">
            <text:p>F</text:p>
          </table:table-cell>
          <table:table-cell table:style-name="ce105" office:value-type="string" calcext:value-type="string">
            <text:p>urn:cts:greekLit:tlg0012.tlg001.perseus-grc2:18.46@Ἀψευδὴς[1]</text:p>
          </table:table-cell>
          <table:table-cell table:style-name="ce105"/>
          <table:table-cell table:style-name="ce105" office:value-type="string" calcext:value-type="string">
            <text:p>não encontrei no Smith nem no GRIMM</text:p>
          </table:table-cell>
          <table:table-cell table:style-name="ce105" office:value-type="string" calcext:value-type="string">
            <text:p>1-Uma das Nereides.</text:p>
          </table:table-cell>
          <table:table-cell table:style-name="ce105" office:value-type="string" calcext:value-type="string">
            <text:p>o termo existe no DDGP como nome comum, mas a definição como nome próprio não está contemplada</text:p>
          </table:table-cell>
          <table:table-cell table:style-name="ce96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Βαθυκλεύ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Βαλίος</text:p>
          </table:table-cell>
          <table:table-cell table:style-name="ce55" office:value-type="string" calcext:value-type="string">
            <text:p>Balio</text:p>
          </table:table-cell>
          <table:table-cell table:number-columns-repeated="2" table:style-name="ce55" office:value-type="string" calcext:value-type="string">
            <text:p>Balios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19.400@Βαλίε[1]</text:p>
          </table:table-cell>
          <table:table-cell table:style-name="ce55" office:value-type="string" calcext:value-type="string">
            <text:p>GRIMM</text:p>
          </table:table-cell>
          <table:table-cell table:style-name="ce75" office:value-type="string" calcext:value-type="string">
            <text:p><text:a xlink:href="https://demgol.units.it/lemma.do?&amp;langSupport=pt" xlink:type="simple">https://demgol.units.it/lemma.do?&amp;langSupport=pt</text:a></text:p>
          </table:table-cell>
          <table:table-cell table:style-name="ce55" office:value-type="string" calcext:value-type="string">
            <text:p>1-Um dos cavalos imortais de Aquiles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5" office:value-type="string" calcext:value-type="string">
            <text:p>Βατίεια</text:p>
          </table:table-cell>
          <table:table-cell table:style-name="ce91" table:number-columns-repeated="10"/>
          <table:table-cell table:number-columns-repeated="1013"/>
        </table:table-row>
        <table:table-row table:style-name="ro1">
          <table:table-cell table:style-name="ce45" office:value-type="string" calcext:value-type="string">
            <text:p>Βελλεροφόντη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5" office:value-type="string" calcext:value-type="string">
            <text:p>Βῆσσα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5" office:value-type="string" calcext:value-type="string">
            <text:p>Βιάνωρ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Βίας</text:p>
          </table:table-cell>
          <table:table-cell table:style-name="ce55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45" office:value-type="string" calcext:value-type="string">
            <text:p>Βοάγριο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5" office:value-type="string" calcext:value-type="string">
            <text:p>Βοιβηί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5" office:value-type="string" calcext:value-type="string">
            <text:p>Βοίβη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Βοιώτιο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Βορέα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5" office:value-type="string" calcext:value-type="string">
            <text:p>Βούδειον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5" office:value-type="string" calcext:value-type="string">
            <text:p>Βουκολίων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5" office:value-type="string" calcext:value-type="string">
            <text:p>Βουπράσιο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Βριάρεως</text:p>
          </table:table-cell>
          <table:table-cell table:style-name="ce55" office:value-type="string" calcext:value-type="string">
            <text:p>Briareu</text:p>
          </table:table-cell>
          <table:table-cell table:style-name="ce55" office:value-type="string" calcext:value-type="string">
            <text:p>Briarée</text:p>
          </table:table-cell>
          <table:table-cell table:style-name="ce55" office:value-type="string" calcext:value-type="string">
            <text:p>Briareus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1.403@Βριάρεων[1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s://cts.perseids.org/api/cts?request=GetPassage&amp;urn=urn:cts:pdlrefwk:viaf88890045.003.perseus-eng1:B.briareus_1" xlink:type="simple">urn:cts:pdlrefwk:viaf88890045.003.perseus-eng1:B.briareus_1</text:a></text:p>
          </table:table-cell>
          <table:table-cell table:style-name="ce55" office:value-type="string" calcext:value-type="string">
            <text:p>1-Nome de um dos centímanos. Briareu é a forma como é conhecido pelos deuses, entre os homens é chamado Egéon (Αἰγαίων)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Βρισηί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5" office:value-type="string" calcext:value-type="string">
            <text:p>Βρισεύ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5" office:value-type="string" calcext:value-type="string">
            <text:p>Βρυσειαί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45" office:value-type="string" calcext:value-type="string">
            <text:p>Βῶρο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Γαλάτεια</text:p>
          </table:table-cell>
          <table:table-cell table:style-name="ce55" office:value-type="string" calcext:value-type="string">
            <text:p>Galateia</text:p>
          </table:table-cell>
          <table:table-cell table:style-name="ce55" office:value-type="string" calcext:value-type="string">
            <text:p>Galateia (Galatée)</text:p>
          </table:table-cell>
          <table:table-cell table:style-name="ce55" office:value-type="string" calcext:value-type="string">
            <text:p>Galateia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18.45@Γαλάτεια[1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s://cts.perseids.org/api/cts?request=GetPassage&amp;urn=urn:cts:pdlrefwk:viaf88890045.003.perseus-eng1:G.galateia_1" xlink:type="simple">urn:cts:pdlrefwk:viaf88890045.003.perseus-eng1:G.galateia_1</text:a></text:p>
          </table:table-cell>
          <table:table-cell table:style-name="ce55" office:value-type="string" calcext:value-type="string">
            <text:p>1-Uma das Nereides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Γανυμήδη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Γάργαρος</text:p>
          </table:table-cell>
          <table:table-cell table:style-name="ce91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Γλαύκ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Γλαύκη</text:p>
          </table:table-cell>
          <table:table-cell table:style-name="ce55" office:value-type="string" calcext:value-type="string">
            <text:p>Glauce</text:p>
          </table:table-cell>
          <table:table-cell table:style-name="ce55" office:value-type="string" calcext:value-type="string">
            <text:p>Glaukè</text:p>
          </table:table-cell>
          <table:table-cell table:style-name="ce55" office:value-type="string" calcext:value-type="string">
            <text:p>Glauce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18.39@Γλαύκη[1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s://cts.perseids.org/api/cts?request=GetPassage&amp;urn=urn:cts:pdlrefwk:viaf88890045.003.perseus-eng1:G.glauce_1" xlink:type="simple">urn:cts:pdlrefwk:viaf88890045.003.perseus-eng1:G.glauce_1</text:a></text:p>
          </table:table-cell>
          <table:table-cell table:style-name="ce55" office:value-type="string" calcext:value-type="string">
            <text:p>1-Uma das Nereides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Γλαφύρα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Γλισᾶ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Γονόεσσα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Γοργεί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Γοργ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Γοργυθίω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Γοργ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Γόρτυ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Γουνεύ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Γραῖα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Γρήνικ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Γυγαί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Γυρτιάδη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Γυρτών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Δαίτωρ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Δάμασος</text:p>
          </table:table-cell>
          <table:table-cell table:style-name="ce55" office:value-type="string" calcext:value-type="string">
            <text:p>Dâmaso</text:p>
          </table:table-cell>
          <table:table-cell table:style-name="ce55" office:value-type="string" calcext:value-type="string">
            <text:p>Damasos</text:p>
          </table:table-cell>
          <table:table-cell table:style-name="ce55" office:value-type="string" calcext:value-type="string">
            <text:p>Damasus</text:p>
          </table:table-cell>
          <table:table-cell table:style-name="ce55" office:value-type="string" calcext:value-type="string">
            <text:p>antr./mit.</text:p>
          </table:table-cell>
          <table:table-cell table:style-name="ce55" office:value-type="string" calcext:value-type="string">
            <text:p>M</text:p>
          </table:table-cell>
          <table:table-cell table:style-name="ce39" office:value-type="string" calcext:value-type="string">
            <text:p>urn:cts:greekLit:tlg0012.tlg001.perseus-grc2:12.183@Δάμασον[1]</text:p>
          </table:table-cell>
          <table:table-cell table:style-name="ce55" office:value-type="string" calcext:value-type="string">
            <text:p>GRIMM</text:p>
          </table:table-cell>
          <table:table-cell table:style-name="ce75" office:value-type="string" calcext:value-type="string">
            <text:p><text:a xlink:href="https://demgol.units.it/lemma.do?id=984" xlink:type="simple">https://demgol.units.it/lemma.do?id=984</text:a></text:p>
          </table:table-cell>
          <table:table-cell table:style-name="ce55" office:value-type="string" calcext:value-type="string">
            <text:p>1-Guerreio troiano morto por Polipetes.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39" office:value-type="string" calcext:value-type="string">
            <text:p>Δανά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Δαναό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Δάρη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Δαυλί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Δεῖμ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Δεισήνωρ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Δεξαμέν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Δεξιάδ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Δευκαλίδη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Δευκαλίω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Δηϊκόω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Δηϊοπίτη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Δηΐοχ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Δηΐπυλ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Δηΐπυρ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Δηΐφοβ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Δημήτηρ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Δημοκόω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Δημολέω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Δημοῦχ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Δῖα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Δί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Διιπετή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Διιπετή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Διογενή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Διοκλέη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Διομήδη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Διόνυσ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Διοτρεφής</text:p>
          </table:table-cell>
          <table:table-cell table:style-name="ce39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26" office:value-type="string" calcext:value-type="string">
            <text:p>Διώνη</text:p>
          </table:table-cell>
          <table:table-cell table:style-name="ce39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Διώρη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Δόλω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Δόλοψ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Δολοπίων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Δόρυκλο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Δουλίχιο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Δρακίο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Δρῆσον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Δρύα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Δύμα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Δυναμένη</text:p>
          </table:table-cell>
          <table:table-cell table:style-name="ce55" office:value-type="string" calcext:value-type="string">
            <text:p>Dinâmene</text:p>
          </table:table-cell>
          <table:table-cell table:style-name="ce55" office:value-type="string" calcext:value-type="string">
            <text:p>Dynaménè</text:p>
          </table:table-cell>
          <table:table-cell table:style-name="ce55" office:value-type="string" calcext:value-type="string">
            <text:p>Dynamene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18.43@Δυναμένη[1]</text:p>
          </table:table-cell>
          <table:table-cell table:style-name="ce55"/>
          <table:table-cell table:style-name="ce55" office:value-type="string" calcext:value-type="string">
            <text:p>não encontrei no Smith nem GRIMM</text:p>
          </table:table-cell>
          <table:table-cell table:style-name="ce55" office:value-type="string" calcext:value-type="string">
            <text:p>1-Uma das Nereides.</text:p>
          </table:table-cell>
          <table:table-cell table:style-name="ce55" office:value-type="string" calcext:value-type="string">
            <text:p>não há registro</text:p>
          </table:table-cell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Δύσπαρι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Δωρίς</text:p>
          </table:table-cell>
          <table:table-cell table:style-name="ce55" office:value-type="string" calcext:value-type="string">
            <text:p>Dóris</text:p>
          </table:table-cell>
          <table:table-cell table:style-name="ce55" office:value-type="string" calcext:value-type="string">
            <text:p>Dôris</text:p>
          </table:table-cell>
          <table:table-cell table:style-name="ce55" office:value-type="string" calcext:value-type="string">
            <text:p>Doris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18.45@Δωρὶς[1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s://cts.perseids.org/api/cts?request=GetPassage&amp;urn=urn:cts:pdlrefwk:viaf88890045.003.perseus-eng1:D.doris_1" xlink:type="simple">urn:cts:pdlrefwk:viaf88890045.003.perseus-eng1:D.doris_1</text:a></text:p>
          </table:table-cell>
          <table:table-cell table:style-name="ce55" office:value-type="string" calcext:value-type="string">
            <text:p>1-Uma das Nereides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Δωτώ</text:p>
          </table:table-cell>
          <table:table-cell table:style-name="ce55" office:value-type="string" calcext:value-type="string">
            <text:p>Doto</text:p>
          </table:table-cell>
          <table:table-cell table:style-name="ce55" office:value-type="string" calcext:value-type="string">
            <text:p>Dótò</text:p>
          </table:table-cell>
          <table:table-cell table:style-name="ce55" office:value-type="string" calcext:value-type="string">
            <text:p>Doto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18.43@Δωτώ[1]</text:p>
          </table:table-cell>
          <table:table-cell table:style-name="ce55"/>
          <table:table-cell table:style-name="ce55" office:value-type="string" calcext:value-type="string">
            <text:p>não encontrei no Smith nem GRIMM</text:p>
          </table:table-cell>
          <table:table-cell table:style-name="ce55" office:value-type="string" calcext:value-type="string">
            <text:p>1-Uma das Nereides.</text:p>
          </table:table-cell>
          <table:table-cell table:style-name="ce55" office:value-type="string" calcext:value-type="string">
            <text:p>não há registro</text:p>
          </table:table-cell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Εἰλείθυια</text:p>
          </table:table-cell>
          <table:table-cell table:style-name="ce55"/>
          <table:table-cell table:style-name="ce39" table:number-columns-repeated="5"/>
          <table:table-cell table:style-name="ce55"/>
          <table:table-cell table:style-name="ce39" table:number-columns-repeated="3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Εἰλέσιον</text:p>
          </table:table-cell>
          <table:table-cell table:style-name="ce55"/>
          <table:table-cell table:style-name="ce39" table:number-columns-repeated="5"/>
          <table:table-cell table:style-name="ce55"/>
          <table:table-cell table:style-name="ce39" table:number-columns-repeated="3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Εἰρέτρια</text:p>
          </table:table-cell>
          <table:table-cell table:style-name="ce55"/>
          <table:table-cell table:style-name="ce39" table:number-columns-repeated="5"/>
          <table:table-cell table:style-name="ce55"/>
          <table:table-cell table:style-name="ce39" table:number-columns-repeated="3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Ἑκάβη</text:p>
          </table:table-cell>
          <table:table-cell table:style-name="ce55"/>
          <table:table-cell table:style-name="ce39" table:number-columns-repeated="5"/>
          <table:table-cell table:style-name="ce55"/>
          <table:table-cell table:style-name="ce39" table:number-columns-repeated="3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Ἑκαμήδη</text:p>
          </table:table-cell>
          <table:table-cell table:style-name="ce55"/>
          <table:table-cell table:style-name="ce39" table:number-columns-repeated="5"/>
          <table:table-cell table:style-name="ce55"/>
          <table:table-cell table:style-name="ce39" table:number-columns-repeated="3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Ἕκτωρ</text:p>
          </table:table-cell>
          <table:table-cell table:style-name="ce55"/>
          <table:table-cell table:style-name="ce39"/>
          <table:table-cell table:style-name="ce55"/>
          <table:table-cell table:style-name="ce39" table:number-columns-repeated="7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Ἔλασος</text:p>
          </table:table-cell>
          <table:table-cell table:style-name="ce55"/>
          <table:table-cell table:style-name="ce39" table:number-columns-repeated="9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Ἔλατος</text:p>
          </table:table-cell>
          <table:table-cell table:style-name="ce55"/>
          <table:table-cell table:style-name="ce39" table:number-columns-repeated="9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Ἑλένη</text:p>
          </table:table-cell>
          <table:table-cell table:style-name="ce39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Ἕλενος</text:p>
          </table:table-cell>
          <table:table-cell table:style-name="ce91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Ἐλεφήνωρ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Ἐλεώ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Ἑλικάω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Ἑλίκ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Ἑλικώ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Ἑλλά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Ἑλλήσποντ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Ἕλ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Ἐνιῆνε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Ἐνίσπ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Ἔννομ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Ἐνόπ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Ἐνυάλι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Ἐνυεύ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Ἐνυώ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Ἐπάλτη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Ἐπειγεύ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Ἐπειό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Ἐπίδαυρ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Ἐπικλέη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Ἐπίστωρ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Ἐπίστροφ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Ἑπτάπορ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Ἔρεβ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Ἐρευθαλίω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26" office:value-type="string" calcext:value-type="string">
            <text:p>Ἐρεχθεύ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Ἐρινύς</text:p>
          </table:table-cell>
          <table:table-cell table:style-name="ce55" office:value-type="string" calcext:value-type="string">
            <text:p>Erínies/Erínias</text:p>
          </table:table-cell>
          <table:table-cell table:style-name="ce55" office:value-type="string" calcext:value-type="string">
            <text:p>Erynies</text:p>
          </table:table-cell>
          <table:table-cell table:style-name="ce55" office:value-type="string" calcext:value-type="string">
            <text:p>Erinys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9.571@Ἐρινὺς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://cts.perseids.org/api/cts?request=GetPassage&amp;urn=urn:cts:pdlrefwk:viaf88890045.003.perseus-eng1:E.eumenides_1" xlink:type="simple">urn:cts:pdlrefwk:viaf88890045.003.perseus-eng1:E.eumenides_1</text:a></text:p>
          </table:table-cell>
          <table:table-cell table:style-name="ce55" office:value-type="string" calcext:value-type="string">
            <text:p>1-Divindades que cumprem maldições e vingam crimes</text:p>
          </table:table-cell>
          <table:table-cell table:style-name="ce39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Ἔρις</text:p>
          </table:table-cell>
          <table:table-cell table:style-name="ce91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Ἐριχθόνι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Ἐριῶπι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Ἑρμῆ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Ἑρμιόν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Ἕρμ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Ἐρύλα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Ἐρύμα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Ἐρχομενό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Ἐτεοκλῆς</text:p>
          </table:table-cell>
          <table:table-cell table:style-name="ce55" table:number-columns-repeated="10"/>
          <table:table-cell table:style-name="ce93"/>
          <table:table-cell table:style-name="ce89" table:number-columns-repeated="15"/>
          <table:table-cell table:number-columns-repeated="997"/>
        </table:table-row>
        <table:table-row table:style-name="ro1">
          <table:table-cell table:style-name="ce55" office:value-type="string" calcext:value-type="string">
            <text:p>Ἐτεωνός</text:p>
          </table:table-cell>
          <table:table-cell table:style-name="ce55" table:number-columns-repeated="10"/>
          <table:table-cell table:style-name="ce93"/>
          <table:table-cell table:style-name="ce89" table:number-columns-repeated="15"/>
          <table:table-cell table:number-columns-repeated="997"/>
        </table:table-row>
        <table:table-row table:style-name="ro1">
          <table:table-cell table:style-name="ce55" office:value-type="string" calcext:value-type="string">
            <text:p>Εὐαίμων</text:p>
          </table:table-cell>
          <table:table-cell table:style-name="ce55" table:number-columns-repeated="10"/>
          <table:table-cell table:style-name="ce93"/>
          <table:table-cell table:style-name="ce89" table:number-columns-repeated="15"/>
          <table:table-cell table:number-columns-repeated="997"/>
        </table:table-row>
        <table:table-row table:style-name="ro1">
          <table:table-cell table:style-name="ce55" office:value-type="string" calcext:value-type="string">
            <text:p>Εὔδωρος</text:p>
          </table:table-cell>
          <table:table-cell table:style-name="ce55" table:number-columns-repeated="10"/>
          <table:table-cell table:style-name="ce93"/>
          <table:table-cell table:style-name="ce89" table:number-columns-repeated="15"/>
          <table:table-cell table:number-columns-repeated="997"/>
        </table:table-row>
        <table:table-row table:style-name="ro1">
          <table:table-cell table:style-name="ce55" office:value-type="string" calcext:value-type="string">
            <text:p>Εὐηνίνη</text:p>
          </table:table-cell>
          <table:table-cell table:style-name="ce55" table:number-columns-repeated="10"/>
          <table:table-cell table:style-name="ce93"/>
          <table:table-cell table:style-name="ce89" table:number-columns-repeated="15"/>
          <table:table-cell table:number-columns-repeated="997"/>
        </table:table-row>
        <table:table-row table:style-name="ro1">
          <table:table-cell table:style-name="ce55" office:value-type="string" calcext:value-type="string">
            <text:p>Εὐηνός</text:p>
          </table:table-cell>
          <table:table-cell table:style-name="ce55" table:number-columns-repeated="10"/>
          <table:table-cell table:style-name="ce93"/>
          <table:table-cell table:style-name="ce89" table:number-columns-repeated="15"/>
          <table:table-cell table:number-columns-repeated="997"/>
        </table:table-row>
        <table:table-row table:style-name="ro1">
          <table:table-cell table:style-name="ce55" office:value-type="string" calcext:value-type="string">
            <text:p>Εὔιππος</text:p>
          </table:table-cell>
          <table:table-cell table:style-name="ce55" table:number-columns-repeated="10"/>
          <table:table-cell table:style-name="ce93"/>
          <table:table-cell table:style-name="ce89" table:number-columns-repeated="15"/>
          <table:table-cell table:number-columns-repeated="997"/>
        </table:table-row>
        <table:table-row table:style-name="ro1">
          <table:table-cell table:style-name="ce55" office:value-type="string" calcext:value-type="string">
            <text:p>Εὐμήδης</text:p>
          </table:table-cell>
          <table:table-cell table:style-name="ce55" table:number-columns-repeated="10"/>
          <table:table-cell table:style-name="ce93"/>
          <table:table-cell table:style-name="ce89" table:number-columns-repeated="15"/>
          <table:table-cell table:number-columns-repeated="997"/>
        </table:table-row>
        <table:table-row table:style-name="ro1">
          <table:table-cell table:style-name="ce55" office:value-type="string" calcext:value-type="string">
            <text:p>Εὔμηλος</text:p>
          </table:table-cell>
          <table:table-cell table:style-name="ce55" office:value-type="string" calcext:value-type="string">
            <text:p>Eumelo</text:p>
          </table:table-cell>
          <table:table-cell table:style-name="ce55" office:value-type="string" calcext:value-type="string">
            <text:p>Eumèles</text:p>
          </table:table-cell>
          <table:table-cell table:style-name="ce55" office:value-type="string" calcext:value-type="string">
            <text:p>Eumelus</text:p>
          </table:table-cell>
          <table:table-cell table:style-name="ce55" office:value-type="string" calcext:value-type="string">
            <text:p>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2.714@Εὔμηλος[1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s://cts.perseids.org/api/cts?request=GetPassage&amp;urn=urn:cts:pdlrefwk:viaf88890045.003.perseus-eng1:E.eumelus_1" xlink:type="simple">urn:cts:pdlrefwk:viaf88890045.003.perseus-eng1:E.eumelus_1</text:a></text:p>
          </table:table-cell>
          <table:table-cell table:style-name="ce55" office:value-type="string" calcext:value-type="string">
            <text:p>1-Filho de Admeto e Alceste, que foi com onze naus de Beba, Gláfiras e Iolco para Troia.</text:p>
          </table:table-cell>
          <table:table-cell table:style-name="ce75" office:value-type="string" calcext:value-type="string">
            <text:p><text:a xlink:href="http://perseidas.fclar.unesp.br/s.php?pattern=εὔμηλος*&amp;submit=Buscar+-+Search" xlink:type="simple">http://perseidas.fclar.unesp.br/s.php?pattern=%CE%B5%E1%BD%94%CE%BC%CE%B7%CE%BB%CE%BF%CF%82*&amp;submit=Buscar+-+Search</text:a></text:p>
          </table:table-cell>
          <table:table-cell table:style-name="ce97"/>
          <table:table-cell table:style-name="ce61" table:number-columns-repeated="15"/>
          <table:table-cell table:number-columns-repeated="997"/>
        </table:table-row>
        <table:table-row table:style-name="ro1">
          <table:table-cell table:style-name="ce55" office:value-type="string" calcext:value-type="string">
            <text:p>Εὔνηος</text:p>
          </table:table-cell>
          <table:table-cell table:style-name="ce55" table:number-columns-repeated="10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Εὖρος</text:p>
          </table:table-cell>
          <table:table-cell table:style-name="ce55" table:number-columns-repeated="10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Εὐρύαλος</text:p>
          </table:table-cell>
          <table:table-cell table:style-name="ce55" table:number-columns-repeated="10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Εὐρυβάτης</text:p>
          </table:table-cell>
          <table:table-cell table:style-name="ce55" table:number-columns-repeated="10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Εὐρυδάμας</text:p>
          </table:table-cell>
          <table:table-cell table:style-name="ce55" table:number-columns-repeated="10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Εὐρυμέδων</text:p>
          </table:table-cell>
          <table:table-cell table:style-name="ce55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Εὐρυνόμη</text:p>
          </table:table-cell>
          <table:table-cell table:style-name="ce55" table:number-columns-repeated="10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Εὐρύπυλος</text:p>
          </table:table-cell>
          <table:table-cell table:style-name="ce55" table:number-columns-repeated="10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Εὐρυσθεύς</text:p>
          </table:table-cell>
          <table:table-cell table:style-name="ce55" table:number-columns-repeated="10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Εὔρυτος</text:p>
          </table:table-cell>
          <table:table-cell table:style-name="ce55" table:number-columns-repeated="10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Ἐΰσσωρος</text:p>
          </table:table-cell>
          <table:table-cell table:style-name="ce55" table:number-columns-repeated="10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Εὔτρησις</text:p>
          </table:table-cell>
          <table:table-cell table:style-name="ce55" table:number-columns-repeated="10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Εὔφημος</text:p>
          </table:table-cell>
          <table:table-cell table:style-name="ce55" table:number-columns-repeated="10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Εὐφήτης</text:p>
          </table:table-cell>
          <table:table-cell table:style-name="ce55" table:number-columns-repeated="10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Εὔφορβος</text:p>
          </table:table-cell>
          <table:table-cell table:style-name="ce55" table:number-columns-repeated="10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Εὐχήνωρ</text:p>
          </table:table-cell>
          <table:table-cell table:style-name="ce55" table:number-columns-repeated="10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Ἐφιάλτης</text:p>
          </table:table-cell>
          <table:table-cell table:style-name="ce55" table:number-columns-repeated="10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Ἐφύρα</text:p>
          </table:table-cell>
          <table:table-cell table:style-name="ce55" table:number-columns-repeated="10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Ἐχεκλέης</text:p>
          </table:table-cell>
          <table:table-cell table:style-name="ce55" table:number-columns-repeated="10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Ἔχεκλος</text:p>
          </table:table-cell>
          <table:table-cell table:style-name="ce55" table:number-columns-repeated="10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Ἐχέμμων</text:p>
          </table:table-cell>
          <table:table-cell table:style-name="ce55" table:number-columns-repeated="10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Ἐχέπωλος</text:p>
          </table:table-cell>
          <table:table-cell table:style-name="ce55" table:number-columns-repeated="10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Ἔχετος</text:p>
          </table:table-cell>
          <table:table-cell table:style-name="ce55" office:value-type="string" calcext:value-type="string">
            <text:p>Équeto</text:p>
          </table:table-cell>
          <table:table-cell table:style-name="ce55" office:value-type="string" calcext:value-type="string">
            <text:p>Ekhétos</text:p>
          </table:table-cell>
          <table:table-cell table:style-name="ce55" office:value-type="string" calcext:value-type="string">
            <text:p>Echetus</text:p>
          </table:table-cell>
          <table:table-cell table:style-name="ce55" office:value-type="string" calcext:value-type="string">
            <text:p>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2.perseus-grc2:21.308@Ἔχετον[1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://cts.perseids.org/api/cts?request=GetPassage&amp;urn=urn:cts:pdlrefwk:viaf88890045.003.perseus-eng1:E.echetus_1" xlink:type="simple">urn:cts:pdlrefwk:viaf88890045.003.perseus-eng1:E.echetus_1</text:a></text:p>
          </table:table-cell>
          <table:table-cell table:style-name="ce55" office:value-type="string" calcext:value-type="string">
            <text:p>1-Rei do bárbaro do Epiro (Odisséia).</text:p>
          </table:table-cell>
          <table:table-cell table:style-name="ce55" office:value-type="string" calcext:value-type="string">
            <text:p>não há registro</text:p>
          </table:table-cell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Ἐχέφρω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Ἐχῖναι</text:p>
          </table:table-cell>
          <table:table-cell table:style-name="ce91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Ἐχίος</text:p>
          </table:table-cell>
          <table:table-cell table:style-name="ce55" table:number-columns-repeated="2"/>
          <table:table-cell table:style-name="ce39" table:number-columns-repeated="4"/>
          <table:table-cell table:style-name="ce55"/>
          <table:table-cell table:style-name="ce39"/>
          <table:table-cell table:style-name="ce55" table:number-columns-repeated="2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Ζάκυνθ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Ζέλεια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Ζεύς</text:p>
          </table:table-cell>
          <table:table-cell table:style-name="ce39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Ζέφυρος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Ἥβη</text:p>
          </table:table-cell>
          <table:table-cell table:style-name="ce55" office:value-type="string" calcext:value-type="string">
            <text:p>Hebe</text:p>
          </table:table-cell>
          <table:table-cell table:style-name="ce55" office:value-type="string" calcext:value-type="string">
            <text:p>Hébé</text:p>
          </table:table-cell>
          <table:table-cell table:style-name="ce55" office:value-type="string" calcext:value-type="string">
            <text:p>Hebe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5.905@ Ἥβη[1]</text:p>
          </table:table-cell>
          <table:table-cell table:style-name="ce55" office:value-type="string" calcext:value-type="string">
            <text:p>bio-myth-Smith</text:p>
          </table:table-cell>
          <table:table-cell table:style-name="ce55" office:value-type="string" calcext:value-type="string">
            <text:p><text:a xlink:href="http://cts.perseids.org/read/pdlrefwk/viaf88890045/003/perseus-eng1/H.hebe_1" xlink:type="simple">cts.perseids.org/read/pdlrefwk/viaf88890045/003/perseus-eng1/H.hebe_1</text:a></text:p>
          </table:table-cell>
          <table:table-cell table:style-name="ce55" office:value-type="string" calcext:value-type="string">
            <text:p>1-Deusa da juventude; Esposa de Heracles, filha de Zeus e Hera. Na Ilíada, é ministra dos deuses, que enche seus copos com néctar; ela ajuda Hera a colocar os cavalos em sua carruagem; banha e veste seu irmão Ares.</text:p>
          </table:table-cell>
          <table:table-cell table:style-name="ce75" office:value-type="string" calcext:value-type="string">
            <text:p><text:a xlink:href="http://perseidas.fclar.unesp.br/s.php?pattern=ἥβη,%20ης%20(ἡ)" xlink:type="simple">http://perseidas.fclar.unesp.br/s.php?pattern=%E1%BC%A5%CE%B2%CE%B7,%20%CE%B7%CF%82%20(%E1%BC%A1)</text:a></text:p>
          </table:table-cell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Ἥλιος</text:p>
          </table:table-cell>
          <table:table-cell table:style-name="ce55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Ἠερίβοια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Ἠετίων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Ἠϊόνες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Ἠϊονεύς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Ἠλεῖος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Ἦλις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Ἠλώνη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Ἠμαθίη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Ἠνιοπεύς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Ἤνοψ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Ἠνοπίδης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Ἠπυτίδης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Ἡρακλέης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Ἥρα</text:p>
          </table:table-cell>
          <table:table-cell table:style-name="ce55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Ἥφαιστος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Ἠώς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Θάλεια</text:p>
          </table:table-cell>
          <table:table-cell table:style-name="ce55" office:value-type="string" calcext:value-type="string">
            <text:p>Talia</text:p>
          </table:table-cell>
          <table:table-cell table:style-name="ce55" office:value-type="string" calcext:value-type="string">
            <text:p>Thaleia (Thalie)</text:p>
          </table:table-cell>
          <table:table-cell table:style-name="ce55" office:value-type="string" calcext:value-type="string">
            <text:p>Thaleia (Thalia)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18.39@Θάλειά[1]</text:p>
          </table:table-cell>
          <table:table-cell table:style-name="ce55" office:value-type="string" calcext:value-type="string">
            <text:p>bio-myth-Smith</text:p>
          </table:table-cell>
          <table:table-cell table:style-name="ce55" office:value-type="string" calcext:value-type="string">
            <text:p><text:a xlink:href="https://cts.perseids.org/api/cts?request=GetPassage&amp;urn=urn:cts:pdlrefwk:viaf88890045.003.perseus-eng1:T.thaleia_2" xlink:type="simple">urn:cts:pdlrefwk:viaf88890045.003.perseus-eng1:T.thaleia_2</text:a></text:p>
          </table:table-cell>
          <table:table-cell table:style-name="ce55" office:value-type="string" calcext:value-type="string">
            <text:p>1-Uma das Nereides.</text:p>
          </table:table-cell>
          <table:table-cell table:style-name="ce75" office:value-type="string" calcext:value-type="string">
            <text:p><text:a xlink:href="http://perseidas.fclar.unesp.br/s.php?pattern=θάλεια*&amp;submit=Buscar+-+Search" xlink:type="simple">http://perseidas.fclar.unesp.br/s.php?pattern=%CE%B8%E1%BD%B1%CE%BB%CE%B5%CE%B9%CE%B1*&amp;submit=Buscar+-+Search</text:a></text:p>
          </table:table-cell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Θάλπι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Θαλυσιάδη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Θάμυρι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Θάνατ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Θαυμακί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Θαύμας</text:p>
          </table:table-cell>
          <table:table-cell table:style-name="ce39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Θεανώ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Θέμις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Θερσίλοχος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Θερσίτης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Θέσπεια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Θεσσαλός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Θέστωρ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Θέτις</text:p>
          </table:table-cell>
          <table:table-cell table:style-name="ce55" office:value-type="string" calcext:value-type="string">
            <text:p>Tétis</text:p>
          </table:table-cell>
          <table:table-cell table:style-name="ce55" office:value-type="string" calcext:value-type="string">
            <text:p>Thétis</text:p>
          </table:table-cell>
          <table:table-cell table:style-name="ce55" office:value-type="string" calcext:value-type="string">
            <text:p>Thetis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18.51@Θέτις[1]</text:p>
          </table:table-cell>
          <table:table-cell table:style-name="ce55" office:value-type="string" calcext:value-type="string">
            <text:p>bio-myth-Smith</text:p>
          </table:table-cell>
          <table:table-cell table:style-name="ce55" office:value-type="string" calcext:value-type="string">
            <text:p><text:a xlink:href="https://cts.perseids.org/api/cts?request=GetPassage&amp;urn=urn:cts:pdlrefwk:viaf88890045.003.perseus-eng1:T.thetis_1" xlink:type="simple">urn:cts:pdlrefwk:viaf88890045.003.perseus-eng1:T.thetis_1</text:a></text:p>
          </table:table-cell>
          <table:table-cell table:style-name="ce55" office:value-type="string" calcext:value-type="string">
            <text:p>1-Uma das filhas de Nereu e Doris, esposa de Peleu e mãe de Aquiles.</text:p>
          </table:table-cell>
          <table:table-cell table:style-name="ce55" office:value-type="string" calcext:value-type="string">
            <text:p>não há registro</text:p>
          </table:table-cell>
          <table:table-cell table:number-columns-repeated="1013"/>
        </table:table-row>
        <table:table-row table:style-name="ro1">
          <table:table-cell table:style-name="ce55" office:value-type="string" calcext:value-type="string">
            <text:p>Θῆβαι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Θήβ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Θήρα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Θησεύ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Θίσβ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Θόας</text:p>
          </table:table-cell>
          <table:table-cell table:style-name="ce39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Θόη</text:p>
          </table:table-cell>
          <table:table-cell table:style-name="ce55" office:value-type="string" calcext:value-type="string">
            <text:p>Toe</text:p>
          </table:table-cell>
          <table:table-cell table:style-name="ce55" office:value-type="string" calcext:value-type="string">
            <text:p>Thoè</text:p>
          </table:table-cell>
          <table:table-cell table:style-name="ce55" office:value-type="string" calcext:value-type="string">
            <text:p>Thoe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18.40@Θόη[1]</text:p>
          </table:table-cell>
          <table:table-cell table:style-name="ce39"/>
          <table:table-cell table:style-name="ce55" office:value-type="string" calcext:value-type="string">
            <text:p>não encontrei no Smith nem GRIMM</text:p>
          </table:table-cell>
          <table:table-cell table:style-name="ce55" office:value-type="string" calcext:value-type="string">
            <text:p>1-Uma das Nereides.</text:p>
          </table:table-cell>
          <table:table-cell table:style-name="ce55" office:value-type="string" calcext:value-type="string">
            <text:p>não há registro</text:p>
          </table:table-cell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Θόω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Θοώτη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Θρασί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Θρασυμήδης</text:p>
          </table:table-cell>
          <table:table-cell table:style-name="ce39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Θρασύμηλ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Θρᾷξ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Θρόνιο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Θρυόεσσα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Θρύο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Θυέστη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Θυμβραῖο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Θύμβρη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Θυμοίτη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Ἴαιρα</text:p>
          </table:table-cell>
          <table:table-cell table:style-name="ce108" office:value-type="string" calcext:value-type="string">
            <text:p>Iaira</text:p>
          </table:table-cell>
          <table:table-cell table:number-columns-repeated="2" table:style-name="ce55" office:value-type="string" calcext:value-type="string">
            <text:p>Iaera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18.42@Ἴαιρα[1]</text:p>
          </table:table-cell>
          <table:table-cell table:style-name="ce55"/>
          <table:table-cell table:style-name="ce55" office:value-type="string" calcext:value-type="string">
            <text:p>não encontrei no Smith nem GRIMM</text:p>
          </table:table-cell>
          <table:table-cell table:style-name="ce55" office:value-type="string" calcext:value-type="string">
            <text:p>1-Uma das Nereides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Ἰάλμενο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Ἰαμενό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Ἰάνασσα</text:p>
          </table:table-cell>
          <table:table-cell table:number-columns-repeated="3" table:style-name="ce55" office:value-type="string" calcext:value-type="string">
            <text:p>Ianassa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18.47@Ἰάνασσα[1]</text:p>
          </table:table-cell>
          <table:table-cell table:style-name="ce55"/>
          <table:table-cell table:style-name="ce55" office:value-type="string" calcext:value-type="string">
            <text:p>não encontrei no Smith nem GRIMM</text:p>
          </table:table-cell>
          <table:table-cell table:style-name="ce55" office:value-type="string" calcext:value-type="string">
            <text:p>1-Uma das Nereides.</text:p>
          </table:table-cell>
          <table:table-cell table:style-name="ce55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Ἰάνειρα</text:p>
          </table:table-cell>
          <table:table-cell table:style-name="ce55" office:value-type="string" calcext:value-type="string">
            <text:p>Ianeira (Ianira)</text:p>
          </table:table-cell>
          <table:table-cell table:number-columns-repeated="2" table:style-name="ce55" office:value-type="string" calcext:value-type="string">
            <text:p>Ianeira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18.47@Ἰάνειρά[1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s://cts.perseids.org/api/cts?request=GetPassage&amp;urn=urn:cts:pdlrefwk:viaf88890045.003.perseus-eng1:I.ianeira_1" xlink:type="simple">urn:cts:pdlrefwk:viaf88890045.003.perseus-eng1:I.ianeira_1</text:a></text:p>
          </table:table-cell>
          <table:table-cell table:style-name="ce55" office:value-type="string" calcext:value-type="string">
            <text:p>1-Uma das Nereides.</text:p>
          </table:table-cell>
          <table:table-cell table:style-name="ce55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Ἰάονες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Ἰάπετος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Ἰάρδανος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Ἴασος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Ἰάσων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Ἰαωλκός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Ἰδαῖος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Ἴδη</text:p>
          </table:table-cell>
          <table:table-cell table:style-name="ce55" office:value-type="string" calcext:value-type="string">
            <text:p>Ida</text:p>
          </table:table-cell>
          <table:table-cell table:style-name="ce55" office:value-type="string" calcext:value-type="string">
            <text:p>Idè ou Ida</text:p>
          </table:table-cell>
          <table:table-cell table:style-name="ce55" office:value-type="string" calcext:value-type="string">
            <text:p>Ida</text:p>
          </table:table-cell>
          <table:table-cell table:style-name="ce55" office:value-type="string" calcext:value-type="string">
            <text:p>top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11.183@Ἴδης[1]</text:p>
          </table:table-cell>
          <table:table-cell table:style-name="ce55" office:value-type="string" calcext:value-type="string">
            <text:p>Pleiades</text:p>
          </table:table-cell>
          <table:table-cell table:style-name="ce75" office:value-type="string" calcext:value-type="string">
            <text:p><text:a xlink:href="http://pleiades.stoa.org/places/550592" xlink:type="simple">http://pleiades.stoa.org/places/550592</text:a></text:p>
          </table:table-cell>
          <table:table-cell table:style-name="ce55" office:value-type="string" calcext:value-type="string">
            <text:p>1-Uma cadeia montanhosa, rica em nascentes, ravinas, florestas e caça, que se estende da Frígia, através da Mísia, em direção ao Helesponto.</text:p>
          </table:table-cell>
          <table:table-cell table:style-name="ce55" office:value-type="string" calcext:value-type="string">
            <text:p>o termo existe no DDGP como nome comum, mas a definição como nome próprio não está contemplada</text:p>
          </table:table-cell>
          <table:table-cell table:number-columns-repeated="1013"/>
        </table:table-row>
        <table:table-row table:style-name="ro1">
          <table:table-cell table:style-name="ce39" office:value-type="string" calcext:value-type="string">
            <text:p>Ἴδης</text:p>
          </table:table-cell>
          <table:table-cell table:style-name="ce55" office:value-type="string" calcext:value-type="string">
            <text:p>Idas</text:p>
          </table:table-cell>
          <table:table-cell table:style-name="ce39"/>
          <table:table-cell table:style-name="ce55" office:value-type="string" calcext:value-type="string">
            <text:p>Idas</text:p>
          </table:table-cell>
          <table:table-cell table:style-name="ce55" office:value-type="string" calcext:value-type="string">
            <text:p>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9.558@Ἴδεώ[1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://cts.perseids.org/api/cts?request=GetPassage&amp;urn=urn:cts:pdlrefwk:viaf88890045.003.perseus-eng1:I.idas_4" xlink:type="simple">urn:cts:pdlrefwk:viaf88890045.003.perseus-eng1:I.idas_4</text:a></text:p>
          </table:table-cell>
          <table:table-cell table:style-name="ce55" office:value-type="string" calcext:value-type="string">
            <text:p>1-Marido de Marpessa e pai de Cleópatra.</text:p>
          </table:table-cell>
          <table:table-cell table:style-name="ce55" office:value-type="string" calcext:value-type="string">
            <text:p>não há registro</text:p>
          </table:table-cell>
          <table:table-cell table:style-name="ce9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Ἰδομενεύς</text:p>
          </table:table-cell>
          <table:table-cell table:style-name="ce55"/>
          <table:table-cell table:style-name="ce39" table:number-columns-repeated="5"/>
          <table:table-cell table:style-name="ce55"/>
          <table:table-cell table:style-name="ce39" table:number-columns-repeated="3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Ἰηλυσός</text:p>
          </table:table-cell>
          <table:table-cell table:style-name="ce55"/>
          <table:table-cell table:style-name="ce39" table:number-columns-repeated="5"/>
          <table:table-cell table:style-name="ce55"/>
          <table:table-cell table:style-name="ce39" table:number-columns-repeated="3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Ἰήσων</text:p>
          </table:table-cell>
          <table:table-cell table:style-name="ce55"/>
          <table:table-cell table:style-name="ce39" table:number-columns-repeated="5"/>
          <table:table-cell table:style-name="ce55"/>
          <table:table-cell table:style-name="ce39" table:number-columns-repeated="3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Ἰθαιμένης</text:p>
          </table:table-cell>
          <table:table-cell table:style-name="ce55"/>
          <table:table-cell table:style-name="ce39" table:number-columns-repeated="5"/>
          <table:table-cell table:style-name="ce55"/>
          <table:table-cell table:style-name="ce39" table:number-columns-repeated="3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Ἰθάκη</text:p>
          </table:table-cell>
          <table:table-cell table:style-name="ce55"/>
          <table:table-cell table:style-name="ce39" table:number-columns-repeated="5"/>
          <table:table-cell table:style-name="ce55"/>
          <table:table-cell table:style-name="ce39" table:number-columns-repeated="3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Ἱκετάων</text:p>
          </table:table-cell>
          <table:table-cell table:style-name="ce55"/>
          <table:table-cell table:style-name="ce39" table:number-columns-repeated="5"/>
          <table:table-cell table:style-name="ce55"/>
          <table:table-cell table:style-name="ce39" table:number-columns-repeated="3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Ἰλήϊος</text:p>
          </table:table-cell>
          <table:table-cell table:style-name="ce55"/>
          <table:table-cell table:style-name="ce39" table:number-columns-repeated="5"/>
          <table:table-cell table:style-name="ce55"/>
          <table:table-cell table:style-name="ce39" table:number-columns-repeated="3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Ἰλιονεύς</text:p>
          </table:table-cell>
          <table:table-cell table:style-name="ce55"/>
          <table:table-cell table:style-name="ce39" table:number-columns-repeated="5"/>
          <table:table-cell table:style-name="ce55"/>
          <table:table-cell table:style-name="ce39" table:number-columns-repeated="3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Ἴλιος</text:p>
          </table:table-cell>
          <table:table-cell table:style-name="ce55"/>
          <table:table-cell table:style-name="ce39" table:number-columns-repeated="5"/>
          <table:table-cell table:style-name="ce55"/>
          <table:table-cell table:style-name="ce39" table:number-columns-repeated="3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Ἶλος</text:p>
          </table:table-cell>
          <table:table-cell table:style-name="ce55"/>
          <table:table-cell table:style-name="ce39" table:number-columns-repeated="5"/>
          <table:table-cell table:style-name="ce55"/>
          <table:table-cell table:style-name="ce39" table:number-columns-repeated="3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Ἴμβριος</text:p>
          </table:table-cell>
          <table:table-cell table:style-name="ce55"/>
          <table:table-cell table:style-name="ce39" table:number-columns-repeated="5"/>
          <table:table-cell table:style-name="ce55"/>
          <table:table-cell table:style-name="ce39" table:number-columns-repeated="3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Ἴμβρος</text:p>
          </table:table-cell>
          <table:table-cell table:style-name="ce55"/>
          <table:table-cell table:style-name="ce39" table:number-columns-repeated="5"/>
          <table:table-cell table:style-name="ce55"/>
          <table:table-cell table:style-name="ce39" table:number-columns-repeated="3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Ἰξίων</text:p>
          </table:table-cell>
          <table:table-cell table:style-name="ce55"/>
          <table:table-cell table:style-name="ce39" table:number-columns-repeated="5"/>
          <table:table-cell table:style-name="ce55"/>
          <table:table-cell table:style-name="ce39" table:number-columns-repeated="3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Ἵππασος</text:p>
          </table:table-cell>
          <table:table-cell table:style-name="ce55"/>
          <table:table-cell table:style-name="ce39" table:number-columns-repeated="5"/>
          <table:table-cell table:style-name="ce55"/>
          <table:table-cell table:style-name="ce39" table:number-columns-repeated="3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Ἱπποδάμας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Ἱπποδάμεια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Ἱππόδαμος</text:p>
          </table:table-cell>
          <table:table-cell table:style-name="ce55" office:value-type="string" calcext:value-type="string">
            <text:p>Hipódamo</text:p>
          </table:table-cell>
          <table:table-cell table:style-name="ce55" office:value-type="string" calcext:value-type="string">
            <text:p>Hippodamos</text:p>
          </table:table-cell>
          <table:table-cell table:style-name="ce55" office:value-type="string" calcext:value-type="string">
            <text:p>Hippodamus</text:p>
          </table:table-cell>
          <table:table-cell table:style-name="ce55" office:value-type="string" calcext:value-type="string">
            <text:p>antr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11.335@Ἱππόδαμον[1]</text:p>
          </table:table-cell>
          <table:table-cell table:style-name="ce55" office:value-type="string" calcext:value-type="string">
            <text:p>bio-myth-Smith</text:p>
          </table:table-cell>
          <table:table-cell table:style-name="ce55" office:value-type="string" calcext:value-type="string">
            <text:p><text:a xlink:href="http://cts.perseids.org/api/cts?request=GetPassage&amp;urn=urn:cts:pdlrefwk:viaf88890045.003.perseus-eng1:H.hippodamus_1" xlink:type="simple">urn:cts:pdlrefwk:viaf88890045.003.perseus-eng1:H.hippodamus_1</text:a></text:p>
          </table:table-cell>
          <table:table-cell table:style-name="ce55" office:value-type="string" calcext:value-type="string">
            <text:p>1-Um troiano morto por Odisseu.</text:p>
          </table:table-cell>
          <table:table-cell table:style-name="ce55" office:value-type="string" calcext:value-type="string">
            <text:p>o termo existe no DDGP como nome comum, mas a definição como nome próprio não está contemplada</text:p>
          </table:table-cell>
          <table:table-cell table:number-columns-repeated="1013"/>
        </table:table-row>
        <table:table-row table:style-name="ro1">
          <table:table-cell table:style-name="ce55" office:value-type="string" calcext:value-type="string">
            <text:p>Ἱππόθοος</text:p>
          </table:table-cell>
          <table:table-cell table:style-name="ce55" table:number-columns-repeated="6"/>
          <table:table-cell table:style-name="ce39" table:number-columns-repeated="2"/>
          <table:table-cell table:style-name="ce55" table:number-columns-repeated="2"/>
          <table:table-cell table:number-columns-repeated="1013"/>
        </table:table-row>
        <table:table-row table:style-name="ro1">
          <table:table-cell table:style-name="ce55" office:value-type="string" calcext:value-type="string">
            <text:p>Ἱπποκόων</text:p>
          </table:table-cell>
          <table:table-cell table:style-name="ce55" table:number-columns-repeated="6"/>
          <table:table-cell table:style-name="ce39" table:number-columns-repeated="2"/>
          <table:table-cell table:style-name="ce55" table:number-columns-repeated="2"/>
          <table:table-cell table:number-columns-repeated="1013"/>
        </table:table-row>
        <table:table-row table:style-name="ro1">
          <table:table-cell table:style-name="ce55" office:value-type="string" calcext:value-type="string">
            <text:p>Ἱππόλοχος</text:p>
          </table:table-cell>
          <table:table-cell table:style-name="ce55" table:number-columns-repeated="6"/>
          <table:table-cell table:style-name="ce39" table:number-columns-repeated="2"/>
          <table:table-cell table:style-name="ce55" table:number-columns-repeated="2"/>
          <table:table-cell table:number-columns-repeated="1013"/>
        </table:table-row>
        <table:table-row table:style-name="ro1">
          <table:table-cell table:style-name="ce55" office:value-type="string" calcext:value-type="string">
            <text:p>Ἱππόμαχος</text:p>
          </table:table-cell>
          <table:table-cell table:style-name="ce55" table:number-columns-repeated="6"/>
          <table:table-cell table:style-name="ce39" table:number-columns-repeated="2"/>
          <table:table-cell table:style-name="ce55" table:number-columns-repeated="2"/>
          <table:table-cell table:number-columns-repeated="1013"/>
        </table:table-row>
        <table:table-row table:style-name="ro1">
          <table:table-cell table:style-name="ce55" office:value-type="string" calcext:value-type="string">
            <text:p>Ἱππόνοος</text:p>
          </table:table-cell>
          <table:table-cell table:style-name="ce55" table:number-columns-repeated="6"/>
          <table:table-cell table:style-name="ce39" table:number-columns-repeated="2"/>
          <table:table-cell table:style-name="ce55" table:number-columns-repeated="2"/>
          <table:table-cell table:number-columns-repeated="1013"/>
        </table:table-row>
        <table:table-row table:style-name="ro1">
          <table:table-cell table:style-name="ce55" office:value-type="string" calcext:value-type="string">
            <text:p>Ἱπποτίων</text:p>
          </table:table-cell>
          <table:table-cell table:style-name="ce55" table:number-columns-repeated="6"/>
          <table:table-cell table:style-name="ce39" table:number-columns-repeated="2"/>
          <table:table-cell table:style-name="ce55" table:number-columns-repeated="2"/>
          <table:table-cell table:number-columns-repeated="1013"/>
        </table:table-row>
        <table:table-row table:style-name="ro1">
          <table:table-cell table:style-name="ce39" office:value-type="string" calcext:value-type="string">
            <text:p>Ἱρή</text:p>
          </table:table-cell>
          <table:table-cell table:style-name="ce55" office:value-type="string" calcext:value-type="string">
            <text:p>Hire</text:p>
          </table:table-cell>
          <table:table-cell table:style-name="ce55" office:value-type="string" calcext:value-type="string">
            <text:p>Hirè</text:p>
          </table:table-cell>
          <table:table-cell table:style-name="ce55" office:value-type="string" calcext:value-type="string">
            <text:p>Hire</text:p>
          </table:table-cell>
          <table:table-cell table:style-name="ce55" office:value-type="string" calcext:value-type="string">
            <text:p>top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9.150@Ἱρὴν[1]</text:p>
          </table:table-cell>
          <table:table-cell table:style-name="ce39" table:number-columns-repeated="2"/>
          <table:table-cell table:style-name="ce55" office:value-type="string" calcext:value-type="string">
            <text:p>1-Uma cidade da Messênia sob o julgo de Agamémnon.</text:p>
          </table:table-cell>
          <table:table-cell table:style-name="ce55" office:value-type="string" calcext:value-type="string">
            <text:p>não há registro</text:p>
          </table:table-cell>
          <table:table-cell table:number-columns-repeated="1013"/>
        </table:table-row>
        <table:table-row table:style-name="ro1">
          <table:table-cell table:style-name="ce39" office:value-type="string" calcext:value-type="string">
            <text:p>Ἶρις</text:p>
          </table:table-cell>
          <table:table-cell table:style-name="ce55" office:value-type="string" calcext:value-type="string">
            <text:p>Íris</text:p>
          </table:table-cell>
          <table:table-cell table:number-columns-repeated="2" table:style-name="ce55" office:value-type="string" calcext:value-type="string">
            <text:p>Iris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2.786@Ἶρις[1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://cts.perseids.org/api/cts?request=GetPassage&amp;urn=urn:cts:pdlrefwk:viaf88890045.003.perseus-eng1:I.iris_1" xlink:type="simple">urn:cts:pdlrefwk:viaf88890045.003.perseus-eng1:I.iris_1</text:a></text:p>
          </table:table-cell>
          <table:table-cell table:style-name="ce55" office:value-type="string" calcext:value-type="string">
            <text:p>1-Mensageira dos deuses.</text:p>
          </table:table-cell>
          <table:table-cell table:style-name="ce75" office:value-type="string" calcext:value-type="string">
            <text:p><text:a xlink:href="http://perseidas.fclar.unesp.br/s.php?pattern=Ἶρις*&amp;submit=Buscar+-+Search" xlink:type="simple">http://perseidas.fclar.unesp.br/s.php?pattern=%E1%BC%BE%CF%81%CE%B9%CF%82*&amp;submit=Buscar+-+Search</text:a></text:p>
          </table:table-cell>
          <table:table-cell table:number-columns-repeated="1013"/>
        </table:table-row>
        <table:table-row table:style-name="ro1">
          <table:table-cell table:style-name="ce55" office:value-type="string" calcext:value-type="string">
            <text:p>Ἴσανδρος</text:p>
          </table:table-cell>
          <table:table-cell table:style-name="ce39"/>
          <table:table-cell table:style-name="ce55" table:number-columns-repeated="6"/>
          <table:table-cell table:style-name="ce39"/>
          <table:table-cell table:style-name="ce55" table:number-columns-repeated="2"/>
          <table:table-cell table:number-columns-repeated="1013"/>
        </table:table-row>
        <table:table-row table:style-name="ro1">
          <table:table-cell table:style-name="ce39" office:value-type="string" calcext:value-type="string">
            <text:p>Ἶσος</text:p>
          </table:table-cell>
          <table:table-cell table:style-name="ce57"/>
          <table:table-cell table:style-name="ce55" office:value-type="string" calcext:value-type="string">
            <text:p>Iso</text:p>
          </table:table-cell>
          <table:table-cell table:style-name="ce55" office:value-type="string" calcext:value-type="string">
            <text:p>Isus</text:p>
          </table:table-cell>
          <table:table-cell table:style-name="ce55" office:value-type="string" calcext:value-type="string">
            <text:p>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11.101@Ἶσόν[1]</text:p>
          </table:table-cell>
          <table:table-cell table:style-name="ce55" office:value-type="string" calcext:value-type="string">
            <text:p>não encontrei no Smith</text:p>
          </table:table-cell>
          <table:table-cell table:style-name="ce39"/>
          <table:table-cell table:style-name="ce55" office:value-type="string" calcext:value-type="string">
            <text:p>1-Filho de Príamo, morto por Agamémnon.</text:p>
          </table:table-cell>
          <table:table-cell table:style-name="ce55" office:value-type="string" calcext:value-type="string">
            <text:p>não há registro</text:p>
          </table:table-cell>
          <table:table-cell table:number-columns-repeated="1013"/>
        </table:table-row>
        <table:table-row table:style-name="ro1">
          <table:table-cell table:style-name="ce55" office:value-type="string" calcext:value-type="string">
            <text:p>Ἱστίαια</text:p>
          </table:table-cell>
          <table:table-cell table:style-name="ce55" table:number-columns-repeated="5"/>
          <table:table-cell table:style-name="ce39"/>
          <table:table-cell table:style-name="ce55" table:number-columns-repeated="4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Ἰτυμονεύς</text:p>
          </table:table-cell>
          <table:table-cell table:style-name="ce55" table:number-columns-repeated="5"/>
          <table:table-cell table:style-name="ce111" office:value-type="string" calcext:value-type="string">
            <text:p>urn:cts:greekLit:tlg0012.tlg001.perseus-grc2:11.672@Ἰτυμονῆα[1]</text:p>
          </table:table-cell>
          <table:table-cell table:style-name="ce55" table:number-columns-repeated="4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Ἴτυς</text:p>
          </table:table-cell>
          <table:table-cell table:style-name="ce55" office:value-type="string" calcext:value-type="string">
            <text:p>Ítis</text:p>
          </table:table-cell>
          <table:table-cell table:number-columns-repeated="2" table:style-name="ce55" office:value-type="string" calcext:value-type="string">
            <text:p>Itys</text:p>
          </table:table-cell>
          <table:table-cell table:style-name="ce55" office:value-type="string" calcext:value-type="string">
            <text:p>antr.</text:p>
          </table:table-cell>
          <table:table-cell table:style-name="ce55" office:value-type="string" calcext:value-type="string">
            <text:p>M</text:p>
          </table:table-cell>
          <table:table-cell table:style-name="ce39"/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://cts.perseids.org/api/cts?request=GetPassage&amp;urn=urn:cts:pdlrefwk:viaf88890045.003.perseus-eng1:I.itys_1" xlink:type="simple">urn:cts:pdlrefwk:viaf88890045.003.perseus-eng1:I.itys_1</text:a></text:p>
          </table:table-cell>
          <table:table-cell table:style-name="ce55" office:value-type="string" calcext:value-type="string">
            <text:p>1-Filho de Tereu e Procne, transformado em rouxinol.</text:p>
          </table:table-cell>
          <table:table-cell table:style-name="ce75" office:value-type="string" calcext:value-type="string">
            <text:p><text:a xlink:href="http://perseidas.fclar.unesp.br/s.php?pattern=ἴτυς*&amp;submit=Buscar+-+Search" xlink:type="simple">http://perseidas.fclar.unesp.br/s.php?pattern=%E1%BC%B4%CF%84%CF%85%CF%82*&amp;submit=Buscar+-+Search</text:a></text:p>
          </table:table-cell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Ἴτων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Ἰφεύς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Ἰφιάνασσα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Ἰφιδάμας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Ἴφικλος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Ἰφίνοος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Ἶφις</text:p>
          </table:table-cell>
          <table:table-cell table:style-name="ce55" office:value-type="string" calcext:value-type="string">
            <text:p>Ífis</text:p>
          </table:table-cell>
          <table:table-cell table:number-columns-repeated="2" table:style-name="ce55" office:value-type="string" calcext:value-type="string">
            <text:p>Iphis</text:p>
          </table:table-cell>
          <table:table-cell table:style-name="ce55" office:value-type="string" calcext:value-type="string">
            <text:p>antr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9.667@Ἶφις[1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://cts.perseids.org/api/cts?request=GetPassage&amp;urn=urn:cts:pdlrefwk:viaf88890045.003.perseus-eng1:I.iphis_5" xlink:type="simple">urn:cts:pdlrefwk:viaf88890045.003.perseus-eng1:I.iphis_5</text:a></text:p>
          </table:table-cell>
          <table:table-cell table:style-name="ce55" office:value-type="string" calcext:value-type="string">
            <text:p>1-Escrava dada por Aquiles a Pátroclo.</text:p>
          </table:table-cell>
          <table:table-cell table:style-name="ce55" office:value-type="string" calcext:value-type="string">
            <text:p>não há registro</text:p>
          </table:table-cell>
          <table:table-cell table:number-columns-repeated="1013"/>
        </table:table-row>
        <table:table-row table:style-name="ro1">
          <table:table-cell table:style-name="ce55" office:value-type="string" calcext:value-type="string">
            <text:p>Ἰφιτίω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Ἴφιτ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Ἰώ</text:p>
          </table:table-cell>
          <table:table-cell table:style-name="ce39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Ἰωκή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Καινεύ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Καλήσι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Καλήτωρ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Καλλιάνασσα</text:p>
          </table:table-cell>
          <table:table-cell table:style-name="ce108" office:value-type="string" calcext:value-type="string">
            <text:p>Calianassa</text:p>
          </table:table-cell>
          <table:table-cell table:number-columns-repeated="2" table:style-name="ce55" office:value-type="string" calcext:value-type="string">
            <text:p>Kallianassa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18.46@Καλλιάνασσα[1]</text:p>
          </table:table-cell>
          <table:table-cell table:style-name="ce39"/>
          <table:table-cell table:style-name="ce55" office:value-type="string" calcext:value-type="string">
            <text:p>não encontrei no Smith nem GRIMM</text:p>
          </table:table-cell>
          <table:table-cell table:style-name="ce55" office:value-type="string" calcext:value-type="string">
            <text:p>1-Uma das Nereides.</text:p>
          </table:table-cell>
          <table:table-cell table:style-name="ce39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Καλλιάνειρα</text:p>
          </table:table-cell>
          <table:table-cell table:style-name="ce55" office:value-type="string" calcext:value-type="string">
            <text:p>Calianira</text:p>
          </table:table-cell>
          <table:table-cell table:style-name="ce55" office:value-type="string" calcext:value-type="string">
            <text:p>Kallianeira</text:p>
          </table:table-cell>
          <table:table-cell table:style-name="ce55" office:value-type="string" calcext:value-type="string">
            <text:p>Callianeira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18.44@Καλλιάνειρα[1]</text:p>
          </table:table-cell>
          <table:table-cell table:style-name="ce39"/>
          <table:table-cell table:style-name="ce55" office:value-type="string" calcext:value-type="string">
            <text:p>não encontrei no Smith nem GRIMM</text:p>
          </table:table-cell>
          <table:table-cell table:style-name="ce55" office:value-type="string" calcext:value-type="string">
            <text:p>1-Uma das Nereides.</text:p>
          </table:table-cell>
          <table:table-cell table:style-name="ce39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Καλλικολώνη</text:p>
          </table:table-cell>
          <table:table-cell table:style-name="ce39" table:number-columns-repeated="5"/>
          <table:table-cell table:style-name="ce111" office:value-type="string" calcext:value-type="string">
            <text:p>urn:cts:greekLit:tlg0012.tlg001.perseus-grc2:20.53@Καλλικολώνῃ[1]</text:p>
          </table:table-cell>
          <table:table-cell table:style-name="ce39" table:number-columns-repeated="4"/>
          <table:table-cell table:number-columns-repeated="1013"/>
        </table:table-row>
        <table:table-row table:style-name="ro1">
          <table:table-cell table:style-name="ce55" office:value-type="string" calcext:value-type="string">
            <text:p>Καλύδνα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Καλυδώ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Κάλχα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Κάμειρ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Καπανεύ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Κάπυ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Κάρ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Καρδαμύλ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Κάρησ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Κάρπαθος</text:p>
          </table:table-cell>
          <table:table-cell table:style-name="ce91"/>
          <table:table-cell table:style-name="ce39" table:number-columns-repeated="9"/>
          <table:table-cell table:number-columns-repeated="1013"/>
        </table:table-row>
        <table:table-row table:style-name="ro1">
          <table:table-cell table:style-name="ce55" office:value-type="string" calcext:value-type="string">
            <text:p>Κάρυστ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Κάσ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Κασσάνδρ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Καστιάνειρα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Κάστωρ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Καΰστριος</text:p>
          </table:table-cell>
          <table:table-cell table:style-name="ce39" table:number-columns-repeated="3"/>
          <table:table-cell table:style-name="ce55" office:value-type="string" calcext:value-type="string">
            <text:p>top.</text:p>
          </table:table-cell>
          <table:table-cell table:style-name="ce55" office:value-type="string" calcext:value-type="string">
            <text:p>M</text:p>
          </table:table-cell>
          <table:table-cell table:style-name="ce112" office:value-type="string" calcext:value-type="string">
            <text:p>urn:cts:greekLit:tlg0012.tlg001.perseus-grc2:2.461@Καϋστρίου[1]</text:p>
          </table:table-cell>
          <table:table-cell table:style-name="ce39" table:number-columns-repeated="4"/>
          <table:table-cell table:number-columns-repeated="1013"/>
        </table:table-row>
        <table:table-row table:style-name="ro1">
          <table:table-cell table:style-name="ce55" office:value-type="string" calcext:value-type="string">
            <text:p>Κεάδη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Κελάδω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Κεβριόνης</text:p>
          </table:table-cell>
          <table:table-cell table:style-name="ce39" table:number-columns-repeated="3"/>
          <table:table-cell table:style-name="ce55" office:value-type="string" calcext:value-type="string">
            <text:p>antr./mit.</text:p>
          </table:table-cell>
          <table:table-cell table:style-name="ce55" office:value-type="string" calcext:value-type="string">
            <text:p>M</text:p>
          </table:table-cell>
          <table:table-cell table:style-name="ce111" office:value-type="string" calcext:value-type="string">
            <text:p>urn:cts:greekLit:tlg0012.tlg001.perseus-grc2:8.318@Κεβριόνην[1]</text:p>
          </table:table-cell>
          <table:table-cell table:style-name="ce39" table:number-columns-repeated="4"/>
          <table:table-cell table:number-columns-repeated="1013"/>
        </table:table-row>
        <table:table-row table:style-name="ro1">
          <table:table-cell table:style-name="ce39" office:value-type="string" calcext:value-type="string">
            <text:p>Κεράω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Κεφαλλή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Κήρ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Κηρεσσιφόρητ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Κήρινθ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Κηφισί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Κηφισό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Κίκονε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Κίλιξ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Κίλλα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Κινύρη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Κισσῆ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Κλεῖτ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Κλεόβουλο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Κλεοπάτρη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Κλεωνά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Κλονίο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Κλυμένη</text:p>
          </table:table-cell>
          <table:table-cell table:style-name="ce55" office:value-type="string" calcext:value-type="string">
            <text:p>Clímene</text:p>
          </table:table-cell>
          <table:table-cell table:style-name="ce55" office:value-type="string" calcext:value-type="string">
            <text:p>Klyménè (Clymène)</text:p>
          </table:table-cell>
          <table:table-cell table:style-name="ce55" office:value-type="string" calcext:value-type="string">
            <text:p>Clymene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3.144@Κλυμένη[1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s://cts.perseids.org/api/cts?request=GetPassage&amp;urn=urn:cts:pdlrefwk:viaf88890045.003.perseus-eng1:C.clymene_3" xlink:type="simple">urn:cts:pdlrefwk:viaf88890045.003.perseus-eng1:C.clymene_3</text:a></text:p>
          </table:table-cell>
          <table:table-cell table:style-name="ce55" office:value-type="string" calcext:value-type="string">
            <text:p>1-Uma criada de Helena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Κλυμένη</text:p>
          </table:table-cell>
          <table:table-cell table:style-name="ce55" office:value-type="string" calcext:value-type="string">
            <text:p>Clímene</text:p>
          </table:table-cell>
          <table:table-cell table:style-name="ce55" office:value-type="string" calcext:value-type="string">
            <text:p>Klyménè (Clymène)</text:p>
          </table:table-cell>
          <table:table-cell table:style-name="ce55" office:value-type="string" calcext:value-type="string">
            <text:p>Clymene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18.47@Κλυμένη[2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s://cts.perseids.org/api/cts?request=GetPassage&amp;urn=urn:cts:pdlrefwk:viaf88890045.003.perseus-eng1:C.clymene_3" xlink:type="simple">urn:cts:pdlrefwk:viaf88890045.003.perseus-eng1:C.clymene_3</text:a></text:p>
          </table:table-cell>
          <table:table-cell table:style-name="ce55" office:value-type="string" calcext:value-type="string">
            <text:p>2-Uma das Nereides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Κλυταιμνήστρη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Κλυτίδη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Κλυτί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Κλυτομήδη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Κνωσσό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Κοίλ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Κοίρανος</text:p>
          </table:table-cell>
          <table:table-cell table:style-name="ce55" office:value-type="string" calcext:value-type="string">
            <text:p>Cérano</text:p>
          </table:table-cell>
          <table:table-cell table:style-name="ce55" office:value-type="string" calcext:value-type="string">
            <text:p>Koeranos</text:p>
          </table:table-cell>
          <table:table-cell table:style-name="ce55" office:value-type="string" calcext:value-type="string">
            <text:p>Coeranus</text:p>
          </table:table-cell>
          <table:table-cell table:style-name="ce55" office:value-type="string" calcext:value-type="string">
            <text:p>antr./mit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5.677@Κοίρανον[1]</text:p>
          </table:table-cell>
          <table:table-cell table:style-name="ce39" table:number-columns-repeated="2"/>
          <table:table-cell table:style-name="ce55" office:value-type="string" calcext:value-type="string">
            <text:p>1-Guerreiro lício do séquito de Sarpédon morto por Odisseu, junto com outros companheiros, dentre os quais Alastor, Crómio, Alcandro, Hálio, Noémon e Prítanis.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5" office:value-type="string" calcext:value-type="string">
            <text:p>Κοπρεύ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Κόρινθ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Κορώνεια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Κόρων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Κουρῆτε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Κόω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Κράτης</text:p>
          </table:table-cell>
          <table:table-cell table:style-name="ce39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Κραναή</text:p>
          </table:table-cell>
          <table:table-cell table:style-name="ce39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Κρείω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Κρήθω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Κρή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Κρῖσα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Κροῖσμ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Κρουνοί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Κρῶμνα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Κτέατ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Κτήσι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Κυάνεαι</text:p>
          </table:table-cell>
          <table:table-cell table:style-name="ce39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Κυλλήν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Κυλλοποδίω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Κυμοδόκη</text:p>
          </table:table-cell>
          <table:table-cell table:style-name="ce55" office:value-type="string" calcext:value-type="string">
            <text:p>Cimódoce (Cimodoceia)</text:p>
          </table:table-cell>
          <table:table-cell table:style-name="ce55" office:value-type="string" calcext:value-type="string">
            <text:p>Kymodokè</text:p>
          </table:table-cell>
          <table:table-cell table:style-name="ce55" office:value-type="string" calcext:value-type="string">
            <text:p>Cymodoce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18.39@Κυμοδόκη[1]</text:p>
          </table:table-cell>
          <table:table-cell table:style-name="ce55" office:value-type="string" calcext:value-type="string">
            <text:p>GRIMM</text:p>
          </table:table-cell>
          <table:table-cell table:style-name="ce75" office:value-type="string" calcext:value-type="string">
            <text:p><text:a xlink:href="https://demgol.units.it/lemma.do?id=319" xlink:type="simple">https://demgol.units.it/lemma.do?id=319</text:a></text:p>
          </table:table-cell>
          <table:table-cell table:style-name="ce55" office:value-type="string" calcext:value-type="string">
            <text:p>1-Uma das Nereides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Κυμοθόη</text:p>
          </table:table-cell>
          <table:table-cell table:style-name="ce55" office:value-type="string" calcext:value-type="string">
            <text:p>Cimótoe</text:p>
          </table:table-cell>
          <table:table-cell table:style-name="ce55" office:value-type="string" calcext:value-type="string">
            <text:p>Kymothoè</text:p>
          </table:table-cell>
          <table:table-cell table:style-name="ce55" office:value-type="string" calcext:value-type="string">
            <text:p>Cymothoe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18.41@Κυμοθόη[1]</text:p>
          </table:table-cell>
          <table:table-cell table:style-name="ce39"/>
          <table:table-cell table:style-name="ce55" office:value-type="string" calcext:value-type="string">
            <text:p>não encontrei no Smith nem GRIMM</text:p>
          </table:table-cell>
          <table:table-cell table:style-name="ce55" office:value-type="string" calcext:value-type="string">
            <text:p>1-Uma das Nereides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Κῦν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Κυπάρισσ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Κύπρι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Κῦρ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Κύτωρ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Κύφ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Κῶς</text:p>
          </table:table-cell>
          <table:table-cell table:style-name="ce39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Κώπα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Λάα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Λαέρκης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Λακεδαίμων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Λάμπος</text:p>
          </table:table-cell>
          <table:table-cell table:style-name="ce55" office:value-type="string" calcext:value-type="string">
            <text:p>Lampo</text:p>
          </table:table-cell>
          <table:table-cell table:number-columns-repeated="2" table:style-name="ce55" office:value-type="string" calcext:value-type="string">
            <text:p>Lampos</text:p>
          </table:table-cell>
          <table:table-cell table:style-name="ce55" office:value-type="string" calcext:value-type="string">
            <text:p>mit./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15.526@Λάμπος[1]</text:p>
          </table:table-cell>
          <table:table-cell table:style-name="ce55" office:value-type="string" calcext:value-type="string">
            <text:p>GRIMM</text:p>
          </table:table-cell>
          <table:table-cell table:style-name="ce75" office:value-type="string" calcext:value-type="string">
            <text:p><text:a xlink:href="https://demgol.units.it/lemma.do?&amp;langSupport=pt" xlink:type="simple">https://demgol.units.it/lemma.do?&amp;langSupport=pt</text:a></text:p>
          </table:table-cell>
          <table:table-cell table:style-name="ce55" office:value-type="string" calcext:value-type="string">
            <text:p>1-Filho do troiano Laomedonte e pai de Dólops.</text:p>
          </table:table-cell>
          <table:table-cell table:style-name="ce55" office:value-type="string" calcext:value-type="string">
            <text:p>não há registro.</text:p>
          </table:table-cell>
          <table:table-cell table:number-columns-repeated="1013"/>
        </table:table-row>
        <table:table-row table:style-name="ro1">
          <table:table-cell table:style-name="ce39" office:value-type="string" calcext:value-type="string">
            <text:p>Λάμπος</text:p>
          </table:table-cell>
          <table:table-cell table:style-name="ce55" office:value-type="string" calcext:value-type="string">
            <text:p>Lampo</text:p>
          </table:table-cell>
          <table:table-cell table:number-columns-repeated="2" table:style-name="ce55" office:value-type="string" calcext:value-type="string">
            <text:p>Lampos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8.185@Λάμπέ[2]</text:p>
          </table:table-cell>
          <table:table-cell table:style-name="ce55" office:value-type="string" calcext:value-type="string">
            <text:p>GRIMM</text:p>
          </table:table-cell>
          <table:table-cell table:style-name="ce75" office:value-type="string" calcext:value-type="string">
            <text:p><text:a xlink:href="https://demgol.units.it/lemma.do?&amp;langSupport=pt" xlink:type="simple">https://demgol.units.it/lemma.do?&amp;langSupport=pt</text:a></text:p>
          </table:table-cell>
          <table:table-cell table:style-name="ce55" office:value-type="string" calcext:value-type="string">
            <text:p>2-Um dos cavalos da quadriga de Heitor, junto com Éton, Podargo e Xanto.</text:p>
          </table:table-cell>
          <table:table-cell table:style-name="ce55" office:value-type="string" calcext:value-type="string">
            <text:p>não há registro.</text:p>
          </table:table-cell>
          <table:table-cell table:number-columns-repeated="1013"/>
        </table:table-row>
        <table:table-row table:style-name="ro1">
          <table:table-cell table:style-name="ce55" office:value-type="string" calcext:value-type="string">
            <text:p>Λαόγονο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Λαοδάμα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Λαοδάμεια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Λαοδίκη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Λαοδόκο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Λαοθόη</text:p>
          </table:table-cell>
          <table:table-cell table:style-name="ce55" office:value-type="string" calcext:value-type="string">
            <text:p>Laótoe</text:p>
          </table:table-cell>
          <table:table-cell table:style-name="ce55" office:value-type="string" calcext:value-type="string">
            <text:p>Laothoè</text:p>
          </table:table-cell>
          <table:table-cell table:style-name="ce55" office:value-type="string" calcext:value-type="string">
            <text:p>Laothoe</text:p>
          </table:table-cell>
          <table:table-cell table:style-name="ce55" office:value-type="string" calcext:value-type="string">
            <text:p>antr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22.48@Λαοθόη[1]</text:p>
          </table:table-cell>
          <table:table-cell table:style-name="ce55" office:value-type="string" calcext:value-type="string">
            <text:p>bio-myth-Smith</text:p>
          </table:table-cell>
          <table:table-cell table:style-name="ce55" office:value-type="string" calcext:value-type="string">
            <text:p><text:a xlink:href="http://cts.perseids.org/api/cts?request=GetPassage&amp;urn=urn:cts:pdlrefwk:viaf88890045.003.perseus-eng1:L.laothoe_1" xlink:type="simple">urn:cts:pdlrefwk:viaf88890045.003.perseus-eng1:L.laothoe_1</text:a></text:p>
          </table:table-cell>
          <table:table-cell table:style-name="ce55" office:value-type="string" calcext:value-type="string">
            <text:p>1-Filha de Altes, rei de Leleges; de Príamo gerou Licáon e Polidoro.</text:p>
          </table:table-cell>
          <table:table-cell table:style-name="ce55" office:value-type="string" calcext:value-type="string">
            <text:p>não há registro.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Λαομέδω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Λαπίθη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Λάρισα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Λειώκριτ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Λεκτό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Λέλεγε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Λεοντεύ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Λεοντώ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Λέσβ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Λευκάς</text:p>
          </table:table-cell>
          <table:table-cell table:style-name="ce39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Λεῦκος</text:p>
          </table:table-cell>
          <table:table-cell table:style-name="ce39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Λήϊτος</text:p>
          </table:table-cell>
          <table:table-cell table:style-name="ce55" table:number-columns-repeated="6"/>
          <table:table-cell table:style-name="ce39"/>
          <table:table-cell table:style-name="ce55" table:number-columns-repeated="2"/>
          <table:table-cell table:style-name="ce39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Λῆμνος</text:p>
          </table:table-cell>
          <table:table-cell table:style-name="ce55" table:number-columns-repeated="6"/>
          <table:table-cell table:style-name="ce39"/>
          <table:table-cell table:style-name="ce55" table:number-columns-repeated="2"/>
          <table:table-cell table:style-name="ce39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Λητώ</text:p>
          </table:table-cell>
          <table:table-cell table:style-name="ce55" table:number-columns-repeated="6"/>
          <table:table-cell table:style-name="ce39"/>
          <table:table-cell table:style-name="ce55" table:number-columns-repeated="2"/>
          <table:table-cell table:style-name="ce39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Λιμνώρεια</text:p>
          </table:table-cell>
          <table:table-cell table:style-name="ce55" office:value-type="string" calcext:value-type="string">
            <text:p>Limnoreia</text:p>
          </table:table-cell>
          <table:table-cell table:style-name="ce55" office:value-type="string" calcext:value-type="string">
            <text:p>Limnóreia</text:p>
          </table:table-cell>
          <table:table-cell table:style-name="ce55" office:value-type="string" calcext:value-type="string">
            <text:p>Limnoria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18.41@Λιμνώρεια[1]</text:p>
          </table:table-cell>
          <table:table-cell table:style-name="ce39"/>
          <table:table-cell table:style-name="ce55" office:value-type="string" calcext:value-type="string">
            <text:p>não encontrei no Smith nem GRIMM</text:p>
          </table:table-cell>
          <table:table-cell table:style-name="ce55" office:value-type="string" calcext:value-type="string">
            <text:p>1-Uma das Nereides.</text:p>
          </table:table-cell>
          <table:table-cell table:style-name="ce39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Λίνδ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Λίν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Λύκαστο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Λυκάων</text:p>
          </table:table-cell>
          <table:table-cell table:style-name="ce55" office:value-type="string" calcext:value-type="string">
            <text:p>Licáon</text:p>
          </table:table-cell>
          <table:table-cell table:style-name="ce55" office:value-type="string" calcext:value-type="string">
            <text:p>Lykâon</text:p>
          </table:table-cell>
          <table:table-cell table:style-name="ce55" office:value-type="string" calcext:value-type="string">
            <text:p>Lycaon</text:p>
          </table:table-cell>
          <table:table-cell table:style-name="ce55" office:value-type="string" calcext:value-type="string">
            <text:p>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2.826@Λυκάονος[1]</text:p>
          </table:table-cell>
          <table:table-cell table:style-name="ce55" office:value-type="string" calcext:value-type="string">
            <text:p>bio-myth-Smith</text:p>
          </table:table-cell>
          <table:table-cell table:style-name="ce55" office:value-type="string" calcext:value-type="string">
            <text:p><text:a xlink:href="http://cts.perseids.org/api/cts?request=GetPassage&amp;urn=urn:cts:pdlrefwk:viaf88890045.003.perseus-eng1:L.lycaon_2" xlink:type="simple">urn:cts:pdlrefwk:viaf88890045.003.perseus-eng1:L.lycaon_2</text:a></text:p>
          </table:table-cell>
          <table:table-cell table:style-name="ce55" office:value-type="string" calcext:value-type="string">
            <text:p>1-Um dos filhos de Príamo e Laótoe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Λυκία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Λυκομήδη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Λυκοῦργ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Λυκοφόντη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Λυκόφρω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Λύκτ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Λύκω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Λυρνησσό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Λύσανδρο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Μαίανδρος</text:p>
          </table:table-cell>
          <table:table-cell table:style-name="ce55" table:number-columns-repeated="3"/>
          <table:table-cell table:style-name="ce55" office:value-type="string" calcext:value-type="string">
            <text:p>top.</text:p>
          </table:table-cell>
          <table:table-cell table:style-name="ce55" table:number-columns-repeated="6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Μαῖρα</text:p>
          </table:table-cell>
          <table:table-cell table:style-name="ce108" office:value-type="string" calcext:value-type="string">
            <text:p>Maira</text:p>
          </table:table-cell>
          <table:table-cell table:number-columns-repeated="2" table:style-name="ce55" office:value-type="string" calcext:value-type="string">
            <text:p>Maera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18.48@Μαῖρα[1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s://cts.perseids.org/api/cts?request=GetPassage&amp;urn=urn:cts:pdlrefwk:viaf88890045.003.perseus-eng1:M.maera_2" xlink:type="simple">urn:cts:pdlrefwk:viaf88890045.003.perseus-eng1:M.maera_2</text:a></text:p>
          </table:table-cell>
          <table:table-cell table:style-name="ce55" office:value-type="string" calcext:value-type="string">
            <text:p>1-Uma Nereide.</text:p>
          </table:table-cell>
          <table:table-cell table:style-name="ce55" office:value-type="string" calcext:value-type="string">
            <text:p>não há registro.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Μαίων</text:p>
          </table:table-cell>
          <table:table-cell table:style-name="ce55" office:value-type="string" calcext:value-type="string">
            <text:p>Méon</text:p>
          </table:table-cell>
          <table:table-cell table:style-name="ce55" office:value-type="string" calcext:value-type="string">
            <text:p>Maèon</text:p>
          </table:table-cell>
          <table:table-cell table:style-name="ce55" office:value-type="string" calcext:value-type="string">
            <text:p>Maeon</text:p>
          </table:table-cell>
          <table:table-cell table:style-name="ce55" office:value-type="string" calcext:value-type="string">
            <text:p>mit./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4.394@Μαίων[1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s://cts.perseids.org/api/cts?request=GetPassage&amp;urn=urn:cts:pdlrefwk:viaf88890045.003.perseus-eng1:M.maeon_1" xlink:type="simple">urn:cts:pdlrefwk:viaf88890045.003.perseus-eng1:M.maeon_1</text:a></text:p>
          </table:table-cell>
          <table:table-cell table:style-name="ce55" office:value-type="string" calcext:value-type="string">
            <text:p>1-Filho do tebano Hémon. </text:p>
          </table:table-cell>
          <table:table-cell table:style-name="ce55" office:value-type="string" calcext:value-type="string">
            <text:p>não há registro.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Μαντίνεια</text:p>
          </table:table-cell>
          <table:table-cell table:style-name="ce39" table:number-columns-repeated="3"/>
          <table:table-cell table:style-name="ce55" office:value-type="string" calcext:value-type="string">
            <text:p>top.</text:p>
          </table:table-cell>
          <table:table-cell table:style-name="ce39" table:number-columns-repeated="6"/>
          <table:table-cell table:number-columns-repeated="1013"/>
        </table:table-row>
        <table:table-row table:style-name="ro1">
          <table:table-cell table:style-name="ce39" office:value-type="string" calcext:value-type="string">
            <text:p>Μάκαρ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Μάρι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Μαρπήσσ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Μάση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Μάστωρ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Μαχάω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Μέγαρα</text:p>
          </table:table-cell>
          <table:table-cell table:style-name="ce39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Μεγάδη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Μεγαρεύ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Μεγάρη</text:p>
          </table:table-cell>
          <table:table-cell table:style-name="ce39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Μέγης</text:p>
          </table:table-cell>
          <table:table-cell table:style-name="ce39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Μεδεώ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Μέδω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Μελάνθιος</text:p>
          </table:table-cell>
          <table:table-cell table:style-name="ce55" table:number-columns-repeated="10"/>
          <table:table-cell table:style-name="ce9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Μελάνιππος</text:p>
          </table:table-cell>
          <table:table-cell table:style-name="ce55" table:number-columns-repeated="10"/>
          <table:table-cell table:style-name="ce9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Μέλας</text:p>
          </table:table-cell>
          <table:table-cell table:style-name="ce55" office:value-type="string" calcext:value-type="string">
            <text:p>Mela</text:p>
          </table:table-cell>
          <table:table-cell table:style-name="ce55" office:value-type="string" calcext:value-type="string">
            <text:p>Mélas</text:p>
          </table:table-cell>
          <table:table-cell table:style-name="ce55" office:value-type="string" calcext:value-type="string">
            <text:p>Melas</text:p>
          </table:table-cell>
          <table:table-cell table:style-name="ce55" office:value-type="string" calcext:value-type="string">
            <text:p>antr.</text:p>
          </table:table-cell>
          <table:table-cell table:style-name="ce55" office:value-type="string" calcext:value-type="string">
            <text:p>M.</text:p>
          </table:table-cell>
          <table:table-cell table:style-name="ce55" office:value-type="string" calcext:value-type="string">
            <text:p>urn:cts:greekLit:tlg0012.tlg001.perseus-grc2:14.117@Μέλας[1]</text:p>
          </table:table-cell>
          <table:table-cell table:style-name="ce55" office:value-type="string" calcext:value-type="string">
            <text:p>bio-myth-Smith</text:p>
          </table:table-cell>
          <table:table-cell table:style-name="ce55" office:value-type="string" calcext:value-type="string">
            <text:p>urn:cts:pdlrefwk:viaf88890045.003.perseus-eng1:M.melas_4</text:p>
          </table:table-cell>
          <table:table-cell table:style-name="ce55" office:value-type="string" calcext:value-type="string">
            <text:p>1-Filho de Porteu e irmão de Ágrio e Eneu.</text:p>
          </table:table-cell>
          <table:table-cell table:style-name="ce55" office:value-type="string" calcext:value-type="string">
            <text:p>o termo existe no DDGP como nome comum, mas a definição como nome próprio não está contemplada</text:p>
          </table:table-cell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Μελέαγρο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Μελίβοια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Μελίτη</text:p>
          </table:table-cell>
          <table:table-cell table:style-name="ce55" office:value-type="string" calcext:value-type="string">
            <text:p>Mélite</text:p>
          </table:table-cell>
          <table:table-cell table:style-name="ce55" office:value-type="string" calcext:value-type="string">
            <text:p>Mélitè</text:p>
          </table:table-cell>
          <table:table-cell table:style-name="ce55" office:value-type="string" calcext:value-type="string">
            <text:p>Melite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18.42@Μελίτη[1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s://cts.perseids.org/api/cts?request=GetPassage&amp;urn=urn:cts:pdlrefwk:viaf88890045.003.perseus-eng1:M.melite_1" xlink:type="simple">urn:cts:pdlrefwk:viaf88890045.003.perseus-eng1:M.melite_1</text:a></text:p>
          </table:table-cell>
          <table:table-cell table:style-name="ce55" office:value-type="string" calcext:value-type="string">
            <text:p>1-Uma das Nereides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Μενέλαο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Μενεσθεύς</text:p>
          </table:table-cell>
          <table:table-cell table:style-name="ce55" office:value-type="string" calcext:value-type="string">
            <text:p>Menesteu</text:p>
          </table:table-cell>
          <table:table-cell table:style-name="ce55" office:value-type="string" calcext:value-type="string">
            <text:p>Ménesthée</text:p>
          </table:table-cell>
          <table:table-cell table:style-name="ce55" office:value-type="string" calcext:value-type="string">
            <text:p>Menestheus</text:p>
          </table:table-cell>
          <table:table-cell table:style-name="ce55" office:value-type="string" calcext:value-type="string">
            <text:p>antr.</text:p>
          </table:table-cell>
          <table:table-cell table:style-name="ce55" office:value-type="string" calcext:value-type="string">
            <text:p>M.</text:p>
          </table:table-cell>
          <table:table-cell table:style-name="ce55" office:value-type="string" calcext:value-type="string">
            <text:p>urn:cts:greekLit:tlg0012.tlg001.perseus-grc2:2.552@Μενεσθεύς[1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://cts.perseids.org/api/cts?request=GetPassage&amp;urn=urn:cts:pdlrefwk:viaf88890045.003.perseus-eng1:M.menestheus_1" xlink:type="simple">urn:cts:pdlrefwk:viaf88890045.003.perseus-eng1:M.menestheus_1</text:a></text:p>
          </table:table-cell>
          <table:table-cell table:style-name="ce55" office:value-type="string" calcext:value-type="string">
            <text:p>1-Um filho de Peteus, um rei ateniense, que liderou os atenienses contra Tróia, e superou todos os outros mortais em cavalos de guerra e homens para a batalha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Μενέσθης</text:p>
          </table:table-cell>
          <table:table-cell table:style-name="ce55" office:value-type="string" calcext:value-type="string">
            <text:p>Menéstenes</text:p>
          </table:table-cell>
          <table:table-cell table:style-name="ce55" office:value-type="string" calcext:value-type="string">
            <text:p>Ménesthès</text:p>
          </table:table-cell>
          <table:table-cell table:style-name="ce55" office:value-type="string" calcext:value-type="string">
            <text:p>Menesthes</text:p>
          </table:table-cell>
          <table:table-cell table:style-name="ce55" office:value-type="string" calcext:value-type="string">
            <text:p>antr.</text:p>
          </table:table-cell>
          <table:table-cell table:style-name="ce55" office:value-type="string" calcext:value-type="string">
            <text:p>M.</text:p>
          </table:table-cell>
          <table:table-cell table:style-name="ce55" office:value-type="string" calcext:value-type="string">
            <text:p>urn:cts:greekLit:tlg0012.tlg001.perseus-grc2:5.609@Μενέσθην[1]</text:p>
          </table:table-cell>
          <table:table-cell table:style-name="ce55" office:value-type="string" calcext:value-type="string">
            <text:p>não encontrei no Smith, mas sim no Topos</text:p>
          </table:table-cell>
          <table:table-cell table:style-name="ce75" office:value-type="string" calcext:value-type="string">
            <text:p><text:a xlink:href="https://topostext.org/work/2#5.59" xlink:type="simple">https://topostext.org/work/2#5.59</text:a></text:p>
          </table:table-cell>
          <table:table-cell table:style-name="ce39" table:number-columns-repeated="2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Μενέσθιος</text:p>
          </table:table-cell>
          <table:table-cell table:style-name="ce39"/>
          <table:table-cell table:style-name="ce91"/>
          <table:table-cell table:style-name="ce39" table:number-columns-repeated="8"/>
          <table:table-cell table:number-columns-repeated="1013"/>
        </table:table-row>
        <table:table-row table:style-name="ro1">
          <table:table-cell table:style-name="ce39" office:value-type="string" calcext:value-type="string">
            <text:p>Μενοίτιος</text:p>
          </table:table-cell>
          <table:table-cell table:style-name="ce39"/>
          <table:table-cell table:style-name="ce91"/>
          <table:table-cell table:style-name="ce39" table:number-columns-repeated="8"/>
          <table:table-cell table:number-columns-repeated="1013"/>
        </table:table-row>
        <table:table-row table:style-name="ro1">
          <table:table-cell table:style-name="ce39" office:value-type="string" calcext:value-type="string">
            <text:p>Μέντης</text:p>
          </table:table-cell>
          <table:table-cell table:style-name="ce39"/>
          <table:table-cell table:style-name="ce91"/>
          <table:table-cell table:style-name="ce39" table:number-columns-repeated="8"/>
          <table:table-cell table:number-columns-repeated="1013"/>
        </table:table-row>
        <table:table-row table:style-name="ro1">
          <table:table-cell table:style-name="ce39" office:value-type="string" calcext:value-type="string">
            <text:p>Μέντωρ</text:p>
          </table:table-cell>
          <table:table-cell table:style-name="ce39"/>
          <table:table-cell table:style-name="ce91"/>
          <table:table-cell table:style-name="ce39" table:number-columns-repeated="8"/>
          <table:table-cell table:number-columns-repeated="1013"/>
        </table:table-row>
        <table:table-row table:style-name="ro1">
          <table:table-cell table:style-name="ce39" office:value-type="string" calcext:value-type="string">
            <text:p>Μένων</text:p>
          </table:table-cell>
          <table:table-cell table:style-name="ce39"/>
          <table:table-cell table:style-name="ce91"/>
          <table:table-cell table:style-name="ce39" table:number-columns-repeated="8"/>
          <table:table-cell table:number-columns-repeated="1013"/>
        </table:table-row>
        <table:table-row table:style-name="ro1">
          <table:table-cell table:style-name="ce39" office:value-type="string" calcext:value-type="string">
            <text:p>Μέρμερ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Μέροψ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Μέσθλη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Μέσση</text:p>
          </table:table-cell>
          <table:table-cell table:style-name="ce39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Μηδεσικάστ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Μηδίς</text:p>
          </table:table-cell>
          <table:table-cell table:style-name="ce39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Μῆδος</text:p>
          </table:table-cell>
          <table:table-cell table:style-name="ce39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Μηθών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Μηκιστεύ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Μῃονί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Μηριόνη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Μήστωρ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Μίδεια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Μίλητ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Μινύει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Μίνω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Μνῆσ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Μοῖρα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Μολίω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Μόλ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Μόρυ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Μούλι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Μοῦσα</text:p>
          </table:table-cell>
          <table:table-cell table:style-name="ce39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Μυγδώ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Μύδω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Μυκάλ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Μυκαλησσό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Μυκήν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Μύνη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Μύρινα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Μυσό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Νάστη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Ναυβολίδη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Νεοπτόλεμ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Νέστωρ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Νηλεύς</text:p>
          </table:table-cell>
          <table:table-cell table:style-name="ce39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Νημερτής</text:p>
          </table:table-cell>
          <table:table-cell table:style-name="ce55" office:value-type="string" calcext:value-type="string">
            <text:p>Nemertes</text:p>
          </table:table-cell>
          <table:table-cell table:style-name="ce55" office:value-type="string" calcext:value-type="string">
            <text:p>Nèmertès</text:p>
          </table:table-cell>
          <table:table-cell table:style-name="ce55" office:value-type="string" calcext:value-type="string">
            <text:p>Nemertes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18.46@Νημερτής[1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s://cts.perseids.org/api/cts?request=GetPassage&amp;urn=urn:cts:pdlrefwk:viaf88890045.003.perseus-eng1:N.nemertes_1" xlink:type="simple">urn:cts:pdlrefwk:viaf88890045.003.perseus-eng1:N.nemertes_1</text:a></text:p>
          </table:table-cell>
          <table:table-cell table:style-name="ce39" table:number-columns-repeated="2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Νήριτος</text:p>
          </table:table-cell>
          <table:table-cell table:style-name="ce39" table:number-columns-repeated="2"/>
          <table:table-cell table:style-name="ce39" office:value-type="string" calcext:value-type="string">
            <text:p>Neritus</text:p>
          </table:table-cell>
          <table:table-cell table:style-name="ce39" table:number-columns-repeated="3"/>
          <table:table-cell table:style-name="ce91" table:number-columns-repeated="4"/>
          <table:table-cell table:number-columns-repeated="1013"/>
        </table:table-row>
        <table:table-row table:style-name="ro1">
          <table:table-cell table:style-name="ce55" office:value-type="string" calcext:value-type="string">
            <text:p>Νησαίη; Νησαία</text:p>
          </table:table-cell>
          <table:table-cell table:style-name="ce55" office:value-type="string" calcext:value-type="string">
            <text:p>Neseia</text:p>
          </table:table-cell>
          <table:table-cell table:style-name="ce55" office:value-type="string" calcext:value-type="string">
            <text:p>Nèsaea</text:p>
          </table:table-cell>
          <table:table-cell table:style-name="ce55" office:value-type="string" calcext:value-type="string">
            <text:p>Nesaia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18.40@Νησαίη[1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s://cts.perseids.org/api/cts?request=GetPassage&amp;urn=urn:cts:pdlrefwk:viaf88890045.003.perseus-eng1:N.nesaia_1" xlink:type="simple">urn:cts:pdlrefwk:viaf88890045.003.perseus-eng1:N.nesaia_1</text:a></text:p>
          </table:table-cell>
          <table:table-cell table:style-name="ce55" office:value-type="string" calcext:value-type="string">
            <text:p>1-Uma das Nereidas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Νικεύς</text:p>
          </table:table-cell>
          <table:table-cell table:style-name="ce91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Νιόβ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Νιρεύς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Νῖσα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Νίσυρος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Νοήμων</text:p>
          </table:table-cell>
          <table:table-cell table:style-name="ce55" office:value-type="string" calcext:value-type="string">
            <text:p>Noémon</text:p>
          </table:table-cell>
          <table:table-cell table:style-name="ce55" office:value-type="string" calcext:value-type="string">
            <text:p>Noèmôn</text:p>
          </table:table-cell>
          <table:table-cell table:style-name="ce55" office:value-type="string" calcext:value-type="string">
            <text:p>Noemon</text:p>
          </table:table-cell>
          <table:table-cell table:style-name="ce55" office:value-type="string" calcext:value-type="string">
            <text:p>antr./mit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5.678@Νοήμονά[1]</text:p>
          </table:table-cell>
          <table:table-cell table:style-name="ce55" table:number-columns-repeated="2"/>
          <table:table-cell table:style-name="ce55" office:value-type="string" calcext:value-type="string">
            <text:p>1-Guerreiro lício do séquito de Sarpédon morto por Odisseu, junto com outros companheiros, dentre os quais Cérano, Alastor, Crómio, Alcandro, Hálio, e Prítanis.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39" office:value-type="string" calcext:value-type="string">
            <text:p>Νομίων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Νότος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Ξάνθος</text:p>
          </table:table-cell>
          <table:table-cell table:style-name="ce55" office:value-type="string" calcext:value-type="string">
            <text:p>Xanto</text:p>
          </table:table-cell>
          <table:table-cell table:style-name="ce55" office:value-type="string" calcext:value-type="string">
            <text:p>Xantho</text:p>
          </table:table-cell>
          <table:table-cell table:style-name="ce55" office:value-type="string" calcext:value-type="string">
            <text:p>Xanthus</text:p>
          </table:table-cell>
          <table:table-cell table:style-name="ce55" office:value-type="string" calcext:value-type="string">
            <text:p>mit./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5.152@Ξάνθόν[1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s://cts.perseids.org/api/cts?request=GetPassage&amp;urn=urn:cts:pdlrefwk:viaf88890045.003.perseus-eng1:X.xanthus_2" xlink:type="simple">urn:cts:pdlrefwk:viaf88890045.003.perseus-eng1:X.xanthus_2</text:a></text:p>
          </table:table-cell>
          <table:table-cell table:style-name="ce55" office:value-type="string" calcext:value-type="string">
            <text:p>1-Filho de Fénops e irmão de Tóon, morto na por Diomedes na guerra de Troia.</text:p>
          </table:table-cell>
          <table:table-cell table:style-name="ce55" office:value-type="string" calcext:value-type="string">
            <text:p>não há registro</text:p>
          </table:table-cell>
          <table:table-cell table:number-columns-repeated="1013"/>
        </table:table-row>
        <table:table-row table:style-name="ro1">
          <table:table-cell table:style-name="ce39" office:value-type="string" calcext:value-type="string">
            <text:p>Ξάνθος</text:p>
          </table:table-cell>
          <table:table-cell table:style-name="ce55" office:value-type="string" calcext:value-type="string">
            <text:p>Xanto</text:p>
          </table:table-cell>
          <table:table-cell table:style-name="ce55" office:value-type="string" calcext:value-type="string">
            <text:p>Xantho</text:p>
          </table:table-cell>
          <table:table-cell table:style-name="ce55" office:value-type="string" calcext:value-type="string">
            <text:p>Xanthus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16.149@Ξάνθον[2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s://cts.perseids.org/api/cts?request=GetPassage&amp;urn=urn:cts:pdlrefwk:viaf88890045.003.perseus-eng1:X.xanthus_5" xlink:type="simple">urn:cts:pdlrefwk:viaf88890045.003.perseus-eng1:X.xanthus_5</text:a></text:p>
          </table:table-cell>
          <table:table-cell table:style-name="ce55" office:value-type="string" calcext:value-type="string">
            <text:p>2-Cavalo de Aquiles.</text:p>
          </table:table-cell>
          <table:table-cell table:style-name="ce55" office:value-type="string" calcext:value-type="string">
            <text:p>não há registro</text:p>
          </table:table-cell>
          <table:table-cell table:number-columns-repeated="1013"/>
        </table:table-row>
        <table:table-row table:style-name="ro1">
          <table:table-cell table:style-name="ce39" office:value-type="string" calcext:value-type="string">
            <text:p>Ξάνθος</text:p>
          </table:table-cell>
          <table:table-cell table:style-name="ce55" office:value-type="string" calcext:value-type="string">
            <text:p>Xanto</text:p>
          </table:table-cell>
          <table:table-cell table:style-name="ce55" office:value-type="string" calcext:value-type="string">
            <text:p>Xantho</text:p>
          </table:table-cell>
          <table:table-cell table:style-name="ce55" office:value-type="string" calcext:value-type="string">
            <text:p>Xanthus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8.185@Ξάνθέ[3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s://cts.perseids.org/api/cts?request=GetPassage&amp;urn=urn:cts:pdlrefwk:viaf88890045.003.perseus-eng1:X.xanthus_5" xlink:type="simple">urn:cts:pdlrefwk:viaf88890045.003.perseus-eng1:X.xanthus_5</text:a></text:p>
          </table:table-cell>
          <table:table-cell table:style-name="ce55" office:value-type="string" calcext:value-type="string">
            <text:p>3-Um dos cavalhos da quadriga de Heitor, junto com Éton, Lampos e Podargo.</text:p>
          </table:table-cell>
          <table:table-cell table:style-name="ce55" office:value-type="string" calcext:value-type="string">
            <text:p>não há registro</text:p>
          </table:table-cell>
          <table:table-cell table:number-columns-repeated="1013"/>
        </table:table-row>
        <table:table-row table:style-name="ro1">
          <table:table-cell table:style-name="ce39" office:value-type="string" calcext:value-type="string">
            <text:p>Ξάνθος</text:p>
          </table:table-cell>
          <table:table-cell table:style-name="ce55" office:value-type="string" calcext:value-type="string">
            <text:p>Xanto</text:p>
          </table:table-cell>
          <table:table-cell table:style-name="ce55" office:value-type="string" calcext:value-type="string">
            <text:p>Xantho</text:p>
          </table:table-cell>
          <table:table-cell table:style-name="ce55" office:value-type="string" calcext:value-type="string">
            <text:p>Xanthus</text:p>
          </table:table-cell>
          <table:table-cell table:style-name="ce55" office:value-type="string" calcext:value-type="string">
            <text:p>top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6.172@Ξάνθόν[4]</text:p>
          </table:table-cell>
          <table:table-cell table:style-name="ce55" office:value-type="string" calcext:value-type="string">
            <text:p>Pleiades</text:p>
          </table:table-cell>
          <table:table-cell table:style-name="ce75" office:value-type="string" calcext:value-type="string">
            <text:p><text:a xlink:href="https://pleiades.stoa.org/places/639166" xlink:type="simple">https://pleiades.stoa.org/places/639166</text:a></text:p>
          </table:table-cell>
          <table:table-cell table:style-name="ce55" office:value-type="string" calcext:value-type="string">
            <text:p>4-Uma cidade e um rio da Lícia.</text:p>
          </table:table-cell>
          <table:table-cell table:style-name="ce55" office:value-type="string" calcext:value-type="string">
            <text:p>não há registro</text:p>
          </table:table-cell>
          <table:table-cell table:number-columns-repeated="1013"/>
        </table:table-row>
        <table:table-row table:style-name="ro1">
          <table:table-cell table:style-name="ce55" office:value-type="string" calcext:value-type="string">
            <text:p>Ὀδίος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Ὀδυσσεύς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Ὀθρυονεύς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Ὀιλεύς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Οἰνεύς</text:p>
          </table:table-cell>
          <table:table-cell table:style-name="ce55" office:value-type="string" calcext:value-type="string">
            <text:p>Eneu</text:p>
          </table:table-cell>
          <table:table-cell table:style-name="ce55" office:value-type="string" calcext:value-type="string">
            <text:p>OEnée</text:p>
          </table:table-cell>
          <table:table-cell table:style-name="ce55" office:value-type="string" calcext:value-type="string">
            <text:p>Oeneus</text:p>
          </table:table-cell>
          <table:table-cell table:style-name="ce55" office:value-type="string" calcext:value-type="string">
            <text:p>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14.117@Οἰνεὺς[1]</text:p>
          </table:table-cell>
          <table:table-cell table:style-name="ce55" office:value-type="string" calcext:value-type="string">
            <text:p>bio-myth-Smith</text:p>
          </table:table-cell>
          <table:table-cell table:style-name="ce55" office:value-type="string" calcext:value-type="string">
            <text:p>urn:cts:pdlrefwk:viaf88890045.003.perseus-eng1:O.oeneus_3</text:p>
          </table:table-cell>
          <table:table-cell table:style-name="ce55" office:value-type="string" calcext:value-type="string">
            <text:p>1-Foi rei de Cálidon. Filho de Porteu, irmão de Ágrio e Mela, pai de Tideu e avô de Diomedes.</text:p>
          </table:table-cell>
          <table:table-cell table:style-name="ce55" office:value-type="string" calcext:value-type="string">
            <text:p>não há registro</text:p>
          </table:table-cell>
          <table:table-cell table:number-columns-repeated="1013"/>
        </table:table-row>
        <table:table-row table:style-name="ro1">
          <table:table-cell table:style-name="ce55" office:value-type="string" calcext:value-type="string">
            <text:p>Οἰνόμα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Οἰόθε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Οἶον</text:p>
          </table:table-cell>
          <table:table-cell table:style-name="ce39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Οἴτυλ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Οἰχαλία</text:p>
          </table:table-cell>
          <table:table-cell table:style-name="ce39" table:number-columns-repeated="3"/>
          <table:table-cell table:style-name="ce55" office:value-type="string" calcext:value-type="string">
            <text:p>top.</text:p>
          </table:table-cell>
          <table:table-cell table:style-name="ce39" table:number-columns-repeated="6"/>
          <table:table-cell table:number-columns-repeated="1013"/>
        </table:table-row>
        <table:table-row table:style-name="ro1">
          <table:table-cell table:style-name="ce55" office:value-type="string" calcext:value-type="string">
            <text:p>Ὀλιζώ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Ὀλοοσσών</text:p>
          </table:table-cell>
          <table:table-cell table:style-name="ce55" table:number-columns-repeated="9"/>
          <table:table-cell table:style-name="ce39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Ὄλυμπος</text:p>
          </table:table-cell>
          <table:table-cell table:style-name="ce55" table:number-columns-repeated="9"/>
          <table:table-cell table:style-name="ce39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Ὀνήτωρ</text:p>
          </table:table-cell>
          <table:table-cell table:style-name="ce55" table:number-columns-repeated="9"/>
          <table:table-cell table:style-name="ce39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Ὀπίτης</text:p>
          </table:table-cell>
          <table:table-cell table:style-name="ce55" table:number-columns-repeated="9"/>
          <table:table-cell table:style-name="ce39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Ὀπόεις</text:p>
          </table:table-cell>
          <table:table-cell table:style-name="ce55" table:number-columns-repeated="9"/>
          <table:table-cell table:style-name="ce39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Ὀρέσβιος</text:p>
          </table:table-cell>
          <table:table-cell table:style-name="ce55" table:number-columns-repeated="9"/>
          <table:table-cell table:style-name="ce39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Ὀρέστης</text:p>
          </table:table-cell>
          <table:table-cell table:style-name="ce55" table:number-columns-repeated="9"/>
          <table:table-cell table:style-name="ce39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Ὀρθαῖος</text:p>
          </table:table-cell>
          <table:table-cell table:style-name="ce55" table:number-columns-repeated="9"/>
          <table:table-cell table:style-name="ce39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Ὄρθη</text:p>
          </table:table-cell>
          <table:table-cell table:style-name="ce55" table:number-columns-repeated="9"/>
          <table:table-cell table:style-name="ce39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Ὀρμένιος</text:p>
          </table:table-cell>
          <table:table-cell table:style-name="ce55" table:number-columns-repeated="3"/>
          <table:table-cell table:style-name="ce55" office:value-type="string" calcext:value-type="string">
            <text:p>top.</text:p>
          </table:table-cell>
          <table:table-cell table:style-name="ce55"/>
          <table:table-cell table:style-name="ce55" office:value-type="string" calcext:value-type="string">
            <text:p>urn:cts:greekLit:tlg0012.tlg001.perseus-grc2:2.734@Ὀρμένιον[1]</text:p>
          </table:table-cell>
          <table:table-cell table:style-name="ce55" office:value-type="string" calcext:value-type="string">
            <text:p>Topos</text:p>
          </table:table-cell>
          <table:table-cell table:style-name="ce75" office:value-type="string" calcext:value-type="string">
            <text:p><text:a xlink:href="https://topostext.org/place/394230UOrm" xlink:type="simple">https://topostext.org/place/394230UOrm</text:a></text:p>
          </table:table-cell>
          <table:table-cell table:style-name="ce55" office:value-type="string" calcext:value-type="string">
            <text:p>1-Cidade da Tessália.</text:p>
          </table:table-cell>
          <table:table-cell table:style-name="ce39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Ὀρμένιος/Ὄρμενος</text:p>
          </table:table-cell>
          <table:table-cell table:style-name="ce55" office:value-type="string" calcext:value-type="string">
            <text:p>Orménio</text:p>
          </table:table-cell>
          <table:table-cell table:style-name="ce55" office:value-type="string" calcext:value-type="string">
            <text:p>Orménios</text:p>
          </table:table-cell>
          <table:table-cell table:style-name="ce55" office:value-type="string" calcext:value-type="string">
            <text:p>Ormenius</text:p>
          </table:table-cell>
          <table:table-cell table:style-name="ce55" office:value-type="string" calcext:value-type="string">
            <text:p>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10.266@Ὀρμενίδαο[1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://cts.perseids.org/api/cts?request=GetPassage&amp;urn=urn:cts:pdlrefwk:viaf88890045.003.perseus-eng1:O.ormenus_1" xlink:type="simple">urn:cts:pdlrefwk:viaf88890045.003.perseus-eng1:O.ormenus_1</text:a></text:p>
          </table:table-cell>
          <table:table-cell table:style-name="ce55" office:value-type="string" calcext:value-type="string">
            <text:p>1-Pai de Amintor.</text:p>
          </table:table-cell>
          <table:table-cell table:style-name="ce39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Ὄρμενος</text:p>
          </table:table-cell>
          <table:table-cell table:style-name="ce55" office:value-type="string" calcext:value-type="string">
            <text:p>Órmeno</text:p>
          </table:table-cell>
          <table:table-cell table:style-name="ce55" office:value-type="string" calcext:value-type="string">
            <text:p>Orménos</text:p>
          </table:table-cell>
          <table:table-cell table:style-name="ce55" office:value-type="string" calcext:value-type="string">
            <text:p>Ormenus</text:p>
          </table:table-cell>
          <table:table-cell table:style-name="ce55" office:value-type="string" calcext:value-type="string">
            <text:p>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8.274@Ὄρμενον[1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://cts.perseids.org/api/cts?request=GetPassage&amp;urn=urn:cts:pdlrefwk:viaf88890045.003.perseus-eng1:O.ormenus_2" xlink:type="simple">urn:cts:pdlrefwk:viaf88890045.003.perseus-eng1:O.ormenus_2</text:a></text:p>
          </table:table-cell>
          <table:table-cell table:style-name="ce55" office:value-type="string" calcext:value-type="string">
            <text:p>1-Troiano morto por Teucro.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39" office:value-type="string" calcext:value-type="string">
            <text:p>Ὄρμενος</text:p>
          </table:table-cell>
          <table:table-cell table:style-name="ce55" office:value-type="string" calcext:value-type="string">
            <text:p>Órmeno</text:p>
          </table:table-cell>
          <table:table-cell table:style-name="ce55" office:value-type="string" calcext:value-type="string">
            <text:p>Orménos</text:p>
          </table:table-cell>
          <table:table-cell table:style-name="ce55" office:value-type="string" calcext:value-type="string">
            <text:p>Ormenus</text:p>
          </table:table-cell>
          <table:table-cell table:style-name="ce55" office:value-type="string" calcext:value-type="string">
            <text:p>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12.187@Ὄρμενον2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://cts.perseids.org/api/cts?request=GetPassage&amp;urn=urn:cts:pdlrefwk:viaf88890045.003.perseus-eng1:O.ormenus_2" xlink:type="simple">urn:cts:pdlrefwk:viaf88890045.003.perseus-eng1:O.ormenus_2</text:a></text:p>
          </table:table-cell>
          <table:table-cell table:style-name="ce55" office:value-type="string" calcext:value-type="string">
            <text:p>2-Troiano morto por Polipetes.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55" office:value-type="string" calcext:value-type="string">
            <text:p>Ὀρνειαί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Ὀρσίλοχος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Ὀρτίλοχος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Ὀρχόμενος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Ὄσσα</text:p>
          </table:table-cell>
          <table:table-cell table:style-name="ce55" office:value-type="string" calcext:value-type="string">
            <text:p>Ossa</text:p>
          </table:table-cell>
          <table:table-cell table:style-name="ce55" office:value-type="string" calcext:value-type="string">
            <text:p>Ossas</text:p>
          </table:table-cell>
          <table:table-cell table:style-name="ce55" office:value-type="string" calcext:value-type="string">
            <text:p>Ossa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2.93@ὄσσα[1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://cts.perseids.org/api/cts?request=GetPassage&amp;urn=urn:cts:pdlrefwk:viaf88890045.003.perseus-eng1:O.ossa_1" xlink:type="simple">urn:cts:pdlrefwk:viaf88890045.003.perseus-eng1:O.ossa_1</text:a></text:p>
          </table:table-cell>
          <table:table-cell table:style-name="ce55" office:value-type="string" calcext:value-type="string">
            <text:p>1-Personificação de rumor, mensageiro de Zeus.</text:p>
          </table:table-cell>
          <table:table-cell table:style-name="ce55"/>
          <table:table-cell table:number-columns-repeated="1013"/>
        </table:table-row>
        <table:table-row table:style-name="ro1">
          <table:table-cell table:style-name="ce39" office:value-type="string" calcext:value-type="string">
            <text:p>Ὄσσα</text:p>
          </table:table-cell>
          <table:table-cell table:style-name="ce55" office:value-type="string" calcext:value-type="string">
            <text:p>Ossa</text:p>
          </table:table-cell>
          <table:table-cell table:style-name="ce55" office:value-type="string" calcext:value-type="string">
            <text:p>Ossas</text:p>
          </table:table-cell>
          <table:table-cell table:style-name="ce55" office:value-type="string" calcext:value-type="string">
            <text:p>Ossa</text:p>
          </table:table-cell>
          <table:table-cell table:style-name="ce55" office:value-type="string" calcext:value-type="string">
            <text:p>top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não aparece na Ilíada como topônimo</text:p>
          </table:table-cell>
          <table:table-cell table:style-name="ce55" office:value-type="string" calcext:value-type="string">
            <text:p>Pleiades</text:p>
          </table:table-cell>
          <table:table-cell table:style-name="ce75" office:value-type="string" calcext:value-type="string">
            <text:p><text:a xlink:href="http://pleiades.stoa.org/places/540993" xlink:type="simple">http://pleiades.stoa.org/places/540993</text:a></text:p>
          </table:table-cell>
          <table:table-cell table:style-name="ce55" office:value-type="string" calcext:value-type="string">
            <text:p>1-Um monte na Tessália.</text:p>
          </table:table-cell>
          <table:table-cell table:style-name="ce75" office:value-type="string" calcext:value-type="string">
            <text:p><text:a xlink:href="http://perseidas.fclar.unesp.br/s.php?pattern=ὄσσα*&amp;submit=Buscar+-+Search" xlink:type="simple">http://perseidas.fclar.unesp.br/s.php?pattern=%E1%BD%84%CF%83%CF%83%CE%B1*&amp;submit=Buscar+-+Search</text:a></text:p>
          </table:table-cell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Ὀτρεύ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Ὀτρυντεύ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Οὐκαλέγω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Οὐρανό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Ὀχήσι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αιά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αιήω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Πάλμυ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55" office:value-type="string" calcext:value-type="string">
            <text:p>Πάμμω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άνδαρ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ανδίων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άνδοκος</text:p>
          </table:table-cell>
          <table:table-cell table:style-name="ce55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άνθοο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ανοπεύ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ανόπη</text:p>
          </table:table-cell>
          <table:table-cell table:style-name="ce55" office:value-type="string" calcext:value-type="string">
            <text:p>Pânope (Panopeia)</text:p>
          </table:table-cell>
          <table:table-cell table:style-name="ce55" office:value-type="string" calcext:value-type="string">
            <text:p>Panopè</text:p>
          </table:table-cell>
          <table:table-cell table:style-name="ce55" office:value-type="string" calcext:value-type="string">
            <text:p>Panope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18.45@Πανόπη[1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s://cts.perseids.org/api/cts?request=GetPassage&amp;urn=urn:cts:pdlrefwk:viaf88890045.003.perseus-eng1:P.panope_1" xlink:type="simple">urn:cts:pdlrefwk:viaf88890045.003.perseus-eng1:P.panope_1</text:a></text:p>
          </table:table-cell>
          <table:table-cell table:style-name="ce55" office:value-type="string" calcext:value-type="string">
            <text:p>1-Uma das Nereides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αρθένιος</text:p>
          </table:table-cell>
          <table:table-cell table:style-name="ce39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άρις</text:p>
          </table:table-cell>
          <table:table-cell table:style-name="ce39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άρος</text:p>
          </table:table-cell>
          <table:table-cell table:style-name="ce39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αρρασία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ασιθέ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άτροκλ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αφλαγώ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ειρίθο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είρο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είρω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είσανδρ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εισήνωρ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ελάγων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έλαγο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ελίη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ελλήνη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έλοψ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έργαμον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ερίβοια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εριήρη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εριμήδη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έριμο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ερίφα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εριφήτη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ερκώσιο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ερκώτη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ερσεφόνεια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ερσεύ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ετεών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ετεώ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ήδαιο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ήδασο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ηλεγών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ηλεύ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ήλιον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ηνειό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ηνέλεω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ηρείη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ιδύτη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ιερία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ιτθεύ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ιτύεια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λάκο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λάταια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λευρών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λειάδε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οδαλείριο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οδάργη</text:p>
          </table:table-cell>
          <table:table-cell table:style-name="ce55" office:value-type="string" calcext:value-type="string">
            <text:p>Podarge</text:p>
          </table:table-cell>
          <table:table-cell table:style-name="ce55" office:value-type="string" calcext:value-type="string">
            <text:p>Podargè</text:p>
          </table:table-cell>
          <table:table-cell table:style-name="ce55" office:value-type="string" calcext:value-type="string">
            <text:p>Podarge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16.150@Ποδάργη[1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s://cts.perseids.org/api/cts?request=GetPassage&amp;urn=urn:cts:pdlrefwk:viaf88890045.003.perseus-eng1:P.podarge_1" xlink:type="simple">urn:cts:pdlrefwk:viaf88890045.003.perseus-eng1:P.podarge_1</text:a></text:p>
          </table:table-cell>
          <table:table-cell table:style-name="ce55" office:value-type="string" calcext:value-type="string">
            <text:p>1-Personificação de ventos tempestuosos. Na Ilíada, uma hárpia que gerara do vento Zéfiro os cavalos de Aquiles, Xanto e Bálio.</text:p>
          </table:table-cell>
          <table:table-cell table:style-name="ce55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όδαργος</text:p>
          </table:table-cell>
          <table:table-cell table:style-name="ce55" office:value-type="string" calcext:value-type="string">
            <text:p>Podargo</text:p>
          </table:table-cell>
          <table:table-cell table:style-name="ce55" office:value-type="string" calcext:value-type="string">
            <text:p>Podargos</text:p>
          </table:table-cell>
          <table:table-cell table:style-name="ce55" office:value-type="string" calcext:value-type="string">
            <text:p>Podargus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8.185@Πόδαργε[1]</text:p>
          </table:table-cell>
          <table:table-cell table:style-name="ce55" office:value-type="string" calcext:value-type="string">
            <text:p>GRIMM</text:p>
          </table:table-cell>
          <table:table-cell table:style-name="ce75" office:value-type="string" calcext:value-type="string">
            <text:p><text:a xlink:href="https://demgol.units.it/lemma.do?&amp;langSupport=pt" xlink:type="simple">https://demgol.units.it/lemma.do?&amp;langSupport=pt</text:a></text:p>
          </table:table-cell>
          <table:table-cell table:style-name="ce55" office:value-type="string" calcext:value-type="string">
            <text:p>1-Um dos cavalos da quadriga de Heitor, junto com Éton, Lampo e Xanto.</text:p>
          </table:table-cell>
          <table:table-cell table:style-name="ce55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όδαργος</text:p>
          </table:table-cell>
          <table:table-cell table:style-name="ce55" office:value-type="string" calcext:value-type="string">
            <text:p>Podargo</text:p>
          </table:table-cell>
          <table:table-cell table:style-name="ce55" office:value-type="string" calcext:value-type="string">
            <text:p>Podargos</text:p>
          </table:table-cell>
          <table:table-cell table:style-name="ce55" office:value-type="string" calcext:value-type="string">
            <text:p>Podargus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23.295@Πόδαργον[2]</text:p>
          </table:table-cell>
          <table:table-cell table:style-name="ce55" office:value-type="string" calcext:value-type="string">
            <text:p>GRIMM</text:p>
          </table:table-cell>
          <table:table-cell table:style-name="ce75" office:value-type="string" calcext:value-type="string">
            <text:p><text:a xlink:href="https://demgol.units.it/lemma.do?&amp;langSupport=pt" xlink:type="simple">https://demgol.units.it/lemma.do?&amp;langSupport=pt</text:a></text:p>
          </table:table-cell>
          <table:table-cell table:style-name="ce55" office:value-type="string" calcext:value-type="string">
            <text:p>2-Cavalo de Agamémnon.</text:p>
          </table:table-cell>
          <table:table-cell table:style-name="ce55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οδάρκης</text:p>
          </table:table-cell>
          <table:table-cell table:style-name="ce55" office:value-type="string" calcext:value-type="string">
            <text:p>Podarces</text:p>
          </table:table-cell>
          <table:table-cell table:style-name="ce55" office:value-type="string" calcext:value-type="string">
            <text:p>Podarkès</text:p>
          </table:table-cell>
          <table:table-cell table:style-name="ce55" office:value-type="string" calcext:value-type="string">
            <text:p>Podarces</text:p>
          </table:table-cell>
          <table:table-cell table:style-name="ce55" office:value-type="string" calcext:value-type="string">
            <text:p>mit./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2.704@Ποδάρκης[1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s://cts.perseids.org/api/cts?request=GetPassage&amp;urn=urn:cts:pdlrefwk:viaf88890045.003.perseus-eng1:P.podarces_2" xlink:type="simple">urn:cts:pdlrefwk:viaf88890045.003.perseus-eng1:P.podarces_2</text:a></text:p>
          </table:table-cell>
          <table:table-cell table:style-name="ce55" office:value-type="string" calcext:value-type="string">
            <text:p>1-Comandante tessálio, filho de Íficlo e Fílaco, irmão de Protesilau.</text:p>
          </table:table-cell>
          <table:table-cell table:style-name="ce55" office:value-type="string" calcext:value-type="string">
            <text:p>não há registro</text:p>
          </table:table-cell>
          <table:table-cell table:number-columns-repeated="1013"/>
        </table:table-row>
        <table:table-row table:style-name="ro1">
          <table:table-cell table:style-name="ce39" office:value-type="string" calcext:value-type="string">
            <text:p>Ποδῆς</text:p>
          </table:table-cell>
          <table:table-cell table:style-name="ce91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ολίτης</text:p>
          </table:table-cell>
          <table:table-cell table:style-name="ce91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όλυβ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ολυδεύκη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ολυδώρ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ολύδωρ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ολύειδ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ολύϊδ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ολύκτωρ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ολυμήλ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ολύμηλ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ολυνείκη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ολύξεινο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106" office:value-type="string" calcext:value-type="string">
            <text:p>Πολυποίτης</text:p>
          </table:table-cell>
          <table:table-cell table:style-name="ce109" table:number-columns-repeated="5"/>
          <table:table-cell table:style-name="ce113" office:value-type="string" calcext:value-type="string">
            <text:p><text:a xlink:href="https://scaife-cts.perseus.org/api/cts?request=GetPassage&amp;urn=urn:cts:greekLit:tlg0012.tlg001.perseus-grc2:12.182" xlink:type="simple">urn:cts:greekLit:tlg0012.tlg001.perseus-grc2:12.182</text:a></text:p>
          </table:table-cell>
          <table:table-cell table:style-name="ce109" table:number-columns-repeated="4"/>
          <table:table-cell table:style-name="ce9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ολύφημο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ολυφήτη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ολυφόντης</text:p>
          </table:table-cell>
          <table:table-cell table:style-name="ce55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οσειδῶν</text:p>
          </table:table-cell>
          <table:table-cell table:style-name="ce55" office:value-type="string" calcext:value-type="string">
            <text:p>Posídon</text:p>
          </table:table-cell>
          <table:table-cell table:style-name="ce55" office:value-type="string" calcext:value-type="string">
            <text:p>Poseidôn</text:p>
          </table:table-cell>
          <table:table-cell table:style-name="ce55" office:value-type="string" calcext:value-type="string">
            <text:p>Poseidon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13.43@Ποσειδάων[1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://cts.perseids.org/api/cts?request=GetPassage&amp;urn=urn:cts:pdlrefwk:viaf88890045.003.perseus-eng1:P.poseidon_1" xlink:type="simple">urn:cts:pdlrefwk:viaf88890045.003.perseus-eng1:P.poseidon_1</text:a></text:p>
          </table:table-cell>
          <table:table-cell table:style-name="ce55" office:value-type="string" calcext:value-type="string">
            <text:p>1-Deus (das águas) do mar, filho de Crono e Reia.</text:p>
          </table:table-cell>
          <table:table-cell table:style-name="ce75" office:value-type="string" calcext:value-type="string">
            <text:p><text:a xlink:href="http://perseidas.fclar.unesp.br/s.php?pattern=Ποσειδῶν*&amp;submit=Buscar+-+Search" xlink:type="simple">http://perseidas.fclar.unesp.br/s.php?pattern=%CE%A0%CE%BF%CF%83%CE%B5%CE%B9%CE%B4%E1%BF%B6%CE%BD*&amp;submit=Buscar+-+Search</text:a></text:p>
          </table:table-cell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ουλυδάμα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ράκτι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ράμνει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ρίαμ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ροθοήνωρ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ρόθο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ροθόω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ροῖτ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ρόμαχ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ρόνο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ροτιάω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ρύτανις</text:p>
          </table:table-cell>
          <table:table-cell table:style-name="ce55" office:value-type="string" calcext:value-type="string">
            <text:p>Prítanis</text:p>
          </table:table-cell>
          <table:table-cell table:number-columns-repeated="2" table:style-name="ce39" office:value-type="string" calcext:value-type="string">
            <text:p>Prytanis</text:p>
          </table:table-cell>
          <table:table-cell table:style-name="ce55" office:value-type="string" calcext:value-type="string">
            <text:p>antr./mit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5.678@Πρύτανίν[1]</text:p>
          </table:table-cell>
          <table:table-cell table:style-name="ce39" table:number-columns-repeated="2"/>
          <table:table-cell table:style-name="ce55" office:value-type="string" calcext:value-type="string">
            <text:p>1-1-Guerreiro lício do séquito de Sarpédon morto por Odisseu, junto com outros companheiros, dentre os quais Cérano, Alastor, Crómio, Alcandro, Hálio e Noémon.</text:p>
          </table:table-cell>
          <table:table-cell table:style-name="ce39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ρωτεσίλα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ρωτεύς</text:p>
          </table:table-cell>
          <table:table-cell table:style-name="ce39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ρωτώ</text:p>
          </table:table-cell>
          <table:table-cell table:number-columns-repeated="3" table:style-name="ce55" office:value-type="string" calcext:value-type="string">
            <text:p>Proto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18.43@Πρωτώ[1]</text:p>
          </table:table-cell>
          <table:table-cell table:style-name="ce55" office:value-type="string" calcext:value-type="string">
            <text:p>GRIMM</text:p>
          </table:table-cell>
          <table:table-cell table:style-name="ce75" office:value-type="string" calcext:value-type="string">
            <text:p><text:a xlink:href="https://demgol.units.it/lemma.do?id=965" xlink:type="simple">https://demgol.units.it/lemma.do?id=965</text:a></text:p>
          </table:table-cell>
          <table:table-cell table:style-name="ce55" office:value-type="string" calcext:value-type="string">
            <text:p>1-Uma das Nereides.</text:p>
          </table:table-cell>
          <table:table-cell table:style-name="ce55" office:value-type="string" calcext:value-type="string">
            <text:p>não há registro</text:p>
          </table:table-cell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Πτελεόν</text:p>
          </table:table-cell>
          <table:table-cell table:style-name="ce91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τολεμαῖ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υθ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υθώ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υλαιμένη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υλάρτη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υλήν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ύλι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ύλ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ύλω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υραίχμη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ύρασ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Πύρις</text:p>
          </table:table-cell>
          <table:table-cell table:style-name="ce39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Ῥαδάμανθυςθυ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Ῥέα</text:p>
          </table:table-cell>
          <table:table-cell table:style-name="ce55" office:value-type="string" calcext:value-type="string">
            <text:p>Reia</text:p>
          </table:table-cell>
          <table:table-cell table:style-name="ce55" office:value-type="string" calcext:value-type="string">
            <text:p>Rhéa</text:p>
          </table:table-cell>
          <table:table-cell table:style-name="ce55" office:value-type="string" calcext:value-type="string">
            <text:p>Rhea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15.187@Ῥέα[1]</text:p>
          </table:table-cell>
          <table:table-cell table:style-name="ce55" office:value-type="string" calcext:value-type="string">
            <text:p>bio-myth-Smith</text:p>
          </table:table-cell>
          <table:table-cell table:style-name="ce55" office:value-type="string" calcext:value-type="string">
            <text:p>urn:cts:pdlrefwk:viaf88890045.003.perseus-eng1:R.rhea_1</text:p>
          </table:table-cell>
          <table:table-cell table:style-name="ce55" office:value-type="string" calcext:value-type="string">
            <text:p>1-Filha de Urano e Gaia (Geia), irmã e esposa de Cronos, mãe de Zeus, Posídon, Hades, Hera, Deméter, Héstia.</text:p>
          </table:table-cell>
          <table:table-cell table:style-name="ce75" office:value-type="string" calcext:value-type="string">
            <text:p><text:a xlink:href="http://perseidas.fclar.unesp.br/s.php?pattern=ῥέα*&amp;submit=Buscar+-+Search" xlink:type="simple">http://perseidas.fclar.unesp.br/s.php?pattern=%E1%BF%A5%E1%BD%B3%CE%B1*&amp;submit=Buscar+-+Search</text:a></text:p>
          </table:table-cell>
          <table:table-cell table:number-columns-repeated="1013"/>
        </table:table-row>
        <table:table-row table:style-name="ro1">
          <table:table-cell table:style-name="ce39" office:value-type="string" calcext:value-type="string">
            <text:p>Ῥήνη</text:p>
          </table:table-cell>
          <table:table-cell table:style-name="ce55"/>
          <table:table-cell table:style-name="ce39" table:number-columns-repeated="9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Ῥῆσος</text:p>
          </table:table-cell>
          <table:table-cell table:style-name="ce55"/>
          <table:table-cell table:style-name="ce39" table:number-columns-repeated="9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Ῥίγμος</text:p>
          </table:table-cell>
          <table:table-cell table:style-name="ce108"/>
          <table:table-cell table:style-name="ce55" office:value-type="string" calcext:value-type="string">
            <text:p>Rhigmos</text:p>
          </table:table-cell>
          <table:table-cell table:style-name="ce55" office:value-type="string" calcext:value-type="string">
            <text:p>Rhigmus</text:p>
          </table:table-cell>
          <table:table-cell table:style-name="ce55" office:value-type="string" calcext:value-type="string">
            <text:p>antr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20.485@Ῥίγμον[1]</text:p>
          </table:table-cell>
          <table:table-cell table:style-name="ce39" table:number-columns-repeated="2"/>
          <table:table-cell table:style-name="ce55" office:value-type="string" calcext:value-type="string">
            <text:p>1-Um trácio morto por Aquíles.</text:p>
          </table:table-cell>
          <table:table-cell table:style-name="ce39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Ῥίπη</text:p>
          </table:table-cell>
          <table:table-cell table:style-name="ce91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Ῥοδί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Ῥόδ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Ῥύτιό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Σαγγάρι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Σαλαμί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Σάμ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Σαρπηδώ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Σατνιόει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Σάτνιο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Σειρή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Σέλαγ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Σελλήει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Σεμέλ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Σήσαμ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Σηστό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Σίντιε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Σκῶλ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Σπάρτ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Σπειώ</text:p>
          </table:table-cell>
          <table:table-cell table:style-name="ce55" office:value-type="string" calcext:value-type="string">
            <text:p>Espio</text:p>
          </table:table-cell>
          <table:table-cell table:style-name="ce55" office:value-type="string" calcext:value-type="string">
            <text:p>Spéio</text:p>
          </table:table-cell>
          <table:table-cell table:style-name="ce55" office:value-type="string" calcext:value-type="string">
            <text:p>Speio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18.40@Σπειώ[1]</text:p>
          </table:table-cell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s://cts.perseids.org/api/cts?request=GetPassage&amp;urn=urn:cts:pdlrefwk:viaf88890045.003.perseus-eng1:S.speio_1" xlink:type="simple">urn:cts:pdlrefwk:viaf88890045.003.perseus-eng1:S.speio_1</text:a></text:p>
          </table:table-cell>
          <table:table-cell table:style-name="ce55" office:value-type="string" calcext:value-type="string">
            <text:p>1-Uma das Nereides.</text:p>
          </table:table-cell>
          <table:table-cell table:style-name="ce55" office:value-type="string" calcext:value-type="string">
            <text:p>não há registro</text:p>
          </table:table-cell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Σθενέλαος</text:p>
          </table:table-cell>
          <table:table-cell table:style-name="ce55" table:number-columns-repeated="9"/>
          <table:table-cell table:style-name="ce39"/>
          <table:table-cell table:number-columns-repeated="1013"/>
        </table:table-row>
        <table:table-row table:style-name="ro1">
          <table:table-cell table:style-name="ce39" office:value-type="string" calcext:value-type="string">
            <text:p>Σθένελος</text:p>
          </table:table-cell>
          <table:table-cell table:style-name="ce55" table:number-columns-repeated="9"/>
          <table:table-cell table:style-name="ce39"/>
          <table:table-cell table:number-columns-repeated="1013"/>
        </table:table-row>
        <table:table-row table:style-name="ro1">
          <table:table-cell table:style-name="ce39" office:value-type="string" calcext:value-type="string">
            <text:p>Σικυών</text:p>
          </table:table-cell>
          <table:table-cell table:style-name="ce55" table:number-columns-repeated="9"/>
          <table:table-cell table:style-name="ce39"/>
          <table:table-cell table:number-columns-repeated="1013"/>
        </table:table-row>
        <table:table-row table:style-name="ro1">
          <table:table-cell table:style-name="ce39" office:value-type="string" calcext:value-type="string">
            <text:p>Σιμόεις</text:p>
          </table:table-cell>
          <table:table-cell table:style-name="ce55" table:number-columns-repeated="9"/>
          <table:table-cell table:style-name="ce39"/>
          <table:table-cell table:number-columns-repeated="1013"/>
        </table:table-row>
        <table:table-row table:style-name="ro1">
          <table:table-cell table:style-name="ce39" office:value-type="string" calcext:value-type="string">
            <text:p>Σίντιες</text:p>
          </table:table-cell>
          <table:table-cell table:style-name="ce55" table:number-columns-repeated="9"/>
          <table:table-cell table:style-name="ce39"/>
          <table:table-cell table:number-columns-repeated="1013"/>
        </table:table-row>
        <table:table-row table:style-name="ro1">
          <table:table-cell table:style-name="ce39" office:value-type="string" calcext:value-type="string">
            <text:p>Σίπυλος</text:p>
          </table:table-cell>
          <table:table-cell table:style-name="ce55" table:number-columns-repeated="9"/>
          <table:table-cell table:style-name="ce39"/>
          <table:table-cell table:number-columns-repeated="1013"/>
        </table:table-row>
        <table:table-row table:style-name="ro1">
          <table:table-cell table:style-name="ce39" office:value-type="string" calcext:value-type="string">
            <text:p>Σίσυφος</text:p>
          </table:table-cell>
          <table:table-cell table:style-name="ce55" office:value-type="string" calcext:value-type="string">
            <text:p>Sísifo</text:p>
          </table:table-cell>
          <table:table-cell table:style-name="ce55" office:value-type="string" calcext:value-type="string">
            <text:p>Sisyphe</text:p>
          </table:table-cell>
          <table:table-cell table:style-name="ce55" office:value-type="string" calcext:value-type="string">
            <text:p>Sisyphus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6.153@Σίσυφος[1]</text:p>
          </table:table-cell>
          <table:table-cell table:style-name="ce55" office:value-type="string" calcext:value-type="string">
            <text:p>bio-myth-Smith</text:p>
          </table:table-cell>
          <table:table-cell table:style-name="ce55" office:value-type="string" calcext:value-type="string">
            <text:p><text:a xlink:href="https://cts.perseids.org/api/cts?request=GetPassage&amp;urn=urn:cts:pdlrefwk:viaf88890045.003.perseus-eng1:S.sisyphus_1" xlink:type="simple">urn:cts:pdlrefwk:viaf88890045.003.perseus-eng1:S.sisyphus_1</text:a></text:p>
          </table:table-cell>
          <table:table-cell table:style-name="ce55" office:value-type="string" calcext:value-type="string">
            <text:p>1-Filho de Éolo, teria construído as cidades de Éfira e Corínto.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39" office:value-type="string" calcext:value-type="string">
            <text:p>Σκάμανδρ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Σκάνδεια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Σκάρφ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Σκῦρ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Σκῶλ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Σόλυμοι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Σπει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Στέντωρ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Στιχί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Στρατί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Στρόφι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Στύξ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Στύμφαλ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Στύρα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Σύμ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Σφῆλ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Σχεδί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Σχοῖνος</text:p>
          </table:table-cell>
          <table:table-cell table:style-name="ce39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Σῶκ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Ταλαιμένη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Ταλθύβι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Τάρν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Τάρταρ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Τάρφ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Τεγέα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Τελαμώ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Τένεδος</text:p>
          </table:table-cell>
          <table:table-cell table:style-name="ce45" table:number-columns-repeated="10"/>
          <table:table-cell table:style-name="ce90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Τενθρηδών</text:p>
          </table:table-cell>
          <table:table-cell table:style-name="ce45" table:number-columns-repeated="10"/>
          <table:table-cell table:style-name="ce90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Τεῦκρος</text:p>
          </table:table-cell>
          <table:table-cell table:style-name="ce45" office:value-type="string" calcext:value-type="string">
            <text:p>Teucro</text:p>
          </table:table-cell>
          <table:table-cell table:style-name="ce45" office:value-type="string" calcext:value-type="string">
            <text:p>Teukros (Teucer)</text:p>
          </table:table-cell>
          <table:table-cell table:style-name="ce45" office:value-type="string" calcext:value-type="string">
            <text:p>Teucer</text:p>
          </table:table-cell>
          <table:table-cell table:style-name="ce45" office:value-type="string" calcext:value-type="string">
            <text:p>antr./mit.</text:p>
          </table:table-cell>
          <table:table-cell table:style-name="ce45" office:value-type="string" calcext:value-type="string">
            <text:p>M</text:p>
          </table:table-cell>
          <table:table-cell table:style-name="ce45" office:value-type="string" calcext:value-type="string">
            <text:p>urn:cts:greekLit:tlg0012.tlg001.perseus-grc2:6.31@Τεῦκρος[1]</text:p>
          </table:table-cell>
          <table:table-cell table:style-name="ce45" office:value-type="string" calcext:value-type="string">
            <text:p>bio-myth-Smith</text:p>
          </table:table-cell>
          <table:table-cell table:style-name="ce118" office:value-type="string" calcext:value-type="string">
            <text:p><text:a xlink:href="https://cts.perseids.org/api/cts?request=GetPassage&amp;urn=urn:cts:pdlrefwk:viaf88890045.003.perseus-eng1:T.teucer_2" xlink:type="simple">urn:cts:pdlrefwk:viaf88890045.003.perseus-eng1:T.teucer_2</text:a></text:p>
          </table:table-cell>
          <table:table-cell table:style-name="ce45" office:value-type="string" calcext:value-type="string">
            <text:p>1-Um filho de Télamon e Hesíone, de Creta, era um meio-irmão de Ájax e o melhor arqueiro entre os gregos de Tróia.</text:p>
          </table:table-cell>
          <table:table-cell table:style-name="ce118" office:value-type="string" calcext:value-type="string">
            <text:p><text:a xlink:href="http://perseidas.fclar.unesp.br/s.php?pattern=Τεῦκρος*&amp;submit=Buscar+-+Search" xlink:type="simple">http://perseidas.fclar.unesp.br/s.php?pattern=%CE%A4%CE%B5%E1%BF%A6%CE%BA%CF%81%CE%BF%CF%82*&amp;submit=Buscar+-+Search</text:a></text:p>
          </table:table-cell>
          <table:table-cell table:style-name="ce90" table:number-columns-repeated="16"/>
          <table:table-cell table:number-columns-repeated="997"/>
        </table:table-row>
        <table:table-row table:style-name="ro1">
          <table:table-cell table:style-name="ce104" office:value-type="string" calcext:value-type="string">
            <text:p>Τηθύς</text:p>
          </table:table-cell>
          <table:table-cell table:style-name="ce45" office:value-type="string" calcext:value-type="string">
            <text:p>Tétis</text:p>
          </table:table-cell>
          <table:table-cell table:style-name="ce45" office:value-type="string" calcext:value-type="string">
            <text:p>Téthys</text:p>
          </table:table-cell>
          <table:table-cell table:style-name="ce45" office:value-type="string" calcext:value-type="string">
            <text:p>Tethys</text:p>
          </table:table-cell>
          <table:table-cell table:style-name="ce45" office:value-type="string" calcext:value-type="string">
            <text:p>mit.</text:p>
          </table:table-cell>
          <table:table-cell table:style-name="ce45" office:value-type="string" calcext:value-type="string">
            <text:p>F</text:p>
          </table:table-cell>
          <table:table-cell table:style-name="ce45" office:value-type="string" calcext:value-type="string">
            <text:p>urn:cts:greekLit:tlg0012.tlg001.perseus-grc2:14.201@Τηθύν[1]</text:p>
          </table:table-cell>
          <table:table-cell table:style-name="ce45" office:value-type="string" calcext:value-type="string">
            <text:p>bio-myth-Smith</text:p>
          </table:table-cell>
          <table:table-cell table:style-name="ce118" office:value-type="string" calcext:value-type="string">
            <text:p><text:a xlink:href="https://cts.perseids.org/api/cts?request=GetPassage&amp;urn=urn:cts:pdlrefwk:viaf88890045.003.perseus-eng1:T.tethys_1" xlink:type="simple">urn:cts:pdlrefwk:viaf88890045.003.perseus-eng1:T.tethys_1</text:a></text:p>
          </table:table-cell>
          <table:table-cell table:style-name="ce45" office:value-type="string" calcext:value-type="string">
            <text:p>1-Filha de Urano e Gaia, esposa de Oceano e mãe das Oceanides.</text:p>
          </table:table-cell>
          <table:table-cell table:style-name="ce45" office:value-type="string" calcext:value-type="string">
            <text:p>não há registro</text:p>
          </table:table-cell>
          <table:table-cell table:style-name="ce90" table:number-columns-repeated="16"/>
          <table:table-cell table:number-columns-repeated="997"/>
        </table:table-row>
        <table:table-row table:style-name="ro1">
          <table:table-cell table:style-name="ce104" office:value-type="string" calcext:value-type="string">
            <text:p>Τηλέμαχ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Τήρεια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Τιθωνό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Τίρυν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Τίταν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Τιταρησσό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Τληπόλεμ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Τμῶλ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Τραχί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Τρῆχ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Τρίκκ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Τροία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Τροίζη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Τρώ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Τρώϊλ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Τυδεύ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Τυφωεύ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Τυχίος</text:p>
          </table:table-cell>
          <table:table-cell table:style-name="ce55"/>
          <table:table-cell table:style-name="ce39" table:number-columns-repeated="9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104" office:value-type="string" calcext:value-type="string">
            <text:p>Ὑάμπολις</text:p>
          </table:table-cell>
          <table:table-cell table:style-name="ce55"/>
          <table:table-cell table:style-name="ce39" table:number-columns-repeated="9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104" office:value-type="string" calcext:value-type="string">
            <text:p>Ὕδη</text:p>
          </table:table-cell>
          <table:table-cell table:style-name="ce55"/>
          <table:table-cell table:style-name="ce55" office:value-type="string" calcext:value-type="string">
            <text:p>Hylée</text:p>
          </table:table-cell>
          <table:table-cell table:style-name="ce39" table:number-columns-repeated="8"/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Ὕλη</text:p>
          </table:table-cell>
          <table:table-cell table:style-name="ce55" office:value-type="string" calcext:value-type="string">
            <text:p>Hile</text:p>
          </table:table-cell>
          <table:table-cell table:style-name="ce55" office:value-type="string" calcext:value-type="string">
            <text:p>Hylè</text:p>
          </table:table-cell>
          <table:table-cell table:style-name="ce55" office:value-type="string" calcext:value-type="string">
            <text:p>Hyle</text:p>
          </table:table-cell>
          <table:table-cell table:style-name="ce55" office:value-type="string" calcext:value-type="string">
            <text:p>top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5.708@Ὕλῃ[1]</text:p>
          </table:table-cell>
          <table:table-cell table:style-name="ce55" office:value-type="string" calcext:value-type="string">
            <text:p>Pleiades/Topos</text:p>
          </table:table-cell>
          <table:table-cell table:style-name="ce55" office:value-type="string" calcext:value-type="string">
            <text:p>1-https://pleiades.stoa.org/places/540825</text:p>
          </table:table-cell>
          <table:table-cell table:style-name="ce55" office:value-type="string" calcext:value-type="string">
            <text:p>1-Uma cidade da Beócia.</text:p>
          </table:table-cell>
          <table:table-cell table:style-name="ce55" office:value-type="string" calcext:value-type="string">
            <text:p>o termo existe no DDGP como nome comum, mas a definição como nome próprio não está contemplada</text:p>
          </table:table-cell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55" office:value-type="string" calcext:value-type="string">
            <text:p>Ὕλη</text:p>
          </table:table-cell>
          <table:table-cell table:style-name="ce55" office:value-type="string" calcext:value-type="string">
            <text:p>Hile</text:p>
          </table:table-cell>
          <table:table-cell table:style-name="ce55" office:value-type="string" calcext:value-type="string">
            <text:p>Hylè</text:p>
          </table:table-cell>
          <table:table-cell table:style-name="ce55" office:value-type="string" calcext:value-type="string">
            <text:p>Hyle</text:p>
          </table:table-cell>
          <table:table-cell table:style-name="ce55" office:value-type="string" calcext:value-type="string">
            <text:p>antr./mit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pdlrefwk:viaf88890045.003.perseus-eng1:H.hyle_1</text:p>
          </table:table-cell>
          <table:table-cell table:style-name="ce55" office:value-type="string" calcext:value-type="string">
            <text:p>bio-myth-Smith</text:p>
          </table:table-cell>
          <table:table-cell table:style-name="ce55" office:value-type="string" calcext:value-type="string">
            <text:p>urn:cts:pdlrefwk:viaf88890045.003.perseus-eng1:H.hyle_1</text:p>
          </table:table-cell>
          <table:table-cell table:style-name="ce55" office:value-type="string" calcext:value-type="string">
            <text:p>2-Uma filha de Thespius, de quem se acredita que a cidade de Hile na Beócia tenha derivado seu nome</text:p>
          </table:table-cell>
          <table:table-cell table:style-name="ce39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104" office:value-type="string" calcext:value-type="string">
            <text:p>Ὕλλος</text:p>
          </table:table-cell>
          <table:table-cell table:style-name="ce55" table:number-columns-repeated="5"/>
          <table:table-cell table:style-name="ce39"/>
          <table:table-cell table:style-name="ce55" office:value-type="string" calcext:value-type="string">
            <text:p>bio-myth-Smith</text:p>
          </table:table-cell>
          <table:table-cell table:style-name="ce75" office:value-type="string" calcext:value-type="string">
            <text:p><text:a xlink:href="http://cts.perseids.org/api/cts?request=GetPassage&amp;urn=urn:cts:pdlrefwk:viaf88890045.003.perseus-eng1:H.hymen_1" xlink:type="simple">urn:cts:pdlrefwk:viaf88890045.003.perseus-eng1:H.hymen_1</text:a></text:p>
          </table:table-cell>
          <table:table-cell table:style-name="ce55" office:value-type="string" calcext:value-type="string">
            <text:p>1-Deus dos casamentos.</text:p>
          </table:table-cell>
          <table:table-cell table:style-name="ce75" office:value-type="string" calcext:value-type="string">
            <text:p><text:a xlink:href="http://perseidas.fclar.unesp.br/s.php?pattern=ὑμήν*&amp;submit=Buscar+-+Search" xlink:type="simple">http://perseidas.fclar.unesp.br/s.php?pattern=%E1%BD%91%CE%BC%E1%BD%B5%CE%BD*&amp;submit=Buscar+-+Search</text:a></text:p>
          </table:table-cell>
          <table:table-cell table:style-name="ce98" table:number-columns-repeated="16"/>
          <table:table-cell table:number-columns-repeated="997"/>
        </table:table-row>
        <table:table-row table:style-name="ro1">
          <table:table-cell table:style-name="ce104" office:value-type="string" calcext:value-type="string">
            <text:p>Ὑπείρων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Ὑπείροχος</text:p>
          </table:table-cell>
          <table:table-cell table:style-name="ce55" office:value-type="string" calcext:value-type="string">
            <text:p>Hipéroco</text:p>
          </table:table-cell>
          <table:table-cell table:style-name="ce55" office:value-type="string" calcext:value-type="string">
            <text:p>Hypeirokhos</text:p>
          </table:table-cell>
          <table:table-cell table:style-name="ce55" office:value-type="string" calcext:value-type="string">
            <text:p>Hypeirochus</text:p>
          </table:table-cell>
          <table:table-cell table:style-name="ce55" office:value-type="string" calcext:value-type="string">
            <text:p>Antro./Mit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11.335@Ὑπείροχος[1]</text:p>
          </table:table-cell>
          <table:table-cell table:style-name="ce55" office:value-type="string" calcext:value-type="string">
            <text:p>bio-myth-Smith</text:p>
          </table:table-cell>
          <table:table-cell table:style-name="ce55" office:value-type="string" calcext:value-type="string">
            <text:p><text:a xlink:href="http://cts.perseids.org/api/cts?request=GetPassage&amp;urn=urn:cts:pdlrefwk:viaf88890045.003.perseus-eng1:H.hypeirochus_1" xlink:type="simple">urn:cts:pdlrefwk:viaf88890045.003.perseus-eng1:H.hypeirochus_1</text:a></text:p>
          </table:table-cell>
          <table:table-cell table:style-name="ce55" office:value-type="string" calcext:value-type="string">
            <text:p>1-Um troiano morto por Odisseu.</text:p>
          </table:table-cell>
          <table:table-cell table:style-name="ce55" office:value-type="string" calcext:value-type="string">
            <text:p>não há registro</text:p>
          </table:table-cell>
          <table:table-cell table:number-columns-repeated="1013"/>
        </table:table-row>
        <table:table-row table:style-name="ro1">
          <table:table-cell table:style-name="ce104" office:value-type="string" calcext:value-type="string">
            <text:p>Ὑπερήνωρ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Ὑπερησί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Ὑπερίω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Ὕπν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Ὑποθήβα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Ὑποπλακί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Ὑρί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Ὑρμίν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Ὑρτακίδη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Ὕρτακ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Ὕρτι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Ὑψήνορα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Ὑψιπύλ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Φαίνοψ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Φαιστό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Φάλκη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Φάρι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Φαυσιάδη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Φειά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Φείδα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Φείδιππ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Φένε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Φεραί</text:p>
          </table:table-cell>
          <table:table-cell table:style-name="ce39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104" office:value-type="string" calcext:value-type="string">
            <text:p>Φέρεκλος</text:p>
          </table:table-cell>
          <table:table-cell table:style-name="ce55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Φέρουσα</text:p>
          </table:table-cell>
          <table:table-cell table:style-name="ce55" office:value-type="string" calcext:value-type="string">
            <text:p>Ferusa</text:p>
          </table:table-cell>
          <table:table-cell table:style-name="ce55" office:value-type="string" calcext:value-type="string">
            <text:p>Phérousa</text:p>
          </table:table-cell>
          <table:table-cell table:style-name="ce55" office:value-type="string" calcext:value-type="string">
            <text:p>Pherusa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18.43@Φέρουσά[1]</text:p>
          </table:table-cell>
          <table:table-cell table:style-name="ce55" office:value-type="string" calcext:value-type="string">
            <text:p>bio-myth-Smith</text:p>
          </table:table-cell>
          <table:table-cell table:style-name="ce55" office:value-type="string" calcext:value-type="string">
            <text:p><text:a xlink:href="https://cts.perseids.org/api/cts?request=GetPassage&amp;urn=urn:cts:pdlrefwk:viaf88890045.003.perseus-eng1:P.pherusa_1" xlink:type="simple">urn:cts:pdlrefwk:viaf88890045.003.perseus-eng1:P.pherusa_1</text:a></text:p>
          </table:table-cell>
          <table:table-cell table:style-name="ce55" office:value-type="string" calcext:value-type="string">
            <text:p>1-Uma das Nereides.</text:p>
          </table:table-cell>
          <table:table-cell table:style-name="ce55" office:value-type="string" calcext:value-type="string">
            <text:p>não há registro</text:p>
          </table:table-cell>
          <table:table-cell table:number-columns-repeated="1013"/>
        </table:table-row>
        <table:table-row table:style-name="ro1">
          <table:table-cell table:style-name="ce104" office:value-type="string" calcext:value-type="string">
            <text:p>Φηγεύ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Φηρή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Φθία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Φιλήτωρ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Φιλοκτήτη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Φλεγύα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Φόβ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Φοῖβ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Φοῖνιξ</text:p>
          </table:table-cell>
          <table:table-cell table:style-name="ce39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104" office:value-type="string" calcext:value-type="string">
            <text:p>Φόρβα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Φόρκυ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Φρόντι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Φρύξ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Φρυγία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Φυλάκ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Φύλακ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Φύλα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Φυλεύ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Φυλομέδουσα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Χαλκί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104" office:value-type="string" calcext:value-type="string">
            <text:p>Χάλκω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Χάρις</text:p>
          </table:table-cell>
          <table:table-cell table:style-name="ce39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104" office:value-type="string" calcext:value-type="string">
            <text:p>Χάροπ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Χείρων</text:p>
          </table:table-cell>
          <table:table-cell table:style-name="ce39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104" office:value-type="string" calcext:value-type="string">
            <text:p>Χερσιδάμα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Χίμαιρα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Χί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Χῖ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Χῖ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Χρομίος</text:p>
          </table:table-cell>
          <table:table-cell table:style-name="ce55" office:value-type="string" calcext:value-type="string">
            <text:p>Crómio</text:p>
          </table:table-cell>
          <table:table-cell table:style-name="ce55" office:value-type="string" calcext:value-type="string">
            <text:p>Khromios</text:p>
          </table:table-cell>
          <table:table-cell table:style-name="ce55" office:value-type="string" calcext:value-type="string">
            <text:p>Chromius</text:p>
          </table:table-cell>
          <table:table-cell table:style-name="ce55" office:value-type="string" calcext:value-type="string">
            <text:p>antr./mit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4.295@Χρομίον[1]</text:p>
          </table:table-cell>
          <table:table-cell table:style-name="ce55" office:value-type="string" calcext:value-type="string">
            <text:p>GRIMM</text:p>
          </table:table-cell>
          <table:table-cell table:style-name="ce119" office:value-type="string" calcext:value-type="string">
            <text:p><text:a xlink:href="https://demgol.units.it/lemma.do?id=364" xlink:type="simple">https://demgol.units.it/lemma.do?id=364</text:a></text:p>
          </table:table-cell>
          <table:table-cell table:style-name="ce55" office:value-type="string" calcext:value-type="string">
            <text:p>1-Filho de Neleu.</text:p>
          </table:table-cell>
          <table:table-cell table:style-name="ce55" office:value-type="string" calcext:value-type="string">
            <text:p>não há registro</text:p>
          </table:table-cell>
          <table:table-cell table:style-name="ce9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Χρομίος</text:p>
          </table:table-cell>
          <table:table-cell table:style-name="ce55" office:value-type="string" calcext:value-type="string">
            <text:p>Crómio</text:p>
          </table:table-cell>
          <table:table-cell table:style-name="ce55" office:value-type="string" calcext:value-type="string">
            <text:p>Khromios</text:p>
          </table:table-cell>
          <table:table-cell table:style-name="ce55" office:value-type="string" calcext:value-type="string">
            <text:p>Chromius</text:p>
          </table:table-cell>
          <table:table-cell table:style-name="ce55" office:value-type="string" calcext:value-type="string">
            <text:p>antr./mit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5.160@Χρομίον[2]</text:p>
          </table:table-cell>
          <table:table-cell table:style-name="ce55" office:value-type="string" calcext:value-type="string">
            <text:p>GRIMM</text:p>
          </table:table-cell>
          <table:table-cell table:style-name="ce119" office:value-type="string" calcext:value-type="string">
            <text:p><text:a xlink:href="https://demgol.units.it/lemma.do?id=364" xlink:type="simple">https://demgol.units.it/lemma.do?id=364</text:a></text:p>
          </table:table-cell>
          <table:table-cell table:style-name="ce55" office:value-type="string" calcext:value-type="string">
            <text:p>2-Filhos de Príamo.</text:p>
          </table:table-cell>
          <table:table-cell table:style-name="ce55" office:value-type="string" calcext:value-type="string">
            <text:p>não há registro</text:p>
          </table:table-cell>
          <table:table-cell table:style-name="ce9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Χρομίος</text:p>
          </table:table-cell>
          <table:table-cell table:style-name="ce55" office:value-type="string" calcext:value-type="string">
            <text:p>Crómio</text:p>
          </table:table-cell>
          <table:table-cell table:style-name="ce55" office:value-type="string" calcext:value-type="string">
            <text:p>Khromios</text:p>
          </table:table-cell>
          <table:table-cell table:style-name="ce55" office:value-type="string" calcext:value-type="string">
            <text:p>Chromius</text:p>
          </table:table-cell>
          <table:table-cell table:style-name="ce55" office:value-type="string" calcext:value-type="string">
            <text:p>antr./mit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5.677@Χρομίον[3]</text:p>
          </table:table-cell>
          <table:table-cell table:style-name="ce55" office:value-type="string" calcext:value-type="string">
            <text:p>GRIMM</text:p>
          </table:table-cell>
          <table:table-cell table:style-name="ce119" office:value-type="string" calcext:value-type="string">
            <text:p><text:a xlink:href="https://demgol.units.it/lemma.do?id=364" xlink:type="simple">https://demgol.units.it/lemma.do?id=364</text:a></text:p>
          </table:table-cell>
          <table:table-cell table:style-name="ce55" office:value-type="string" calcext:value-type="string">
            <text:p>3-Guerreiro lício do séquito de Sarpédon morto por Odisseu, junto com outros companheiros, dentre os quais Cérano, Alastor, Alcandro, Hálio, Noémon e Prítanis.</text:p>
          </table:table-cell>
          <table:table-cell table:style-name="ce55" office:value-type="string" calcext:value-type="string">
            <text:p>não há registro</text:p>
          </table:table-cell>
          <table:table-cell table:style-name="ce9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Χρομίος</text:p>
          </table:table-cell>
          <table:table-cell table:style-name="ce55" office:value-type="string" calcext:value-type="string">
            <text:p>Crómio</text:p>
          </table:table-cell>
          <table:table-cell table:style-name="ce55" office:value-type="string" calcext:value-type="string">
            <text:p>Khromios</text:p>
          </table:table-cell>
          <table:table-cell table:style-name="ce55" office:value-type="string" calcext:value-type="string">
            <text:p>Chromius</text:p>
          </table:table-cell>
          <table:table-cell table:style-name="ce55" office:value-type="string" calcext:value-type="string">
            <text:p>antr./mit.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urn:cts:greekLit:tlg0012.tlg001.perseus-grc2:8.275@Χρομίον[4]</text:p>
          </table:table-cell>
          <table:table-cell table:style-name="ce55" office:value-type="string" calcext:value-type="string">
            <text:p>GRIMM</text:p>
          </table:table-cell>
          <table:table-cell table:style-name="ce119" office:value-type="string" calcext:value-type="string">
            <text:p><text:a xlink:href="https://demgol.units.it/lemma.do?id=364" xlink:type="simple">https://demgol.units.it/lemma.do?id=364</text:a></text:p>
          </table:table-cell>
          <table:table-cell table:style-name="ce55" office:value-type="string" calcext:value-type="string">
            <text:p>4-Um troiano morto por Teucro.</text:p>
          </table:table-cell>
          <table:table-cell table:style-name="ce55" office:value-type="string" calcext:value-type="string">
            <text:p>não há registro</text:p>
          </table:table-cell>
          <table:table-cell table:style-name="ce9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Χρύση</text:p>
          </table:table-cell>
          <table:table-cell table:style-name="ce55" office:value-type="string" calcext:value-type="string">
            <text:p>Crise</text:p>
          </table:table-cell>
          <table:table-cell table:style-name="ce55"/>
          <table:table-cell table:style-name="ce55" office:value-type="string" calcext:value-type="string">
            <text:p>Chryse</text:p>
          </table:table-cell>
          <table:table-cell table:style-name="ce55" office:value-type="string" calcext:value-type="string">
            <text:p>top.</text:p>
          </table:table-cell>
          <table:table-cell table:style-name="ce55" office:value-type="string" calcext:value-type="string">
            <text:p>F</text:p>
          </table:table-cell>
          <table:table-cell table:style-name="ce91"/>
          <table:table-cell table:style-name="ce55"/>
          <table:table-cell table:style-name="ce120"/>
          <table:table-cell table:style-name="ce55"/>
          <table:table-cell table:style-name="ce39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107" office:value-type="string" calcext:value-type="string">
            <text:p>Χρυσηΐς</text:p>
          </table:table-cell>
          <table:table-cell table:style-name="ce110" office:value-type="string" calcext:value-type="string">
            <text:p>Criseida</text:p>
          </table:table-cell>
          <table:table-cell table:style-name="ce110" office:value-type="string" calcext:value-type="string">
            <text:p>Khrysèïs</text:p>
          </table:table-cell>
          <table:table-cell table:style-name="ce110" office:value-type="string" calcext:value-type="string">
            <text:p>Chryseis</text:p>
          </table:table-cell>
          <table:table-cell table:style-name="ce110" office:value-type="string" calcext:value-type="string">
            <text:p>mit.</text:p>
          </table:table-cell>
          <table:table-cell table:style-name="ce110" office:value-type="string" calcext:value-type="string">
            <text:p>F</text:p>
          </table:table-cell>
          <table:table-cell table:style-name="ce114"/>
          <table:table-cell table:style-name="ce110" office:value-type="string" calcext:value-type="string">
            <text:p>bio-myth-Smith</text:p>
          </table:table-cell>
          <table:table-cell table:style-name="ce119" office:value-type="string" calcext:value-type="string">
            <text:p><text:a xlink:href="https://cts.perseids.org/api/cts?request=GetPassage&amp;urn=urn:cts:pdlrefwk:viaf88890045.003.perseus-eng1:C.chryseis_1" xlink:type="simple">urn:cts:pdlrefwk:viaf88890045.003.perseus-eng1:C.chryseis_1</text:a></text:p>
          </table:table-cell>
          <table:table-cell table:style-name="ce110" office:value-type="string" calcext:value-type="string">
            <text:p>1-Astínome (Ἀστυνόμη), filha de Crises</text:p>
          </table:table-cell>
          <table:table-cell table:style-name="ce107"/>
          <table:table-cell table:style-name="ce100" table:number-columns-repeated="16"/>
          <table:table-cell table:number-columns-repeated="997"/>
        </table:table-row>
        <table:table-row table:style-name="ro1">
          <table:table-cell table:style-name="ce107" office:value-type="string" calcext:value-type="string">
            <text:p>Χρύσης</text:p>
          </table:table-cell>
          <table:table-cell table:style-name="ce110" office:value-type="string" calcext:value-type="string">
            <text:p>Crises</text:p>
          </table:table-cell>
          <table:table-cell table:style-name="ce110" office:value-type="string" calcext:value-type="string">
            <text:p>Khrysès</text:p>
          </table:table-cell>
          <table:table-cell table:style-name="ce110" office:value-type="string" calcext:value-type="string">
            <text:p>Chryses</text:p>
          </table:table-cell>
          <table:table-cell table:style-name="ce110" office:value-type="string" calcext:value-type="string">
            <text:p>mit.</text:p>
          </table:table-cell>
          <table:table-cell table:style-name="ce110" office:value-type="string" calcext:value-type="string">
            <text:p>M</text:p>
          </table:table-cell>
          <table:table-cell table:style-name="ce114"/>
          <table:table-cell table:style-name="ce110" office:value-type="string" calcext:value-type="string">
            <text:p>bio-myth-Smith</text:p>
          </table:table-cell>
          <table:table-cell table:style-name="ce119" office:value-type="string" calcext:value-type="string">
            <text:p><text:a xlink:href="https://cts.perseids.org/api/cts?request=GetPassage&amp;urn=urn:cts:pdlrefwk:viaf88890045.003.perseus-eng1:C.chryses_1" xlink:type="simple">urn:cts:pdlrefwk:viaf88890045.003.perseus-eng1:C.chryses_1</text:a></text:p>
          </table:table-cell>
          <table:table-cell table:style-name="ce110" office:value-type="string" calcext:value-type="string">
            <text:p>1-Pai de Criseida (Astínome), por quem tenta sua libertação junto aos gregos.</text:p>
          </table:table-cell>
          <table:table-cell table:style-name="ce107"/>
          <table:table-cell table:style-name="ce71" table:number-columns-repeated="16"/>
          <table:table-cell table:number-columns-repeated="997"/>
        </table:table-row>
        <table:table-row table:style-name="ro1">
          <table:table-cell table:style-name="ce39" office:value-type="string" calcext:value-type="string">
            <text:p>Χρυσόθεμι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Χῶρος</text:p>
          </table:table-cell>
          <table:table-cell table:style-name="ce39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26" office:value-type="string" calcext:value-type="string">
            <text:p>Ὠκαλέ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Ὠκεανός</text:p>
          </table:table-cell>
          <table:table-cell table:style-name="ce39" table:number-columns-repeated="10"/>
          <table:table-cell table:style-name="ce61" table:number-columns-repeated="16"/>
          <table:table-cell table:number-columns-repeated="997"/>
        </table:table-row>
        <table:table-row table:style-name="ro1">
          <table:table-cell table:style-name="ce26" office:value-type="string" calcext:value-type="string">
            <text:p>Ὠλένιος</text:p>
          </table:table-cell>
          <table:table-cell table:style-name="ce91" table:number-columns-repeated="10"/>
          <table:table-cell table:style-name="ce89" table:number-columns-repeated="16"/>
          <table:table-cell table:number-columns-repeated="997"/>
        </table:table-row>
        <table:table-row table:style-name="ro1">
          <table:table-cell table:style-name="ce26" office:value-type="string" calcext:value-type="string">
            <text:p>Ὠλενίη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26" office:value-type="string" calcext:value-type="string">
            <text:p>Ὤλεν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26" office:value-type="string" calcext:value-type="string">
            <text:p>Ὥρα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39" office:value-type="string" calcext:value-type="string">
            <text:p>Ὠρείθυια</text:p>
          </table:table-cell>
          <table:table-cell table:style-name="ce55" office:value-type="string" calcext:value-type="string">
            <text:p>Oritia</text:p>
          </table:table-cell>
          <table:table-cell table:style-name="ce55" office:value-type="string" calcext:value-type="string">
            <text:p>Oreithyia (Orithyia)</text:p>
          </table:table-cell>
          <table:table-cell table:style-name="ce55" office:value-type="string" calcext:value-type="string">
            <text:p>Oreithyia</text:p>
          </table:table-cell>
          <table:table-cell table:style-name="ce55" office:value-type="string" calcext:value-type="string">
            <text:p>mit.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urn:cts:greekLit:tlg0012.tlg001.perseus-grc2:18.48@Ὠρείθυια[1]</text:p>
          </table:table-cell>
          <table:table-cell table:style-name="ce55" office:value-type="string" calcext:value-type="string">
            <text:p>bio-myth-Smit</text:p>
          </table:table-cell>
          <table:table-cell table:style-name="ce75" office:value-type="string" calcext:value-type="string">
            <text:p><text:a xlink:href="https://cts.perseids.org/api/cts?request=GetPassage&amp;urn=urn:cts:pdlrefwk:viaf88890045.003.perseus-eng1:O.oreithyia_1" xlink:type="simple">urn:cts:pdlrefwk:viaf88890045.003.perseus-eng1:O.oreithyia_1</text:a></text:p>
          </table:table-cell>
          <table:table-cell table:style-name="ce55" office:value-type="string" calcext:value-type="string">
            <text:p>1-Uma das Nereides.</text:p>
          </table:table-cell>
          <table:table-cell table:style-name="ce55" office:value-type="string" calcext:value-type="string">
            <text:p>não há registro</text:p>
          </table:table-cell>
          <table:table-cell table:number-columns-repeated="1013"/>
        </table:table-row>
        <table:table-row table:style-name="ro1">
          <table:table-cell table:style-name="ce26" office:value-type="string" calcext:value-type="string">
            <text:p>Ὠρίων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26" office:value-type="string" calcext:value-type="string">
            <text:p>Ὦρος</text:p>
          </table:table-cell>
          <table:table-cell table:style-name="ce39" table:number-columns-repeated="10"/>
          <table:table-cell table:number-columns-repeated="1013"/>
        </table:table-row>
        <table:table-row table:style-name="ro1">
          <table:table-cell table:style-name="ce26" office:value-type="string" calcext:value-type="string">
            <text:p>Ὦτος</text:p>
          </table:table-cell>
          <table:table-cell table:style-name="ce39" table:number-columns-repeated="10"/>
          <table:table-cell table:number-columns-repeated="1013"/>
        </table:table-row>
        <table:table-row table:style-name="ro3" table:number-rows-repeated="104765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egreya" svg:font-family="Alegreya"/>
    <style:font-face style:name="Arial" svg:font-family="Arial"/>
    <style:font-face style:name="Bree Serif" svg:font-family="'Bree Serif'"/>
    <style:font-face style:name="Calibri" svg:font-family="Calibri"/>
    <style:font-face style:name="Cambria" svg:font-family="Cambria"/>
    <style:font-face style:name="Monospace" svg:font-family="Monospace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/00/0000</text:date>, <text:time style:data-style-name="N2" text:time-value="15:14:56.4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esíodo" style:display-name="PageStyle_Hesíod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mero" style:display-name="PageStyle_Home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ópia_20_de_20_Homero" style:display-name="PageStyle_Cópia de Home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índaro" style:display-name="PageStyle_Pínda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pas" style:display-name="PageStyle_Map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e" style:display-name="PageStyle_Tes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ágina6" style:display-name="PageStyle_Página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dc:date>2019-04-29T15:15:55.661000000</dc:date>
    <meta:editing-duration>PT1M</meta:editing-duration>
    <meta:editing-cycles>1</meta:editing-cycles>
    <meta:document-statistic meta:table-count="2" meta:cell-count="5010" meta:object-count="0"/>
  </office:meta>
</office:document-meta>
</file>